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39mm"/>
    </style:style>
    <style:style style:name="co3" style:family="table-column">
      <style:table-column-properties fo:break-before="auto" style:column-width="25.12mm"/>
    </style:style>
    <style:style style:name="co4" style:family="table-column">
      <style:table-column-properties fo:break-before="auto" style:column-width="25.75mm"/>
    </style:style>
    <style:style style:name="co5" style:family="table-column">
      <style:table-column-properties fo:break-before="auto" style:column-width="21.31mm"/>
    </style:style>
    <style:style style:name="co6" style:family="table-column">
      <style:table-column-properties fo:break-before="auto" style:column-width="20.34mm"/>
    </style:style>
    <style:style style:name="ro1" style:family="table-row">
      <style:table-row-properties style:row-height="4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0.51pt solid #000000" fo:background-color="#000000" fo:border-left="2.01pt solid #000000" fo:border-right="0.99pt solid #000000" fo:border-top="2.01pt solid #000000"/>
    </style:style>
    <style:style style:name="ce2" style:family="table-cell" style:parent-style-name="Default">
      <style:table-cell-properties fo:border-bottom="0.74pt solid #000000" style:text-align-source="fix" style:repeat-content="false" fo:border-left="2.01pt solid #000000" fo:border-right="0.99pt solid #000000" fo:border-top="0.06pt solid #000000"/>
      <style:paragraph-properties fo:text-align="center" fo:margin-left="0mm"/>
    </style:style>
    <style:style style:name="ce3" style:family="table-cell" style:parent-style-name="Default">
      <style:table-cell-properties fo:border-bottom="0.74pt solid #000000" fo:border-left="2.01pt solid #000000" fo:border-right="0.99pt solid #000000" fo:border-top="0.74pt solid #000000"/>
    </style:style>
    <style:style style:name="ce4" style:family="table-cell" style:parent-style-name="Default">
      <style:table-cell-properties fo:border-bottom="2.01pt solid #000000" fo:border-left="2.01pt solid #000000" fo:border-right="0.99pt solid #000000" fo:border-top="0.74pt solid #000000"/>
    </style:style>
    <style:style style:name="ce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</style:style>
    <style:style style:name="ce6" style:family="table-cell" style:parent-style-name="Default">
      <style:table-cell-properties fo:border-bottom="0.74pt solid #000000" style:text-align-source="fix" style:repeat-content="false" fo:border-left="0.99pt solid #000000" fo:border-right="0.99pt solid #000000" fo:border-top="0.51pt solid #000000"/>
      <style:paragraph-properties fo:text-align="center" fo:margin-left="0mm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order-bottom="2.01pt solid #000000" fo:border-left="none" fo:border-right="none" fo:border-top="none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fo:border="2.01pt solid #000000"/>
    </style:style>
    <style:style style:name="ce11" style:family="table-cell" style:parent-style-name="Default">
      <style:table-cell-properties fo:border-bottom="0.74pt solid #000000" fo:border-left="none" fo:border-right="none" fo:border-top="none"/>
    </style:style>
    <style:style style:name="ce12" style:family="table-cell" style:parent-style-name="Default">
      <style:table-cell-properties fo:border-bottom="0.74pt solid #000000" fo:border-left="none" fo:border-right="2.01pt solid #000000" fo:border-top="none"/>
    </style:style>
    <style:style style:name="ce13" style:family="table-cell" style:parent-style-name="Default">
      <style:table-cell-properties fo:border-bottom="none" fo:border-left="none" fo:border-right="2.01pt solid #000000" fo:border-top="none"/>
    </style:style>
    <style:style style:name="ce14" style:family="table-cell" style:parent-style-name="Default">
      <style:table-cell-properties fo:border-bottom="2.01pt solid #000000" fo:border-left="none" fo:border-right="2.01pt solid #000000" fo:border-top="none"/>
    </style:style>
    <style:style style:name="ce1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</style:style>
    <style:style style:name="ce16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 fo:border="2.01pt solid #00000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Canto_20_da_20_tabela_20_dinâmica">
      <style:table-cell-properties fo:border-bottom="none" fo:border-left="2.01pt solid #000000" fo:border-right="0.99pt solid #000000" fo:border-top="2.01pt solid #000000"/>
    </style:style>
    <style:style style:name="ce20" style:family="table-cell" style:parent-style-name="Campo_20_da_20_tabela_20_dinâmica">
      <style:table-cell-properties fo:border-bottom="0.99pt solid #000000" fo:border-left="2.01pt solid #000000" fo:border-right="0.99pt solid #000000" fo:border-top="0.99pt solid #000000"/>
    </style:style>
    <style:style style:name="ce21" style:family="table-cell" style:parent-style-name="Categoria_20_da_20_tabela_20_dinâmica" style:data-style-name="N0">
      <style:table-cell-properties fo:border-bottom="none" fo:border-left="2.01pt solid #000000" fo:border-right="0.99pt solid #000000" fo:border-top="0.99pt solid #000000"/>
    </style:style>
    <style:style style:name="ce22" style:family="table-cell" style:parent-style-name="Categoria_20_da_20_tabela_20_dinâmica" style:data-style-name="N0">
      <style:table-cell-properties fo:border-bottom="none" fo:border-left="2.01pt solid #000000" fo:border-right="0.99pt solid #000000" fo:border-top="none"/>
    </style:style>
    <style:style style:name="ce23" style:family="table-cell" style:parent-style-name="Categoria_20_da_20_tabela_20_dinâmica" style:data-style-name="N0">
      <style:table-cell-properties fo:border-bottom="2.01pt solid #000000" fo:border-left="2.01pt solid #000000" fo:border-right="0.99pt solid #000000" fo:border-top="none"/>
    </style:style>
    <style:style style:name="ce24" style:family="table-cell" style:parent-style-name="Campo_20_da_20_tabela_20_dinâmica">
      <style:table-cell-properties fo:border-bottom="0.99pt solid #000000" fo:border-left="0.99pt solid #000000" fo:border-right="0.99pt solid #000000" fo:border-top="2.01pt solid #000000"/>
    </style:style>
    <style:style style:name="ce25" style:family="table-cell" style:parent-style-name="Categoria_20_da_20_tabela_20_dinâmica" style:data-style-name="N0">
      <style:table-cell-properties fo:border-bottom="0.99pt solid #000000" fo:border-left="0.99pt solid #000000" fo:border-right="none" fo:border-top="none"/>
    </style:style>
    <style:style style:name="ce26" style:family="table-cell" style:parent-style-name="Valor_20_da_20_tabela_20_dinâmica" style:data-style-name="N0">
      <style:table-cell-properties fo:border-bottom="none" fo:border-left="0.99pt solid #000000" fo:border-right="none" fo:border-top="0.99pt solid #000000"/>
    </style:style>
    <style:style style:name="ce27" style:family="table-cell" style:parent-style-name="Valor_20_da_20_tabela_20_dinâmica" style:data-style-name="N0">
      <style:table-cell-properties fo:border-bottom="none" fo:border-left="0.99pt solid #000000" fo:border-right="none" fo:border-top="none"/>
    </style:style>
    <style:style style:name="ce28" style:family="table-cell" style:parent-style-name="Valor_20_da_20_tabela_20_dinâmica" style:data-style-name="N0">
      <style:table-cell-properties fo:border-bottom="2.01pt solid #000000" fo:border-left="0.99pt solid #000000" fo:border-right="none" fo:border-top="none"/>
    </style:style>
    <style:style style:name="ce29" style:family="table-cell" style:parent-style-name="Canto_20_da_20_tabela_20_dinâmica">
      <style:table-cell-properties fo:border-bottom="0.99pt solid #000000" fo:border-left="none" fo:border-right="none" fo:border-top="2.01pt solid #000000"/>
    </style:style>
    <style:style style:name="ce30" style:family="table-cell" style:parent-style-name="Categoria_20_da_20_tabela_20_dinâmica" style:data-style-name="N0">
      <style:table-cell-properties fo:border-bottom="0.99pt solid #000000" fo:border-left="none" fo:border-right="none" fo:border-top="none"/>
    </style:style>
    <style:style style:name="ce31" style:family="table-cell" style:parent-style-name="Valor_20_da_20_tabela_20_dinâmica" style:data-style-name="N0">
      <style:table-cell-properties fo:border-bottom="none" fo:border-left="none" fo:border-right="none" fo:border-top="0.99pt solid #000000"/>
    </style:style>
    <style:style style:name="ce32" style:family="table-cell" style:parent-style-name="Valor_20_da_20_tabela_20_dinâmica" style:data-style-name="N0"/>
    <style:style style:name="ce33" style:family="table-cell" style:parent-style-name="Valor_20_da_20_tabela_20_dinâmica" style:data-style-name="N0">
      <style:table-cell-properties fo:border-bottom="2.01pt solid #000000" fo:border-left="none" fo:border-right="none" fo:border-top="none"/>
    </style:style>
    <style:style style:name="ce34" style:family="table-cell" style:parent-style-name="Canto_20_da_20_tabela_20_dinâmica">
      <style:table-cell-properties fo:border-bottom="0.99pt solid #000000" fo:border-left="none" fo:border-right="2.01pt solid #000000" fo:border-top="2.01pt solid #000000"/>
    </style:style>
    <style:style style:name="ce35" style:family="table-cell" style:parent-style-name="Categoria_20_da_20_tabela_20_dinâmica" style:data-style-name="N0">
      <style:table-cell-properties fo:border-bottom="0.99pt solid #000000" fo:border-left="none" fo:border-right="2.01pt solid #000000" fo:border-top="none"/>
    </style:style>
    <style:style style:name="ce36" style:family="table-cell" style:parent-style-name="Valor_20_da_20_tabela_20_dinâmica" style:data-style-name="N0">
      <style:table-cell-properties fo:border-bottom="none" fo:border-left="none" fo:border-right="2.01pt solid #000000" fo:border-top="0.99pt solid #000000"/>
    </style:style>
    <style:style style:name="ce37" style:family="table-cell" style:parent-style-name="Valor_20_da_20_tabela_20_dinâmica" style:data-style-name="N0">
      <style:table-cell-properties fo:border-bottom="none" fo:border-left="none" fo:border-right="2.01pt solid #000000" fo:border-top="none"/>
    </style:style>
    <style:style style:name="ce38" style:family="table-cell" style:parent-style-name="Valor_20_da_20_tabela_20_dinâmica" style:data-style-name="N0">
      <style:table-cell-properties fo:border-bottom="2.01pt solid #000000" fo:border-left="none" fo:border-right="2.01pt solid #000000" fo:border-top="none"/>
    </style:style>
    <style:style style:name="ce39" style:family="table-cell" style:parent-style-name="Campo_20_da_20_tabela_20_dinâmica">
      <style:table-cell-properties fo:border-bottom="0.99pt solid #000000" fo:background-color="#000000" fo:border-left="2.01pt solid #000000" fo:border-right="0.99pt solid #000000" fo:border-top="2.01pt solid #000000"/>
    </style:style>
    <style:style style:name="ce40" style:family="table-cell" style:parent-style-name="Categoria_20_da_20_tabela_20_dinâmica">
      <style:table-cell-properties fo:border-bottom="none" fo:border-left="2.01pt solid #000000" fo:border-right="none" fo:border-top="none"/>
    </style:style>
    <style:style style:name="ce41" style:family="table-cell" style:parent-style-name="Categoria_20_da_20_tabela_20_dinâmica">
      <style:table-cell-properties fo:border-bottom="2.01pt solid #000000" fo:border-left="2.01pt solid #000000" fo:border-right="none" fo:border-top="none"/>
    </style:style>
    <style:style style:name="ce42" style:family="table-cell" style:parent-style-name="Categoria_20_da_20_tabela_20_dinâmica" style:data-style-name="N0">
      <style:table-cell-properties fo:border-bottom="0.99pt solid #000000" style:text-align-source="fix" style:repeat-content="false" fo:border-left="0.99pt solid #000000" fo:border-right="none" fo:border-top="2.01pt solid #000000"/>
      <style:paragraph-properties fo:text-align="center" fo:margin-left="0mm"/>
    </style:style>
    <style:style style:name="ce43" style:family="table-cell" style:parent-style-name="Valor_20_da_20_tabela_20_dinâmica">
      <style:table-cell-properties fo:border-bottom="none" fo:border-left="0.99pt solid #000000" fo:border-right="none" fo:border-top="0.99pt solid #000000"/>
    </style:style>
    <style:style style:name="ce44" style:family="table-cell" style:parent-style-name="Valor_20_da_20_tabela_20_dinâmica">
      <style:table-cell-properties fo:border-bottom="2.01pt solid #000000" fo:border-left="0.99pt solid #000000" fo:border-right="none" fo:border-top="0.99pt solid #000000"/>
    </style:style>
    <style:style style:name="ce45" style:family="table-cell" style:parent-style-name="Categoria_20_da_20_tabela_20_dinâmica" style:data-style-name="N0">
      <style:table-cell-properties fo:border-bottom="0.99pt solid #000000" style:text-align-source="fix" style:repeat-content="false" fo:border-left="none" fo:border-right="none" fo:border-top="2.01pt solid #000000"/>
      <style:paragraph-properties fo:text-align="center" fo:margin-left="0mm"/>
    </style:style>
    <style:style style:name="ce46" style:family="table-cell" style:parent-style-name="Valor_20_da_20_tabela_20_dinâmica">
      <style:table-cell-properties fo:border-bottom="none" fo:border-left="none" fo:border-right="none" fo:border-top="0.99pt solid #000000"/>
    </style:style>
    <style:style style:name="ce47" style:family="table-cell" style:parent-style-name="Valor_20_da_20_tabela_20_dinâmica">
      <style:table-cell-properties fo:border-bottom="2.01pt solid #000000" fo:border-left="none" fo:border-right="none" fo:border-top="0.99pt solid #000000"/>
    </style:style>
    <style:style style:name="ce48" style:family="table-cell" style:parent-style-name="Categoria_20_da_20_tabela_20_dinâmica" style:data-style-name="N0">
      <style:table-cell-properties fo:border-bottom="0.99pt solid #000000" style:text-align-source="fix" style:repeat-content="false" fo:border-left="none" fo:border-right="2.01pt solid #000000" fo:border-top="2.01pt solid #000000"/>
      <style:paragraph-properties fo:text-align="center" fo:margin-left="0mm"/>
    </style:style>
    <style:style style:name="ce49" style:family="table-cell" style:parent-style-name="Categoria_20_da_20_tabela_20_dinâmica" style:data-style-name="N0">
      <style:table-cell-properties fo:border-bottom="0.99pt solid #000000" fo:border-left="0.99pt solid #000000" fo:border-right="2.01pt solid #000000" fo:border-top="none"/>
    </style:style>
    <style:style style:name="ce50" style:family="table-cell" style:parent-style-name="Valor_20_da_20_tabela_20_dinâmica">
      <style:table-cell-properties fo:border-bottom="none" fo:border-left="0.99pt solid #000000" fo:border-right="2.01pt solid #000000" fo:border-top="0.99pt solid #000000"/>
    </style:style>
    <style:style style:name="ce51" style:family="table-cell" style:parent-style-name="Valor_20_da_20_tabela_20_dinâmica">
      <style:table-cell-properties fo:border-bottom="2.01pt solid #000000" fo:border-left="0.99pt solid #000000" fo:border-right="2.01pt solid #000000" fo:border-top="0.99pt solid #000000"/>
    </style:style>
    <style:style style:name="ce52" style:family="table-cell" style:parent-style-name="Valor_20_da_20_tabela_20_dinâmica">
      <style:table-cell-properties fo:border-bottom="none" fo:border-left="none" fo:border-right="2.01pt solid #000000" fo:border-top="0.99pt solid #000000"/>
    </style:style>
    <style:style style:name="ce53" style:family="table-cell" style:parent-style-name="Valor_20_da_20_tabela_20_dinâmica">
      <style:table-cell-properties fo:border-bottom="2.01pt solid #000000" fo:border-left="none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80_unfiltered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unix timestamp</text:p>
          </table:table-cell>
          <table:table-cell office:value-type="string" calcext:value-type="string">
            <text:p>iface_name</text:p>
          </table:table-cell>
          <table:table-cell office:value-type="string" calcext:value-type="string">
            <text:p>bytes_out/s</text:p>
          </table:table-cell>
          <table:table-cell office:value-type="string" calcext:value-type="string">
            <text:p>bytes_in/s</text:p>
          </table:table-cell>
          <table:table-cell office:value-type="string" calcext:value-type="string">
            <text:p>bytes_total/s</text:p>
          </table:table-cell>
          <table:table-cell office:value-type="string" calcext:value-type="string">
            <text:p>bytes_in</text:p>
          </table:table-cell>
          <table:table-cell office:value-type="string" calcext:value-type="string">
            <text:p>bytes_out</text:p>
          </table:table-cell>
          <table:table-cell office:value-type="string" calcext:value-type="string">
            <text:p>packets_out/s</text:p>
          </table:table-cell>
          <table:table-cell office:value-type="string" calcext:value-type="string">
            <text:p>packets_in/s</text:p>
          </table:table-cell>
          <table:table-cell office:value-type="string" calcext:value-type="string">
            <text:p>packets_total/s</text:p>
          </table:table-cell>
          <table:table-cell office:value-type="string" calcext:value-type="string">
            <text:p>packets_in</text:p>
          </table:table-cell>
          <table:table-cell office:value-type="string" calcext:value-type="string">
            <text:p>packets_out</text:p>
          </table:table-cell>
          <table:table-cell office:value-type="string" calcext:value-type="string">
            <text:p>errors_out/s</text:p>
          </table:table-cell>
          <table:table-cell office:value-type="string" calcext:value-type="string">
            <text:p>errors_in/s</text:p>
          </table:table-cell>
          <table:table-cell office:value-type="string" calcext:value-type="string">
            <text:p>errors_in</text:p>
          </table:table-cell>
          <table:table-cell office:value-type="string" calcext:value-type="string">
            <text:p>errors_out</text:p>
          </table:table-cell>
          <table:table-cell table:number-columns-repeated="3"/>
        </table:table-row>
        <table:table-row table:style-name="ro1">
          <table:table-cell office:value-type="float" office:value="1528225457" calcext:value-type="float">
            <text:p>1528225457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iege start</text:p>
          </table:table-cell>
          <table:table-cell office:value-type="float" office:value="1528225457" calcext:value-type="float">
            <text:p>1528225457</text:p>
          </table:table-cell>
        </table:table-row>
        <table:table-row table:style-name="ro1">
          <table:table-cell office:value-type="float" office:value="1528225457" calcext:value-type="float">
            <text:p>1528225457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iege finish</text:p>
          </table:table-cell>
          <table:table-cell office:value-type="float" office:value="1528225472" calcext:value-type="float">
            <text:p>1528225472</text:p>
          </table:table-cell>
        </table:table-row>
        <table:table-row table:style-name="ro1">
          <table:table-cell office:value-type="float" office:value="1528225457" calcext:value-type="float">
            <text:p>1528225457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57" calcext:value-type="float">
            <text:p>1528225457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58" calcext:value-type="float">
            <text:p>1528225458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694976.12</text:p>
          </table:table-cell>
          <table:table-cell office:value-type="string" calcext:value-type="string">
            <text:p>413123.53</text:p>
          </table:table-cell>
          <table:table-cell office:value-type="string" calcext:value-type="string">
            <text:p>1108099.62</text:p>
          </table:table-cell>
          <table:table-cell office:value-type="float" office:value="207388" calcext:value-type="float">
            <text:p>207388</text:p>
          </table:table-cell>
          <table:table-cell office:value-type="float" office:value="348878" calcext:value-type="float">
            <text:p>348878</text:p>
          </table:table-cell>
          <table:table-cell office:value-type="string" calcext:value-type="string">
            <text:p>4442.23</text:p>
          </table:table-cell>
          <table:table-cell office:value-type="string" calcext:value-type="string">
            <text:p>4695.22</text:p>
          </table:table-cell>
          <table:table-cell office:value-type="string" calcext:value-type="string">
            <text:p>9137.45</text:p>
          </table:table-cell>
          <table:table-cell office:value-type="float" office:value="2357" calcext:value-type="float">
            <text:p>2357</text:p>
          </table:table-cell>
          <table:table-cell office:value-type="float" office:value="2230" calcext:value-type="float">
            <text:p>223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58" calcext:value-type="float">
            <text:p>1528225458</text:p>
          </table:table-cell>
          <table:table-cell office:value-type="string" calcext:value-type="string">
            <text:p>vif147.0</text:p>
          </table:table-cell>
          <table:table-cell office:value-type="string" calcext:value-type="string">
            <text:p>472956.19</text:p>
          </table:table-cell>
          <table:table-cell office:value-type="string" calcext:value-type="string">
            <text:p>633350.62</text:p>
          </table:table-cell>
          <table:table-cell office:value-type="string" calcext:value-type="string">
            <text:p>1106306.75</text:p>
          </table:table-cell>
          <table:table-cell office:value-type="float" office:value="317942" calcext:value-type="float">
            <text:p>317942</text:p>
          </table:table-cell>
          <table:table-cell office:value-type="float" office:value="237424" calcext:value-type="float">
            <text:p>237424</text:p>
          </table:table-cell>
          <table:table-cell office:value-type="string" calcext:value-type="string">
            <text:p>4645.42</text:p>
          </table:table-cell>
          <table:table-cell office:value-type="string" calcext:value-type="string">
            <text:p>4452.19</text:p>
          </table:table-cell>
          <table:table-cell office:value-type="string" calcext:value-type="string">
            <text:p>9097.61</text:p>
          </table:table-cell>
          <table:table-cell office:value-type="float" office:value="2235" calcext:value-type="float">
            <text:p>2235</text:p>
          </table:table-cell>
          <table:table-cell office:value-type="float" office:value="2332" calcext:value-type="float">
            <text:p>2332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58" calcext:value-type="float">
            <text:p>1528225458</text:p>
          </table:table-cell>
          <table:table-cell office:value-type="string" calcext:value-type="string">
            <text:p>vif147.1</text:p>
          </table:table-cell>
          <table:table-cell office:value-type="string" calcext:value-type="string">
            <text:p>695764.94</text:p>
          </table:table-cell>
          <table:table-cell office:value-type="string" calcext:value-type="string">
            <text:p>407976.09</text:p>
          </table:table-cell>
          <table:table-cell office:value-type="string" calcext:value-type="string">
            <text:p>1103741.12</text:p>
          </table:table-cell>
          <table:table-cell office:value-type="float" office:value="204804" calcext:value-type="float">
            <text:p>204804</text:p>
          </table:table-cell>
          <table:table-cell office:value-type="float" office:value="349274" calcext:value-type="float">
            <text:p>349274</text:p>
          </table:table-cell>
          <table:table-cell office:value-type="string" calcext:value-type="string">
            <text:p>4454.18</text:p>
          </table:table-cell>
          <table:table-cell office:value-type="string" calcext:value-type="string">
            <text:p>4647.41</text:p>
          </table:table-cell>
          <table:table-cell office:value-type="string" calcext:value-type="string">
            <text:p>9101.59</text:p>
          </table:table-cell>
          <table:table-cell office:value-type="float" office:value="2333" calcext:value-type="float">
            <text:p>2333</text:p>
          </table:table-cell>
          <table:table-cell office:value-type="float" office:value="2236" calcext:value-type="float">
            <text:p>2236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58" calcext:value-type="float">
            <text:p>1528225458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863697.25</text:p>
          </table:table-cell>
          <table:table-cell office:value-type="string" calcext:value-type="string">
            <text:p>1454450.25</text:p>
          </table:table-cell>
          <table:table-cell office:value-type="string" calcext:value-type="string">
            <text:p>3318147.50</text:p>
          </table:table-cell>
          <table:table-cell office:value-type="float" office:value="730134" calcext:value-type="float">
            <text:p>730134</text:p>
          </table:table-cell>
          <table:table-cell office:value-type="float" office:value="935576" calcext:value-type="float">
            <text:p>935576</text:p>
          </table:table-cell>
          <table:table-cell office:value-type="string" calcext:value-type="string">
            <text:p>13541.83</text:p>
          </table:table-cell>
          <table:table-cell office:value-type="string" calcext:value-type="string">
            <text:p>13794.82</text:p>
          </table:table-cell>
          <table:table-cell office:value-type="string" calcext:value-type="string">
            <text:p>27336.65</text:p>
          </table:table-cell>
          <table:table-cell office:value-type="float" office:value="6925" calcext:value-type="float">
            <text:p>6925</text:p>
          </table:table-cell>
          <table:table-cell office:value-type="float" office:value="6798" calcext:value-type="float">
            <text:p>6798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58" calcext:value-type="float">
            <text:p>1528225458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1080688.62</text:p>
          </table:table-cell>
          <table:table-cell office:value-type="string" calcext:value-type="string">
            <text:p>562291.44</text:p>
          </table:table-cell>
          <table:table-cell office:value-type="string" calcext:value-type="string">
            <text:p>1642980.12</text:p>
          </table:table-cell>
          <table:table-cell office:value-type="float" office:value="281708" calcext:value-type="float">
            <text:p>281708</text:p>
          </table:table-cell>
          <table:table-cell office:value-type="float" office:value="541425" calcext:value-type="float">
            <text:p>541425</text:p>
          </table:table-cell>
          <table:table-cell office:value-type="string" calcext:value-type="string">
            <text:p>6540.92</text:p>
          </table:table-cell>
          <table:table-cell office:value-type="string" calcext:value-type="string">
            <text:p>6596.81</text:p>
          </table:table-cell>
          <table:table-cell office:value-type="string" calcext:value-type="string">
            <text:p>13137.72</text:p>
          </table:table-cell>
          <table:table-cell office:value-type="float" office:value="3305" calcext:value-type="float">
            <text:p>3305</text:p>
          </table:table-cell>
          <table:table-cell office:value-type="float" office:value="3277" calcext:value-type="float">
            <text:p>3277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58" calcext:value-type="float">
            <text:p>1528225458</text:p>
          </table:table-cell>
          <table:table-cell office:value-type="string" calcext:value-type="string">
            <text:p>vif147.0</text:p>
          </table:table-cell>
          <table:table-cell office:value-type="string" calcext:value-type="string">
            <text:p>660131.75</text:p>
          </table:table-cell>
          <table:table-cell office:value-type="string" calcext:value-type="string">
            <text:p>989624.75</text:p>
          </table:table-cell>
          <table:table-cell office:value-type="string" calcext:value-type="string">
            <text:p>1649756.50</text:p>
          </table:table-cell>
          <table:table-cell office:value-type="float" office:value="495802" calcext:value-type="float">
            <text:p>495802</text:p>
          </table:table-cell>
          <table:table-cell office:value-type="float" office:value="330726" calcext:value-type="float">
            <text:p>330726</text:p>
          </table:table-cell>
          <table:table-cell office:value-type="string" calcext:value-type="string">
            <text:p>6640.72</text:p>
          </table:table-cell>
          <table:table-cell office:value-type="string" calcext:value-type="string">
            <text:p>6532.93</text:p>
          </table:table-cell>
          <table:table-cell office:value-type="string" calcext:value-type="string">
            <text:p>13173.65</text:p>
          </table:table-cell>
          <table:table-cell office:value-type="float" office:value="3273" calcext:value-type="float">
            <text:p>3273</text:p>
          </table:table-cell>
          <table:table-cell office:value-type="float" office:value="3327" calcext:value-type="float">
            <text:p>3327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58" calcext:value-type="float">
            <text:p>1528225458</text:p>
          </table:table-cell>
          <table:table-cell office:value-type="string" calcext:value-type="string">
            <text:p>vif147.1</text:p>
          </table:table-cell>
          <table:table-cell office:value-type="string" calcext:value-type="string">
            <text:p>1081085.88</text:p>
          </table:table-cell>
          <table:table-cell office:value-type="string" calcext:value-type="string">
            <text:p>567161.69</text:p>
          </table:table-cell>
          <table:table-cell office:value-type="string" calcext:value-type="string">
            <text:p>1648247.50</text:p>
          </table:table-cell>
          <table:table-cell office:value-type="float" office:value="284148" calcext:value-type="float">
            <text:p>284148</text:p>
          </table:table-cell>
          <table:table-cell office:value-type="float" office:value="541624" calcext:value-type="float">
            <text:p>541624</text:p>
          </table:table-cell>
          <table:table-cell office:value-type="string" calcext:value-type="string">
            <text:p>6532.93</text:p>
          </table:table-cell>
          <table:table-cell office:value-type="string" calcext:value-type="string">
            <text:p>6640.72</text:p>
          </table:table-cell>
          <table:table-cell office:value-type="string" calcext:value-type="string">
            <text:p>13173.65</text:p>
          </table:table-cell>
          <table:table-cell office:value-type="float" office:value="3327" calcext:value-type="float">
            <text:p>3327</text:p>
          </table:table-cell>
          <table:table-cell office:value-type="float" office:value="3273" calcext:value-type="float">
            <text:p>3273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58" calcext:value-type="float">
            <text:p>1528225458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821906.25</text:p>
          </table:table-cell>
          <table:table-cell office:value-type="string" calcext:value-type="string">
            <text:p>2119078.00</text:p>
          </table:table-cell>
          <table:table-cell office:value-type="string" calcext:value-type="string">
            <text:p>4940984.00</text:p>
          </table:table-cell>
          <table:table-cell office:value-type="float" office:value="1061658" calcext:value-type="float">
            <text:p>1061658</text:p>
          </table:table-cell>
          <table:table-cell office:value-type="float" office:value="1413775" calcext:value-type="float">
            <text:p>1413775</text:p>
          </table:table-cell>
          <table:table-cell office:value-type="string" calcext:value-type="string">
            <text:p>19714.57</text:p>
          </table:table-cell>
          <table:table-cell office:value-type="string" calcext:value-type="string">
            <text:p>19770.46</text:p>
          </table:table-cell>
          <table:table-cell office:value-type="string" calcext:value-type="string">
            <text:p>39485.03</text:p>
          </table:table-cell>
          <table:table-cell office:value-type="float" office:value="9905" calcext:value-type="float">
            <text:p>9905</text:p>
          </table:table-cell>
          <table:table-cell office:value-type="float" office:value="9877" calcext:value-type="float">
            <text:p>9877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59" calcext:value-type="float">
            <text:p>1528225459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1098922.38</text:p>
          </table:table-cell>
          <table:table-cell office:value-type="string" calcext:value-type="string">
            <text:p>576364.56</text:p>
          </table:table-cell>
          <table:table-cell office:value-type="string" calcext:value-type="string">
            <text:p>1675286.88</text:p>
          </table:table-cell>
          <table:table-cell office:value-type="float" office:value="289335" calcext:value-type="float">
            <text:p>289335</text:p>
          </table:table-cell>
          <table:table-cell office:value-type="float" office:value="551659" calcext:value-type="float">
            <text:p>551659</text:p>
          </table:table-cell>
          <table:table-cell office:value-type="string" calcext:value-type="string">
            <text:p>6683.27</text:p>
          </table:table-cell>
          <table:table-cell office:value-type="string" calcext:value-type="string">
            <text:p>6713.15</text:p>
          </table:table-cell>
          <table:table-cell office:value-type="string" calcext:value-type="string">
            <text:p>13396.41</text:p>
          </table:table-cell>
          <table:table-cell office:value-type="float" office:value="3370" calcext:value-type="float">
            <text:p>3370</text:p>
          </table:table-cell>
          <table:table-cell office:value-type="float" office:value="3355" calcext:value-type="float">
            <text:p>3355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59" calcext:value-type="float">
            <text:p>1528225459</text:p>
          </table:table-cell>
          <table:table-cell office:value-type="string" calcext:value-type="string">
            <text:p>vif147.0</text:p>
          </table:table-cell>
          <table:table-cell office:value-type="string" calcext:value-type="string">
            <text:p>665589.69</text:p>
          </table:table-cell>
          <table:table-cell office:value-type="string" calcext:value-type="string">
            <text:p>1010075.75</text:p>
          </table:table-cell>
          <table:table-cell office:value-type="string" calcext:value-type="string">
            <text:p>1675665.38</text:p>
          </table:table-cell>
          <table:table-cell office:value-type="float" office:value="507058" calcext:value-type="float">
            <text:p>507058</text:p>
          </table:table-cell>
          <table:table-cell office:value-type="float" office:value="334126" calcext:value-type="float">
            <text:p>334126</text:p>
          </table:table-cell>
          <table:table-cell office:value-type="string" calcext:value-type="string">
            <text:p>6685.26</text:p>
          </table:table-cell>
          <table:table-cell office:value-type="string" calcext:value-type="string">
            <text:p>6717.13</text:p>
          </table:table-cell>
          <table:table-cell office:value-type="string" calcext:value-type="string">
            <text:p>13402.39</text:p>
          </table:table-cell>
          <table:table-cell office:value-type="float" office:value="3372" calcext:value-type="float">
            <text:p>3372</text:p>
          </table:table-cell>
          <table:table-cell office:value-type="float" office:value="3356" calcext:value-type="float">
            <text:p>3356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59" calcext:value-type="float">
            <text:p>1528225459</text:p>
          </table:table-cell>
          <table:table-cell office:value-type="string" calcext:value-type="string">
            <text:p>vif147.1</text:p>
          </table:table-cell>
          <table:table-cell office:value-type="string" calcext:value-type="string">
            <text:p>1104115.62</text:p>
          </table:table-cell>
          <table:table-cell office:value-type="string" calcext:value-type="string">
            <text:p>571996.06</text:p>
          </table:table-cell>
          <table:table-cell office:value-type="string" calcext:value-type="string">
            <text:p>1676111.62</text:p>
          </table:table-cell>
          <table:table-cell office:value-type="float" office:value="287142" calcext:value-type="float">
            <text:p>287142</text:p>
          </table:table-cell>
          <table:table-cell office:value-type="float" office:value="554266" calcext:value-type="float">
            <text:p>554266</text:p>
          </table:table-cell>
          <table:table-cell office:value-type="string" calcext:value-type="string">
            <text:p>6717.13</text:p>
          </table:table-cell>
          <table:table-cell office:value-type="string" calcext:value-type="string">
            <text:p>6685.26</text:p>
          </table:table-cell>
          <table:table-cell office:value-type="string" calcext:value-type="string">
            <text:p>13402.39</text:p>
          </table:table-cell>
          <table:table-cell office:value-type="float" office:value="3356" calcext:value-type="float">
            <text:p>3356</text:p>
          </table:table-cell>
          <table:table-cell office:value-type="float" office:value="3372" calcext:value-type="float">
            <text:p>3372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59" calcext:value-type="float">
            <text:p>1528225459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868627.50</text:p>
          </table:table-cell>
          <table:table-cell office:value-type="string" calcext:value-type="string">
            <text:p>2158436.25</text:p>
          </table:table-cell>
          <table:table-cell office:value-type="string" calcext:value-type="string">
            <text:p>5027064.00</text:p>
          </table:table-cell>
          <table:table-cell office:value-type="float" office:value="1083535" calcext:value-type="float">
            <text:p>1083535</text:p>
          </table:table-cell>
          <table:table-cell office:value-type="float" office:value="1440051" calcext:value-type="float">
            <text:p>1440051</text:p>
          </table:table-cell>
          <table:table-cell office:value-type="string" calcext:value-type="string">
            <text:p>20085.66</text:p>
          </table:table-cell>
          <table:table-cell office:value-type="string" calcext:value-type="string">
            <text:p>20115.54</text:p>
          </table:table-cell>
          <table:table-cell office:value-type="string" calcext:value-type="string">
            <text:p>40201.20</text:p>
          </table:table-cell>
          <table:table-cell office:value-type="float" office:value="10098" calcext:value-type="float">
            <text:p>10098</text:p>
          </table:table-cell>
          <table:table-cell office:value-type="float" office:value="10083" calcext:value-type="float">
            <text:p>10083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59" calcext:value-type="float">
            <text:p>1528225459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1096192.00</text:p>
          </table:table-cell>
          <table:table-cell office:value-type="string" calcext:value-type="string">
            <text:p>572372.00</text:p>
          </table:table-cell>
          <table:table-cell office:value-type="string" calcext:value-type="string">
            <text:p>1668564.00</text:p>
          </table:table-cell>
          <table:table-cell office:value-type="float" office:value="286186" calcext:value-type="float">
            <text:p>286186</text:p>
          </table:table-cell>
          <table:table-cell office:value-type="float" office:value="548096" calcext:value-type="float">
            <text:p>548096</text:p>
          </table:table-cell>
          <table:table-cell table:number-columns-repeated="2" office:value-type="string" calcext:value-type="string">
            <text:p>6678.00</text:p>
          </table:table-cell>
          <table:table-cell office:value-type="string" calcext:value-type="string">
            <text:p>13356.00</text:p>
          </table:table-cell>
          <table:table-cell table:number-columns-repeated="2" office:value-type="float" office:value="3339" calcext:value-type="float">
            <text:p>3339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59" calcext:value-type="float">
            <text:p>1528225459</text:p>
          </table:table-cell>
          <table:table-cell office:value-type="string" calcext:value-type="string">
            <text:p>vif147.0</text:p>
          </table:table-cell>
          <table:table-cell office:value-type="string" calcext:value-type="string">
            <text:p>671070.00</text:p>
          </table:table-cell>
          <table:table-cell office:value-type="string" calcext:value-type="string">
            <text:p>996884.00</text:p>
          </table:table-cell>
          <table:table-cell office:value-type="string" calcext:value-type="string">
            <text:p>1667954.00</text:p>
          </table:table-cell>
          <table:table-cell office:value-type="float" office:value="498442" calcext:value-type="float">
            <text:p>498442</text:p>
          </table:table-cell>
          <table:table-cell office:value-type="float" office:value="335535" calcext:value-type="float">
            <text:p>335535</text:p>
          </table:table-cell>
          <table:table-cell office:value-type="string" calcext:value-type="string">
            <text:p>6712.00</text:p>
          </table:table-cell>
          <table:table-cell office:value-type="string" calcext:value-type="string">
            <text:p>6642.00</text:p>
          </table:table-cell>
          <table:table-cell office:value-type="string" calcext:value-type="string">
            <text:p>13354.00</text:p>
          </table:table-cell>
          <table:table-cell office:value-type="float" office:value="3321" calcext:value-type="float">
            <text:p>3321</text:p>
          </table:table-cell>
          <table:table-cell office:value-type="float" office:value="3356" calcext:value-type="float">
            <text:p>3356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59" calcext:value-type="float">
            <text:p>1528225459</text:p>
          </table:table-cell>
          <table:table-cell office:value-type="string" calcext:value-type="string">
            <text:p>vif147.1</text:p>
          </table:table-cell>
          <table:table-cell office:value-type="string" calcext:value-type="string">
            <text:p>1089872.00</text:p>
          </table:table-cell>
          <table:table-cell office:value-type="string" calcext:value-type="string">
            <text:p>577102.00</text:p>
          </table:table-cell>
          <table:table-cell office:value-type="string" calcext:value-type="string">
            <text:p>1666974.00</text:p>
          </table:table-cell>
          <table:table-cell office:value-type="float" office:value="288551" calcext:value-type="float">
            <text:p>288551</text:p>
          </table:table-cell>
          <table:table-cell office:value-type="float" office:value="544936" calcext:value-type="float">
            <text:p>544936</text:p>
          </table:table-cell>
          <table:table-cell office:value-type="string" calcext:value-type="string">
            <text:p>6642.00</text:p>
          </table:table-cell>
          <table:table-cell office:value-type="string" calcext:value-type="string">
            <text:p>6712.00</text:p>
          </table:table-cell>
          <table:table-cell office:value-type="string" calcext:value-type="string">
            <text:p>13354.00</text:p>
          </table:table-cell>
          <table:table-cell office:value-type="float" office:value="3356" calcext:value-type="float">
            <text:p>3356</text:p>
          </table:table-cell>
          <table:table-cell office:value-type="float" office:value="3321" calcext:value-type="float">
            <text:p>332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59" calcext:value-type="float">
            <text:p>1528225459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857134.00</text:p>
          </table:table-cell>
          <table:table-cell office:value-type="string" calcext:value-type="string">
            <text:p>2146358.00</text:p>
          </table:table-cell>
          <table:table-cell office:value-type="string" calcext:value-type="string">
            <text:p>5003492.00</text:p>
          </table:table-cell>
          <table:table-cell office:value-type="float" office:value="1073179" calcext:value-type="float">
            <text:p>1073179</text:p>
          </table:table-cell>
          <table:table-cell office:value-type="float" office:value="1428567" calcext:value-type="float">
            <text:p>1428567</text:p>
          </table:table-cell>
          <table:table-cell table:number-columns-repeated="2" office:value-type="string" calcext:value-type="string">
            <text:p>20032.00</text:p>
          </table:table-cell>
          <table:table-cell office:value-type="string" calcext:value-type="string">
            <text:p>40064.00</text:p>
          </table:table-cell>
          <table:table-cell table:number-columns-repeated="2" office:value-type="float" office:value="10016" calcext:value-type="float">
            <text:p>10016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0" calcext:value-type="float">
            <text:p>1528225460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1013880.50</text:p>
          </table:table-cell>
          <table:table-cell office:value-type="string" calcext:value-type="string">
            <text:p>528723.12</text:p>
          </table:table-cell>
          <table:table-cell office:value-type="string" calcext:value-type="string">
            <text:p>1542603.62</text:p>
          </table:table-cell>
          <table:table-cell office:value-type="float" office:value="265419" calcext:value-type="float">
            <text:p>265419</text:p>
          </table:table-cell>
          <table:table-cell office:value-type="float" office:value="508968" calcext:value-type="float">
            <text:p>508968</text:p>
          </table:table-cell>
          <table:table-cell office:value-type="string" calcext:value-type="string">
            <text:p>6129.48</text:p>
          </table:table-cell>
          <table:table-cell office:value-type="string" calcext:value-type="string">
            <text:p>6185.26</text:p>
          </table:table-cell>
          <table:table-cell office:value-type="string" calcext:value-type="string">
            <text:p>12314.74</text:p>
          </table:table-cell>
          <table:table-cell office:value-type="float" office:value="3105" calcext:value-type="float">
            <text:p>3105</text:p>
          </table:table-cell>
          <table:table-cell office:value-type="float" office:value="3077" calcext:value-type="float">
            <text:p>3077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0" calcext:value-type="float">
            <text:p>1528225460</text:p>
          </table:table-cell>
          <table:table-cell office:value-type="string" calcext:value-type="string">
            <text:p>vif147.0</text:p>
          </table:table-cell>
          <table:table-cell office:value-type="string" calcext:value-type="string">
            <text:p>615316.75</text:p>
          </table:table-cell>
          <table:table-cell office:value-type="string" calcext:value-type="string">
            <text:p>928067.75</text:p>
          </table:table-cell>
          <table:table-cell office:value-type="string" calcext:value-type="string">
            <text:p>1543384.50</text:p>
          </table:table-cell>
          <table:table-cell office:value-type="float" office:value="465890" calcext:value-type="float">
            <text:p>465890</text:p>
          </table:table-cell>
          <table:table-cell office:value-type="float" office:value="308889" calcext:value-type="float">
            <text:p>308889</text:p>
          </table:table-cell>
          <table:table-cell office:value-type="string" calcext:value-type="string">
            <text:p>6185.26</text:p>
          </table:table-cell>
          <table:table-cell office:value-type="string" calcext:value-type="string">
            <text:p>6129.48</text:p>
          </table:table-cell>
          <table:table-cell office:value-type="string" calcext:value-type="string">
            <text:p>12314.74</text:p>
          </table:table-cell>
          <table:table-cell office:value-type="float" office:value="3077" calcext:value-type="float">
            <text:p>3077</text:p>
          </table:table-cell>
          <table:table-cell office:value-type="float" office:value="3105" calcext:value-type="float">
            <text:p>3105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0" calcext:value-type="float">
            <text:p>1528225460</text:p>
          </table:table-cell>
          <table:table-cell office:value-type="string" calcext:value-type="string">
            <text:p>vif147.1</text:p>
          </table:table-cell>
          <table:table-cell office:value-type="string" calcext:value-type="string">
            <text:p>1013880.50</text:p>
          </table:table-cell>
          <table:table-cell office:value-type="string" calcext:value-type="string">
            <text:p>528723.12</text:p>
          </table:table-cell>
          <table:table-cell office:value-type="string" calcext:value-type="string">
            <text:p>1542603.62</text:p>
          </table:table-cell>
          <table:table-cell office:value-type="float" office:value="265419" calcext:value-type="float">
            <text:p>265419</text:p>
          </table:table-cell>
          <table:table-cell office:value-type="float" office:value="508968" calcext:value-type="float">
            <text:p>508968</text:p>
          </table:table-cell>
          <table:table-cell office:value-type="string" calcext:value-type="string">
            <text:p>6129.48</text:p>
          </table:table-cell>
          <table:table-cell office:value-type="string" calcext:value-type="string">
            <text:p>6185.26</text:p>
          </table:table-cell>
          <table:table-cell office:value-type="string" calcext:value-type="string">
            <text:p>12314.74</text:p>
          </table:table-cell>
          <table:table-cell office:value-type="float" office:value="3105" calcext:value-type="float">
            <text:p>3105</text:p>
          </table:table-cell>
          <table:table-cell office:value-type="float" office:value="3077" calcext:value-type="float">
            <text:p>3077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0" calcext:value-type="float">
            <text:p>1528225460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643077.75</text:p>
          </table:table-cell>
          <table:table-cell office:value-type="string" calcext:value-type="string">
            <text:p>1985514.00</text:p>
          </table:table-cell>
          <table:table-cell office:value-type="string" calcext:value-type="string">
            <text:p>4628592.00</text:p>
          </table:table-cell>
          <table:table-cell office:value-type="float" office:value="996728" calcext:value-type="float">
            <text:p>996728</text:p>
          </table:table-cell>
          <table:table-cell office:value-type="float" office:value="1326825" calcext:value-type="float">
            <text:p>1326825</text:p>
          </table:table-cell>
          <table:table-cell office:value-type="string" calcext:value-type="string">
            <text:p>18444.22</text:p>
          </table:table-cell>
          <table:table-cell office:value-type="string" calcext:value-type="string">
            <text:p>18500.00</text:p>
          </table:table-cell>
          <table:table-cell office:value-type="string" calcext:value-type="string">
            <text:p>36944.22</text:p>
          </table:table-cell>
          <table:table-cell office:value-type="float" office:value="9287" calcext:value-type="float">
            <text:p>9287</text:p>
          </table:table-cell>
          <table:table-cell office:value-type="float" office:value="9259" calcext:value-type="float">
            <text:p>9259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0" calcext:value-type="float">
            <text:p>1528225460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1116173.62</text:p>
          </table:table-cell>
          <table:table-cell office:value-type="string" calcext:value-type="string">
            <text:p>577880.25</text:p>
          </table:table-cell>
          <table:table-cell office:value-type="string" calcext:value-type="string">
            <text:p>1694054.00</text:p>
          </table:table-cell>
          <table:table-cell office:value-type="float" office:value="289518" calcext:value-type="float">
            <text:p>289518</text:p>
          </table:table-cell>
          <table:table-cell office:value-type="float" office:value="559203" calcext:value-type="float">
            <text:p>559203</text:p>
          </table:table-cell>
          <table:table-cell office:value-type="string" calcext:value-type="string">
            <text:p>6748.50</text:p>
          </table:table-cell>
          <table:table-cell office:value-type="string" calcext:value-type="string">
            <text:p>6784.43</text:p>
          </table:table-cell>
          <table:table-cell office:value-type="string" calcext:value-type="string">
            <text:p>13532.93</text:p>
          </table:table-cell>
          <table:table-cell office:value-type="float" office:value="3399" calcext:value-type="float">
            <text:p>3399</text:p>
          </table:table-cell>
          <table:table-cell office:value-type="float" office:value="3381" calcext:value-type="float">
            <text:p>338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0" calcext:value-type="float">
            <text:p>1528225460</text:p>
          </table:table-cell>
          <table:table-cell office:value-type="string" calcext:value-type="string">
            <text:p>vif147.0</text:p>
          </table:table-cell>
          <table:table-cell office:value-type="string" calcext:value-type="string">
            <text:p>671012.00</text:p>
          </table:table-cell>
          <table:table-cell office:value-type="string" calcext:value-type="string">
            <text:p>1021694.62</text:p>
          </table:table-cell>
          <table:table-cell office:value-type="string" calcext:value-type="string">
            <text:p>1692706.62</text:p>
          </table:table-cell>
          <table:table-cell office:value-type="float" office:value="511869" calcext:value-type="float">
            <text:p>511869</text:p>
          </table:table-cell>
          <table:table-cell office:value-type="float" office:value="336177" calcext:value-type="float">
            <text:p>336177</text:p>
          </table:table-cell>
          <table:table-cell office:value-type="string" calcext:value-type="string">
            <text:p>6762.48</text:p>
          </table:table-cell>
          <table:table-cell office:value-type="string" calcext:value-type="string">
            <text:p>6748.50</text:p>
          </table:table-cell>
          <table:table-cell office:value-type="string" calcext:value-type="string">
            <text:p>13510.98</text:p>
          </table:table-cell>
          <table:table-cell office:value-type="float" office:value="3381" calcext:value-type="float">
            <text:p>3381</text:p>
          </table:table-cell>
          <table:table-cell office:value-type="float" office:value="3388" calcext:value-type="float">
            <text:p>3388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0" calcext:value-type="float">
            <text:p>1528225460</text:p>
          </table:table-cell>
          <table:table-cell office:value-type="string" calcext:value-type="string">
            <text:p>vif147.1</text:p>
          </table:table-cell>
          <table:table-cell office:value-type="string" calcext:value-type="string">
            <text:p>1116173.62</text:p>
          </table:table-cell>
          <table:table-cell office:value-type="string" calcext:value-type="string">
            <text:p>576337.31</text:p>
          </table:table-cell>
          <table:table-cell office:value-type="string" calcext:value-type="string">
            <text:p>1692511.00</text:p>
          </table:table-cell>
          <table:table-cell office:value-type="float" office:value="288745" calcext:value-type="float">
            <text:p>288745</text:p>
          </table:table-cell>
          <table:table-cell office:value-type="float" office:value="559203" calcext:value-type="float">
            <text:p>559203</text:p>
          </table:table-cell>
          <table:table-cell office:value-type="string" calcext:value-type="string">
            <text:p>6748.50</text:p>
          </table:table-cell>
          <table:table-cell office:value-type="string" calcext:value-type="string">
            <text:p>6762.48</text:p>
          </table:table-cell>
          <table:table-cell office:value-type="string" calcext:value-type="string">
            <text:p>13510.98</text:p>
          </table:table-cell>
          <table:table-cell office:value-type="float" office:value="3388" calcext:value-type="float">
            <text:p>3388</text:p>
          </table:table-cell>
          <table:table-cell office:value-type="float" office:value="3381" calcext:value-type="float">
            <text:p>338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0" calcext:value-type="float">
            <text:p>1528225460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903359.25</text:p>
          </table:table-cell>
          <table:table-cell office:value-type="string" calcext:value-type="string">
            <text:p>2175912.25</text:p>
          </table:table-cell>
          <table:table-cell office:value-type="string" calcext:value-type="string">
            <text:p>5079271.50</text:p>
          </table:table-cell>
          <table:table-cell office:value-type="float" office:value="1090132" calcext:value-type="float">
            <text:p>1090132</text:p>
          </table:table-cell>
          <table:table-cell office:value-type="float" office:value="1454583" calcext:value-type="float">
            <text:p>1454583</text:p>
          </table:table-cell>
          <table:table-cell office:value-type="string" calcext:value-type="string">
            <text:p>20259.48</text:p>
          </table:table-cell>
          <table:table-cell office:value-type="string" calcext:value-type="string">
            <text:p>20295.41</text:p>
          </table:table-cell>
          <table:table-cell office:value-type="string" calcext:value-type="string">
            <text:p>40554.89</text:p>
          </table:table-cell>
          <table:table-cell office:value-type="float" office:value="10168" calcext:value-type="float">
            <text:p>10168</text:p>
          </table:table-cell>
          <table:table-cell office:value-type="float" office:value="10150" calcext:value-type="float">
            <text:p>1015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1" calcext:value-type="float">
            <text:p>1528225461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1015984.12</text:p>
          </table:table-cell>
          <table:table-cell office:value-type="string" calcext:value-type="string">
            <text:p>535988.06</text:p>
          </table:table-cell>
          <table:table-cell office:value-type="string" calcext:value-type="string">
            <text:p>1551972.12</text:p>
          </table:table-cell>
          <table:table-cell office:value-type="float" office:value="269066" calcext:value-type="float">
            <text:p>269066</text:p>
          </table:table-cell>
          <table:table-cell office:value-type="float" office:value="510024" calcext:value-type="float">
            <text:p>510024</text:p>
          </table:table-cell>
          <table:table-cell office:value-type="string" calcext:value-type="string">
            <text:p>6221.12</text:p>
          </table:table-cell>
          <table:table-cell office:value-type="string" calcext:value-type="string">
            <text:p>6278.88</text:p>
          </table:table-cell>
          <table:table-cell office:value-type="string" calcext:value-type="string">
            <text:p>12500.00</text:p>
          </table:table-cell>
          <table:table-cell office:value-type="float" office:value="3152" calcext:value-type="float">
            <text:p>3152</text:p>
          </table:table-cell>
          <table:table-cell office:value-type="float" office:value="3123" calcext:value-type="float">
            <text:p>3123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1" calcext:value-type="float">
            <text:p>1528225461</text:p>
          </table:table-cell>
          <table:table-cell office:value-type="string" calcext:value-type="string">
            <text:p>vif147.0</text:p>
          </table:table-cell>
          <table:table-cell office:value-type="string" calcext:value-type="string">
            <text:p>625739.06</text:p>
          </table:table-cell>
          <table:table-cell office:value-type="string" calcext:value-type="string">
            <text:p>939545.88</text:p>
          </table:table-cell>
          <table:table-cell office:value-type="string" calcext:value-type="string">
            <text:p>1565284.88</text:p>
          </table:table-cell>
          <table:table-cell office:value-type="float" office:value="471652" calcext:value-type="float">
            <text:p>471652</text:p>
          </table:table-cell>
          <table:table-cell office:value-type="float" office:value="314121" calcext:value-type="float">
            <text:p>314121</text:p>
          </table:table-cell>
          <table:table-cell office:value-type="string" calcext:value-type="string">
            <text:p>6300.80</text:p>
          </table:table-cell>
          <table:table-cell office:value-type="string" calcext:value-type="string">
            <text:p>6310.76</text:p>
          </table:table-cell>
          <table:table-cell office:value-type="string" calcext:value-type="string">
            <text:p>12611.55</text:p>
          </table:table-cell>
          <table:table-cell office:value-type="float" office:value="3168" calcext:value-type="float">
            <text:p>3168</text:p>
          </table:table-cell>
          <table:table-cell office:value-type="float" office:value="3163" calcext:value-type="float">
            <text:p>3163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1" calcext:value-type="float">
            <text:p>1528225461</text:p>
          </table:table-cell>
          <table:table-cell office:value-type="string" calcext:value-type="string">
            <text:p>vif147.1</text:p>
          </table:table-cell>
          <table:table-cell office:value-type="string" calcext:value-type="string">
            <text:p>1027896.44</text:p>
          </table:table-cell>
          <table:table-cell office:value-type="string" calcext:value-type="string">
            <text:p>537527.88</text:p>
          </table:table-cell>
          <table:table-cell office:value-type="string" calcext:value-type="string">
            <text:p>1565424.38</text:p>
          </table:table-cell>
          <table:table-cell office:value-type="float" office:value="269839" calcext:value-type="float">
            <text:p>269839</text:p>
          </table:table-cell>
          <table:table-cell office:value-type="float" office:value="516004" calcext:value-type="float">
            <text:p>516004</text:p>
          </table:table-cell>
          <table:table-cell office:value-type="string" calcext:value-type="string">
            <text:p>6310.76</text:p>
          </table:table-cell>
          <table:table-cell office:value-type="string" calcext:value-type="string">
            <text:p>6300.80</text:p>
          </table:table-cell>
          <table:table-cell office:value-type="string" calcext:value-type="string">
            <text:p>12611.55</text:p>
          </table:table-cell>
          <table:table-cell office:value-type="float" office:value="3163" calcext:value-type="float">
            <text:p>3163</text:p>
          </table:table-cell>
          <table:table-cell office:value-type="float" office:value="3168" calcext:value-type="float">
            <text:p>3168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1" calcext:value-type="float">
            <text:p>1528225461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669619.50</text:p>
          </table:table-cell>
          <table:table-cell office:value-type="string" calcext:value-type="string">
            <text:p>2013061.88</text:p>
          </table:table-cell>
          <table:table-cell office:value-type="string" calcext:value-type="string">
            <text:p>4682681.50</text:p>
          </table:table-cell>
          <table:table-cell office:value-type="float" office:value="1010557" calcext:value-type="float">
            <text:p>1010557</text:p>
          </table:table-cell>
          <table:table-cell office:value-type="float" office:value="1340149" calcext:value-type="float">
            <text:p>1340149</text:p>
          </table:table-cell>
          <table:table-cell office:value-type="string" calcext:value-type="string">
            <text:p>18832.67</text:p>
          </table:table-cell>
          <table:table-cell office:value-type="string" calcext:value-type="string">
            <text:p>18890.44</text:p>
          </table:table-cell>
          <table:table-cell office:value-type="string" calcext:value-type="string">
            <text:p>37723.11</text:p>
          </table:table-cell>
          <table:table-cell office:value-type="float" office:value="9483" calcext:value-type="float">
            <text:p>9483</text:p>
          </table:table-cell>
          <table:table-cell office:value-type="float" office:value="9454" calcext:value-type="float">
            <text:p>9454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1" calcext:value-type="float">
            <text:p>1528225461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1202422.00</text:p>
          </table:table-cell>
          <table:table-cell office:value-type="string" calcext:value-type="string">
            <text:p>628166.00</text:p>
          </table:table-cell>
          <table:table-cell office:value-type="string" calcext:value-type="string">
            <text:p>1830588.00</text:p>
          </table:table-cell>
          <table:table-cell office:value-type="float" office:value="314083" calcext:value-type="float">
            <text:p>314083</text:p>
          </table:table-cell>
          <table:table-cell office:value-type="float" office:value="601211" calcext:value-type="float">
            <text:p>601211</text:p>
          </table:table-cell>
          <table:table-cell office:value-type="string" calcext:value-type="string">
            <text:p>7314.00</text:p>
          </table:table-cell>
          <table:table-cell office:value-type="string" calcext:value-type="string">
            <text:p>7328.00</text:p>
          </table:table-cell>
          <table:table-cell office:value-type="string" calcext:value-type="string">
            <text:p>14642.00</text:p>
          </table:table-cell>
          <table:table-cell office:value-type="float" office:value="3664" calcext:value-type="float">
            <text:p>3664</text:p>
          </table:table-cell>
          <table:table-cell office:value-type="float" office:value="3657" calcext:value-type="float">
            <text:p>3657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1" calcext:value-type="float">
            <text:p>1528225461</text:p>
          </table:table-cell>
          <table:table-cell office:value-type="string" calcext:value-type="string">
            <text:p>vif147.0</text:p>
          </table:table-cell>
          <table:table-cell office:value-type="string" calcext:value-type="string">
            <text:p>729464.00</text:p>
          </table:table-cell>
          <table:table-cell office:value-type="string" calcext:value-type="string">
            <text:p>1089326.00</text:p>
          </table:table-cell>
          <table:table-cell office:value-type="string" calcext:value-type="string">
            <text:p>1818790.00</text:p>
          </table:table-cell>
          <table:table-cell office:value-type="float" office:value="544663" calcext:value-type="float">
            <text:p>544663</text:p>
          </table:table-cell>
          <table:table-cell office:value-type="float" office:value="364732" calcext:value-type="float">
            <text:p>364732</text:p>
          </table:table-cell>
          <table:table-cell office:value-type="string" calcext:value-type="string">
            <text:p>7314.00</text:p>
          </table:table-cell>
          <table:table-cell office:value-type="string" calcext:value-type="string">
            <text:p>7224.00</text:p>
          </table:table-cell>
          <table:table-cell office:value-type="string" calcext:value-type="string">
            <text:p>14538.00</text:p>
          </table:table-cell>
          <table:table-cell office:value-type="float" office:value="3612" calcext:value-type="float">
            <text:p>3612</text:p>
          </table:table-cell>
          <table:table-cell office:value-type="float" office:value="3657" calcext:value-type="float">
            <text:p>3657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1" calcext:value-type="float">
            <text:p>1528225461</text:p>
          </table:table-cell>
          <table:table-cell office:value-type="string" calcext:value-type="string">
            <text:p>vif147.1</text:p>
          </table:table-cell>
          <table:table-cell office:value-type="string" calcext:value-type="string">
            <text:p>1190462.00</text:p>
          </table:table-cell>
          <table:table-cell office:value-type="string" calcext:value-type="string">
            <text:p>627068.00</text:p>
          </table:table-cell>
          <table:table-cell office:value-type="string" calcext:value-type="string">
            <text:p>1817530.00</text:p>
          </table:table-cell>
          <table:table-cell office:value-type="float" office:value="313534" calcext:value-type="float">
            <text:p>313534</text:p>
          </table:table-cell>
          <table:table-cell office:value-type="float" office:value="595231" calcext:value-type="float">
            <text:p>595231</text:p>
          </table:table-cell>
          <table:table-cell office:value-type="string" calcext:value-type="string">
            <text:p>7224.00</text:p>
          </table:table-cell>
          <table:table-cell office:value-type="string" calcext:value-type="string">
            <text:p>7314.00</text:p>
          </table:table-cell>
          <table:table-cell office:value-type="string" calcext:value-type="string">
            <text:p>14538.00</text:p>
          </table:table-cell>
          <table:table-cell office:value-type="float" office:value="3657" calcext:value-type="float">
            <text:p>3657</text:p>
          </table:table-cell>
          <table:table-cell office:value-type="float" office:value="3612" calcext:value-type="float">
            <text:p>3612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1" calcext:value-type="float">
            <text:p>1528225461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122348.00</text:p>
          </table:table-cell>
          <table:table-cell office:value-type="string" calcext:value-type="string">
            <text:p>2344560.00</text:p>
          </table:table-cell>
          <table:table-cell office:value-type="string" calcext:value-type="string">
            <text:p>5466908.00</text:p>
          </table:table-cell>
          <table:table-cell office:value-type="float" office:value="1172280" calcext:value-type="float">
            <text:p>1172280</text:p>
          </table:table-cell>
          <table:table-cell office:value-type="float" office:value="1561174" calcext:value-type="float">
            <text:p>1561174</text:p>
          </table:table-cell>
          <table:table-cell office:value-type="string" calcext:value-type="string">
            <text:p>21852.00</text:p>
          </table:table-cell>
          <table:table-cell office:value-type="string" calcext:value-type="string">
            <text:p>21866.00</text:p>
          </table:table-cell>
          <table:table-cell office:value-type="string" calcext:value-type="string">
            <text:p>43718.00</text:p>
          </table:table-cell>
          <table:table-cell office:value-type="float" office:value="10933" calcext:value-type="float">
            <text:p>10933</text:p>
          </table:table-cell>
          <table:table-cell office:value-type="float" office:value="10926" calcext:value-type="float">
            <text:p>10926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2" calcext:value-type="float">
            <text:p>1528225462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1201179.38</text:p>
          </table:table-cell>
          <table:table-cell office:value-type="string" calcext:value-type="string">
            <text:p>628836.69</text:p>
          </table:table-cell>
          <table:table-cell office:value-type="string" calcext:value-type="string">
            <text:p>1830016.00</text:p>
          </table:table-cell>
          <table:table-cell office:value-type="float" office:value="315676" calcext:value-type="float">
            <text:p>315676</text:p>
          </table:table-cell>
          <table:table-cell office:value-type="float" office:value="602992" calcext:value-type="float">
            <text:p>602992</text:p>
          </table:table-cell>
          <table:table-cell office:value-type="string" calcext:value-type="string">
            <text:p>7322.71</text:p>
          </table:table-cell>
          <table:table-cell office:value-type="string" calcext:value-type="string">
            <text:p>7328.69</text:p>
          </table:table-cell>
          <table:table-cell office:value-type="string" calcext:value-type="string">
            <text:p>14651.39</text:p>
          </table:table-cell>
          <table:table-cell office:value-type="float" office:value="3679" calcext:value-type="float">
            <text:p>3679</text:p>
          </table:table-cell>
          <table:table-cell office:value-type="float" office:value="3676" calcext:value-type="float">
            <text:p>3676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2" calcext:value-type="float">
            <text:p>1528225462</text:p>
          </table:table-cell>
          <table:table-cell office:value-type="string" calcext:value-type="string">
            <text:p>vif147.0</text:p>
          </table:table-cell>
          <table:table-cell office:value-type="string" calcext:value-type="string">
            <text:p>732727.12</text:p>
          </table:table-cell>
          <table:table-cell office:value-type="string" calcext:value-type="string">
            <text:p>1098765.00</text:p>
          </table:table-cell>
          <table:table-cell office:value-type="string" calcext:value-type="string">
            <text:p>1831492.12</text:p>
          </table:table-cell>
          <table:table-cell office:value-type="float" office:value="551580" calcext:value-type="float">
            <text:p>551580</text:p>
          </table:table-cell>
          <table:table-cell office:value-type="float" office:value="367829" calcext:value-type="float">
            <text:p>367829</text:p>
          </table:table-cell>
          <table:table-cell office:value-type="string" calcext:value-type="string">
            <text:p>7342.63</text:p>
          </table:table-cell>
          <table:table-cell office:value-type="string" calcext:value-type="string">
            <text:p>7324.70</text:p>
          </table:table-cell>
          <table:table-cell office:value-type="string" calcext:value-type="string">
            <text:p>14667.33</text:p>
          </table:table-cell>
          <table:table-cell office:value-type="float" office:value="3677" calcext:value-type="float">
            <text:p>3677</text:p>
          </table:table-cell>
          <table:table-cell office:value-type="float" office:value="3686" calcext:value-type="float">
            <text:p>3686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2" calcext:value-type="float">
            <text:p>1528225462</text:p>
          </table:table-cell>
          <table:table-cell office:value-type="string" calcext:value-type="string">
            <text:p>vif147.1</text:p>
          </table:table-cell>
          <table:table-cell office:value-type="string" calcext:value-type="string">
            <text:p>1201310.75</text:p>
          </table:table-cell>
          <table:table-cell office:value-type="string" calcext:value-type="string">
            <text:p>629930.31</text:p>
          </table:table-cell>
          <table:table-cell office:value-type="string" calcext:value-type="string">
            <text:p>1831241.12</text:p>
          </table:table-cell>
          <table:table-cell office:value-type="float" office:value="316225" calcext:value-type="float">
            <text:p>316225</text:p>
          </table:table-cell>
          <table:table-cell office:value-type="float" office:value="603058" calcext:value-type="float">
            <text:p>603058</text:p>
          </table:table-cell>
          <table:table-cell office:value-type="string" calcext:value-type="string">
            <text:p>7324.70</text:p>
          </table:table-cell>
          <table:table-cell office:value-type="string" calcext:value-type="string">
            <text:p>7342.63</text:p>
          </table:table-cell>
          <table:table-cell office:value-type="string" calcext:value-type="string">
            <text:p>14667.33</text:p>
          </table:table-cell>
          <table:table-cell office:value-type="float" office:value="3686" calcext:value-type="float">
            <text:p>3686</text:p>
          </table:table-cell>
          <table:table-cell office:value-type="float" office:value="3677" calcext:value-type="float">
            <text:p>3677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2" calcext:value-type="float">
            <text:p>1528225462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135217.25</text:p>
          </table:table-cell>
          <table:table-cell office:value-type="string" calcext:value-type="string">
            <text:p>2357532.00</text:p>
          </table:table-cell>
          <table:table-cell office:value-type="string" calcext:value-type="string">
            <text:p>5492749.00</text:p>
          </table:table-cell>
          <table:table-cell office:value-type="float" office:value="1183481" calcext:value-type="float">
            <text:p>1183481</text:p>
          </table:table-cell>
          <table:table-cell office:value-type="float" office:value="1573879" calcext:value-type="float">
            <text:p>1573879</text:p>
          </table:table-cell>
          <table:table-cell office:value-type="string" calcext:value-type="string">
            <text:p>21990.04</text:p>
          </table:table-cell>
          <table:table-cell office:value-type="string" calcext:value-type="string">
            <text:p>21996.02</text:p>
          </table:table-cell>
          <table:table-cell office:value-type="string" calcext:value-type="string">
            <text:p>43986.06</text:p>
          </table:table-cell>
          <table:table-cell office:value-type="float" office:value="11042" calcext:value-type="float">
            <text:p>11042</text:p>
          </table:table-cell>
          <table:table-cell office:value-type="float" office:value="11039" calcext:value-type="float">
            <text:p>11039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2" calcext:value-type="float">
            <text:p>1528225462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1100264.00</text:p>
          </table:table-cell>
          <table:table-cell office:value-type="string" calcext:value-type="string">
            <text:p>572280.00</text:p>
          </table:table-cell>
          <table:table-cell office:value-type="string" calcext:value-type="string">
            <text:p>1672544.00</text:p>
          </table:table-cell>
          <table:table-cell office:value-type="float" office:value="286140" calcext:value-type="float">
            <text:p>286140</text:p>
          </table:table-cell>
          <table:table-cell office:value-type="float" office:value="550132" calcext:value-type="float">
            <text:p>550132</text:p>
          </table:table-cell>
          <table:table-cell office:value-type="string" calcext:value-type="string">
            <text:p>6652.00</text:p>
          </table:table-cell>
          <table:table-cell office:value-type="string" calcext:value-type="string">
            <text:p>6688.00</text:p>
          </table:table-cell>
          <table:table-cell office:value-type="string" calcext:value-type="string">
            <text:p>13340.00</text:p>
          </table:table-cell>
          <table:table-cell office:value-type="float" office:value="3344" calcext:value-type="float">
            <text:p>3344</text:p>
          </table:table-cell>
          <table:table-cell office:value-type="float" office:value="3326" calcext:value-type="float">
            <text:p>3326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2" calcext:value-type="float">
            <text:p>1528225462</text:p>
          </table:table-cell>
          <table:table-cell office:value-type="string" calcext:value-type="string">
            <text:p>vif147.0</text:p>
          </table:table-cell>
          <table:table-cell office:value-type="string" calcext:value-type="string">
            <text:p>665912.00</text:p>
          </table:table-cell>
          <table:table-cell office:value-type="string" calcext:value-type="string">
            <text:p>1009964.00</text:p>
          </table:table-cell>
          <table:table-cell office:value-type="string" calcext:value-type="string">
            <text:p>1675876.00</text:p>
          </table:table-cell>
          <table:table-cell office:value-type="float" office:value="504982" calcext:value-type="float">
            <text:p>504982</text:p>
          </table:table-cell>
          <table:table-cell office:value-type="float" office:value="332956" calcext:value-type="float">
            <text:p>332956</text:p>
          </table:table-cell>
          <table:table-cell office:value-type="string" calcext:value-type="string">
            <text:p>6688.00</text:p>
          </table:table-cell>
          <table:table-cell office:value-type="string" calcext:value-type="string">
            <text:p>6668.00</text:p>
          </table:table-cell>
          <table:table-cell office:value-type="string" calcext:value-type="string">
            <text:p>13356.00</text:p>
          </table:table-cell>
          <table:table-cell office:value-type="float" office:value="3334" calcext:value-type="float">
            <text:p>3334</text:p>
          </table:table-cell>
          <table:table-cell office:value-type="float" office:value="3344" calcext:value-type="float">
            <text:p>3344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2" calcext:value-type="float">
            <text:p>1528225462</text:p>
          </table:table-cell>
          <table:table-cell office:value-type="string" calcext:value-type="string">
            <text:p>vif147.1</text:p>
          </table:table-cell>
          <table:table-cell office:value-type="string" calcext:value-type="string">
            <text:p>1103316.00</text:p>
          </table:table-cell>
          <table:table-cell office:value-type="string" calcext:value-type="string">
            <text:p>572280.00</text:p>
          </table:table-cell>
          <table:table-cell office:value-type="string" calcext:value-type="string">
            <text:p>1675596.00</text:p>
          </table:table-cell>
          <table:table-cell office:value-type="float" office:value="286140" calcext:value-type="float">
            <text:p>286140</text:p>
          </table:table-cell>
          <table:table-cell office:value-type="float" office:value="551658" calcext:value-type="float">
            <text:p>551658</text:p>
          </table:table-cell>
          <table:table-cell office:value-type="string" calcext:value-type="string">
            <text:p>6668.00</text:p>
          </table:table-cell>
          <table:table-cell office:value-type="string" calcext:value-type="string">
            <text:p>6688.00</text:p>
          </table:table-cell>
          <table:table-cell office:value-type="string" calcext:value-type="string">
            <text:p>13356.00</text:p>
          </table:table-cell>
          <table:table-cell office:value-type="float" office:value="3344" calcext:value-type="float">
            <text:p>3344</text:p>
          </table:table-cell>
          <table:table-cell office:value-type="float" office:value="3334" calcext:value-type="float">
            <text:p>3334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2" calcext:value-type="float">
            <text:p>1528225462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869492.00</text:p>
          </table:table-cell>
          <table:table-cell office:value-type="string" calcext:value-type="string">
            <text:p>2154524.00</text:p>
          </table:table-cell>
          <table:table-cell office:value-type="string" calcext:value-type="string">
            <text:p>5024016.00</text:p>
          </table:table-cell>
          <table:table-cell office:value-type="float" office:value="1077262" calcext:value-type="float">
            <text:p>1077262</text:p>
          </table:table-cell>
          <table:table-cell office:value-type="float" office:value="1434746" calcext:value-type="float">
            <text:p>1434746</text:p>
          </table:table-cell>
          <table:table-cell office:value-type="string" calcext:value-type="string">
            <text:p>20008.00</text:p>
          </table:table-cell>
          <table:table-cell office:value-type="string" calcext:value-type="string">
            <text:p>20044.00</text:p>
          </table:table-cell>
          <table:table-cell office:value-type="string" calcext:value-type="string">
            <text:p>40052.00</text:p>
          </table:table-cell>
          <table:table-cell office:value-type="float" office:value="10022" calcext:value-type="float">
            <text:p>10022</text:p>
          </table:table-cell>
          <table:table-cell office:value-type="float" office:value="10004" calcext:value-type="float">
            <text:p>10004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3" calcext:value-type="float">
            <text:p>1528225463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1255421.25</text:p>
          </table:table-cell>
          <table:table-cell office:value-type="string" calcext:value-type="string">
            <text:p>624974.06</text:p>
          </table:table-cell>
          <table:table-cell office:value-type="string" calcext:value-type="string">
            <text:p>1880395.25</text:p>
          </table:table-cell>
          <table:table-cell office:value-type="float" office:value="313112" calcext:value-type="float">
            <text:p>313112</text:p>
          </table:table-cell>
          <table:table-cell office:value-type="float" office:value="628966" calcext:value-type="float">
            <text:p>628966</text:p>
          </table:table-cell>
          <table:table-cell office:value-type="string" calcext:value-type="string">
            <text:p>7656.69</text:p>
          </table:table-cell>
          <table:table-cell office:value-type="string" calcext:value-type="string">
            <text:p>7425.15</text:p>
          </table:table-cell>
          <table:table-cell office:value-type="string" calcext:value-type="string">
            <text:p>15081.84</text:p>
          </table:table-cell>
          <table:table-cell office:value-type="float" office:value="3720" calcext:value-type="float">
            <text:p>3720</text:p>
          </table:table-cell>
          <table:table-cell office:value-type="float" office:value="3836" calcext:value-type="float">
            <text:p>3836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3" calcext:value-type="float">
            <text:p>1528225463</text:p>
          </table:table-cell>
          <table:table-cell office:value-type="string" calcext:value-type="string">
            <text:p>vif147.0</text:p>
          </table:table-cell>
          <table:table-cell office:value-type="string" calcext:value-type="string">
            <text:p>728926.19</text:p>
          </table:table-cell>
          <table:table-cell office:value-type="string" calcext:value-type="string">
            <text:p>1155205.62</text:p>
          </table:table-cell>
          <table:table-cell office:value-type="string" calcext:value-type="string">
            <text:p>1884131.75</text:p>
          </table:table-cell>
          <table:table-cell office:value-type="float" office:value="578758" calcext:value-type="float">
            <text:p>578758</text:p>
          </table:table-cell>
          <table:table-cell office:value-type="float" office:value="365192" calcext:value-type="float">
            <text:p>365192</text:p>
          </table:table-cell>
          <table:table-cell office:value-type="string" calcext:value-type="string">
            <text:p>7425.15</text:p>
          </table:table-cell>
          <table:table-cell office:value-type="string" calcext:value-type="string">
            <text:p>7714.57</text:p>
          </table:table-cell>
          <table:table-cell office:value-type="string" calcext:value-type="string">
            <text:p>15139.72</text:p>
          </table:table-cell>
          <table:table-cell office:value-type="float" office:value="3865" calcext:value-type="float">
            <text:p>3865</text:p>
          </table:table-cell>
          <table:table-cell office:value-type="float" office:value="3720" calcext:value-type="float">
            <text:p>372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3" calcext:value-type="float">
            <text:p>1528225463</text:p>
          </table:table-cell>
          <table:table-cell office:value-type="string" calcext:value-type="string">
            <text:p>vif147.1</text:p>
          </table:table-cell>
          <table:table-cell office:value-type="string" calcext:value-type="string">
            <text:p>1263209.62</text:p>
          </table:table-cell>
          <table:table-cell office:value-type="string" calcext:value-type="string">
            <text:p>624974.06</text:p>
          </table:table-cell>
          <table:table-cell office:value-type="string" calcext:value-type="string">
            <text:p>1888183.62</text:p>
          </table:table-cell>
          <table:table-cell office:value-type="float" office:value="313112" calcext:value-type="float">
            <text:p>313112</text:p>
          </table:table-cell>
          <table:table-cell office:value-type="float" office:value="632868" calcext:value-type="float">
            <text:p>632868</text:p>
          </table:table-cell>
          <table:table-cell office:value-type="string" calcext:value-type="string">
            <text:p>7714.57</text:p>
          </table:table-cell>
          <table:table-cell office:value-type="string" calcext:value-type="string">
            <text:p>7425.15</text:p>
          </table:table-cell>
          <table:table-cell office:value-type="string" calcext:value-type="string">
            <text:p>15139.72</text:p>
          </table:table-cell>
          <table:table-cell office:value-type="float" office:value="3720" calcext:value-type="float">
            <text:p>3720</text:p>
          </table:table-cell>
          <table:table-cell office:value-type="float" office:value="3865" calcext:value-type="float">
            <text:p>3865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3" calcext:value-type="float">
            <text:p>1528225463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247557.00</text:p>
          </table:table-cell>
          <table:table-cell office:value-type="string" calcext:value-type="string">
            <text:p>2405153.75</text:p>
          </table:table-cell>
          <table:table-cell office:value-type="string" calcext:value-type="string">
            <text:p>5652710.50</text:p>
          </table:table-cell>
          <table:table-cell office:value-type="float" office:value="1204982" calcext:value-type="float">
            <text:p>1204982</text:p>
          </table:table-cell>
          <table:table-cell office:value-type="float" office:value="1627026" calcext:value-type="float">
            <text:p>1627026</text:p>
          </table:table-cell>
          <table:table-cell office:value-type="string" calcext:value-type="string">
            <text:p>22796.41</text:p>
          </table:table-cell>
          <table:table-cell office:value-type="string" calcext:value-type="string">
            <text:p>22564.87</text:p>
          </table:table-cell>
          <table:table-cell office:value-type="string" calcext:value-type="string">
            <text:p>45361.28</text:p>
          </table:table-cell>
          <table:table-cell office:value-type="float" office:value="11305" calcext:value-type="float">
            <text:p>11305</text:p>
          </table:table-cell>
          <table:table-cell office:value-type="float" office:value="11421" calcext:value-type="float">
            <text:p>1142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3" calcext:value-type="float">
            <text:p>1528225463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1221408.00</text:p>
          </table:table-cell>
          <table:table-cell office:value-type="string" calcext:value-type="string">
            <text:p>671586.00</text:p>
          </table:table-cell>
          <table:table-cell office:value-type="string" calcext:value-type="string">
            <text:p>1892994.00</text:p>
          </table:table-cell>
          <table:table-cell office:value-type="float" office:value="335793" calcext:value-type="float">
            <text:p>335793</text:p>
          </table:table-cell>
          <table:table-cell office:value-type="float" office:value="610704" calcext:value-type="float">
            <text:p>610704</text:p>
          </table:table-cell>
          <table:table-cell office:value-type="string" calcext:value-type="string">
            <text:p>7666.00</text:p>
          </table:table-cell>
          <table:table-cell office:value-type="string" calcext:value-type="string">
            <text:p>7776.00</text:p>
          </table:table-cell>
          <table:table-cell office:value-type="string" calcext:value-type="string">
            <text:p>15442.00</text:p>
          </table:table-cell>
          <table:table-cell office:value-type="float" office:value="3888" calcext:value-type="float">
            <text:p>3888</text:p>
          </table:table-cell>
          <table:table-cell office:value-type="float" office:value="3833" calcext:value-type="float">
            <text:p>3833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3" calcext:value-type="float">
            <text:p>1528225463</text:p>
          </table:table-cell>
          <table:table-cell office:value-type="string" calcext:value-type="string">
            <text:p>vif147.0</text:p>
          </table:table-cell>
          <table:table-cell office:value-type="string" calcext:value-type="string">
            <text:p>780450.00</text:p>
          </table:table-cell>
          <table:table-cell office:value-type="string" calcext:value-type="string">
            <text:p>1104160.00</text:p>
          </table:table-cell>
          <table:table-cell office:value-type="string" calcext:value-type="string">
            <text:p>1884610.00</text:p>
          </table:table-cell>
          <table:table-cell office:value-type="float" office:value="552080" calcext:value-type="float">
            <text:p>552080</text:p>
          </table:table-cell>
          <table:table-cell office:value-type="float" office:value="390225" calcext:value-type="float">
            <text:p>390225</text:p>
          </table:table-cell>
          <table:table-cell office:value-type="string" calcext:value-type="string">
            <text:p>7776.00</text:p>
          </table:table-cell>
          <table:table-cell office:value-type="string" calcext:value-type="string">
            <text:p>7590.00</text:p>
          </table:table-cell>
          <table:table-cell office:value-type="string" calcext:value-type="string">
            <text:p>15366.00</text:p>
          </table:table-cell>
          <table:table-cell office:value-type="float" office:value="3795" calcext:value-type="float">
            <text:p>3795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3" calcext:value-type="float">
            <text:p>1528225463</text:p>
          </table:table-cell>
          <table:table-cell office:value-type="string" calcext:value-type="string">
            <text:p>vif147.1</text:p>
          </table:table-cell>
          <table:table-cell office:value-type="string" calcext:value-type="string">
            <text:p>1210420.00</text:p>
          </table:table-cell>
          <table:table-cell office:value-type="string" calcext:value-type="string">
            <text:p>671586.00</text:p>
          </table:table-cell>
          <table:table-cell office:value-type="string" calcext:value-type="string">
            <text:p>1882006.00</text:p>
          </table:table-cell>
          <table:table-cell office:value-type="float" office:value="335793" calcext:value-type="float">
            <text:p>335793</text:p>
          </table:table-cell>
          <table:table-cell office:value-type="float" office:value="605210" calcext:value-type="float">
            <text:p>605210</text:p>
          </table:table-cell>
          <table:table-cell office:value-type="string" calcext:value-type="string">
            <text:p>7590.00</text:p>
          </table:table-cell>
          <table:table-cell office:value-type="string" calcext:value-type="string">
            <text:p>7776.00</text:p>
          </table:table-cell>
          <table:table-cell office:value-type="string" calcext:value-type="string">
            <text:p>15366.00</text:p>
          </table:table-cell>
          <table:table-cell office:value-type="float" office:value="3888" calcext:value-type="float">
            <text:p>3888</text:p>
          </table:table-cell>
          <table:table-cell office:value-type="float" office:value="3795" calcext:value-type="float">
            <text:p>3795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3" calcext:value-type="float">
            <text:p>1528225463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212278.00</text:p>
          </table:table-cell>
          <table:table-cell office:value-type="string" calcext:value-type="string">
            <text:p>2447332.00</text:p>
          </table:table-cell>
          <table:table-cell office:value-type="string" calcext:value-type="string">
            <text:p>5659610.00</text:p>
          </table:table-cell>
          <table:table-cell office:value-type="float" office:value="1223666" calcext:value-type="float">
            <text:p>1223666</text:p>
          </table:table-cell>
          <table:table-cell office:value-type="float" office:value="1606139" calcext:value-type="float">
            <text:p>1606139</text:p>
          </table:table-cell>
          <table:table-cell office:value-type="string" calcext:value-type="string">
            <text:p>23032.00</text:p>
          </table:table-cell>
          <table:table-cell office:value-type="string" calcext:value-type="string">
            <text:p>23142.00</text:p>
          </table:table-cell>
          <table:table-cell office:value-type="string" calcext:value-type="string">
            <text:p>46174.00</text:p>
          </table:table-cell>
          <table:table-cell office:value-type="float" office:value="11571" calcext:value-type="float">
            <text:p>11571</text:p>
          </table:table-cell>
          <table:table-cell office:value-type="float" office:value="11516" calcext:value-type="float">
            <text:p>11516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4" calcext:value-type="float">
            <text:p>1528225464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1041820.75</text:p>
          </table:table-cell>
          <table:table-cell office:value-type="string" calcext:value-type="string">
            <text:p>541476.12</text:p>
          </table:table-cell>
          <table:table-cell office:value-type="string" calcext:value-type="string">
            <text:p>1583296.88</text:p>
          </table:table-cell>
          <table:table-cell office:value-type="float" office:value="271821" calcext:value-type="float">
            <text:p>271821</text:p>
          </table:table-cell>
          <table:table-cell office:value-type="float" office:value="522994" calcext:value-type="float">
            <text:p>522994</text:p>
          </table:table-cell>
          <table:table-cell office:value-type="string" calcext:value-type="string">
            <text:p>6284.86</text:p>
          </table:table-cell>
          <table:table-cell office:value-type="string" calcext:value-type="string">
            <text:p>6338.65</text:p>
          </table:table-cell>
          <table:table-cell office:value-type="string" calcext:value-type="string">
            <text:p>12623.51</text:p>
          </table:table-cell>
          <table:table-cell office:value-type="float" office:value="3182" calcext:value-type="float">
            <text:p>3182</text:p>
          </table:table-cell>
          <table:table-cell office:value-type="float" office:value="3155" calcext:value-type="float">
            <text:p>3155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4" calcext:value-type="float">
            <text:p>1528225464</text:p>
          </table:table-cell>
          <table:table-cell office:value-type="string" calcext:value-type="string">
            <text:p>vif147.0</text:p>
          </table:table-cell>
          <table:table-cell office:value-type="string" calcext:value-type="string">
            <text:p>627408.38</text:p>
          </table:table-cell>
          <table:table-cell office:value-type="string" calcext:value-type="string">
            <text:p>953832.69</text:p>
          </table:table-cell>
          <table:table-cell office:value-type="string" calcext:value-type="string">
            <text:p>1581241.12</text:p>
          </table:table-cell>
          <table:table-cell office:value-type="float" office:value="478824" calcext:value-type="float">
            <text:p>478824</text:p>
          </table:table-cell>
          <table:table-cell office:value-type="float" office:value="314959" calcext:value-type="float">
            <text:p>314959</text:p>
          </table:table-cell>
          <table:table-cell office:value-type="string" calcext:value-type="string">
            <text:p>6306.77</text:p>
          </table:table-cell>
          <table:table-cell office:value-type="string" calcext:value-type="string">
            <text:p>6284.86</text:p>
          </table:table-cell>
          <table:table-cell office:value-type="string" calcext:value-type="string">
            <text:p>12591.63</text:p>
          </table:table-cell>
          <table:table-cell office:value-type="float" office:value="3155" calcext:value-type="float">
            <text:p>3155</text:p>
          </table:table-cell>
          <table:table-cell office:value-type="float" office:value="3166" calcext:value-type="float">
            <text:p>3166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4" calcext:value-type="float">
            <text:p>1528225464</text:p>
          </table:table-cell>
          <table:table-cell office:value-type="string" calcext:value-type="string">
            <text:p>vif147.1</text:p>
          </table:table-cell>
          <table:table-cell office:value-type="string" calcext:value-type="string">
            <text:p>1041820.75</text:p>
          </table:table-cell>
          <table:table-cell office:value-type="string" calcext:value-type="string">
            <text:p>539113.56</text:p>
          </table:table-cell>
          <table:table-cell office:value-type="string" calcext:value-type="string">
            <text:p>1580934.25</text:p>
          </table:table-cell>
          <table:table-cell office:value-type="float" office:value="270635" calcext:value-type="float">
            <text:p>270635</text:p>
          </table:table-cell>
          <table:table-cell office:value-type="float" office:value="522994" calcext:value-type="float">
            <text:p>522994</text:p>
          </table:table-cell>
          <table:table-cell office:value-type="string" calcext:value-type="string">
            <text:p>6284.86</text:p>
          </table:table-cell>
          <table:table-cell office:value-type="string" calcext:value-type="string">
            <text:p>6306.77</text:p>
          </table:table-cell>
          <table:table-cell office:value-type="string" calcext:value-type="string">
            <text:p>12591.63</text:p>
          </table:table-cell>
          <table:table-cell office:value-type="float" office:value="3166" calcext:value-type="float">
            <text:p>3166</text:p>
          </table:table-cell>
          <table:table-cell office:value-type="float" office:value="3155" calcext:value-type="float">
            <text:p>3155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4" calcext:value-type="float">
            <text:p>1528225464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711050.00</text:p>
          </table:table-cell>
          <table:table-cell office:value-type="string" calcext:value-type="string">
            <text:p>2034422.38</text:p>
          </table:table-cell>
          <table:table-cell office:value-type="string" calcext:value-type="string">
            <text:p>4745472.50</text:p>
          </table:table-cell>
          <table:table-cell office:value-type="float" office:value="1021280" calcext:value-type="float">
            <text:p>1021280</text:p>
          </table:table-cell>
          <table:table-cell office:value-type="float" office:value="1360947" calcext:value-type="float">
            <text:p>1360947</text:p>
          </table:table-cell>
          <table:table-cell office:value-type="string" calcext:value-type="string">
            <text:p>18876.49</text:p>
          </table:table-cell>
          <table:table-cell office:value-type="string" calcext:value-type="string">
            <text:p>18930.28</text:p>
          </table:table-cell>
          <table:table-cell office:value-type="string" calcext:value-type="string">
            <text:p>37806.77</text:p>
          </table:table-cell>
          <table:table-cell office:value-type="float" office:value="9503" calcext:value-type="float">
            <text:p>9503</text:p>
          </table:table-cell>
          <table:table-cell office:value-type="float" office:value="9476" calcext:value-type="float">
            <text:p>9476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4" calcext:value-type="float">
            <text:p>1528225464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1197028.00</text:p>
          </table:table-cell>
          <table:table-cell office:value-type="string" calcext:value-type="string">
            <text:p>625918.19</text:p>
          </table:table-cell>
          <table:table-cell office:value-type="string" calcext:value-type="string">
            <text:p>1822946.12</text:p>
          </table:table-cell>
          <table:table-cell office:value-type="float" office:value="313585" calcext:value-type="float">
            <text:p>313585</text:p>
          </table:table-cell>
          <table:table-cell office:value-type="float" office:value="599711" calcext:value-type="float">
            <text:p>599711</text:p>
          </table:table-cell>
          <table:table-cell office:value-type="string" calcext:value-type="string">
            <text:p>7285.43</text:p>
          </table:table-cell>
          <table:table-cell office:value-type="string" calcext:value-type="string">
            <text:p>7305.39</text:p>
          </table:table-cell>
          <table:table-cell office:value-type="string" calcext:value-type="string">
            <text:p>14590.82</text:p>
          </table:table-cell>
          <table:table-cell office:value-type="float" office:value="3660" calcext:value-type="float">
            <text:p>3660</text:p>
          </table:table-cell>
          <table:table-cell office:value-type="float" office:value="3650" calcext:value-type="float">
            <text:p>365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4" calcext:value-type="float">
            <text:p>1528225464</text:p>
          </table:table-cell>
          <table:table-cell office:value-type="string" calcext:value-type="string">
            <text:p>vif147.0</text:p>
          </table:table-cell>
          <table:table-cell office:value-type="string" calcext:value-type="string">
            <text:p>731008.00</text:p>
          </table:table-cell>
          <table:table-cell office:value-type="string" calcext:value-type="string">
            <text:p>1095032.00</text:p>
          </table:table-cell>
          <table:table-cell office:value-type="string" calcext:value-type="string">
            <text:p>1826040.00</text:p>
          </table:table-cell>
          <table:table-cell office:value-type="float" office:value="548611" calcext:value-type="float">
            <text:p>548611</text:p>
          </table:table-cell>
          <table:table-cell office:value-type="float" office:value="366235" calcext:value-type="float">
            <text:p>366235</text:p>
          </table:table-cell>
          <table:table-cell office:value-type="string" calcext:value-type="string">
            <text:p>7337.33</text:p>
          </table:table-cell>
          <table:table-cell office:value-type="string" calcext:value-type="string">
            <text:p>7285.43</text:p>
          </table:table-cell>
          <table:table-cell office:value-type="string" calcext:value-type="string">
            <text:p>14622.75</text:p>
          </table:table-cell>
          <table:table-cell office:value-type="float" office:value="3650" calcext:value-type="float">
            <text:p>3650</text:p>
          </table:table-cell>
          <table:table-cell office:value-type="float" office:value="3676" calcext:value-type="float">
            <text:p>3676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4" calcext:value-type="float">
            <text:p>1528225464</text:p>
          </table:table-cell>
          <table:table-cell office:value-type="string" calcext:value-type="string">
            <text:p>vif147.1</text:p>
          </table:table-cell>
          <table:table-cell office:value-type="string" calcext:value-type="string">
            <text:p>1197028.00</text:p>
          </table:table-cell>
          <table:table-cell office:value-type="string" calcext:value-type="string">
            <text:p>628285.44</text:p>
          </table:table-cell>
          <table:table-cell office:value-type="string" calcext:value-type="string">
            <text:p>1825313.38</text:p>
          </table:table-cell>
          <table:table-cell office:value-type="float" office:value="314771" calcext:value-type="float">
            <text:p>314771</text:p>
          </table:table-cell>
          <table:table-cell office:value-type="float" office:value="599711" calcext:value-type="float">
            <text:p>599711</text:p>
          </table:table-cell>
          <table:table-cell office:value-type="string" calcext:value-type="string">
            <text:p>7285.43</text:p>
          </table:table-cell>
          <table:table-cell office:value-type="string" calcext:value-type="string">
            <text:p>7337.33</text:p>
          </table:table-cell>
          <table:table-cell office:value-type="string" calcext:value-type="string">
            <text:p>14622.75</text:p>
          </table:table-cell>
          <table:table-cell office:value-type="float" office:value="3676" calcext:value-type="float">
            <text:p>3676</text:p>
          </table:table-cell>
          <table:table-cell office:value-type="float" office:value="3650" calcext:value-type="float">
            <text:p>365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4" calcext:value-type="float">
            <text:p>1528225464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125064.00</text:p>
          </table:table-cell>
          <table:table-cell office:value-type="string" calcext:value-type="string">
            <text:p>2349235.50</text:p>
          </table:table-cell>
          <table:table-cell office:value-type="string" calcext:value-type="string">
            <text:p>5474299.50</text:p>
          </table:table-cell>
          <table:table-cell office:value-type="float" office:value="1176967" calcext:value-type="float">
            <text:p>1176967</text:p>
          </table:table-cell>
          <table:table-cell office:value-type="float" office:value="1565657" calcext:value-type="float">
            <text:p>1565657</text:p>
          </table:table-cell>
          <table:table-cell office:value-type="string" calcext:value-type="string">
            <text:p>21908.18</text:p>
          </table:table-cell>
          <table:table-cell office:value-type="string" calcext:value-type="string">
            <text:p>21928.14</text:p>
          </table:table-cell>
          <table:table-cell office:value-type="string" calcext:value-type="string">
            <text:p>43836.33</text:p>
          </table:table-cell>
          <table:table-cell office:value-type="float" office:value="10986" calcext:value-type="float">
            <text:p>10986</text:p>
          </table:table-cell>
          <table:table-cell office:value-type="float" office:value="10976" calcext:value-type="float">
            <text:p>10976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5" calcext:value-type="float">
            <text:p>1528225465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1139193.62</text:p>
          </table:table-cell>
          <table:table-cell office:value-type="string" calcext:value-type="string">
            <text:p>594233.56</text:p>
          </table:table-cell>
          <table:table-cell office:value-type="string" calcext:value-type="string">
            <text:p>1733427.25</text:p>
          </table:table-cell>
          <table:table-cell office:value-type="float" office:value="297711" calcext:value-type="float">
            <text:p>297711</text:p>
          </table:table-cell>
          <table:table-cell office:value-type="float" office:value="570736" calcext:value-type="float">
            <text:p>570736</text:p>
          </table:table-cell>
          <table:table-cell office:value-type="string" calcext:value-type="string">
            <text:p>6902.20</text:p>
          </table:table-cell>
          <table:table-cell office:value-type="string" calcext:value-type="string">
            <text:p>6944.11</text:p>
          </table:table-cell>
          <table:table-cell office:value-type="string" calcext:value-type="string">
            <text:p>13846.31</text:p>
          </table:table-cell>
          <table:table-cell office:value-type="float" office:value="3479" calcext:value-type="float">
            <text:p>3479</text:p>
          </table:table-cell>
          <table:table-cell office:value-type="float" office:value="3458" calcext:value-type="float">
            <text:p>3458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5" calcext:value-type="float">
            <text:p>1528225465</text:p>
          </table:table-cell>
          <table:table-cell office:value-type="string" calcext:value-type="string">
            <text:p>vif147.0</text:p>
          </table:table-cell>
          <table:table-cell office:value-type="string" calcext:value-type="string">
            <text:p>691451.12</text:p>
          </table:table-cell>
          <table:table-cell office:value-type="string" calcext:value-type="string">
            <text:p>1042562.88</text:p>
          </table:table-cell>
          <table:table-cell office:value-type="string" calcext:value-type="string">
            <text:p>1734014.00</text:p>
          </table:table-cell>
          <table:table-cell office:value-type="float" office:value="522324" calcext:value-type="float">
            <text:p>522324</text:p>
          </table:table-cell>
          <table:table-cell office:value-type="float" office:value="346417" calcext:value-type="float">
            <text:p>346417</text:p>
          </table:table-cell>
          <table:table-cell office:value-type="string" calcext:value-type="string">
            <text:p>6944.11</text:p>
          </table:table-cell>
          <table:table-cell office:value-type="string" calcext:value-type="string">
            <text:p>6902.20</text:p>
          </table:table-cell>
          <table:table-cell office:value-type="string" calcext:value-type="string">
            <text:p>13846.31</text:p>
          </table:table-cell>
          <table:table-cell office:value-type="float" office:value="3458" calcext:value-type="float">
            <text:p>3458</text:p>
          </table:table-cell>
          <table:table-cell office:value-type="float" office:value="3479" calcext:value-type="float">
            <text:p>3479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5" calcext:value-type="float">
            <text:p>1528225465</text:p>
          </table:table-cell>
          <table:table-cell office:value-type="string" calcext:value-type="string">
            <text:p>vif147.1</text:p>
          </table:table-cell>
          <table:table-cell office:value-type="string" calcext:value-type="string">
            <text:p>1139193.62</text:p>
          </table:table-cell>
          <table:table-cell office:value-type="string" calcext:value-type="string">
            <text:p>594233.56</text:p>
          </table:table-cell>
          <table:table-cell office:value-type="string" calcext:value-type="string">
            <text:p>1733427.25</text:p>
          </table:table-cell>
          <table:table-cell office:value-type="float" office:value="297711" calcext:value-type="float">
            <text:p>297711</text:p>
          </table:table-cell>
          <table:table-cell office:value-type="float" office:value="570736" calcext:value-type="float">
            <text:p>570736</text:p>
          </table:table-cell>
          <table:table-cell office:value-type="string" calcext:value-type="string">
            <text:p>6902.20</text:p>
          </table:table-cell>
          <table:table-cell office:value-type="string" calcext:value-type="string">
            <text:p>6944.11</text:p>
          </table:table-cell>
          <table:table-cell office:value-type="string" calcext:value-type="string">
            <text:p>13846.31</text:p>
          </table:table-cell>
          <table:table-cell office:value-type="float" office:value="3479" calcext:value-type="float">
            <text:p>3479</text:p>
          </table:table-cell>
          <table:table-cell office:value-type="float" office:value="3458" calcext:value-type="float">
            <text:p>3458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5" calcext:value-type="float">
            <text:p>1528225465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969838.50</text:p>
          </table:table-cell>
          <table:table-cell office:value-type="string" calcext:value-type="string">
            <text:p>2231030.00</text:p>
          </table:table-cell>
          <table:table-cell office:value-type="string" calcext:value-type="string">
            <text:p>5200868.50</text:p>
          </table:table-cell>
          <table:table-cell office:value-type="float" office:value="1117746" calcext:value-type="float">
            <text:p>1117746</text:p>
          </table:table-cell>
          <table:table-cell office:value-type="float" office:value="1487889" calcext:value-type="float">
            <text:p>1487889</text:p>
          </table:table-cell>
          <table:table-cell office:value-type="string" calcext:value-type="string">
            <text:p>20748.50</text:p>
          </table:table-cell>
          <table:table-cell office:value-type="string" calcext:value-type="string">
            <text:p>20790.42</text:p>
          </table:table-cell>
          <table:table-cell office:value-type="string" calcext:value-type="string">
            <text:p>41538.92</text:p>
          </table:table-cell>
          <table:table-cell office:value-type="float" office:value="10416" calcext:value-type="float">
            <text:p>10416</text:p>
          </table:table-cell>
          <table:table-cell office:value-type="float" office:value="10395" calcext:value-type="float">
            <text:p>10395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5" calcext:value-type="float">
            <text:p>1528225465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1091133.75</text:p>
          </table:table-cell>
          <table:table-cell office:value-type="string" calcext:value-type="string">
            <text:p>568437.12</text:p>
          </table:table-cell>
          <table:table-cell office:value-type="string" calcext:value-type="string">
            <text:p>1659570.88</text:p>
          </table:table-cell>
          <table:table-cell office:value-type="float" office:value="284787" calcext:value-type="float">
            <text:p>284787</text:p>
          </table:table-cell>
          <table:table-cell office:value-type="float" office:value="546658" calcext:value-type="float">
            <text:p>546658</text:p>
          </table:table-cell>
          <table:table-cell office:value-type="string" calcext:value-type="string">
            <text:p>6664.67</text:p>
          </table:table-cell>
          <table:table-cell office:value-type="string" calcext:value-type="string">
            <text:p>6700.60</text:p>
          </table:table-cell>
          <table:table-cell office:value-type="string" calcext:value-type="string">
            <text:p>13365.27</text:p>
          </table:table-cell>
          <table:table-cell office:value-type="float" office:value="3357" calcext:value-type="float">
            <text:p>3357</text:p>
          </table:table-cell>
          <table:table-cell office:value-type="float" office:value="3339" calcext:value-type="float">
            <text:p>3339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5" calcext:value-type="float">
            <text:p>1528225465</text:p>
          </table:table-cell>
          <table:table-cell office:value-type="string" calcext:value-type="string">
            <text:p>vif147.0</text:p>
          </table:table-cell>
          <table:table-cell office:value-type="string" calcext:value-type="string">
            <text:p>654163.69</text:p>
          </table:table-cell>
          <table:table-cell office:value-type="string" calcext:value-type="string">
            <text:p>1000291.44</text:p>
          </table:table-cell>
          <table:table-cell office:value-type="string" calcext:value-type="string">
            <text:p>1654455.12</text:p>
          </table:table-cell>
          <table:table-cell office:value-type="float" office:value="501146" calcext:value-type="float">
            <text:p>501146</text:p>
          </table:table-cell>
          <table:table-cell office:value-type="float" office:value="327736" calcext:value-type="float">
            <text:p>327736</text:p>
          </table:table-cell>
          <table:table-cell office:value-type="string" calcext:value-type="string">
            <text:p>6614.77</text:p>
          </table:table-cell>
          <table:table-cell office:value-type="string" calcext:value-type="string">
            <text:p>6674.65</text:p>
          </table:table-cell>
          <table:table-cell office:value-type="string" calcext:value-type="string">
            <text:p>13289.42</text:p>
          </table:table-cell>
          <table:table-cell office:value-type="float" office:value="3344" calcext:value-type="float">
            <text:p>3344</text:p>
          </table:table-cell>
          <table:table-cell office:value-type="float" office:value="3314" calcext:value-type="float">
            <text:p>3314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5" calcext:value-type="float">
            <text:p>1528225465</text:p>
          </table:table-cell>
          <table:table-cell office:value-type="string" calcext:value-type="string">
            <text:p>vif147.1</text:p>
          </table:table-cell>
          <table:table-cell office:value-type="string" calcext:value-type="string">
            <text:p>1093736.50</text:p>
          </table:table-cell>
          <table:table-cell office:value-type="string" calcext:value-type="string">
            <text:p>561556.88</text:p>
          </table:table-cell>
          <table:table-cell office:value-type="string" calcext:value-type="string">
            <text:p>1655293.50</text:p>
          </table:table-cell>
          <table:table-cell office:value-type="float" office:value="281340" calcext:value-type="float">
            <text:p>281340</text:p>
          </table:table-cell>
          <table:table-cell office:value-type="float" office:value="547962" calcext:value-type="float">
            <text:p>547962</text:p>
          </table:table-cell>
          <table:table-cell office:value-type="string" calcext:value-type="string">
            <text:p>6674.65</text:p>
          </table:table-cell>
          <table:table-cell office:value-type="string" calcext:value-type="string">
            <text:p>6614.77</text:p>
          </table:table-cell>
          <table:table-cell office:value-type="string" calcext:value-type="string">
            <text:p>13289.42</text:p>
          </table:table-cell>
          <table:table-cell office:value-type="float" office:value="3314" calcext:value-type="float">
            <text:p>3314</text:p>
          </table:table-cell>
          <table:table-cell office:value-type="float" office:value="3344" calcext:value-type="float">
            <text:p>3344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5" calcext:value-type="float">
            <text:p>1528225465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839034.00</text:p>
          </table:table-cell>
          <table:table-cell office:value-type="string" calcext:value-type="string">
            <text:p>2130285.50</text:p>
          </table:table-cell>
          <table:table-cell office:value-type="string" calcext:value-type="string">
            <text:p>4969319.50</text:p>
          </table:table-cell>
          <table:table-cell office:value-type="float" office:value="1067273" calcext:value-type="float">
            <text:p>1067273</text:p>
          </table:table-cell>
          <table:table-cell office:value-type="float" office:value="1422356" calcext:value-type="float">
            <text:p>1422356</text:p>
          </table:table-cell>
          <table:table-cell office:value-type="string" calcext:value-type="string">
            <text:p>19954.09</text:p>
          </table:table-cell>
          <table:table-cell office:value-type="string" calcext:value-type="string">
            <text:p>19990.02</text:p>
          </table:table-cell>
          <table:table-cell office:value-type="string" calcext:value-type="string">
            <text:p>39944.11</text:p>
          </table:table-cell>
          <table:table-cell office:value-type="float" office:value="10015" calcext:value-type="float">
            <text:p>10015</text:p>
          </table:table-cell>
          <table:table-cell office:value-type="float" office:value="9997" calcext:value-type="float">
            <text:p>9997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6" calcext:value-type="float">
            <text:p>1528225466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1006681.06</text:p>
          </table:table-cell>
          <table:table-cell office:value-type="string" calcext:value-type="string">
            <text:p>513242.69</text:p>
          </table:table-cell>
          <table:table-cell office:value-type="string" calcext:value-type="string">
            <text:p>1519923.75</text:p>
          </table:table-cell>
          <table:table-cell office:value-type="float" office:value="262267" calcext:value-type="float">
            <text:p>262267</text:p>
          </table:table-cell>
          <table:table-cell office:value-type="float" office:value="514414" calcext:value-type="float">
            <text:p>514414</text:p>
          </table:table-cell>
          <table:table-cell office:value-type="string" calcext:value-type="string">
            <text:p>6023.48</text:p>
          </table:table-cell>
          <table:table-cell office:value-type="string" calcext:value-type="string">
            <text:p>6111.55</text:p>
          </table:table-cell>
          <table:table-cell office:value-type="string" calcext:value-type="string">
            <text:p>12135.03</text:p>
          </table:table-cell>
          <table:table-cell office:value-type="float" office:value="3123" calcext:value-type="float">
            <text:p>3123</text:p>
          </table:table-cell>
          <table:table-cell office:value-type="float" office:value="3078" calcext:value-type="float">
            <text:p>3078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6" calcext:value-type="float">
            <text:p>1528225466</text:p>
          </table:table-cell>
          <table:table-cell office:value-type="string" calcext:value-type="string">
            <text:p>vif147.0</text:p>
          </table:table-cell>
          <table:table-cell office:value-type="string" calcext:value-type="string">
            <text:p>603984.38</text:p>
          </table:table-cell>
          <table:table-cell office:value-type="string" calcext:value-type="string">
            <text:p>919937.38</text:p>
          </table:table-cell>
          <table:table-cell office:value-type="string" calcext:value-type="string">
            <text:p>1523921.75</text:p>
          </table:table-cell>
          <table:table-cell office:value-type="float" office:value="470088" calcext:value-type="float">
            <text:p>470088</text:p>
          </table:table-cell>
          <table:table-cell office:value-type="float" office:value="308636" calcext:value-type="float">
            <text:p>308636</text:p>
          </table:table-cell>
          <table:table-cell office:value-type="string" calcext:value-type="string">
            <text:p>6174.17</text:p>
          </table:table-cell>
          <table:table-cell office:value-type="string" calcext:value-type="string">
            <text:p>6013.70</text:p>
          </table:table-cell>
          <table:table-cell office:value-type="string" calcext:value-type="string">
            <text:p>12187.87</text:p>
          </table:table-cell>
          <table:table-cell office:value-type="float" office:value="3073" calcext:value-type="float">
            <text:p>3073</text:p>
          </table:table-cell>
          <table:table-cell office:value-type="float" office:value="3155" calcext:value-type="float">
            <text:p>3155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6" calcext:value-type="float">
            <text:p>1528225466</text:p>
          </table:table-cell>
          <table:table-cell office:value-type="string" calcext:value-type="string">
            <text:p>vif147.1</text:p>
          </table:table-cell>
          <table:table-cell office:value-type="string" calcext:value-type="string">
            <text:p>1004129.19</text:p>
          </table:table-cell>
          <table:table-cell office:value-type="string" calcext:value-type="string">
            <text:p>517546.00</text:p>
          </table:table-cell>
          <table:table-cell office:value-type="string" calcext:value-type="string">
            <text:p>1521675.12</text:p>
          </table:table-cell>
          <table:table-cell office:value-type="float" office:value="264466" calcext:value-type="float">
            <text:p>264466</text:p>
          </table:table-cell>
          <table:table-cell office:value-type="float" office:value="513110" calcext:value-type="float">
            <text:p>513110</text:p>
          </table:table-cell>
          <table:table-cell office:value-type="string" calcext:value-type="string">
            <text:p>6013.70</text:p>
          </table:table-cell>
          <table:table-cell office:value-type="string" calcext:value-type="string">
            <text:p>6174.17</text:p>
          </table:table-cell>
          <table:table-cell office:value-type="string" calcext:value-type="string">
            <text:p>12187.87</text:p>
          </table:table-cell>
          <table:table-cell office:value-type="float" office:value="3155" calcext:value-type="float">
            <text:p>3155</text:p>
          </table:table-cell>
          <table:table-cell office:value-type="float" office:value="3073" calcext:value-type="float">
            <text:p>3073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6" calcext:value-type="float">
            <text:p>1528225466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614794.50</text:p>
          </table:table-cell>
          <table:table-cell office:value-type="string" calcext:value-type="string">
            <text:p>1950726.12</text:p>
          </table:table-cell>
          <table:table-cell office:value-type="string" calcext:value-type="string">
            <text:p>4565520.50</text:p>
          </table:table-cell>
          <table:table-cell office:value-type="float" office:value="996821" calcext:value-type="float">
            <text:p>996821</text:p>
          </table:table-cell>
          <table:table-cell office:value-type="float" office:value="1336160" calcext:value-type="float">
            <text:p>1336160</text:p>
          </table:table-cell>
          <table:table-cell office:value-type="string" calcext:value-type="string">
            <text:p>18211.35</text:p>
          </table:table-cell>
          <table:table-cell office:value-type="string" calcext:value-type="string">
            <text:p>18299.41</text:p>
          </table:table-cell>
          <table:table-cell office:value-type="string" calcext:value-type="string">
            <text:p>36510.76</text:p>
          </table:table-cell>
          <table:table-cell office:value-type="float" office:value="9351" calcext:value-type="float">
            <text:p>9351</text:p>
          </table:table-cell>
          <table:table-cell office:value-type="float" office:value="9306" calcext:value-type="float">
            <text:p>9306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6" calcext:value-type="float">
            <text:p>1528225466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1060744.50</text:p>
          </table:table-cell>
          <table:table-cell office:value-type="string" calcext:value-type="string">
            <text:p>572319.38</text:p>
          </table:table-cell>
          <table:table-cell office:value-type="string" calcext:value-type="string">
            <text:p>1633063.88</text:p>
          </table:table-cell>
          <table:table-cell office:value-type="float" office:value="286732" calcext:value-type="float">
            <text:p>286732</text:p>
          </table:table-cell>
          <table:table-cell office:value-type="float" office:value="531433" calcext:value-type="float">
            <text:p>531433</text:p>
          </table:table-cell>
          <table:table-cell office:value-type="string" calcext:value-type="string">
            <text:p>6712.58</text:p>
          </table:table-cell>
          <table:table-cell office:value-type="string" calcext:value-type="string">
            <text:p>6572.85</text:p>
          </table:table-cell>
          <table:table-cell office:value-type="string" calcext:value-type="string">
            <text:p>13285.43</text:p>
          </table:table-cell>
          <table:table-cell office:value-type="float" office:value="3293" calcext:value-type="float">
            <text:p>3293</text:p>
          </table:table-cell>
          <table:table-cell office:value-type="float" office:value="3363" calcext:value-type="float">
            <text:p>3363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6" calcext:value-type="float">
            <text:p>1528225466</text:p>
          </table:table-cell>
          <table:table-cell office:value-type="string" calcext:value-type="string">
            <text:p>vif147.0</text:p>
          </table:table-cell>
          <table:table-cell office:value-type="string" calcext:value-type="string">
            <text:p>667137.75</text:p>
          </table:table-cell>
          <table:table-cell office:value-type="string" calcext:value-type="string">
            <text:p>966768.50</text:p>
          </table:table-cell>
          <table:table-cell office:value-type="string" calcext:value-type="string">
            <text:p>1633906.25</text:p>
          </table:table-cell>
          <table:table-cell office:value-type="float" office:value="484351" calcext:value-type="float">
            <text:p>484351</text:p>
          </table:table-cell>
          <table:table-cell office:value-type="float" office:value="334236" calcext:value-type="float">
            <text:p>334236</text:p>
          </table:table-cell>
          <table:table-cell office:value-type="string" calcext:value-type="string">
            <text:p>6594.81</text:p>
          </table:table-cell>
          <table:table-cell office:value-type="string" calcext:value-type="string">
            <text:p>6712.58</text:p>
          </table:table-cell>
          <table:table-cell office:value-type="string" calcext:value-type="string">
            <text:p>13307.39</text:p>
          </table:table-cell>
          <table:table-cell office:value-type="float" office:value="3363" calcext:value-type="float">
            <text:p>3363</text:p>
          </table:table-cell>
          <table:table-cell office:value-type="float" office:value="3304" calcext:value-type="float">
            <text:p>3304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6" calcext:value-type="float">
            <text:p>1528225466</text:p>
          </table:table-cell>
          <table:table-cell office:value-type="string" calcext:value-type="string">
            <text:p>vif147.1</text:p>
          </table:table-cell>
          <table:table-cell office:value-type="string" calcext:value-type="string">
            <text:p>1060744.50</text:p>
          </table:table-cell>
          <table:table-cell office:value-type="string" calcext:value-type="string">
            <text:p>574810.38</text:p>
          </table:table-cell>
          <table:table-cell office:value-type="string" calcext:value-type="string">
            <text:p>1635554.88</text:p>
          </table:table-cell>
          <table:table-cell office:value-type="float" office:value="287980" calcext:value-type="float">
            <text:p>287980</text:p>
          </table:table-cell>
          <table:table-cell office:value-type="float" office:value="531433" calcext:value-type="float">
            <text:p>531433</text:p>
          </table:table-cell>
          <table:table-cell office:value-type="string" calcext:value-type="string">
            <text:p>6712.58</text:p>
          </table:table-cell>
          <table:table-cell office:value-type="string" calcext:value-type="string">
            <text:p>6594.81</text:p>
          </table:table-cell>
          <table:table-cell office:value-type="string" calcext:value-type="string">
            <text:p>13307.39</text:p>
          </table:table-cell>
          <table:table-cell office:value-type="float" office:value="3304" calcext:value-type="float">
            <text:p>3304</text:p>
          </table:table-cell>
          <table:table-cell office:value-type="float" office:value="3363" calcext:value-type="float">
            <text:p>3363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6" calcext:value-type="float">
            <text:p>1528225466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788626.75</text:p>
          </table:table-cell>
          <table:table-cell office:value-type="string" calcext:value-type="string">
            <text:p>2113898.25</text:p>
          </table:table-cell>
          <table:table-cell office:value-type="string" calcext:value-type="string">
            <text:p>4902525.00</text:p>
          </table:table-cell>
          <table:table-cell office:value-type="float" office:value="1059063" calcext:value-type="float">
            <text:p>1059063</text:p>
          </table:table-cell>
          <table:table-cell office:value-type="float" office:value="1397102" calcext:value-type="float">
            <text:p>1397102</text:p>
          </table:table-cell>
          <table:table-cell office:value-type="string" calcext:value-type="string">
            <text:p>20019.96</text:p>
          </table:table-cell>
          <table:table-cell office:value-type="string" calcext:value-type="string">
            <text:p>19880.24</text:p>
          </table:table-cell>
          <table:table-cell office:value-type="string" calcext:value-type="string">
            <text:p>39900.20</text:p>
          </table:table-cell>
          <table:table-cell office:value-type="float" office:value="9960" calcext:value-type="float">
            <text:p>9960</text:p>
          </table:table-cell>
          <table:table-cell office:value-type="float" office:value="10030" calcext:value-type="float">
            <text:p>1003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7" calcext:value-type="float">
            <text:p>1528225467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496075.72</text:p>
          </table:table-cell>
          <table:table-cell office:value-type="string" calcext:value-type="string">
            <text:p>257938.25</text:p>
          </table:table-cell>
          <table:table-cell office:value-type="string" calcext:value-type="string">
            <text:p>754013.94</text:p>
          </table:table-cell>
          <table:table-cell office:value-type="float" office:value="129485" calcext:value-type="float">
            <text:p>129485</text:p>
          </table:table-cell>
          <table:table-cell office:value-type="float" office:value="249030" calcext:value-type="float">
            <text:p>249030</text:p>
          </table:table-cell>
          <table:table-cell office:value-type="string" calcext:value-type="string">
            <text:p>3075.70</text:p>
          </table:table-cell>
          <table:table-cell office:value-type="string" calcext:value-type="string">
            <text:p>3045.82</text:p>
          </table:table-cell>
          <table:table-cell office:value-type="string" calcext:value-type="string">
            <text:p>6121.51</text:p>
          </table:table-cell>
          <table:table-cell office:value-type="float" office:value="1529" calcext:value-type="float">
            <text:p>1529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7" calcext:value-type="float">
            <text:p>1528225467</text:p>
          </table:table-cell>
          <table:table-cell office:value-type="string" calcext:value-type="string">
            <text:p>vif147.0</text:p>
          </table:table-cell>
          <table:table-cell office:value-type="string" calcext:value-type="string">
            <text:p>299326.03</text:p>
          </table:table-cell>
          <table:table-cell office:value-type="string" calcext:value-type="string">
            <text:p>452115.31</text:p>
          </table:table-cell>
          <table:table-cell office:value-type="string" calcext:value-type="string">
            <text:p>751441.38</text:p>
          </table:table-cell>
          <table:table-cell office:value-type="float" office:value="227414" calcext:value-type="float">
            <text:p>227414</text:p>
          </table:table-cell>
          <table:table-cell office:value-type="float" office:value="150561" calcext:value-type="float">
            <text:p>150561</text:p>
          </table:table-cell>
          <table:table-cell office:value-type="string" calcext:value-type="string">
            <text:p>3029.82</text:p>
          </table:table-cell>
          <table:table-cell office:value-type="string" calcext:value-type="string">
            <text:p>3069.58</text:p>
          </table:table-cell>
          <table:table-cell office:value-type="string" calcext:value-type="string">
            <text:p>6099.40</text:p>
          </table:table-cell>
          <table:table-cell office:value-type="float" office:value="1544" calcext:value-type="float">
            <text:p>1544</text:p>
          </table:table-cell>
          <table:table-cell office:value-type="float" office:value="1524" calcext:value-type="float">
            <text:p>1524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7" calcext:value-type="float">
            <text:p>1528225467</text:p>
          </table:table-cell>
          <table:table-cell office:value-type="string" calcext:value-type="string">
            <text:p>vif147.1</text:p>
          </table:table-cell>
          <table:table-cell office:value-type="string" calcext:value-type="string">
            <text:p>495089.47</text:p>
          </table:table-cell>
          <table:table-cell office:value-type="string" calcext:value-type="string">
            <text:p>256908.55</text:p>
          </table:table-cell>
          <table:table-cell office:value-type="string" calcext:value-type="string">
            <text:p>751998.00</text:p>
          </table:table-cell>
          <table:table-cell office:value-type="float" office:value="129225" calcext:value-type="float">
            <text:p>129225</text:p>
          </table:table-cell>
          <table:table-cell office:value-type="float" office:value="249030" calcext:value-type="float">
            <text:p>249030</text:p>
          </table:table-cell>
          <table:table-cell office:value-type="string" calcext:value-type="string">
            <text:p>3069.58</text:p>
          </table:table-cell>
          <table:table-cell office:value-type="string" calcext:value-type="string">
            <text:p>3029.82</text:p>
          </table:table-cell>
          <table:table-cell office:value-type="string" calcext:value-type="string">
            <text:p>6099.40</text:p>
          </table:table-cell>
          <table:table-cell office:value-type="float" office:value="1524" calcext:value-type="float">
            <text:p>1524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7" calcext:value-type="float">
            <text:p>1528225467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289505.00</text:p>
          </table:table-cell>
          <table:table-cell office:value-type="string" calcext:value-type="string">
            <text:p>966449.31</text:p>
          </table:table-cell>
          <table:table-cell office:value-type="string" calcext:value-type="string">
            <text:p>2255954.25</text:p>
          </table:table-cell>
          <table:table-cell office:value-type="float" office:value="486124" calcext:value-type="float">
            <text:p>486124</text:p>
          </table:table-cell>
          <table:table-cell office:value-type="float" office:value="648621" calcext:value-type="float">
            <text:p>648621</text:p>
          </table:table-cell>
          <table:table-cell office:value-type="string" calcext:value-type="string">
            <text:p>9168.99</text:p>
          </table:table-cell>
          <table:table-cell office:value-type="string" calcext:value-type="string">
            <text:p>9139.16</text:p>
          </table:table-cell>
          <table:table-cell office:value-type="string" calcext:value-type="string">
            <text:p>18308.15</text:p>
          </table:table-cell>
          <table:table-cell office:value-type="float" office:value="4597" calcext:value-type="float">
            <text:p>4597</text:p>
          </table:table-cell>
          <table:table-cell office:value-type="float" office:value="4612" calcext:value-type="float">
            <text:p>4612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7" calcext:value-type="float">
            <text:p>1528225467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309895.47</text:p>
          </table:table-cell>
          <table:table-cell office:value-type="string" calcext:value-type="string">
            <text:p>169729.78</text:p>
          </table:table-cell>
          <table:table-cell office:value-type="string" calcext:value-type="string">
            <text:p>479625.25</text:p>
          </table:table-cell>
          <table:table-cell office:value-type="float" office:value="86053" calcext:value-type="float">
            <text:p>86053</text:p>
          </table:table-cell>
          <table:table-cell office:value-type="float" office:value="157117" calcext:value-type="float">
            <text:p>157117</text:p>
          </table:table-cell>
          <table:table-cell office:value-type="string" calcext:value-type="string">
            <text:p>1907.30</text:p>
          </table:table-cell>
          <table:table-cell office:value-type="string" calcext:value-type="string">
            <text:p>2015.78</text:p>
          </table:table-cell>
          <table:table-cell office:value-type="string" calcext:value-type="string">
            <text:p>3923.08</text:p>
          </table:table-cell>
          <table:table-cell office:value-type="float" office:value="1022" calcext:value-type="float">
            <text:p>1022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7" calcext:value-type="float">
            <text:p>1528225467</text:p>
          </table:table-cell>
          <table:table-cell office:value-type="string" calcext:value-type="string">
            <text:p>vif147.0</text:p>
          </table:table-cell>
          <table:table-cell office:value-type="string" calcext:value-type="string">
            <text:p>198994.08</text:p>
          </table:table-cell>
          <table:table-cell office:value-type="string" calcext:value-type="string">
            <text:p>283752.97</text:p>
          </table:table-cell>
          <table:table-cell office:value-type="string" calcext:value-type="string">
            <text:p>482747.03</text:p>
          </table:table-cell>
          <table:table-cell office:value-type="float" office:value="143579" calcext:value-type="float">
            <text:p>143579</text:p>
          </table:table-cell>
          <table:table-cell office:value-type="float" office:value="100691" calcext:value-type="float">
            <text:p>100691</text:p>
          </table:table-cell>
          <table:table-cell office:value-type="string" calcext:value-type="string">
            <text:p>2029.64</text:p>
          </table:table-cell>
          <table:table-cell office:value-type="string" calcext:value-type="string">
            <text:p>1911.07</text:p>
          </table:table-cell>
          <table:table-cell office:value-type="string" calcext:value-type="string">
            <text:p>3940.71</text:p>
          </table:table-cell>
          <table:table-cell office:value-type="float" office:value="967" calcext:value-type="float">
            <text:p>967</text:p>
          </table:table-cell>
          <table:table-cell office:value-type="float" office:value="1027" calcext:value-type="float">
            <text:p>1027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7" calcext:value-type="float">
            <text:p>1528225467</text:p>
          </table:table-cell>
          <table:table-cell office:value-type="string" calcext:value-type="string">
            <text:p>vif147.1</text:p>
          </table:table-cell>
          <table:table-cell office:value-type="string" calcext:value-type="string">
            <text:p>311731.22</text:p>
          </table:table-cell>
          <table:table-cell office:value-type="string" calcext:value-type="string">
            <text:p>170579.05</text:p>
          </table:table-cell>
          <table:table-cell office:value-type="string" calcext:value-type="string">
            <text:p>482310.28</text:p>
          </table:table-cell>
          <table:table-cell office:value-type="float" office:value="86313" calcext:value-type="float">
            <text:p>86313</text:p>
          </table:table-cell>
          <table:table-cell office:value-type="float" office:value="157736" calcext:value-type="float">
            <text:p>157736</text:p>
          </table:table-cell>
          <table:table-cell office:value-type="string" calcext:value-type="string">
            <text:p>1915.02</text:p>
          </table:table-cell>
          <table:table-cell office:value-type="string" calcext:value-type="string">
            <text:p>2029.64</text:p>
          </table:table-cell>
          <table:table-cell office:value-type="string" calcext:value-type="string">
            <text:p>3944.66</text:p>
          </table:table-cell>
          <table:table-cell office:value-type="float" office:value="1027" calcext:value-type="float">
            <text:p>1027</text:p>
          </table:table-cell>
          <table:table-cell office:value-type="float" office:value="969" calcext:value-type="float">
            <text:p>969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7" calcext:value-type="float">
            <text:p>1528225467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821233.19</text:p>
          </table:table-cell>
          <table:table-cell office:value-type="string" calcext:value-type="string">
            <text:p>624397.25</text:p>
          </table:table-cell>
          <table:table-cell office:value-type="string" calcext:value-type="string">
            <text:p>1445630.50</text:p>
          </table:table-cell>
          <table:table-cell office:value-type="float" office:value="315945" calcext:value-type="float">
            <text:p>315945</text:p>
          </table:table-cell>
          <table:table-cell office:value-type="float" office:value="415544" calcext:value-type="float">
            <text:p>415544</text:p>
          </table:table-cell>
          <table:table-cell office:value-type="string" calcext:value-type="string">
            <text:p>5855.73</text:p>
          </table:table-cell>
          <table:table-cell office:value-type="string" calcext:value-type="string">
            <text:p>5960.47</text:p>
          </table:table-cell>
          <table:table-cell office:value-type="string" calcext:value-type="string">
            <text:p>11816.21</text:p>
          </table:table-cell>
          <table:table-cell office:value-type="float" office:value="3016" calcext:value-type="float">
            <text:p>3016</text:p>
          </table:table-cell>
          <table:table-cell office:value-type="float" office:value="2963" calcext:value-type="float">
            <text:p>2963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8" calcext:value-type="float">
            <text:p>1528225468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467358.59</text:p>
          </table:table-cell>
          <table:table-cell office:value-type="string" calcext:value-type="string">
            <text:p>240464.16</text:p>
          </table:table-cell>
          <table:table-cell office:value-type="string" calcext:value-type="string">
            <text:p>707822.75</text:p>
          </table:table-cell>
          <table:table-cell office:value-type="float" office:value="120713" calcext:value-type="float">
            <text:p>120713</text:p>
          </table:table-cell>
          <table:table-cell office:value-type="float" office:value="234614" calcext:value-type="float">
            <text:p>234614</text:p>
          </table:table-cell>
          <table:table-cell office:value-type="string" calcext:value-type="string">
            <text:p>2850.60</text:p>
          </table:table-cell>
          <table:table-cell office:value-type="string" calcext:value-type="string">
            <text:p>2864.54</text:p>
          </table:table-cell>
          <table:table-cell office:value-type="string" calcext:value-type="string">
            <text:p>5715.14</text:p>
          </table:table-cell>
          <table:table-cell office:value-type="float" office:value="1438" calcext:value-type="float">
            <text:p>1438</text:p>
          </table:table-cell>
          <table:table-cell office:value-type="float" office:value="1431" calcext:value-type="float">
            <text:p>143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8" calcext:value-type="float">
            <text:p>1528225468</text:p>
          </table:table-cell>
          <table:table-cell office:value-type="string" calcext:value-type="string">
            <text:p>vif147.0</text:p>
          </table:table-cell>
          <table:table-cell office:value-type="string" calcext:value-type="string">
            <text:p>275480.09</text:p>
          </table:table-cell>
          <table:table-cell office:value-type="string" calcext:value-type="string">
            <text:p>428629.50</text:p>
          </table:table-cell>
          <table:table-cell office:value-type="string" calcext:value-type="string">
            <text:p>704109.56</text:p>
          </table:table-cell>
          <table:table-cell office:value-type="float" office:value="215172" calcext:value-type="float">
            <text:p>215172</text:p>
          </table:table-cell>
          <table:table-cell office:value-type="float" office:value="138291" calcext:value-type="float">
            <text:p>138291</text:p>
          </table:table-cell>
          <table:table-cell office:value-type="string" calcext:value-type="string">
            <text:p>2836.65</text:p>
          </table:table-cell>
          <table:table-cell office:value-type="string" calcext:value-type="string">
            <text:p>2872.51</text:p>
          </table:table-cell>
          <table:table-cell office:value-type="string" calcext:value-type="string">
            <text:p>5709.16</text:p>
          </table:table-cell>
          <table:table-cell office:value-type="float" office:value="1442" calcext:value-type="float">
            <text:p>1442</text:p>
          </table:table-cell>
          <table:table-cell office:value-type="float" office:value="1424" calcext:value-type="float">
            <text:p>1424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8" calcext:value-type="float">
            <text:p>1528225468</text:p>
          </table:table-cell>
          <table:table-cell office:value-type="string" calcext:value-type="string">
            <text:p>vif147.1</text:p>
          </table:table-cell>
          <table:table-cell office:value-type="string" calcext:value-type="string">
            <text:p>467611.56</text:p>
          </table:table-cell>
          <table:table-cell office:value-type="string" calcext:value-type="string">
            <text:p>235766.94</text:p>
          </table:table-cell>
          <table:table-cell office:value-type="string" calcext:value-type="string">
            <text:p>703378.50</text:p>
          </table:table-cell>
          <table:table-cell office:value-type="float" office:value="118355" calcext:value-type="float">
            <text:p>118355</text:p>
          </table:table-cell>
          <table:table-cell office:value-type="float" office:value="234741" calcext:value-type="float">
            <text:p>234741</text:p>
          </table:table-cell>
          <table:table-cell office:value-type="string" calcext:value-type="string">
            <text:p>2868.53</text:p>
          </table:table-cell>
          <table:table-cell office:value-type="string" calcext:value-type="string">
            <text:p>2836.65</text:p>
          </table:table-cell>
          <table:table-cell office:value-type="string" calcext:value-type="string">
            <text:p>5705.18</text:p>
          </table:table-cell>
          <table:table-cell office:value-type="float" office:value="1424" calcext:value-type="float">
            <text:p>1424</text:p>
          </table:table-cell>
          <table:table-cell office:value-type="float" office:value="1440" calcext:value-type="float">
            <text:p>144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8" calcext:value-type="float">
            <text:p>1528225468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210450.25</text:p>
          </table:table-cell>
          <table:table-cell office:value-type="string" calcext:value-type="string">
            <text:p>904860.56</text:p>
          </table:table-cell>
          <table:table-cell office:value-type="string" calcext:value-type="string">
            <text:p>2115310.75</text:p>
          </table:table-cell>
          <table:table-cell office:value-type="float" office:value="454240" calcext:value-type="float">
            <text:p>454240</text:p>
          </table:table-cell>
          <table:table-cell office:value-type="float" office:value="607646" calcext:value-type="float">
            <text:p>607646</text:p>
          </table:table-cell>
          <table:table-cell office:value-type="string" calcext:value-type="string">
            <text:p>8555.78</text:p>
          </table:table-cell>
          <table:table-cell office:value-type="string" calcext:value-type="string">
            <text:p>8573.71</text:p>
          </table:table-cell>
          <table:table-cell office:value-type="string" calcext:value-type="string">
            <text:p>17129.48</text:p>
          </table:table-cell>
          <table:table-cell office:value-type="float" office:value="4304" calcext:value-type="float">
            <text:p>4304</text:p>
          </table:table-cell>
          <table:table-cell office:value-type="float" office:value="4295" calcext:value-type="float">
            <text:p>4295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8" calcext:value-type="float">
            <text:p>1528225468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444888.25</text:p>
          </table:table-cell>
          <table:table-cell office:value-type="string" calcext:value-type="string">
            <text:p>233684.64</text:p>
          </table:table-cell>
          <table:table-cell office:value-type="string" calcext:value-type="string">
            <text:p>678572.88</text:p>
          </table:table-cell>
          <table:table-cell office:value-type="float" office:value="117076" calcext:value-type="float">
            <text:p>117076</text:p>
          </table:table-cell>
          <table:table-cell office:value-type="float" office:value="222889" calcext:value-type="float">
            <text:p>222889</text:p>
          </table:table-cell>
          <table:table-cell office:value-type="string" calcext:value-type="string">
            <text:p>2784.43</text:p>
          </table:table-cell>
          <table:table-cell office:value-type="string" calcext:value-type="string">
            <text:p>2740.52</text:p>
          </table:table-cell>
          <table:table-cell office:value-type="string" calcext:value-type="string">
            <text:p>5524.95</text:p>
          </table:table-cell>
          <table:table-cell office:value-type="float" office:value="1373" calcext:value-type="float">
            <text:p>1373</text:p>
          </table:table-cell>
          <table:table-cell office:value-type="float" office:value="1395" calcext:value-type="float">
            <text:p>1395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8" calcext:value-type="float">
            <text:p>1528225468</text:p>
          </table:table-cell>
          <table:table-cell office:value-type="string" calcext:value-type="string">
            <text:p>vif147.0</text:p>
          </table:table-cell>
          <table:table-cell office:value-type="string" calcext:value-type="string">
            <text:p>275511.00</text:p>
          </table:table-cell>
          <table:table-cell office:value-type="string" calcext:value-type="string">
            <text:p>414139.72</text:p>
          </table:table-cell>
          <table:table-cell office:value-type="string" calcext:value-type="string">
            <text:p>689650.69</text:p>
          </table:table-cell>
          <table:table-cell office:value-type="float" office:value="207484" calcext:value-type="float">
            <text:p>207484</text:p>
          </table:table-cell>
          <table:table-cell office:value-type="float" office:value="138031" calcext:value-type="float">
            <text:p>138031</text:p>
          </table:table-cell>
          <table:table-cell office:value-type="string" calcext:value-type="string">
            <text:p>2758.48</text:p>
          </table:table-cell>
          <table:table-cell office:value-type="string" calcext:value-type="string">
            <text:p>2812.38</text:p>
          </table:table-cell>
          <table:table-cell office:value-type="string" calcext:value-type="string">
            <text:p>5570.86</text:p>
          </table:table-cell>
          <table:table-cell office:value-type="float" office:value="1409" calcext:value-type="float">
            <text:p>1409</text:p>
          </table:table-cell>
          <table:table-cell office:value-type="float" office:value="1382" calcext:value-type="float">
            <text:p>1382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8" calcext:value-type="float">
            <text:p>1528225468</text:p>
          </table:table-cell>
          <table:table-cell office:value-type="string" calcext:value-type="string">
            <text:p>vif147.1</text:p>
          </table:table-cell>
          <table:table-cell office:value-type="string" calcext:value-type="string">
            <text:p>453513.00</text:p>
          </table:table-cell>
          <table:table-cell office:value-type="string" calcext:value-type="string">
            <text:p>236892.22</text:p>
          </table:table-cell>
          <table:table-cell office:value-type="string" calcext:value-type="string">
            <text:p>690405.19</text:p>
          </table:table-cell>
          <table:table-cell office:value-type="float" office:value="118683" calcext:value-type="float">
            <text:p>118683</text:p>
          </table:table-cell>
          <table:table-cell office:value-type="float" office:value="227210" calcext:value-type="float">
            <text:p>227210</text:p>
          </table:table-cell>
          <table:table-cell office:value-type="string" calcext:value-type="string">
            <text:p>2812.38</text:p>
          </table:table-cell>
          <table:table-cell office:value-type="string" calcext:value-type="string">
            <text:p>2758.48</text:p>
          </table:table-cell>
          <table:table-cell office:value-type="string" calcext:value-type="string">
            <text:p>5570.86</text:p>
          </table:table-cell>
          <table:table-cell office:value-type="float" office:value="1382" calcext:value-type="float">
            <text:p>1382</text:p>
          </table:table-cell>
          <table:table-cell office:value-type="float" office:value="1409" calcext:value-type="float">
            <text:p>1409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8" calcext:value-type="float">
            <text:p>1528225468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173912.25</text:p>
          </table:table-cell>
          <table:table-cell office:value-type="string" calcext:value-type="string">
            <text:p>884716.56</text:p>
          </table:table-cell>
          <table:table-cell office:value-type="string" calcext:value-type="string">
            <text:p>2058628.75</text:p>
          </table:table-cell>
          <table:table-cell office:value-type="float" office:value="443243" calcext:value-type="float">
            <text:p>443243</text:p>
          </table:table-cell>
          <table:table-cell office:value-type="float" office:value="588130" calcext:value-type="float">
            <text:p>588130</text:p>
          </table:table-cell>
          <table:table-cell office:value-type="string" calcext:value-type="string">
            <text:p>8355.29</text:p>
          </table:table-cell>
          <table:table-cell office:value-type="string" calcext:value-type="string">
            <text:p>8311.38</text:p>
          </table:table-cell>
          <table:table-cell office:value-type="string" calcext:value-type="string">
            <text:p>16666.67</text:p>
          </table:table-cell>
          <table:table-cell office:value-type="float" office:value="4164" calcext:value-type="float">
            <text:p>4164</text:p>
          </table:table-cell>
          <table:table-cell office:value-type="float" office:value="4186" calcext:value-type="float">
            <text:p>4186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9" calcext:value-type="float">
            <text:p>1528225469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726161.38</text:p>
          </table:table-cell>
          <table:table-cell office:value-type="string" calcext:value-type="string">
            <text:p>391215.16</text:p>
          </table:table-cell>
          <table:table-cell office:value-type="string" calcext:value-type="string">
            <text:p>1117376.50</text:p>
          </table:table-cell>
          <table:table-cell office:value-type="float" office:value="196390" calcext:value-type="float">
            <text:p>196390</text:p>
          </table:table-cell>
          <table:table-cell office:value-type="float" office:value="364533" calcext:value-type="float">
            <text:p>364533</text:p>
          </table:table-cell>
          <table:table-cell office:value-type="string" calcext:value-type="string">
            <text:p>4390.44</text:p>
          </table:table-cell>
          <table:table-cell office:value-type="string" calcext:value-type="string">
            <text:p>4629.48</text:p>
          </table:table-cell>
          <table:table-cell office:value-type="string" calcext:value-type="string">
            <text:p>9019.92</text:p>
          </table:table-cell>
          <table:table-cell office:value-type="float" office:value="2324" calcext:value-type="float">
            <text:p>2324</text:p>
          </table:table-cell>
          <table:table-cell office:value-type="float" office:value="2204" calcext:value-type="float">
            <text:p>2204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9" calcext:value-type="float">
            <text:p>1528225469</text:p>
          </table:table-cell>
          <table:table-cell office:value-type="string" calcext:value-type="string">
            <text:p>vif147.0</text:p>
          </table:table-cell>
          <table:table-cell office:value-type="string" calcext:value-type="string">
            <text:p>457105.59</text:p>
          </table:table-cell>
          <table:table-cell office:value-type="string" calcext:value-type="string">
            <text:p>655298.81</text:p>
          </table:table-cell>
          <table:table-cell office:value-type="string" calcext:value-type="string">
            <text:p>1112404.38</text:p>
          </table:table-cell>
          <table:table-cell office:value-type="float" office:value="328960" calcext:value-type="float">
            <text:p>328960</text:p>
          </table:table-cell>
          <table:table-cell office:value-type="float" office:value="229467" calcext:value-type="float">
            <text:p>229467</text:p>
          </table:table-cell>
          <table:table-cell office:value-type="string" calcext:value-type="string">
            <text:p>4631.47</text:p>
          </table:table-cell>
          <table:table-cell office:value-type="string" calcext:value-type="string">
            <text:p>4340.64</text:p>
          </table:table-cell>
          <table:table-cell office:value-type="string" calcext:value-type="string">
            <text:p>8972.11</text:p>
          </table:table-cell>
          <table:table-cell office:value-type="float" office:value="2179" calcext:value-type="float">
            <text:p>2179</text:p>
          </table:table-cell>
          <table:table-cell office:value-type="float" office:value="2325" calcext:value-type="float">
            <text:p>2325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9" calcext:value-type="float">
            <text:p>1528225469</text:p>
          </table:table-cell>
          <table:table-cell office:value-type="string" calcext:value-type="string">
            <text:p>vif147.1</text:p>
          </table:table-cell>
          <table:table-cell office:value-type="string" calcext:value-type="string">
            <text:p>716067.75</text:p>
          </table:table-cell>
          <table:table-cell office:value-type="string" calcext:value-type="string">
            <text:p>392264.94</text:p>
          </table:table-cell>
          <table:table-cell office:value-type="string" calcext:value-type="string">
            <text:p>1108332.75</text:p>
          </table:table-cell>
          <table:table-cell office:value-type="float" office:value="196917" calcext:value-type="float">
            <text:p>196917</text:p>
          </table:table-cell>
          <table:table-cell office:value-type="float" office:value="359466" calcext:value-type="float">
            <text:p>359466</text:p>
          </table:table-cell>
          <table:table-cell office:value-type="string" calcext:value-type="string">
            <text:p>4340.64</text:p>
          </table:table-cell>
          <table:table-cell office:value-type="string" calcext:value-type="string">
            <text:p>4631.47</text:p>
          </table:table-cell>
          <table:table-cell office:value-type="string" calcext:value-type="string">
            <text:p>8972.11</text:p>
          </table:table-cell>
          <table:table-cell office:value-type="float" office:value="2325" calcext:value-type="float">
            <text:p>2325</text:p>
          </table:table-cell>
          <table:table-cell office:value-type="float" office:value="2179" calcext:value-type="float">
            <text:p>2179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9" calcext:value-type="float">
            <text:p>1528225469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899334.75</text:p>
          </table:table-cell>
          <table:table-cell office:value-type="string" calcext:value-type="string">
            <text:p>1438778.88</text:p>
          </table:table-cell>
          <table:table-cell office:value-type="string" calcext:value-type="string">
            <text:p>3338113.75</text:p>
          </table:table-cell>
          <table:table-cell office:value-type="float" office:value="722267" calcext:value-type="float">
            <text:p>722267</text:p>
          </table:table-cell>
          <table:table-cell office:value-type="float" office:value="953466" calcext:value-type="float">
            <text:p>953466</text:p>
          </table:table-cell>
          <table:table-cell office:value-type="string" calcext:value-type="string">
            <text:p>13362.55</text:p>
          </table:table-cell>
          <table:table-cell office:value-type="string" calcext:value-type="string">
            <text:p>13601.59</text:p>
          </table:table-cell>
          <table:table-cell office:value-type="string" calcext:value-type="string">
            <text:p>26964.14</text:p>
          </table:table-cell>
          <table:table-cell office:value-type="float" office:value="6828" calcext:value-type="float">
            <text:p>6828</text:p>
          </table:table-cell>
          <table:table-cell office:value-type="float" office:value="6708" calcext:value-type="float">
            <text:p>6708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9" calcext:value-type="float">
            <text:p>1528225469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614259.50</text:p>
          </table:table-cell>
          <table:table-cell office:value-type="string" calcext:value-type="string">
            <text:p>326165.69</text:p>
          </table:table-cell>
          <table:table-cell office:value-type="string" calcext:value-type="string">
            <text:p>940425.19</text:p>
          </table:table-cell>
          <table:table-cell office:value-type="float" office:value="163409" calcext:value-type="float">
            <text:p>163409</text:p>
          </table:table-cell>
          <table:table-cell office:value-type="float" office:value="307744" calcext:value-type="float">
            <text:p>307744</text:p>
          </table:table-cell>
          <table:table-cell office:value-type="string" calcext:value-type="string">
            <text:p>3778.44</text:p>
          </table:table-cell>
          <table:table-cell office:value-type="string" calcext:value-type="string">
            <text:p>3862.28</text:p>
          </table:table-cell>
          <table:table-cell office:value-type="string" calcext:value-type="string">
            <text:p>7640.72</text:p>
          </table:table-cell>
          <table:table-cell office:value-type="float" office:value="1935" calcext:value-type="float">
            <text:p>1935</text:p>
          </table:table-cell>
          <table:table-cell office:value-type="float" office:value="1893" calcext:value-type="float">
            <text:p>1893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9" calcext:value-type="float">
            <text:p>1528225469</text:p>
          </table:table-cell>
          <table:table-cell office:value-type="string" calcext:value-type="string">
            <text:p>vif147.0</text:p>
          </table:table-cell>
          <table:table-cell office:value-type="string" calcext:value-type="string">
            <text:p>379678.66</text:p>
          </table:table-cell>
          <table:table-cell office:value-type="string" calcext:value-type="string">
            <text:p>561361.31</text:p>
          </table:table-cell>
          <table:table-cell office:value-type="string" calcext:value-type="string">
            <text:p>941039.94</text:p>
          </table:table-cell>
          <table:table-cell office:value-type="float" office:value="281242" calcext:value-type="float">
            <text:p>281242</text:p>
          </table:table-cell>
          <table:table-cell office:value-type="float" office:value="190219" calcext:value-type="float">
            <text:p>190219</text:p>
          </table:table-cell>
          <table:table-cell office:value-type="string" calcext:value-type="string">
            <text:p>3854.29</text:p>
          </table:table-cell>
          <table:table-cell office:value-type="string" calcext:value-type="string">
            <text:p>3778.44</text:p>
          </table:table-cell>
          <table:table-cell office:value-type="string" calcext:value-type="string">
            <text:p>7632.73</text:p>
          </table:table-cell>
          <table:table-cell office:value-type="float" office:value="1893" calcext:value-type="float">
            <text:p>1893</text:p>
          </table:table-cell>
          <table:table-cell office:value-type="float" office:value="1931" calcext:value-type="float">
            <text:p>193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9" calcext:value-type="float">
            <text:p>1528225469</text:p>
          </table:table-cell>
          <table:table-cell office:value-type="string" calcext:value-type="string">
            <text:p>vif147.1</text:p>
          </table:table-cell>
          <table:table-cell office:value-type="string" calcext:value-type="string">
            <text:p>614259.50</text:p>
          </table:table-cell>
          <table:table-cell office:value-type="string" calcext:value-type="string">
            <text:p>325718.56</text:p>
          </table:table-cell>
          <table:table-cell office:value-type="string" calcext:value-type="string">
            <text:p>939978.06</text:p>
          </table:table-cell>
          <table:table-cell office:value-type="float" office:value="163185" calcext:value-type="float">
            <text:p>163185</text:p>
          </table:table-cell>
          <table:table-cell office:value-type="float" office:value="307744" calcext:value-type="float">
            <text:p>307744</text:p>
          </table:table-cell>
          <table:table-cell office:value-type="string" calcext:value-type="string">
            <text:p>3778.44</text:p>
          </table:table-cell>
          <table:table-cell office:value-type="string" calcext:value-type="string">
            <text:p>3854.29</text:p>
          </table:table-cell>
          <table:table-cell office:value-type="string" calcext:value-type="string">
            <text:p>7632.73</text:p>
          </table:table-cell>
          <table:table-cell office:value-type="float" office:value="1931" calcext:value-type="float">
            <text:p>1931</text:p>
          </table:table-cell>
          <table:table-cell office:value-type="float" office:value="1893" calcext:value-type="float">
            <text:p>1893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69" calcext:value-type="float">
            <text:p>1528225469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608197.62</text:p>
          </table:table-cell>
          <table:table-cell office:value-type="string" calcext:value-type="string">
            <text:p>1213245.50</text:p>
          </table:table-cell>
          <table:table-cell office:value-type="string" calcext:value-type="string">
            <text:p>2821443.25</text:p>
          </table:table-cell>
          <table:table-cell office:value-type="float" office:value="607836" calcext:value-type="float">
            <text:p>607836</text:p>
          </table:table-cell>
          <table:table-cell office:value-type="float" office:value="805707" calcext:value-type="float">
            <text:p>805707</text:p>
          </table:table-cell>
          <table:table-cell office:value-type="string" calcext:value-type="string">
            <text:p>11411.18</text:p>
          </table:table-cell>
          <table:table-cell office:value-type="string" calcext:value-type="string">
            <text:p>11495.01</text:p>
          </table:table-cell>
          <table:table-cell office:value-type="string" calcext:value-type="string">
            <text:p>22906.19</text:p>
          </table:table-cell>
          <table:table-cell office:value-type="float" office:value="5759" calcext:value-type="float">
            <text:p>5759</text:p>
          </table:table-cell>
          <table:table-cell office:value-type="float" office:value="5717" calcext:value-type="float">
            <text:p>5717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70" calcext:value-type="float">
            <text:p>1528225470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523596.41</text:p>
          </table:table-cell>
          <table:table-cell office:value-type="string" calcext:value-type="string">
            <text:p>284284.28</text:p>
          </table:table-cell>
          <table:table-cell office:value-type="string" calcext:value-type="string">
            <text:p>807880.69</text:p>
          </table:table-cell>
          <table:table-cell office:value-type="float" office:value="142995" calcext:value-type="float">
            <text:p>142995</text:p>
          </table:table-cell>
          <table:table-cell office:value-type="float" office:value="263369" calcext:value-type="float">
            <text:p>263369</text:p>
          </table:table-cell>
          <table:table-cell office:value-type="string" calcext:value-type="string">
            <text:p>3316.10</text:p>
          </table:table-cell>
          <table:table-cell office:value-type="string" calcext:value-type="string">
            <text:p>3403.58</text:p>
          </table:table-cell>
          <table:table-cell office:value-type="string" calcext:value-type="string">
            <text:p>6719.68</text:p>
          </table:table-cell>
          <table:table-cell office:value-type="float" office:value="1712" calcext:value-type="float">
            <text:p>1712</text:p>
          </table:table-cell>
          <table:table-cell office:value-type="float" office:value="1668" calcext:value-type="float">
            <text:p>1668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70" calcext:value-type="float">
            <text:p>1528225470</text:p>
          </table:table-cell>
          <table:table-cell office:value-type="string" calcext:value-type="string">
            <text:p>vif147.0</text:p>
          </table:table-cell>
          <table:table-cell office:value-type="string" calcext:value-type="string">
            <text:p>333047.72</text:p>
          </table:table-cell>
          <table:table-cell office:value-type="string" calcext:value-type="string">
            <text:p>486320.06</text:p>
          </table:table-cell>
          <table:table-cell office:value-type="string" calcext:value-type="string">
            <text:p>819367.81</text:p>
          </table:table-cell>
          <table:table-cell office:value-type="float" office:value="244619" calcext:value-type="float">
            <text:p>244619</text:p>
          </table:table-cell>
          <table:table-cell office:value-type="float" office:value="167523" calcext:value-type="float">
            <text:p>167523</text:p>
          </table:table-cell>
          <table:table-cell office:value-type="string" calcext:value-type="string">
            <text:p>3419.48</text:p>
          </table:table-cell>
          <table:table-cell office:value-type="string" calcext:value-type="string">
            <text:p>3379.72</text:p>
          </table:table-cell>
          <table:table-cell office:value-type="string" calcext:value-type="string">
            <text:p>6799.20</text:p>
          </table:table-cell>
          <table:table-cell office:value-type="float" office:value="1700" calcext:value-type="float">
            <text:p>1700</text:p>
          </table:table-cell>
          <table:table-cell office:value-type="float" office:value="1720" calcext:value-type="float">
            <text:p>172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70" calcext:value-type="float">
            <text:p>1528225470</text:p>
          </table:table-cell>
          <table:table-cell office:value-type="string" calcext:value-type="string">
            <text:p>vif147.1</text:p>
          </table:table-cell>
          <table:table-cell office:value-type="string" calcext:value-type="string">
            <text:p>533636.19</text:p>
          </table:table-cell>
          <table:table-cell office:value-type="string" calcext:value-type="string">
            <text:p>285174.94</text:p>
          </table:table-cell>
          <table:table-cell office:value-type="string" calcext:value-type="string">
            <text:p>818811.12</text:p>
          </table:table-cell>
          <table:table-cell office:value-type="float" office:value="143443" calcext:value-type="float">
            <text:p>143443</text:p>
          </table:table-cell>
          <table:table-cell office:value-type="float" office:value="268419" calcext:value-type="float">
            <text:p>268419</text:p>
          </table:table-cell>
          <table:table-cell office:value-type="string" calcext:value-type="string">
            <text:p>3379.72</text:p>
          </table:table-cell>
          <table:table-cell office:value-type="string" calcext:value-type="string">
            <text:p>3419.48</text:p>
          </table:table-cell>
          <table:table-cell office:value-type="string" calcext:value-type="string">
            <text:p>6799.20</text:p>
          </table:table-cell>
          <table:table-cell office:value-type="float" office:value="1720" calcext:value-type="float">
            <text:p>1720</text:p>
          </table:table-cell>
          <table:table-cell office:value-type="float" office:value="1700" calcext:value-type="float">
            <text:p>170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70" calcext:value-type="float">
            <text:p>1528225470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390280.25</text:p>
          </table:table-cell>
          <table:table-cell office:value-type="string" calcext:value-type="string">
            <text:p>1055779.38</text:p>
          </table:table-cell>
          <table:table-cell office:value-type="string" calcext:value-type="string">
            <text:p>2446059.75</text:p>
          </table:table-cell>
          <table:table-cell office:value-type="float" office:value="531057" calcext:value-type="float">
            <text:p>531057</text:p>
          </table:table-cell>
          <table:table-cell office:value-type="float" office:value="699311" calcext:value-type="float">
            <text:p>699311</text:p>
          </table:table-cell>
          <table:table-cell office:value-type="string" calcext:value-type="string">
            <text:p>10115.31</text:p>
          </table:table-cell>
          <table:table-cell office:value-type="string" calcext:value-type="string">
            <text:p>10202.78</text:p>
          </table:table-cell>
          <table:table-cell office:value-type="string" calcext:value-type="string">
            <text:p>20318.09</text:p>
          </table:table-cell>
          <table:table-cell office:value-type="float" office:value="5132" calcext:value-type="float">
            <text:p>5132</text:p>
          </table:table-cell>
          <table:table-cell office:value-type="float" office:value="5088" calcext:value-type="float">
            <text:p>5088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70" calcext:value-type="float">
            <text:p>1528225470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387680.66</text:p>
          </table:table-cell>
          <table:table-cell office:value-type="string" calcext:value-type="string">
            <text:p>197227.55</text:p>
          </table:table-cell>
          <table:table-cell office:value-type="string" calcext:value-type="string">
            <text:p>584908.19</text:p>
          </table:table-cell>
          <table:table-cell office:value-type="float" office:value="98811" calcext:value-type="float">
            <text:p>98811</text:p>
          </table:table-cell>
          <table:table-cell office:value-type="float" office:value="194228" calcext:value-type="float">
            <text:p>194228</text:p>
          </table:table-cell>
          <table:table-cell office:value-type="string" calcext:value-type="string">
            <text:p>2453.09</text:p>
          </table:table-cell>
          <table:table-cell office:value-type="string" calcext:value-type="string">
            <text:p>2345.31</text:p>
          </table:table-cell>
          <table:table-cell office:value-type="string" calcext:value-type="string">
            <text:p>4798.40</text:p>
          </table:table-cell>
          <table:table-cell office:value-type="float" office:value="1175" calcext:value-type="float">
            <text:p>1175</text:p>
          </table:table-cell>
          <table:table-cell office:value-type="float" office:value="1229" calcext:value-type="float">
            <text:p>1229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70" calcext:value-type="float">
            <text:p>1528225470</text:p>
          </table:table-cell>
          <table:table-cell office:value-type="string" calcext:value-type="string">
            <text:p>vif147.0</text:p>
          </table:table-cell>
          <table:table-cell office:value-type="string" calcext:value-type="string">
            <text:p>230061.88</text:p>
          </table:table-cell>
          <table:table-cell office:value-type="string" calcext:value-type="string">
            <text:p>344151.72</text:p>
          </table:table-cell>
          <table:table-cell office:value-type="string" calcext:value-type="string">
            <text:p>574213.56</text:p>
          </table:table-cell>
          <table:table-cell office:value-type="float" office:value="172420" calcext:value-type="float">
            <text:p>172420</text:p>
          </table:table-cell>
          <table:table-cell office:value-type="float" office:value="115261" calcext:value-type="float">
            <text:p>115261</text:p>
          </table:table-cell>
          <table:table-cell office:value-type="string" calcext:value-type="string">
            <text:p>2345.31</text:p>
          </table:table-cell>
          <table:table-cell office:value-type="string" calcext:value-type="string">
            <text:p>2389.22</text:p>
          </table:table-cell>
          <table:table-cell office:value-type="string" calcext:value-type="string">
            <text:p>4734.53</text:p>
          </table:table-cell>
          <table:table-cell office:value-type="float" office:value="1197" calcext:value-type="float">
            <text:p>1197</text:p>
          </table:table-cell>
          <table:table-cell office:value-type="float" office:value="1175" calcext:value-type="float">
            <text:p>1175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70" calcext:value-type="float">
            <text:p>1528225470</text:p>
          </table:table-cell>
          <table:table-cell office:value-type="string" calcext:value-type="string">
            <text:p>vif147.1</text:p>
          </table:table-cell>
          <table:table-cell office:value-type="string" calcext:value-type="string">
            <text:p>377600.81</text:p>
          </table:table-cell>
          <table:table-cell office:value-type="string" calcext:value-type="string">
            <text:p>197227.55</text:p>
          </table:table-cell>
          <table:table-cell office:value-type="string" calcext:value-type="string">
            <text:p>574828.38</text:p>
          </table:table-cell>
          <table:table-cell office:value-type="float" office:value="98811" calcext:value-type="float">
            <text:p>98811</text:p>
          </table:table-cell>
          <table:table-cell office:value-type="float" office:value="189178" calcext:value-type="float">
            <text:p>189178</text:p>
          </table:table-cell>
          <table:table-cell office:value-type="string" calcext:value-type="string">
            <text:p>2389.22</text:p>
          </table:table-cell>
          <table:table-cell office:value-type="string" calcext:value-type="string">
            <text:p>2345.31</text:p>
          </table:table-cell>
          <table:table-cell office:value-type="string" calcext:value-type="string">
            <text:p>4734.53</text:p>
          </table:table-cell>
          <table:table-cell office:value-type="float" office:value="1175" calcext:value-type="float">
            <text:p>1175</text:p>
          </table:table-cell>
          <table:table-cell office:value-type="float" office:value="1197" calcext:value-type="float">
            <text:p>1197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70" calcext:value-type="float">
            <text:p>1528225470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995343.31</text:p>
          </table:table-cell>
          <table:table-cell office:value-type="string" calcext:value-type="string">
            <text:p>738606.81</text:p>
          </table:table-cell>
          <table:table-cell office:value-type="string" calcext:value-type="string">
            <text:p>1733950.12</text:p>
          </table:table-cell>
          <table:table-cell office:value-type="float" office:value="370042" calcext:value-type="float">
            <text:p>370042</text:p>
          </table:table-cell>
          <table:table-cell office:value-type="float" office:value="498667" calcext:value-type="float">
            <text:p>498667</text:p>
          </table:table-cell>
          <table:table-cell office:value-type="string" calcext:value-type="string">
            <text:p>7187.62</text:p>
          </table:table-cell>
          <table:table-cell office:value-type="string" calcext:value-type="string">
            <text:p>7079.84</text:p>
          </table:table-cell>
          <table:table-cell office:value-type="string" calcext:value-type="string">
            <text:p>14267.47</text:p>
          </table:table-cell>
          <table:table-cell office:value-type="float" office:value="3547" calcext:value-type="float">
            <text:p>3547</text:p>
          </table:table-cell>
          <table:table-cell office:value-type="float" office:value="3601" calcext:value-type="float">
            <text:p>360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71" calcext:value-type="float">
            <text:p>1528225471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473149.41</text:p>
          </table:table-cell>
          <table:table-cell office:value-type="string" calcext:value-type="string">
            <text:p>255852.59</text:p>
          </table:table-cell>
          <table:table-cell office:value-type="string" calcext:value-type="string">
            <text:p>729002.00</text:p>
          </table:table-cell>
          <table:table-cell office:value-type="float" office:value="128438" calcext:value-type="float">
            <text:p>128438</text:p>
          </table:table-cell>
          <table:table-cell office:value-type="float" office:value="237521" calcext:value-type="float">
            <text:p>237521</text:p>
          </table:table-cell>
          <table:table-cell office:value-type="string" calcext:value-type="string">
            <text:p>3075.70</text:p>
          </table:table-cell>
          <table:table-cell office:value-type="string" calcext:value-type="string">
            <text:p>2996.02</text:p>
          </table:table-cell>
          <table:table-cell office:value-type="string" calcext:value-type="string">
            <text:p>6071.71</text:p>
          </table:table-cell>
          <table:table-cell office:value-type="float" office:value="1504" calcext:value-type="float">
            <text:p>1504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71" calcext:value-type="float">
            <text:p>1528225471</text:p>
          </table:table-cell>
          <table:table-cell office:value-type="string" calcext:value-type="string">
            <text:p>vif147.0</text:p>
          </table:table-cell>
          <table:table-cell office:value-type="string" calcext:value-type="string">
            <text:p>297796.81</text:p>
          </table:table-cell>
          <table:table-cell office:value-type="string" calcext:value-type="string">
            <text:p>430089.66</text:p>
          </table:table-cell>
          <table:table-cell office:value-type="string" calcext:value-type="string">
            <text:p>727886.50</text:p>
          </table:table-cell>
          <table:table-cell office:value-type="float" office:value="215905" calcext:value-type="float">
            <text:p>215905</text:p>
          </table:table-cell>
          <table:table-cell office:value-type="float" office:value="149494" calcext:value-type="float">
            <text:p>149494</text:p>
          </table:table-cell>
          <table:table-cell office:value-type="string" calcext:value-type="string">
            <text:p>2996.02</text:p>
          </table:table-cell>
          <table:table-cell office:value-type="string" calcext:value-type="string">
            <text:p>3075.70</text:p>
          </table:table-cell>
          <table:table-cell office:value-type="string" calcext:value-type="string">
            <text:p>6071.71</text:p>
          </table:table-cell>
          <table:table-cell office:value-type="float" office:value="1544" calcext:value-type="float">
            <text:p>1544</text:p>
          </table:table-cell>
          <table:table-cell office:value-type="float" office:value="1504" calcext:value-type="float">
            <text:p>1504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71" calcext:value-type="float">
            <text:p>1528225471</text:p>
          </table:table-cell>
          <table:table-cell office:value-type="string" calcext:value-type="string">
            <text:p>vif147.1</text:p>
          </table:table-cell>
          <table:table-cell office:value-type="string" calcext:value-type="string">
            <text:p>473149.41</text:p>
          </table:table-cell>
          <table:table-cell office:value-type="string" calcext:value-type="string">
            <text:p>255852.59</text:p>
          </table:table-cell>
          <table:table-cell office:value-type="string" calcext:value-type="string">
            <text:p>729002.00</text:p>
          </table:table-cell>
          <table:table-cell office:value-type="float" office:value="128438" calcext:value-type="float">
            <text:p>128438</text:p>
          </table:table-cell>
          <table:table-cell office:value-type="float" office:value="237521" calcext:value-type="float">
            <text:p>237521</text:p>
          </table:table-cell>
          <table:table-cell office:value-type="string" calcext:value-type="string">
            <text:p>3075.70</text:p>
          </table:table-cell>
          <table:table-cell office:value-type="string" calcext:value-type="string">
            <text:p>2996.02</text:p>
          </table:table-cell>
          <table:table-cell office:value-type="string" calcext:value-type="string">
            <text:p>6071.71</text:p>
          </table:table-cell>
          <table:table-cell office:value-type="float" office:value="1504" calcext:value-type="float">
            <text:p>1504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71" calcext:value-type="float">
            <text:p>1528225471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244095.62</text:p>
          </table:table-cell>
          <table:table-cell office:value-type="string" calcext:value-type="string">
            <text:p>941794.88</text:p>
          </table:table-cell>
          <table:table-cell office:value-type="string" calcext:value-type="string">
            <text:p>2185890.50</text:p>
          </table:table-cell>
          <table:table-cell office:value-type="float" office:value="472781" calcext:value-type="float">
            <text:p>472781</text:p>
          </table:table-cell>
          <table:table-cell office:value-type="float" office:value="624536" calcext:value-type="float">
            <text:p>624536</text:p>
          </table:table-cell>
          <table:table-cell office:value-type="string" calcext:value-type="string">
            <text:p>9147.41</text:p>
          </table:table-cell>
          <table:table-cell office:value-type="string" calcext:value-type="string">
            <text:p>9067.73</text:p>
          </table:table-cell>
          <table:table-cell office:value-type="string" calcext:value-type="string">
            <text:p>18215.14</text:p>
          </table:table-cell>
          <table:table-cell office:value-type="float" office:value="4552" calcext:value-type="float">
            <text:p>4552</text:p>
          </table:table-cell>
          <table:table-cell office:value-type="float" office:value="4592" calcext:value-type="float">
            <text:p>4592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71" calcext:value-type="float">
            <text:p>1528225471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536776.44</text:p>
          </table:table-cell>
          <table:table-cell office:value-type="string" calcext:value-type="string">
            <text:p>243962.08</text:p>
          </table:table-cell>
          <table:table-cell office:value-type="string" calcext:value-type="string">
            <text:p>780738.56</text:p>
          </table:table-cell>
          <table:table-cell office:value-type="float" office:value="122225" calcext:value-type="float">
            <text:p>122225</text:p>
          </table:table-cell>
          <table:table-cell office:value-type="float" office:value="268925" calcext:value-type="float">
            <text:p>268925</text:p>
          </table:table-cell>
          <table:table-cell office:value-type="string" calcext:value-type="string">
            <text:p>3085.83</text:p>
          </table:table-cell>
          <table:table-cell office:value-type="string" calcext:value-type="string">
            <text:p>3083.83</text:p>
          </table:table-cell>
          <table:table-cell office:value-type="string" calcext:value-type="string">
            <text:p>6169.66</text:p>
          </table:table-cell>
          <table:table-cell office:value-type="float" office:value="1545" calcext:value-type="float">
            <text:p>1545</text:p>
          </table:table-cell>
          <table:table-cell office:value-type="float" office:value="1546" calcext:value-type="float">
            <text:p>1546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71" calcext:value-type="float">
            <text:p>1528225471</text:p>
          </table:table-cell>
          <table:table-cell office:value-type="string" calcext:value-type="string">
            <text:p>vif147.0</text:p>
          </table:table-cell>
          <table:table-cell office:value-type="string" calcext:value-type="string">
            <text:p>272512.97</text:p>
          </table:table-cell>
          <table:table-cell office:value-type="string" calcext:value-type="string">
            <text:p>493574.88</text:p>
          </table:table-cell>
          <table:table-cell office:value-type="string" calcext:value-type="string">
            <text:p>766087.88</text:p>
          </table:table-cell>
          <table:table-cell office:value-type="float" office:value="247281" calcext:value-type="float">
            <text:p>247281</text:p>
          </table:table-cell>
          <table:table-cell office:value-type="float" office:value="136529" calcext:value-type="float">
            <text:p>136529</text:p>
          </table:table-cell>
          <table:table-cell office:value-type="string" calcext:value-type="string">
            <text:p>2886.23</text:p>
          </table:table-cell>
          <table:table-cell office:value-type="string" calcext:value-type="string">
            <text:p>3085.83</text:p>
          </table:table-cell>
          <table:table-cell office:value-type="string" calcext:value-type="string">
            <text:p>5972.06</text:p>
          </table:table-cell>
          <table:table-cell office:value-type="float" office:value="1546" calcext:value-type="float">
            <text:p>1546</text:p>
          </table:table-cell>
          <table:table-cell office:value-type="float" office:value="1446" calcext:value-type="float">
            <text:p>1446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71" calcext:value-type="float">
            <text:p>1528225471</text:p>
          </table:table-cell>
          <table:table-cell office:value-type="string" calcext:value-type="string">
            <text:p>vif147.1</text:p>
          </table:table-cell>
          <table:table-cell office:value-type="string" calcext:value-type="string">
            <text:p>536776.44</text:p>
          </table:table-cell>
          <table:table-cell office:value-type="string" calcext:value-type="string">
            <text:p>232105.80</text:p>
          </table:table-cell>
          <table:table-cell office:value-type="string" calcext:value-type="string">
            <text:p>768882.25</text:p>
          </table:table-cell>
          <table:table-cell office:value-type="float" office:value="116285" calcext:value-type="float">
            <text:p>116285</text:p>
          </table:table-cell>
          <table:table-cell office:value-type="float" office:value="268925" calcext:value-type="float">
            <text:p>268925</text:p>
          </table:table-cell>
          <table:table-cell office:value-type="string" calcext:value-type="string">
            <text:p>3085.83</text:p>
          </table:table-cell>
          <table:table-cell office:value-type="string" calcext:value-type="string">
            <text:p>2886.23</text:p>
          </table:table-cell>
          <table:table-cell office:value-type="string" calcext:value-type="string">
            <text:p>5972.06</text:p>
          </table:table-cell>
          <table:table-cell office:value-type="float" office:value="1446" calcext:value-type="float">
            <text:p>1446</text:p>
          </table:table-cell>
          <table:table-cell office:value-type="float" office:value="1546" calcext:value-type="float">
            <text:p>1546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71" calcext:value-type="float">
            <text:p>1528225471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346065.88</text:p>
          </table:table-cell>
          <table:table-cell office:value-type="string" calcext:value-type="string">
            <text:p>969642.75</text:p>
          </table:table-cell>
          <table:table-cell office:value-type="string" calcext:value-type="string">
            <text:p>2315708.75</text:p>
          </table:table-cell>
          <table:table-cell office:value-type="float" office:value="485791" calcext:value-type="float">
            <text:p>485791</text:p>
          </table:table-cell>
          <table:table-cell office:value-type="float" office:value="674379" calcext:value-type="float">
            <text:p>674379</text:p>
          </table:table-cell>
          <table:table-cell office:value-type="string" calcext:value-type="string">
            <text:p>9057.88</text:p>
          </table:table-cell>
          <table:table-cell office:value-type="string" calcext:value-type="string">
            <text:p>9055.89</text:p>
          </table:table-cell>
          <table:table-cell office:value-type="string" calcext:value-type="string">
            <text:p>18113.77</text:p>
          </table:table-cell>
          <table:table-cell office:value-type="float" office:value="4537" calcext:value-type="float">
            <text:p>4537</text:p>
          </table:table-cell>
          <table:table-cell office:value-type="float" office:value="4538" calcext:value-type="float">
            <text:p>4538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72" calcext:value-type="float">
            <text:p>1528225472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72" calcext:value-type="float">
            <text:p>1528225472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72" calcext:value-type="float">
            <text:p>1528225472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472" calcext:value-type="float">
            <text:p>1528225472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</table:table>
      <table:table table:name="p8080_unfiltered" table:style-name="ta1">
        <office:forms form:automatic-focus="false" form:apply-design-mode="false"/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unix timestamp</text:p>
          </table:table-cell>
          <table:table-cell office:value-type="string" calcext:value-type="string">
            <text:p>iface_name</text:p>
          </table:table-cell>
          <table:table-cell office:value-type="string" calcext:value-type="string">
            <text:p>bytes_out/s</text:p>
          </table:table-cell>
          <table:table-cell office:value-type="string" calcext:value-type="string">
            <text:p>bytes_in/s</text:p>
          </table:table-cell>
          <table:table-cell office:value-type="string" calcext:value-type="string">
            <text:p>bytes_total/s</text:p>
          </table:table-cell>
          <table:table-cell office:value-type="string" calcext:value-type="string">
            <text:p>bytes_in</text:p>
          </table:table-cell>
          <table:table-cell office:value-type="string" calcext:value-type="string">
            <text:p>bytes_out</text:p>
          </table:table-cell>
          <table:table-cell office:value-type="string" calcext:value-type="string">
            <text:p>packets_out/s</text:p>
          </table:table-cell>
          <table:table-cell office:value-type="string" calcext:value-type="string">
            <text:p>packets_in/s</text:p>
          </table:table-cell>
          <table:table-cell office:value-type="string" calcext:value-type="string">
            <text:p>packets_total/s</text:p>
          </table:table-cell>
          <table:table-cell office:value-type="string" calcext:value-type="string">
            <text:p>packets_in</text:p>
          </table:table-cell>
          <table:table-cell office:value-type="string" calcext:value-type="string">
            <text:p>packets_out</text:p>
          </table:table-cell>
          <table:table-cell office:value-type="string" calcext:value-type="string">
            <text:p>errors_out/s</text:p>
          </table:table-cell>
          <table:table-cell office:value-type="string" calcext:value-type="string">
            <text:p>errors_in/s</text:p>
          </table:table-cell>
          <table:table-cell office:value-type="string" calcext:value-type="string">
            <text:p>errors_in</text:p>
          </table:table-cell>
          <table:table-cell office:value-type="string" calcext:value-type="string">
            <text:p>errors_out</text:p>
          </table:table-cell>
          <table:table-cell table:number-columns-repeated="3"/>
        </table:table-row>
        <table:table-row table:style-name="ro1">
          <table:table-cell office:value-type="float" office:value="1528225516" calcext:value-type="float">
            <text:p>1528225516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iege start </text:p>
          </table:table-cell>
          <table:table-cell office:value-type="float" office:value="1528225516" calcext:value-type="float">
            <text:p>1528225516</text:p>
          </table:table-cell>
        </table:table-row>
        <table:table-row table:style-name="ro1">
          <table:table-cell office:value-type="float" office:value="1528225516" calcext:value-type="float">
            <text:p>1528225516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iege finish</text:p>
          </table:table-cell>
          <table:table-cell office:value-type="float" office:value="1528225531" calcext:value-type="float">
            <text:p>1528225531</text:p>
          </table:table-cell>
        </table:table-row>
        <table:table-row table:style-name="ro1">
          <table:table-cell office:value-type="float" office:value="1528225516" calcext:value-type="float">
            <text:p>1528225516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16" calcext:value-type="float">
            <text:p>1528225516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16" calcext:value-type="float">
            <text:p>1528225516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12000.00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200.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16" calcext:value-type="float">
            <text:p>1528225516</text:p>
          </table:table-cell>
          <table:table-cell office:value-type="string" calcext:value-type="string">
            <text:p>vif147.0</text:p>
          </table:table-cell>
          <table:table-cell office:value-type="string" calcext:value-type="string">
            <text:p>1480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4800.00</text:p>
          </table:table-cell>
          <table:table-cell office:value-type="float" office:value="0" calcext:value-type="float">
            <text:p>0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20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00.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16" calcext:value-type="float">
            <text:p>1528225516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16" calcext:value-type="float">
            <text:p>1528225516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4800.00</text:p>
          </table:table-cell>
          <table:table-cell office:value-type="string" calcext:value-type="string">
            <text:p>12000.00</text:p>
          </table:table-cell>
          <table:table-cell office:value-type="string" calcext:value-type="string">
            <text:p>26800.00</text:p>
          </table:table-cell>
          <table:table-cell office:value-type="float" office:value="6000" calcext:value-type="float">
            <text:p>6000</text:p>
          </table:table-cell>
          <table:table-cell office:value-type="float" office:value="7400" calcext:value-type="float">
            <text:p>7400</text:p>
          </table:table-cell>
          <table:table-cell table:number-columns-repeated="2" office:value-type="string" calcext:value-type="string">
            <text:p>200.00</text:p>
          </table:table-cell>
          <table:table-cell office:value-type="string" calcext:value-type="string">
            <text:p>400.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17" calcext:value-type="float">
            <text:p>1528225517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17" calcext:value-type="float">
            <text:p>1528225517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17" calcext:value-type="float">
            <text:p>1528225517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17" calcext:value-type="float">
            <text:p>1528225517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17" calcext:value-type="float">
            <text:p>1528225517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12000.00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200.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17" calcext:value-type="float">
            <text:p>1528225517</text:p>
          </table:table-cell>
          <table:table-cell office:value-type="string" calcext:value-type="string">
            <text:p>vif147.0</text:p>
          </table:table-cell>
          <table:table-cell office:value-type="string" calcext:value-type="string">
            <text:p>1480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4800.00</text:p>
          </table:table-cell>
          <table:table-cell office:value-type="float" office:value="0" calcext:value-type="float">
            <text:p>0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20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00.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17" calcext:value-type="float">
            <text:p>1528225517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17" calcext:value-type="float">
            <text:p>1528225517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4800.00</text:p>
          </table:table-cell>
          <table:table-cell office:value-type="string" calcext:value-type="string">
            <text:p>12000.00</text:p>
          </table:table-cell>
          <table:table-cell office:value-type="string" calcext:value-type="string">
            <text:p>26800.00</text:p>
          </table:table-cell>
          <table:table-cell office:value-type="float" office:value="6000" calcext:value-type="float">
            <text:p>6000</text:p>
          </table:table-cell>
          <table:table-cell office:value-type="float" office:value="7400" calcext:value-type="float">
            <text:p>7400</text:p>
          </table:table-cell>
          <table:table-cell table:number-columns-repeated="2" office:value-type="string" calcext:value-type="string">
            <text:p>200.00</text:p>
          </table:table-cell>
          <table:table-cell office:value-type="string" calcext:value-type="string">
            <text:p>400.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18" calcext:value-type="float">
            <text:p>1528225518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18" calcext:value-type="float">
            <text:p>1528225518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18" calcext:value-type="float">
            <text:p>1528225518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18" calcext:value-type="float">
            <text:p>1528225518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18" calcext:value-type="float">
            <text:p>1528225518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18" calcext:value-type="float">
            <text:p>1528225518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18" calcext:value-type="float">
            <text:p>1528225518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18" calcext:value-type="float">
            <text:p>1528225518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19" calcext:value-type="float">
            <text:p>1528225519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19" calcext:value-type="float">
            <text:p>1528225519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19" calcext:value-type="float">
            <text:p>1528225519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19" calcext:value-type="float">
            <text:p>1528225519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19" calcext:value-type="float">
            <text:p>1528225519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11857.71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197.6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19" calcext:value-type="float">
            <text:p>1528225519</text:p>
          </table:table-cell>
          <table:table-cell office:value-type="string" calcext:value-type="string">
            <text:p>vif147.0</text:p>
          </table:table-cell>
          <table:table-cell office:value-type="string" calcext:value-type="string">
            <text:p>14624.5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4624.51</text:p>
          </table:table-cell>
          <table:table-cell office:value-type="float" office:value="0" calcext:value-type="float">
            <text:p>0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197.6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97.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19" calcext:value-type="float">
            <text:p>1528225519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19" calcext:value-type="float">
            <text:p>1528225519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4624.51</text:p>
          </table:table-cell>
          <table:table-cell office:value-type="string" calcext:value-type="string">
            <text:p>11857.71</text:p>
          </table:table-cell>
          <table:table-cell office:value-type="string" calcext:value-type="string">
            <text:p>26482.21</text:p>
          </table:table-cell>
          <table:table-cell office:value-type="float" office:value="6000" calcext:value-type="float">
            <text:p>6000</text:p>
          </table:table-cell>
          <table:table-cell office:value-type="float" office:value="7400" calcext:value-type="float">
            <text:p>7400</text:p>
          </table:table-cell>
          <table:table-cell table:number-columns-repeated="2" office:value-type="string" calcext:value-type="string">
            <text:p>197.63</text:p>
          </table:table-cell>
          <table:table-cell office:value-type="string" calcext:value-type="string">
            <text:p>395.2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0" calcext:value-type="float">
            <text:p>1528225520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0" calcext:value-type="float">
            <text:p>1528225520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0" calcext:value-type="float">
            <text:p>1528225520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0" calcext:value-type="float">
            <text:p>1528225520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0" calcext:value-type="float">
            <text:p>1528225520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0" calcext:value-type="float">
            <text:p>1528225520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0" calcext:value-type="float">
            <text:p>1528225520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0" calcext:value-type="float">
            <text:p>1528225520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1" calcext:value-type="float">
            <text:p>1528225521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1" calcext:value-type="float">
            <text:p>1528225521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1" calcext:value-type="float">
            <text:p>1528225521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1" calcext:value-type="float">
            <text:p>1528225521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1" calcext:value-type="float">
            <text:p>1528225521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84.00</text:p>
          </table:table-cell>
          <table:table-cell office:value-type="string" calcext:value-type="string">
            <text:p>56.00</text:p>
          </table:table-cell>
          <table:table-cell office:value-type="string" calcext:value-type="string">
            <text:p>140.0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2.00</text:p>
          </table:table-cell>
          <table:table-cell office:value-type="string" calcext:value-type="string">
            <text:p>4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1" calcext:value-type="float">
            <text:p>1528225521</text:p>
          </table:table-cell>
          <table:table-cell office:value-type="string" calcext:value-type="string">
            <text:p>vif147.0</text:p>
          </table:table-cell>
          <table:table-cell office:value-type="string" calcext:value-type="string">
            <text:p>84.00</text:p>
          </table:table-cell>
          <table:table-cell office:value-type="string" calcext:value-type="string">
            <text:p>56.00</text:p>
          </table:table-cell>
          <table:table-cell office:value-type="string" calcext:value-type="string">
            <text:p>140.0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2.00</text:p>
          </table:table-cell>
          <table:table-cell office:value-type="string" calcext:value-type="string">
            <text:p>4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1" calcext:value-type="float">
            <text:p>1528225521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1" calcext:value-type="float">
            <text:p>1528225521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68.00</text:p>
          </table:table-cell>
          <table:table-cell office:value-type="string" calcext:value-type="string">
            <text:p>112.00</text:p>
          </table:table-cell>
          <table:table-cell office:value-type="string" calcext:value-type="string">
            <text:p>280.00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4.00</text:p>
          </table:table-cell>
          <table:table-cell office:value-type="string" calcext:value-type="string">
            <text:p>8.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2" calcext:value-type="float">
            <text:p>1528225522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2" calcext:value-type="float">
            <text:p>1528225522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2" calcext:value-type="float">
            <text:p>1528225522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2" calcext:value-type="float">
            <text:p>1528225522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2" calcext:value-type="float">
            <text:p>1528225522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2" calcext:value-type="float">
            <text:p>1528225522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2" calcext:value-type="float">
            <text:p>1528225522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2" calcext:value-type="float">
            <text:p>1528225522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3" calcext:value-type="float">
            <text:p>1528225523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3" calcext:value-type="float">
            <text:p>1528225523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3" calcext:value-type="float">
            <text:p>1528225523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3" calcext:value-type="float">
            <text:p>1528225523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3" calcext:value-type="float">
            <text:p>1528225523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11976.05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199.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3" calcext:value-type="float">
            <text:p>1528225523</text:p>
          </table:table-cell>
          <table:table-cell office:value-type="string" calcext:value-type="string">
            <text:p>vif147.0</text:p>
          </table:table-cell>
          <table:table-cell office:value-type="string" calcext:value-type="string">
            <text:p>14770.4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4770.46</text:p>
          </table:table-cell>
          <table:table-cell office:value-type="float" office:value="0" calcext:value-type="float">
            <text:p>0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199.6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99.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3" calcext:value-type="float">
            <text:p>1528225523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3" calcext:value-type="float">
            <text:p>1528225523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4770.46</text:p>
          </table:table-cell>
          <table:table-cell office:value-type="string" calcext:value-type="string">
            <text:p>11976.05</text:p>
          </table:table-cell>
          <table:table-cell office:value-type="string" calcext:value-type="string">
            <text:p>26746.51</text:p>
          </table:table-cell>
          <table:table-cell office:value-type="float" office:value="6000" calcext:value-type="float">
            <text:p>6000</text:p>
          </table:table-cell>
          <table:table-cell office:value-type="float" office:value="7400" calcext:value-type="float">
            <text:p>7400</text:p>
          </table:table-cell>
          <table:table-cell table:number-columns-repeated="2" office:value-type="string" calcext:value-type="string">
            <text:p>199.60</text:p>
          </table:table-cell>
          <table:table-cell office:value-type="string" calcext:value-type="string">
            <text:p>399.2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4" calcext:value-type="float">
            <text:p>1528225524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4" calcext:value-type="float">
            <text:p>1528225524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4" calcext:value-type="float">
            <text:p>1528225524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4" calcext:value-type="float">
            <text:p>1528225524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4" calcext:value-type="float">
            <text:p>1528225524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4" calcext:value-type="float">
            <text:p>1528225524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4" calcext:value-type="float">
            <text:p>1528225524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4" calcext:value-type="float">
            <text:p>1528225524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5" calcext:value-type="float">
            <text:p>1528225525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5" calcext:value-type="float">
            <text:p>1528225525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5" calcext:value-type="float">
            <text:p>1528225525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5" calcext:value-type="float">
            <text:p>1528225525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5" calcext:value-type="float">
            <text:p>1528225525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5" calcext:value-type="float">
            <text:p>1528225525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5" calcext:value-type="float">
            <text:p>1528225525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5" calcext:value-type="float">
            <text:p>1528225525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6" calcext:value-type="float">
            <text:p>1528225526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6" calcext:value-type="float">
            <text:p>1528225526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6" calcext:value-type="float">
            <text:p>1528225526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6" calcext:value-type="float">
            <text:p>1528225526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6" calcext:value-type="float">
            <text:p>1528225526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6" calcext:value-type="float">
            <text:p>1528225526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6" calcext:value-type="float">
            <text:p>1528225526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6" calcext:value-type="float">
            <text:p>1528225526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7" calcext:value-type="float">
            <text:p>1528225527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7" calcext:value-type="float">
            <text:p>1528225527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7" calcext:value-type="float">
            <text:p>1528225527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7" calcext:value-type="float">
            <text:p>1528225527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7" calcext:value-type="float">
            <text:p>1528225527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7" calcext:value-type="float">
            <text:p>1528225527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7" calcext:value-type="float">
            <text:p>1528225527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7" calcext:value-type="float">
            <text:p>1528225527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8" calcext:value-type="float">
            <text:p>1528225528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8" calcext:value-type="float">
            <text:p>1528225528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8" calcext:value-type="float">
            <text:p>1528225528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8" calcext:value-type="float">
            <text:p>1528225528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8" calcext:value-type="float">
            <text:p>1528225528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8" calcext:value-type="float">
            <text:p>1528225528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8" calcext:value-type="float">
            <text:p>1528225528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8" calcext:value-type="float">
            <text:p>1528225528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9" calcext:value-type="float">
            <text:p>1528225529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9" calcext:value-type="float">
            <text:p>1528225529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9" calcext:value-type="float">
            <text:p>1528225529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9" calcext:value-type="float">
            <text:p>1528225529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9" calcext:value-type="float">
            <text:p>1528225529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9" calcext:value-type="float">
            <text:p>1528225529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9" calcext:value-type="float">
            <text:p>1528225529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29" calcext:value-type="float">
            <text:p>1528225529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0" calcext:value-type="float">
            <text:p>1528225530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0" calcext:value-type="float">
            <text:p>1528225530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0" calcext:value-type="float">
            <text:p>1528225530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0" calcext:value-type="float">
            <text:p>1528225530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0" calcext:value-type="float">
            <text:p>1528225530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0" calcext:value-type="float">
            <text:p>1528225530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0" calcext:value-type="float">
            <text:p>1528225530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0" calcext:value-type="float">
            <text:p>1528225530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1" calcext:value-type="float">
            <text:p>1528225531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1" calcext:value-type="float">
            <text:p>1528225531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1" calcext:value-type="float">
            <text:p>1528225531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1" calcext:value-type="float">
            <text:p>1528225531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1" calcext:value-type="float">
            <text:p>1528225531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1" calcext:value-type="float">
            <text:p>1528225531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1" calcext:value-type="float">
            <text:p>1528225531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1" calcext:value-type="float">
            <text:p>1528225531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2" calcext:value-type="float">
            <text:p>1528225532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2" calcext:value-type="float">
            <text:p>1528225532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2" calcext:value-type="float">
            <text:p>1528225532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2" calcext:value-type="float">
            <text:p>1528225532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2" calcext:value-type="float">
            <text:p>1528225532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2" calcext:value-type="float">
            <text:p>1528225532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2" calcext:value-type="float">
            <text:p>1528225532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2" calcext:value-type="float">
            <text:p>1528225532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3" calcext:value-type="float">
            <text:p>1528225533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3" calcext:value-type="float">
            <text:p>1528225533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3" calcext:value-type="float">
            <text:p>1528225533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3" calcext:value-type="float">
            <text:p>1528225533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3" calcext:value-type="float">
            <text:p>1528225533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3" calcext:value-type="float">
            <text:p>1528225533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3" calcext:value-type="float">
            <text:p>1528225533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3" calcext:value-type="float">
            <text:p>1528225533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4" calcext:value-type="float">
            <text:p>1528225534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4" calcext:value-type="float">
            <text:p>1528225534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4" calcext:value-type="float">
            <text:p>1528225534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4" calcext:value-type="float">
            <text:p>1528225534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4" calcext:value-type="float">
            <text:p>1528225534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4" calcext:value-type="float">
            <text:p>1528225534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4" calcext:value-type="float">
            <text:p>1528225534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4" calcext:value-type="float">
            <text:p>1528225534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5" calcext:value-type="float">
            <text:p>1528225535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5" calcext:value-type="float">
            <text:p>1528225535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5" calcext:value-type="float">
            <text:p>1528225535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5" calcext:value-type="float">
            <text:p>1528225535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5" calcext:value-type="float">
            <text:p>1528225535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5" calcext:value-type="float">
            <text:p>1528225535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5" calcext:value-type="float">
            <text:p>1528225535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5" calcext:value-type="float">
            <text:p>1528225535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6" calcext:value-type="float">
            <text:p>1528225536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6" calcext:value-type="float">
            <text:p>1528225536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6" calcext:value-type="float">
            <text:p>1528225536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6" calcext:value-type="float">
            <text:p>1528225536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6" calcext:value-type="float">
            <text:p>1528225536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6" calcext:value-type="float">
            <text:p>1528225536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6" calcext:value-type="float">
            <text:p>1528225536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6" calcext:value-type="float">
            <text:p>1528225536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7" calcext:value-type="float">
            <text:p>1528225537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7" calcext:value-type="float">
            <text:p>1528225537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7" calcext:value-type="float">
            <text:p>1528225537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7" calcext:value-type="float">
            <text:p>1528225537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7" calcext:value-type="float">
            <text:p>1528225537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7" calcext:value-type="float">
            <text:p>1528225537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7" calcext:value-type="float">
            <text:p>1528225537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7" calcext:value-type="float">
            <text:p>1528225537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8" calcext:value-type="float">
            <text:p>1528225538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8" calcext:value-type="float">
            <text:p>1528225538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8" calcext:value-type="float">
            <text:p>1528225538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8" calcext:value-type="float">
            <text:p>1528225538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8" calcext:value-type="float">
            <text:p>1528225538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8" calcext:value-type="float">
            <text:p>1528225538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8" calcext:value-type="float">
            <text:p>1528225538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8" calcext:value-type="float">
            <text:p>1528225538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9" calcext:value-type="float">
            <text:p>1528225539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9" calcext:value-type="float">
            <text:p>1528225539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9" calcext:value-type="float">
            <text:p>1528225539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9" calcext:value-type="float">
            <text:p>1528225539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9" calcext:value-type="float">
            <text:p>1528225539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9" calcext:value-type="float">
            <text:p>1528225539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9" calcext:value-type="float">
            <text:p>1528225539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39" calcext:value-type="float">
            <text:p>1528225539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0" calcext:value-type="float">
            <text:p>1528225540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0" calcext:value-type="float">
            <text:p>1528225540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0" calcext:value-type="float">
            <text:p>1528225540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0" calcext:value-type="float">
            <text:p>1528225540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0" calcext:value-type="float">
            <text:p>1528225540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0" calcext:value-type="float">
            <text:p>1528225540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0" calcext:value-type="float">
            <text:p>1528225540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0" calcext:value-type="float">
            <text:p>1528225540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1" calcext:value-type="float">
            <text:p>1528225541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1" calcext:value-type="float">
            <text:p>1528225541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1" calcext:value-type="float">
            <text:p>1528225541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1" calcext:value-type="float">
            <text:p>1528225541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1" calcext:value-type="float">
            <text:p>1528225541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1" calcext:value-type="float">
            <text:p>1528225541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1" calcext:value-type="float">
            <text:p>1528225541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1" calcext:value-type="float">
            <text:p>1528225541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2" calcext:value-type="float">
            <text:p>1528225542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2" calcext:value-type="float">
            <text:p>1528225542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2" calcext:value-type="float">
            <text:p>1528225542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2" calcext:value-type="float">
            <text:p>1528225542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2" calcext:value-type="float">
            <text:p>1528225542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2" calcext:value-type="float">
            <text:p>1528225542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2" calcext:value-type="float">
            <text:p>1528225542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2" calcext:value-type="float">
            <text:p>1528225542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3" calcext:value-type="float">
            <text:p>1528225543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3" calcext:value-type="float">
            <text:p>1528225543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3" calcext:value-type="float">
            <text:p>1528225543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3" calcext:value-type="float">
            <text:p>1528225543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3" calcext:value-type="float">
            <text:p>1528225543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3" calcext:value-type="float">
            <text:p>1528225543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3" calcext:value-type="float">
            <text:p>1528225543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3" calcext:value-type="float">
            <text:p>1528225543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4" calcext:value-type="float">
            <text:p>1528225544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4" calcext:value-type="float">
            <text:p>1528225544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4" calcext:value-type="float">
            <text:p>1528225544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4" calcext:value-type="float">
            <text:p>1528225544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4" calcext:value-type="float">
            <text:p>1528225544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4" calcext:value-type="float">
            <text:p>1528225544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4" calcext:value-type="float">
            <text:p>1528225544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4" calcext:value-type="float">
            <text:p>1528225544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5" calcext:value-type="float">
            <text:p>1528225545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5" calcext:value-type="float">
            <text:p>1528225545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5" calcext:value-type="float">
            <text:p>1528225545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5" calcext:value-type="float">
            <text:p>1528225545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5" calcext:value-type="float">
            <text:p>1528225545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5" calcext:value-type="float">
            <text:p>1528225545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5" calcext:value-type="float">
            <text:p>1528225545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5" calcext:value-type="float">
            <text:p>1528225545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6" calcext:value-type="float">
            <text:p>1528225546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6" calcext:value-type="float">
            <text:p>1528225546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6" calcext:value-type="float">
            <text:p>1528225546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6" calcext:value-type="float">
            <text:p>1528225546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6" calcext:value-type="float">
            <text:p>1528225546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6" calcext:value-type="float">
            <text:p>1528225546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6" calcext:value-type="float">
            <text:p>1528225546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6" calcext:value-type="float">
            <text:p>1528225546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7" calcext:value-type="float">
            <text:p>1528225547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7" calcext:value-type="float">
            <text:p>1528225547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7" calcext:value-type="float">
            <text:p>1528225547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7" calcext:value-type="float">
            <text:p>1528225547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7" calcext:value-type="float">
            <text:p>1528225547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7" calcext:value-type="float">
            <text:p>1528225547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7" calcext:value-type="float">
            <text:p>1528225547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7" calcext:value-type="float">
            <text:p>1528225547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8" calcext:value-type="float">
            <text:p>1528225548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8" calcext:value-type="float">
            <text:p>1528225548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8" calcext:value-type="float">
            <text:p>1528225548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8" calcext:value-type="float">
            <text:p>1528225548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8" calcext:value-type="float">
            <text:p>1528225548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8" calcext:value-type="float">
            <text:p>1528225548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8" calcext:value-type="float">
            <text:p>1528225548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8" calcext:value-type="float">
            <text:p>1528225548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9" calcext:value-type="float">
            <text:p>1528225549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9" calcext:value-type="float">
            <text:p>1528225549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9" calcext:value-type="float">
            <text:p>1528225549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9" calcext:value-type="float">
            <text:p>1528225549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9" calcext:value-type="float">
            <text:p>1528225549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9" calcext:value-type="float">
            <text:p>1528225549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9" calcext:value-type="float">
            <text:p>1528225549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49" calcext:value-type="float">
            <text:p>1528225549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0" calcext:value-type="float">
            <text:p>1528225550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0" calcext:value-type="float">
            <text:p>1528225550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0" calcext:value-type="float">
            <text:p>1528225550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0" calcext:value-type="float">
            <text:p>1528225550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0" calcext:value-type="float">
            <text:p>1528225550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0" calcext:value-type="float">
            <text:p>1528225550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0" calcext:value-type="float">
            <text:p>1528225550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0" calcext:value-type="float">
            <text:p>1528225550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1" calcext:value-type="float">
            <text:p>1528225551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1" calcext:value-type="float">
            <text:p>1528225551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1" calcext:value-type="float">
            <text:p>1528225551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1" calcext:value-type="float">
            <text:p>1528225551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1" calcext:value-type="float">
            <text:p>1528225551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1" calcext:value-type="float">
            <text:p>1528225551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1" calcext:value-type="float">
            <text:p>1528225551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1" calcext:value-type="float">
            <text:p>1528225551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2" calcext:value-type="float">
            <text:p>1528225552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2" calcext:value-type="float">
            <text:p>1528225552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2" calcext:value-type="float">
            <text:p>1528225552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2" calcext:value-type="float">
            <text:p>1528225552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2" calcext:value-type="float">
            <text:p>1528225552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2" calcext:value-type="float">
            <text:p>1528225552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2" calcext:value-type="float">
            <text:p>1528225552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2" calcext:value-type="float">
            <text:p>1528225552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3" calcext:value-type="float">
            <text:p>1528225553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3" calcext:value-type="float">
            <text:p>1528225553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3" calcext:value-type="float">
            <text:p>1528225553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3" calcext:value-type="float">
            <text:p>1528225553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3" calcext:value-type="float">
            <text:p>1528225553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3" calcext:value-type="float">
            <text:p>1528225553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3" calcext:value-type="float">
            <text:p>1528225553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3" calcext:value-type="float">
            <text:p>1528225553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4" calcext:value-type="float">
            <text:p>1528225554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4" calcext:value-type="float">
            <text:p>1528225554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4" calcext:value-type="float">
            <text:p>1528225554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4" calcext:value-type="float">
            <text:p>1528225554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4" calcext:value-type="float">
            <text:p>1528225554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4" calcext:value-type="float">
            <text:p>1528225554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4" calcext:value-type="float">
            <text:p>1528225554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4" calcext:value-type="float">
            <text:p>1528225554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5" calcext:value-type="float">
            <text:p>1528225555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5" calcext:value-type="float">
            <text:p>1528225555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5" calcext:value-type="float">
            <text:p>1528225555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5" calcext:value-type="float">
            <text:p>1528225555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5" calcext:value-type="float">
            <text:p>1528225555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5" calcext:value-type="float">
            <text:p>1528225555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5" calcext:value-type="float">
            <text:p>1528225555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5" calcext:value-type="float">
            <text:p>1528225555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6" calcext:value-type="float">
            <text:p>1528225556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6" calcext:value-type="float">
            <text:p>1528225556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6" calcext:value-type="float">
            <text:p>1528225556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6" calcext:value-type="float">
            <text:p>1528225556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6" calcext:value-type="float">
            <text:p>1528225556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6" calcext:value-type="float">
            <text:p>1528225556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6" calcext:value-type="float">
            <text:p>1528225556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6" calcext:value-type="float">
            <text:p>1528225556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7" calcext:value-type="float">
            <text:p>1528225557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7" calcext:value-type="float">
            <text:p>1528225557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7" calcext:value-type="float">
            <text:p>1528225557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7" calcext:value-type="float">
            <text:p>1528225557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7" calcext:value-type="float">
            <text:p>1528225557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7" calcext:value-type="float">
            <text:p>1528225557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7" calcext:value-type="float">
            <text:p>1528225557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7" calcext:value-type="float">
            <text:p>1528225557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8" calcext:value-type="float">
            <text:p>1528225558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8" calcext:value-type="float">
            <text:p>1528225558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8" calcext:value-type="float">
            <text:p>1528225558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8" calcext:value-type="float">
            <text:p>1528225558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8" calcext:value-type="float">
            <text:p>1528225558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8" calcext:value-type="float">
            <text:p>1528225558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8" calcext:value-type="float">
            <text:p>1528225558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8" calcext:value-type="float">
            <text:p>1528225558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9" calcext:value-type="float">
            <text:p>1528225559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9" calcext:value-type="float">
            <text:p>1528225559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9" calcext:value-type="float">
            <text:p>1528225559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9" calcext:value-type="float">
            <text:p>1528225559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9" calcext:value-type="float">
            <text:p>1528225559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9" calcext:value-type="float">
            <text:p>1528225559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9" calcext:value-type="float">
            <text:p>1528225559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59" calcext:value-type="float">
            <text:p>1528225559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0" calcext:value-type="float">
            <text:p>1528225560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0" calcext:value-type="float">
            <text:p>1528225560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0" calcext:value-type="float">
            <text:p>1528225560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0" calcext:value-type="float">
            <text:p>1528225560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0" calcext:value-type="float">
            <text:p>1528225560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0" calcext:value-type="float">
            <text:p>1528225560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0" calcext:value-type="float">
            <text:p>1528225560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0" calcext:value-type="float">
            <text:p>1528225560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1" calcext:value-type="float">
            <text:p>1528225561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1" calcext:value-type="float">
            <text:p>1528225561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1" calcext:value-type="float">
            <text:p>1528225561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1" calcext:value-type="float">
            <text:p>1528225561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1" calcext:value-type="float">
            <text:p>1528225561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1" calcext:value-type="float">
            <text:p>1528225561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1" calcext:value-type="float">
            <text:p>1528225561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1" calcext:value-type="float">
            <text:p>1528225561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2" calcext:value-type="float">
            <text:p>1528225562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2" calcext:value-type="float">
            <text:p>1528225562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2" calcext:value-type="float">
            <text:p>1528225562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2" calcext:value-type="float">
            <text:p>1528225562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2" calcext:value-type="float">
            <text:p>1528225562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2" calcext:value-type="float">
            <text:p>1528225562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2" calcext:value-type="float">
            <text:p>1528225562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2" calcext:value-type="float">
            <text:p>1528225562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3" calcext:value-type="float">
            <text:p>1528225563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3" calcext:value-type="float">
            <text:p>1528225563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3" calcext:value-type="float">
            <text:p>1528225563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3" calcext:value-type="float">
            <text:p>1528225563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3" calcext:value-type="float">
            <text:p>1528225563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3" calcext:value-type="float">
            <text:p>1528225563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3" calcext:value-type="float">
            <text:p>1528225563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3" calcext:value-type="float">
            <text:p>1528225563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4" calcext:value-type="float">
            <text:p>1528225564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4" calcext:value-type="float">
            <text:p>1528225564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4" calcext:value-type="float">
            <text:p>1528225564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4" calcext:value-type="float">
            <text:p>1528225564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4" calcext:value-type="float">
            <text:p>1528225564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4" calcext:value-type="float">
            <text:p>1528225564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4" calcext:value-type="float">
            <text:p>1528225564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4" calcext:value-type="float">
            <text:p>1528225564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5" calcext:value-type="float">
            <text:p>1528225565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5" calcext:value-type="float">
            <text:p>1528225565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5" calcext:value-type="float">
            <text:p>1528225565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5" calcext:value-type="float">
            <text:p>1528225565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5" calcext:value-type="float">
            <text:p>1528225565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5" calcext:value-type="float">
            <text:p>1528225565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5" calcext:value-type="float">
            <text:p>1528225565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5" calcext:value-type="float">
            <text:p>1528225565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6" calcext:value-type="float">
            <text:p>1528225566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6" calcext:value-type="float">
            <text:p>1528225566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6" calcext:value-type="float">
            <text:p>1528225566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6" calcext:value-type="float">
            <text:p>1528225566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6" calcext:value-type="float">
            <text:p>1528225566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6" calcext:value-type="float">
            <text:p>1528225566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6" calcext:value-type="float">
            <text:p>1528225566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6" calcext:value-type="float">
            <text:p>1528225566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7" calcext:value-type="float">
            <text:p>1528225567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7" calcext:value-type="float">
            <text:p>1528225567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7" calcext:value-type="float">
            <text:p>1528225567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7" calcext:value-type="float">
            <text:p>1528225567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7" calcext:value-type="float">
            <text:p>1528225567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7" calcext:value-type="float">
            <text:p>1528225567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7" calcext:value-type="float">
            <text:p>1528225567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7" calcext:value-type="float">
            <text:p>1528225567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8" calcext:value-type="float">
            <text:p>1528225568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8" calcext:value-type="float">
            <text:p>1528225568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8" calcext:value-type="float">
            <text:p>1528225568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8" calcext:value-type="float">
            <text:p>1528225568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8" calcext:value-type="float">
            <text:p>1528225568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86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864.00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8" calcext:value-type="float">
            <text:p>1528225568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8" calcext:value-type="float">
            <text:p>1528225568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8" calcext:value-type="float">
            <text:p>1528225568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86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864.00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9" calcext:value-type="float">
            <text:p>1528225569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335.3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35.3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.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9" calcext:value-type="float">
            <text:p>1528225569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9" calcext:value-type="float">
            <text:p>1528225569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9" calcext:value-type="float">
            <text:p>1528225569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35.3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35.3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.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9" calcext:value-type="float">
            <text:p>1528225569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9" calcext:value-type="float">
            <text:p>1528225569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9" calcext:value-type="float">
            <text:p>1528225569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69" calcext:value-type="float">
            <text:p>1528225569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0" calcext:value-type="float">
            <text:p>1528225570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358.5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58.5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.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0" calcext:value-type="float">
            <text:p>1528225570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0" calcext:value-type="float">
            <text:p>1528225570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0" calcext:value-type="float">
            <text:p>1528225570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59.2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59.2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.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0" calcext:value-type="float">
            <text:p>1528225570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171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714.00</text:p>
          </table:table-cell>
          <table:table-cell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.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0" calcext:value-type="float">
            <text:p>1528225570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0" calcext:value-type="float">
            <text:p>1528225570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0" calcext:value-type="float">
            <text:p>1528225570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71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714.00</text:p>
          </table:table-cell>
          <table:table-cell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.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1" calcext:value-type="float">
            <text:p>1528225571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1708.5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708.58</text:p>
          </table:table-cell>
          <table:table-cell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7.9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1" calcext:value-type="float">
            <text:p>1528225571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1" calcext:value-type="float">
            <text:p>1528225571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1" calcext:value-type="float">
            <text:p>1528225571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708.5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708.58</text:p>
          </table:table-cell>
          <table:table-cell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7.9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1" calcext:value-type="float">
            <text:p>1528225571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366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66.00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1" calcext:value-type="float">
            <text:p>1528225571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1" calcext:value-type="float">
            <text:p>1528225571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1" calcext:value-type="float">
            <text:p>1528225571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66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66.00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2" calcext:value-type="float">
            <text:p>1528225572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636.7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36.73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2" calcext:value-type="float">
            <text:p>1528225572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2" calcext:value-type="float">
            <text:p>1528225572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2" calcext:value-type="float">
            <text:p>1528225572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36.7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36.73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2" calcext:value-type="float">
            <text:p>1528225572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2" calcext:value-type="float">
            <text:p>1528225572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2" calcext:value-type="float">
            <text:p>1528225572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2" calcext:value-type="float">
            <text:p>1528225572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3" calcext:value-type="float">
            <text:p>1528225573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3" calcext:value-type="float">
            <text:p>1528225573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3" calcext:value-type="float">
            <text:p>1528225573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3" calcext:value-type="float">
            <text:p>1528225573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3" calcext:value-type="float">
            <text:p>1528225573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518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518.00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3" calcext:value-type="float">
            <text:p>1528225573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3" calcext:value-type="float">
            <text:p>1528225573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3" calcext:value-type="float">
            <text:p>1528225573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18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518.00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4" calcext:value-type="float">
            <text:p>1528225574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682.6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82.63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4" calcext:value-type="float">
            <text:p>1528225574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4" calcext:value-type="float">
            <text:p>1528225574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4" calcext:value-type="float">
            <text:p>1528225574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82.6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82.63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4" calcext:value-type="float">
            <text:p>1528225574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638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38.00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4" calcext:value-type="float">
            <text:p>1528225574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4" calcext:value-type="float">
            <text:p>1528225574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4" calcext:value-type="float">
            <text:p>1528225574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38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38.00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5" calcext:value-type="float">
            <text:p>1528225575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5" calcext:value-type="float">
            <text:p>1528225575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5" calcext:value-type="float">
            <text:p>1528225575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5" calcext:value-type="float">
            <text:p>1528225575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5" calcext:value-type="float">
            <text:p>1528225575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5" calcext:value-type="float">
            <text:p>1528225575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5" calcext:value-type="float">
            <text:p>1528225575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5" calcext:value-type="float">
            <text:p>1528225575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6" calcext:value-type="float">
            <text:p>1528225576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6" calcext:value-type="float">
            <text:p>1528225576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6" calcext:value-type="float">
            <text:p>1528225576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6" calcext:value-type="float">
            <text:p>1528225576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6" calcext:value-type="float">
            <text:p>1528225576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6" calcext:value-type="float">
            <text:p>1528225576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6" calcext:value-type="float">
            <text:p>1528225576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6" calcext:value-type="float">
            <text:p>1528225576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7" calcext:value-type="float">
            <text:p>1528225577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7" calcext:value-type="float">
            <text:p>1528225577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7" calcext:value-type="float">
            <text:p>1528225577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7" calcext:value-type="float">
            <text:p>1528225577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7" calcext:value-type="float">
            <text:p>1528225577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7" calcext:value-type="float">
            <text:p>1528225577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7" calcext:value-type="float">
            <text:p>1528225577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7" calcext:value-type="float">
            <text:p>1528225577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8" calcext:value-type="float">
            <text:p>1528225578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8" calcext:value-type="float">
            <text:p>1528225578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8" calcext:value-type="float">
            <text:p>1528225578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8" calcext:value-type="float">
            <text:p>1528225578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8" calcext:value-type="float">
            <text:p>1528225578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8" calcext:value-type="float">
            <text:p>1528225578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8" calcext:value-type="float">
            <text:p>1528225578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8" calcext:value-type="float">
            <text:p>1528225578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9" calcext:value-type="float">
            <text:p>1528225579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9" calcext:value-type="float">
            <text:p>1528225579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9" calcext:value-type="float">
            <text:p>1528225579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9" calcext:value-type="float">
            <text:p>1528225579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9" calcext:value-type="float">
            <text:p>1528225579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9" calcext:value-type="float">
            <text:p>1528225579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9" calcext:value-type="float">
            <text:p>1528225579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79" calcext:value-type="float">
            <text:p>1528225579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0" calcext:value-type="float">
            <text:p>1528225580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0" calcext:value-type="float">
            <text:p>1528225580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0" calcext:value-type="float">
            <text:p>1528225580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0" calcext:value-type="float">
            <text:p>1528225580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0" calcext:value-type="float">
            <text:p>1528225580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68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84.00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0" calcext:value-type="float">
            <text:p>1528225580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0" calcext:value-type="float">
            <text:p>1528225580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0" calcext:value-type="float">
            <text:p>1528225580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8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84.00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1" calcext:value-type="float">
            <text:p>1528225581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1" calcext:value-type="float">
            <text:p>1528225581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1" calcext:value-type="float">
            <text:p>1528225581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1" calcext:value-type="float">
            <text:p>1528225581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1" calcext:value-type="float">
            <text:p>1528225581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1" calcext:value-type="float">
            <text:p>1528225581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1" calcext:value-type="float">
            <text:p>1528225581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1" calcext:value-type="float">
            <text:p>1528225581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2" calcext:value-type="float">
            <text:p>1528225582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2" calcext:value-type="float">
            <text:p>1528225582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2" calcext:value-type="float">
            <text:p>1528225582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2" calcext:value-type="float">
            <text:p>1528225582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2" calcext:value-type="float">
            <text:p>1528225582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2" calcext:value-type="float">
            <text:p>1528225582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2" calcext:value-type="float">
            <text:p>1528225582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2" calcext:value-type="float">
            <text:p>1528225582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3" calcext:value-type="float">
            <text:p>1528225583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3" calcext:value-type="float">
            <text:p>1528225583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3" calcext:value-type="float">
            <text:p>1528225583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3" calcext:value-type="float">
            <text:p>1528225583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3" calcext:value-type="float">
            <text:p>1528225583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3" calcext:value-type="float">
            <text:p>1528225583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3" calcext:value-type="float">
            <text:p>1528225583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3" calcext:value-type="float">
            <text:p>1528225583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4" calcext:value-type="float">
            <text:p>1528225584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4" calcext:value-type="float">
            <text:p>1528225584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4" calcext:value-type="float">
            <text:p>1528225584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4" calcext:value-type="float">
            <text:p>1528225584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4" calcext:value-type="float">
            <text:p>1528225584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4" calcext:value-type="float">
            <text:p>1528225584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4" calcext:value-type="float">
            <text:p>1528225584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4" calcext:value-type="float">
            <text:p>1528225584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5" calcext:value-type="float">
            <text:p>1528225585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5" calcext:value-type="float">
            <text:p>1528225585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5" calcext:value-type="float">
            <text:p>1528225585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5" calcext:value-type="float">
            <text:p>1528225585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5" calcext:value-type="float">
            <text:p>1528225585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5" calcext:value-type="float">
            <text:p>1528225585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5" calcext:value-type="float">
            <text:p>1528225585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5" calcext:value-type="float">
            <text:p>1528225585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6" calcext:value-type="float">
            <text:p>1528225586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6" calcext:value-type="float">
            <text:p>1528225586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6" calcext:value-type="float">
            <text:p>1528225586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6" calcext:value-type="float">
            <text:p>1528225586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6" calcext:value-type="float">
            <text:p>1528225586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6" calcext:value-type="float">
            <text:p>1528225586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6" calcext:value-type="float">
            <text:p>1528225586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6" calcext:value-type="float">
            <text:p>1528225586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7" calcext:value-type="float">
            <text:p>1528225587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7" calcext:value-type="float">
            <text:p>1528225587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7" calcext:value-type="float">
            <text:p>1528225587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7" calcext:value-type="float">
            <text:p>1528225587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7" calcext:value-type="float">
            <text:p>1528225587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7" calcext:value-type="float">
            <text:p>1528225587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7" calcext:value-type="float">
            <text:p>1528225587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7" calcext:value-type="float">
            <text:p>1528225587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8" calcext:value-type="float">
            <text:p>1528225588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8" calcext:value-type="float">
            <text:p>1528225588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8" calcext:value-type="float">
            <text:p>1528225588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8" calcext:value-type="float">
            <text:p>1528225588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8" calcext:value-type="float">
            <text:p>1528225588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8" calcext:value-type="float">
            <text:p>1528225588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8" calcext:value-type="float">
            <text:p>1528225588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8" calcext:value-type="float">
            <text:p>1528225588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9" calcext:value-type="float">
            <text:p>1528225589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9" calcext:value-type="float">
            <text:p>1528225589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9" calcext:value-type="float">
            <text:p>1528225589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9" calcext:value-type="float">
            <text:p>1528225589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9" calcext:value-type="float">
            <text:p>1528225589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9" calcext:value-type="float">
            <text:p>1528225589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9" calcext:value-type="float">
            <text:p>1528225589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89" calcext:value-type="float">
            <text:p>1528225589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0" calcext:value-type="float">
            <text:p>1528225590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0" calcext:value-type="float">
            <text:p>1528225590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0" calcext:value-type="float">
            <text:p>1528225590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0" calcext:value-type="float">
            <text:p>1528225590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0" calcext:value-type="float">
            <text:p>1528225590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0" calcext:value-type="float">
            <text:p>1528225590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0" calcext:value-type="float">
            <text:p>1528225590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0" calcext:value-type="float">
            <text:p>1528225590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1" calcext:value-type="float">
            <text:p>1528225591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1" calcext:value-type="float">
            <text:p>1528225591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1" calcext:value-type="float">
            <text:p>1528225591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1" calcext:value-type="float">
            <text:p>1528225591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1" calcext:value-type="float">
            <text:p>1528225591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1" calcext:value-type="float">
            <text:p>1528225591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1" calcext:value-type="float">
            <text:p>1528225591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1" calcext:value-type="float">
            <text:p>1528225591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2" calcext:value-type="float">
            <text:p>1528225592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2" calcext:value-type="float">
            <text:p>1528225592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2" calcext:value-type="float">
            <text:p>1528225592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2" calcext:value-type="float">
            <text:p>1528225592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2" calcext:value-type="float">
            <text:p>1528225592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2" calcext:value-type="float">
            <text:p>1528225592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2" calcext:value-type="float">
            <text:p>1528225592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2" calcext:value-type="float">
            <text:p>1528225592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3" calcext:value-type="float">
            <text:p>1528225593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3" calcext:value-type="float">
            <text:p>1528225593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3" calcext:value-type="float">
            <text:p>1528225593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3" calcext:value-type="float">
            <text:p>1528225593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3" calcext:value-type="float">
            <text:p>1528225593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3" calcext:value-type="float">
            <text:p>1528225593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3" calcext:value-type="float">
            <text:p>1528225593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3" calcext:value-type="float">
            <text:p>1528225593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4" calcext:value-type="float">
            <text:p>1528225594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4" calcext:value-type="float">
            <text:p>1528225594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4" calcext:value-type="float">
            <text:p>1528225594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4" calcext:value-type="float">
            <text:p>1528225594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4" calcext:value-type="float">
            <text:p>1528225594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4" calcext:value-type="float">
            <text:p>1528225594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4" calcext:value-type="float">
            <text:p>1528225594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4" calcext:value-type="float">
            <text:p>1528225594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5" calcext:value-type="float">
            <text:p>1528225595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5" calcext:value-type="float">
            <text:p>1528225595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5" calcext:value-type="float">
            <text:p>1528225595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5" calcext:value-type="float">
            <text:p>1528225595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5" calcext:value-type="float">
            <text:p>1528225595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5" calcext:value-type="float">
            <text:p>1528225595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5" calcext:value-type="float">
            <text:p>1528225595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5" calcext:value-type="float">
            <text:p>1528225595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6" calcext:value-type="float">
            <text:p>1528225596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6" calcext:value-type="float">
            <text:p>1528225596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6" calcext:value-type="float">
            <text:p>1528225596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6" calcext:value-type="float">
            <text:p>1528225596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6" calcext:value-type="float">
            <text:p>1528225596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6" calcext:value-type="float">
            <text:p>1528225596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6" calcext:value-type="float">
            <text:p>1528225596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6" calcext:value-type="float">
            <text:p>1528225596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7" calcext:value-type="float">
            <text:p>1528225597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7" calcext:value-type="float">
            <text:p>1528225597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7" calcext:value-type="float">
            <text:p>1528225597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7" calcext:value-type="float">
            <text:p>1528225597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7" calcext:value-type="float">
            <text:p>1528225597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7" calcext:value-type="float">
            <text:p>1528225597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7" calcext:value-type="float">
            <text:p>1528225597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7" calcext:value-type="float">
            <text:p>1528225597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8" calcext:value-type="float">
            <text:p>1528225598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8" calcext:value-type="float">
            <text:p>1528225598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8" calcext:value-type="float">
            <text:p>1528225598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8" calcext:value-type="float">
            <text:p>1528225598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8" calcext:value-type="float">
            <text:p>1528225598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8" calcext:value-type="float">
            <text:p>1528225598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8" calcext:value-type="float">
            <text:p>1528225598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8" calcext:value-type="float">
            <text:p>1528225598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9" calcext:value-type="float">
            <text:p>1528225599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682.6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82.63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9" calcext:value-type="float">
            <text:p>1528225599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9" calcext:value-type="float">
            <text:p>1528225599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9" calcext:value-type="float">
            <text:p>1528225599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82.6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82.63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9" calcext:value-type="float">
            <text:p>1528225599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9" calcext:value-type="float">
            <text:p>1528225599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9" calcext:value-type="float">
            <text:p>1528225599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599" calcext:value-type="float">
            <text:p>1528225599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0" calcext:value-type="float">
            <text:p>1528225600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0" calcext:value-type="float">
            <text:p>1528225600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0" calcext:value-type="float">
            <text:p>1528225600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0" calcext:value-type="float">
            <text:p>1528225600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0" calcext:value-type="float">
            <text:p>1528225600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0" calcext:value-type="float">
            <text:p>1528225600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0" calcext:value-type="float">
            <text:p>1528225600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0" calcext:value-type="float">
            <text:p>1528225600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1" calcext:value-type="float">
            <text:p>1528225601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1" calcext:value-type="float">
            <text:p>1528225601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1" calcext:value-type="float">
            <text:p>1528225601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1" calcext:value-type="float">
            <text:p>1528225601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1" calcext:value-type="float">
            <text:p>1528225601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1" calcext:value-type="float">
            <text:p>1528225601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1" calcext:value-type="float">
            <text:p>1528225601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1" calcext:value-type="float">
            <text:p>1528225601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2" calcext:value-type="float">
            <text:p>1528225602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2" calcext:value-type="float">
            <text:p>1528225602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2" calcext:value-type="float">
            <text:p>1528225602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2" calcext:value-type="float">
            <text:p>1528225602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2" calcext:value-type="float">
            <text:p>1528225602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2" calcext:value-type="float">
            <text:p>1528225602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2" calcext:value-type="float">
            <text:p>1528225602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2" calcext:value-type="float">
            <text:p>1528225602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3" calcext:value-type="float">
            <text:p>1528225603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3" calcext:value-type="float">
            <text:p>1528225603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3" calcext:value-type="float">
            <text:p>1528225603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3" calcext:value-type="float">
            <text:p>1528225603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3" calcext:value-type="float">
            <text:p>1528225603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3" calcext:value-type="float">
            <text:p>1528225603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3" calcext:value-type="float">
            <text:p>1528225603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3" calcext:value-type="float">
            <text:p>1528225603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4" calcext:value-type="float">
            <text:p>1528225604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4" calcext:value-type="float">
            <text:p>1528225604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4" calcext:value-type="float">
            <text:p>1528225604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4" calcext:value-type="float">
            <text:p>1528225604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4" calcext:value-type="float">
            <text:p>1528225604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4" calcext:value-type="float">
            <text:p>1528225604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4" calcext:value-type="float">
            <text:p>1528225604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4" calcext:value-type="float">
            <text:p>1528225604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5" calcext:value-type="float">
            <text:p>1528225605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5" calcext:value-type="float">
            <text:p>1528225605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5" calcext:value-type="float">
            <text:p>1528225605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5" calcext:value-type="float">
            <text:p>1528225605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5" calcext:value-type="float">
            <text:p>1528225605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5" calcext:value-type="float">
            <text:p>1528225605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5" calcext:value-type="float">
            <text:p>1528225605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5" calcext:value-type="float">
            <text:p>1528225605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6" calcext:value-type="float">
            <text:p>1528225606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6" calcext:value-type="float">
            <text:p>1528225606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6" calcext:value-type="float">
            <text:p>1528225606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6" calcext:value-type="float">
            <text:p>1528225606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6" calcext:value-type="float">
            <text:p>1528225606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6" calcext:value-type="float">
            <text:p>1528225606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6" calcext:value-type="float">
            <text:p>1528225606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6" calcext:value-type="float">
            <text:p>1528225606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7" calcext:value-type="float">
            <text:p>1528225607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7" calcext:value-type="float">
            <text:p>1528225607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7" calcext:value-type="float">
            <text:p>1528225607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7" calcext:value-type="float">
            <text:p>1528225607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7" calcext:value-type="float">
            <text:p>1528225607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7" calcext:value-type="float">
            <text:p>1528225607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7" calcext:value-type="float">
            <text:p>1528225607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7" calcext:value-type="float">
            <text:p>1528225607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8" calcext:value-type="float">
            <text:p>1528225608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8" calcext:value-type="float">
            <text:p>1528225608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8" calcext:value-type="float">
            <text:p>1528225608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8" calcext:value-type="float">
            <text:p>1528225608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8" calcext:value-type="float">
            <text:p>1528225608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8" calcext:value-type="float">
            <text:p>1528225608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8" calcext:value-type="float">
            <text:p>1528225608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8" calcext:value-type="float">
            <text:p>1528225608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9" calcext:value-type="float">
            <text:p>1528225609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9" calcext:value-type="float">
            <text:p>1528225609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9" calcext:value-type="float">
            <text:p>1528225609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9" calcext:value-type="float">
            <text:p>1528225609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9" calcext:value-type="float">
            <text:p>1528225609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9" calcext:value-type="float">
            <text:p>1528225609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9" calcext:value-type="float">
            <text:p>1528225609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09" calcext:value-type="float">
            <text:p>1528225609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0" calcext:value-type="float">
            <text:p>1528225610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0" calcext:value-type="float">
            <text:p>1528225610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0" calcext:value-type="float">
            <text:p>1528225610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0" calcext:value-type="float">
            <text:p>1528225610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0" calcext:value-type="float">
            <text:p>1528225610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0" calcext:value-type="float">
            <text:p>1528225610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0" calcext:value-type="float">
            <text:p>1528225610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0" calcext:value-type="float">
            <text:p>1528225610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1" calcext:value-type="float">
            <text:p>1528225611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1" calcext:value-type="float">
            <text:p>1528225611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1" calcext:value-type="float">
            <text:p>1528225611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1" calcext:value-type="float">
            <text:p>1528225611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1" calcext:value-type="float">
            <text:p>1528225611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1" calcext:value-type="float">
            <text:p>1528225611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1" calcext:value-type="float">
            <text:p>1528225611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1" calcext:value-type="float">
            <text:p>1528225611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2" calcext:value-type="float">
            <text:p>1528225612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2" calcext:value-type="float">
            <text:p>1528225612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2" calcext:value-type="float">
            <text:p>1528225612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2" calcext:value-type="float">
            <text:p>1528225612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2" calcext:value-type="float">
            <text:p>1528225612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2" calcext:value-type="float">
            <text:p>1528225612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2" calcext:value-type="float">
            <text:p>1528225612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2" calcext:value-type="float">
            <text:p>1528225612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3" calcext:value-type="float">
            <text:p>1528225613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3" calcext:value-type="float">
            <text:p>1528225613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3" calcext:value-type="float">
            <text:p>1528225613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3" calcext:value-type="float">
            <text:p>1528225613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3" calcext:value-type="float">
            <text:p>1528225613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3" calcext:value-type="float">
            <text:p>1528225613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3" calcext:value-type="float">
            <text:p>1528225613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3" calcext:value-type="float">
            <text:p>1528225613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4" calcext:value-type="float">
            <text:p>1528225614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1121.7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121.76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5.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4" calcext:value-type="float">
            <text:p>1528225614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4" calcext:value-type="float">
            <text:p>1528225614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4" calcext:value-type="float">
            <text:p>1528225614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121.7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121.76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5.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4" calcext:value-type="float">
            <text:p>1528225614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156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56.0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4" calcext:value-type="float">
            <text:p>1528225614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4" calcext:value-type="float">
            <text:p>1528225614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4" calcext:value-type="float">
            <text:p>1528225614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6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56.0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5" calcext:value-type="float">
            <text:p>1528225615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5" calcext:value-type="float">
            <text:p>1528225615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5" calcext:value-type="float">
            <text:p>1528225615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5" calcext:value-type="float">
            <text:p>1528225615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5" calcext:value-type="float">
            <text:p>1528225615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162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620.00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0.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5" calcext:value-type="float">
            <text:p>1528225615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5" calcext:value-type="float">
            <text:p>1528225615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5" calcext:value-type="float">
            <text:p>1528225615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62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620.00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0.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6" calcext:value-type="float">
            <text:p>1528225616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1524.9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524.95</text:p>
          </table:table-cell>
          <table:table-cell office:value-type="float" office:value="0" calcext:value-type="float">
            <text:p>0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5.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6" calcext:value-type="float">
            <text:p>1528225616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6" calcext:value-type="float">
            <text:p>1528225616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6" calcext:value-type="float">
            <text:p>1528225616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24.9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524.95</text:p>
          </table:table-cell>
          <table:table-cell office:value-type="float" office:value="0" calcext:value-type="float">
            <text:p>0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5.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6" calcext:value-type="float">
            <text:p>1528225616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1322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322.00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6" calcext:value-type="float">
            <text:p>1528225616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6" calcext:value-type="float">
            <text:p>1528225616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6" calcext:value-type="float">
            <text:p>1528225616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322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322.00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7" calcext:value-type="float">
            <text:p>1528225617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516.9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516.97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7" calcext:value-type="float">
            <text:p>1528225617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7" calcext:value-type="float">
            <text:p>1528225617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7" calcext:value-type="float">
            <text:p>1528225617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16.9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516.97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7" calcext:value-type="float">
            <text:p>1528225617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638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38.00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7" calcext:value-type="float">
            <text:p>1528225617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7" calcext:value-type="float">
            <text:p>1528225617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7" calcext:value-type="float">
            <text:p>1528225617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38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38.00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8" calcext:value-type="float">
            <text:p>1528225618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8" calcext:value-type="float">
            <text:p>1528225618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8" calcext:value-type="float">
            <text:p>1528225618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8" calcext:value-type="float">
            <text:p>1528225618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8" calcext:value-type="float">
            <text:p>1528225618</text:p>
          </table:table-cell>
          <table:table-cell office:value-type="string" calcext:value-type="string">
            <text:p>vif139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8" calcext:value-type="float">
            <text:p>1528225618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8" calcext:value-type="float">
            <text:p>1528225618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8" calcext:value-type="float">
            <text:p>1528225618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9" calcext:value-type="float">
            <text:p>1528225619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516.9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516.97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9" calcext:value-type="float">
            <text:p>1528225619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9" calcext:value-type="float">
            <text:p>1528225619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9" calcext:value-type="float">
            <text:p>1528225619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16.9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516.97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9" calcext:value-type="float">
            <text:p>1528225619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638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38.00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9" calcext:value-type="float">
            <text:p>1528225619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9" calcext:value-type="float">
            <text:p>1528225619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19" calcext:value-type="float">
            <text:p>1528225619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38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38.00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20" calcext:value-type="float">
            <text:p>1528225620</text:p>
          </table:table-cell>
          <table:table-cell office:value-type="string" calcext:value-type="string">
            <text:p>vif139.0</text:p>
          </table:table-cell>
          <table:table-cell office:value-type="string" calcext:value-type="string">
            <text:p>679.9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79.92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20" calcext:value-type="float">
            <text:p>1528225620</text:p>
          </table:table-cell>
          <table:table-cell office:value-type="string" calcext:value-type="string">
            <text:p>vif147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20" calcext:value-type="float">
            <text:p>1528225620</text:p>
          </table:table-cell>
          <table:table-cell office:value-type="string" calcext:value-type="string">
            <text:p>vif147.1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225620" calcext:value-type="float">
            <text:p>1528225620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79.9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79.92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</table:table>
      <table:table table:name="filtered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01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5" table:number-rows-spanned="1">
            <text:p>Porta_80</text:p>
          </table:table-cell>
          <table:covered-table-cell table:number-columns-repeated="4" table:style-name="ce10"/>
          <table:table-cell table:style-name="ce15" office:value-type="string" calcext:value-type="string" table:number-columns-spanned="5" table:number-rows-spanned="1">
            <text:p>Porta_8080</text:p>
          </table:table-cell>
          <table:covered-table-cell table:style-name="ce15"/>
          <table:covered-table-cell table:number-columns-repeated="3" table:style-name="ce17"/>
          <table:table-cell table:style-name="ce18" table:number-columns-repeated="1000"/>
        </table:table-row>
        <table:table-row table:style-name="ro1">
          <table:table-cell table:style-name="ce2" office:value-type="string" calcext:value-type="string">
            <text:p>índice_aux</text:p>
          </table:table-cell>
          <table:table-cell table:style-name="ce6" office:value-type="string" calcext:value-type="string">
            <text:p>timestamp</text:p>
          </table:table-cell>
          <table:table-cell table:style-name="ce11" office:value-type="string" calcext:value-type="string">
            <text:p>unix timestamp</text:p>
          </table:table-cell>
          <table:table-cell table:style-name="ce11" office:value-type="string" calcext:value-type="string">
            <text:p>iface_name</text:p>
          </table:table-cell>
          <table:table-cell table:style-name="ce11" office:value-type="string" calcext:value-type="string">
            <text:p>packets_in</text:p>
          </table:table-cell>
          <table:table-cell table:style-name="ce12" office:value-type="string" calcext:value-type="string">
            <text:p>packets_out</text:p>
          </table:table-cell>
          <table:table-cell table:style-name="ce6" office:value-type="string" calcext:value-type="string">
            <text:p>timestamp</text:p>
          </table:table-cell>
          <table:table-cell table:style-name="ce11" office:value-type="string" calcext:value-type="string">
            <text:p>unix timestamp</text:p>
          </table:table-cell>
          <table:table-cell table:style-name="ce11" office:value-type="string" calcext:value-type="string">
            <text:p>iface_name</text:p>
          </table:table-cell>
          <table:table-cell table:style-name="ce11" office:value-type="string" calcext:value-type="string">
            <text:p>packets_in</text:p>
          </table:table-cell>
          <table:table-cell table:style-name="ce12" office:value-type="string" calcext:value-type="string">
            <text:p>packets_out</text:p>
          </table:table-cell>
          <table:table-cell table:style-name="ce18" table:number-columns-repeated="1000"/>
        </table:table-row>
        <table:table-row table:style-name="ro1">
          <table:table-cell table:style-name="ce3" table:formula="of:=TRUNC((ROW([.A3])-3)/3)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528225457" calcext:value-type="float">
            <text:p>1528225457</text:p>
          </table:table-cell>
          <table:table-cell office:value-type="string" calcext:value-type="string">
            <text:p>vif139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28225516" calcext:value-type="float">
            <text:p>1528225516</text:p>
          </table:table-cell>
          <table:table-cell office:value-type="string" calcext:value-type="string">
            <text:p>vif139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4])-3)/3)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528225457" calcext:value-type="float">
            <text:p>1528225457</text:p>
          </table:table-cell>
          <table:table-cell office:value-type="string" calcext:value-type="string">
            <text:p>vif147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28225516" calcext:value-type="float">
            <text:p>1528225516</text:p>
          </table:table-cell>
          <table:table-cell office:value-type="string" calcext:value-type="string">
            <text:p>vif147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5])-3)/3)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528225457" calcext:value-type="float">
            <text:p>1528225457</text:p>
          </table:table-cell>
          <table:table-cell office:value-type="string" calcext:value-type="string">
            <text:p>vif147.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28225516" calcext:value-type="float">
            <text:p>1528225516</text:p>
          </table:table-cell>
          <table:table-cell office:value-type="string" calcext:value-type="string">
            <text:p>vif147.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6])-3)/3)" office:value-type="float" office:value="1" calcext:value-type="float">
            <text:p>1</text:p>
          </table:table-cell>
          <table:table-cell table:style-name="ce7" table:formula="of:=IF(ISODD([.A6]);[.C6]-1528225457;[.C6]-1528225457+0.5)" office:value-type="float" office:value="1" calcext:value-type="float">
            <text:p>1</text:p>
          </table:table-cell>
          <table:table-cell office:value-type="float" office:value="1528225458" calcext:value-type="float">
            <text:p>1528225458</text:p>
          </table:table-cell>
          <table:table-cell office:value-type="string" calcext:value-type="string">
            <text:p>vif139.0</text:p>
          </table:table-cell>
          <table:table-cell office:value-type="float" office:value="2357" calcext:value-type="float">
            <text:p>2357</text:p>
          </table:table-cell>
          <table:table-cell table:style-name="ce13" office:value-type="float" office:value="2230" calcext:value-type="float">
            <text:p>2230</text:p>
          </table:table-cell>
          <table:table-cell table:style-name="ce7" table:formula="of:=IF(ISEVEN([.A6]);[.H6]-1528225516;[.H6]-1528225516+0.5)" office:value-type="float" office:value="0.5" calcext:value-type="float">
            <text:p>0,5</text:p>
          </table:table-cell>
          <table:table-cell office:value-type="float" office:value="1528225516" calcext:value-type="float">
            <text:p>1528225516</text:p>
          </table:table-cell>
          <table:table-cell office:value-type="string" calcext:value-type="string">
            <text:p>vif139.0</text:p>
          </table:table-cell>
          <table:table-cell office:value-type="float" office:value="100" calcext:value-type="float">
            <text:p>10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7])-3)/3)" office:value-type="float" office:value="1" calcext:value-type="float">
            <text:p>1</text:p>
          </table:table-cell>
          <table:table-cell table:style-name="ce7" table:formula="of:=IF(ISODD([.A7]);[.C7]-1528225457;[.C7]-1528225457+0.5)" office:value-type="float" office:value="1" calcext:value-type="float">
            <text:p>1</text:p>
          </table:table-cell>
          <table:table-cell office:value-type="float" office:value="1528225458" calcext:value-type="float">
            <text:p>1528225458</text:p>
          </table:table-cell>
          <table:table-cell office:value-type="string" calcext:value-type="string">
            <text:p>vif147.0</text:p>
          </table:table-cell>
          <table:table-cell office:value-type="float" office:value="2235" calcext:value-type="float">
            <text:p>2235</text:p>
          </table:table-cell>
          <table:table-cell table:style-name="ce13" office:value-type="float" office:value="2332" calcext:value-type="float">
            <text:p>2332</text:p>
          </table:table-cell>
          <table:table-cell table:style-name="ce7" table:formula="of:=IF(ISEVEN([.A7]);[.H7]-1528225516;[.H7]-1528225516+0.5)" office:value-type="float" office:value="0.5" calcext:value-type="float">
            <text:p>0,5</text:p>
          </table:table-cell>
          <table:table-cell office:value-type="float" office:value="1528225516" calcext:value-type="float">
            <text:p>1528225516</text:p>
          </table:table-cell>
          <table:table-cell office:value-type="string" calcext:value-type="string">
            <text:p>vif147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table:style-name="ce3" table:formula="of:=TRUNC((ROW([.A8])-3)/3)" office:value-type="float" office:value="1" calcext:value-type="float">
            <text:p>1</text:p>
          </table:table-cell>
          <table:table-cell table:style-name="ce7" table:formula="of:=IF(ISODD([.A8]);[.C8]-1528225457;[.C8]-1528225457+0.5)" office:value-type="float" office:value="1" calcext:value-type="float">
            <text:p>1</text:p>
          </table:table-cell>
          <table:table-cell office:value-type="float" office:value="1528225458" calcext:value-type="float">
            <text:p>1528225458</text:p>
          </table:table-cell>
          <table:table-cell office:value-type="string" calcext:value-type="string">
            <text:p>vif147.1</text:p>
          </table:table-cell>
          <table:table-cell office:value-type="float" office:value="2333" calcext:value-type="float">
            <text:p>2333</text:p>
          </table:table-cell>
          <table:table-cell table:style-name="ce13" office:value-type="float" office:value="2236" calcext:value-type="float">
            <text:p>2236</text:p>
          </table:table-cell>
          <table:table-cell table:style-name="ce7" table:formula="of:=IF(ISEVEN([.A8]);[.H8]-1528225516;[.H8]-1528225516+0.5)" office:value-type="float" office:value="0.5" calcext:value-type="float">
            <text:p>0,5</text:p>
          </table:table-cell>
          <table:table-cell office:value-type="float" office:value="1528225516" calcext:value-type="float">
            <text:p>1528225516</text:p>
          </table:table-cell>
          <table:table-cell office:value-type="string" calcext:value-type="string">
            <text:p>vif147.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9])-3)/3)" office:value-type="float" office:value="2" calcext:value-type="float">
            <text:p>2</text:p>
          </table:table-cell>
          <table:table-cell table:style-name="ce7" table:formula="of:=IF(ISODD([.A9]);[.C9]-1528225457;[.C9]-1528225457+0.5)" office:value-type="float" office:value="1.5" calcext:value-type="float">
            <text:p>1,5</text:p>
          </table:table-cell>
          <table:table-cell office:value-type="float" office:value="1528225458" calcext:value-type="float">
            <text:p>1528225458</text:p>
          </table:table-cell>
          <table:table-cell office:value-type="string" calcext:value-type="string">
            <text:p>vif139.0</text:p>
          </table:table-cell>
          <table:table-cell office:value-type="float" office:value="3305" calcext:value-type="float">
            <text:p>3305</text:p>
          </table:table-cell>
          <table:table-cell table:style-name="ce13" office:value-type="float" office:value="3277" calcext:value-type="float">
            <text:p>3277</text:p>
          </table:table-cell>
          <table:table-cell table:style-name="ce7" table:formula="of:=IF(ISEVEN([.A9]);[.H9]-1528225516;[.H9]-1528225516+0.5)" office:value-type="float" office:value="1" calcext:value-type="float">
            <text:p>1</text:p>
          </table:table-cell>
          <table:table-cell office:value-type="float" office:value="1528225517" calcext:value-type="float">
            <text:p>1528225517</text:p>
          </table:table-cell>
          <table:table-cell office:value-type="string" calcext:value-type="string">
            <text:p>vif139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10])-3)/3)" office:value-type="float" office:value="2" calcext:value-type="float">
            <text:p>2</text:p>
          </table:table-cell>
          <table:table-cell table:style-name="ce7" table:formula="of:=IF(ISODD([.A10]);[.C10]-1528225457;[.C10]-1528225457+0.5)" office:value-type="float" office:value="1.5" calcext:value-type="float">
            <text:p>1,5</text:p>
          </table:table-cell>
          <table:table-cell office:value-type="float" office:value="1528225458" calcext:value-type="float">
            <text:p>1528225458</text:p>
          </table:table-cell>
          <table:table-cell office:value-type="string" calcext:value-type="string">
            <text:p>vif147.0</text:p>
          </table:table-cell>
          <table:table-cell office:value-type="float" office:value="3273" calcext:value-type="float">
            <text:p>3273</text:p>
          </table:table-cell>
          <table:table-cell table:style-name="ce13" office:value-type="float" office:value="3327" calcext:value-type="float">
            <text:p>3327</text:p>
          </table:table-cell>
          <table:table-cell table:style-name="ce7" table:formula="of:=IF(ISEVEN([.A10]);[.H10]-1528225516;[.H10]-1528225516+0.5)" office:value-type="float" office:value="1" calcext:value-type="float">
            <text:p>1</text:p>
          </table:table-cell>
          <table:table-cell office:value-type="float" office:value="1528225517" calcext:value-type="float">
            <text:p>1528225517</text:p>
          </table:table-cell>
          <table:table-cell office:value-type="string" calcext:value-type="string">
            <text:p>vif147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11])-3)/3)" office:value-type="float" office:value="2" calcext:value-type="float">
            <text:p>2</text:p>
          </table:table-cell>
          <table:table-cell table:style-name="ce7" table:formula="of:=IF(ISODD([.A11]);[.C11]-1528225457;[.C11]-1528225457+0.5)" office:value-type="float" office:value="1.5" calcext:value-type="float">
            <text:p>1,5</text:p>
          </table:table-cell>
          <table:table-cell office:value-type="float" office:value="1528225458" calcext:value-type="float">
            <text:p>1528225458</text:p>
          </table:table-cell>
          <table:table-cell office:value-type="string" calcext:value-type="string">
            <text:p>vif147.1</text:p>
          </table:table-cell>
          <table:table-cell office:value-type="float" office:value="3327" calcext:value-type="float">
            <text:p>3327</text:p>
          </table:table-cell>
          <table:table-cell table:style-name="ce13" office:value-type="float" office:value="3273" calcext:value-type="float">
            <text:p>3273</text:p>
          </table:table-cell>
          <table:table-cell table:style-name="ce7" table:formula="of:=IF(ISEVEN([.A11]);[.H11]-1528225516;[.H11]-1528225516+0.5)" office:value-type="float" office:value="1" calcext:value-type="float">
            <text:p>1</text:p>
          </table:table-cell>
          <table:table-cell office:value-type="float" office:value="1528225517" calcext:value-type="float">
            <text:p>1528225517</text:p>
          </table:table-cell>
          <table:table-cell office:value-type="string" calcext:value-type="string">
            <text:p>vif147.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12])-3)/3)" office:value-type="float" office:value="3" calcext:value-type="float">
            <text:p>3</text:p>
          </table:table-cell>
          <table:table-cell table:style-name="ce7" table:formula="of:=IF(ISODD([.A12]);[.C12]-1528225457;[.C12]-1528225457+0.5)" office:value-type="float" office:value="2" calcext:value-type="float">
            <text:p>2</text:p>
          </table:table-cell>
          <table:table-cell office:value-type="float" office:value="1528225459" calcext:value-type="float">
            <text:p>1528225459</text:p>
          </table:table-cell>
          <table:table-cell office:value-type="string" calcext:value-type="string">
            <text:p>vif139.0</text:p>
          </table:table-cell>
          <table:table-cell office:value-type="float" office:value="3370" calcext:value-type="float">
            <text:p>3370</text:p>
          </table:table-cell>
          <table:table-cell table:style-name="ce13" office:value-type="float" office:value="3355" calcext:value-type="float">
            <text:p>3355</text:p>
          </table:table-cell>
          <table:table-cell table:style-name="ce7" table:formula="of:=IF(ISEVEN([.A12]);[.H12]-1528225516;[.H12]-1528225516+0.5)" office:value-type="float" office:value="1.5" calcext:value-type="float">
            <text:p>1,5</text:p>
          </table:table-cell>
          <table:table-cell office:value-type="float" office:value="1528225517" calcext:value-type="float">
            <text:p>1528225517</text:p>
          </table:table-cell>
          <table:table-cell office:value-type="string" calcext:value-type="string">
            <text:p>vif139.0</text:p>
          </table:table-cell>
          <table:table-cell office:value-type="float" office:value="100" calcext:value-type="float">
            <text:p>10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13])-3)/3)" office:value-type="float" office:value="3" calcext:value-type="float">
            <text:p>3</text:p>
          </table:table-cell>
          <table:table-cell table:style-name="ce7" table:formula="of:=IF(ISODD([.A13]);[.C13]-1528225457;[.C13]-1528225457+0.5)" office:value-type="float" office:value="2" calcext:value-type="float">
            <text:p>2</text:p>
          </table:table-cell>
          <table:table-cell office:value-type="float" office:value="1528225459" calcext:value-type="float">
            <text:p>1528225459</text:p>
          </table:table-cell>
          <table:table-cell office:value-type="string" calcext:value-type="string">
            <text:p>vif147.0</text:p>
          </table:table-cell>
          <table:table-cell office:value-type="float" office:value="3372" calcext:value-type="float">
            <text:p>3372</text:p>
          </table:table-cell>
          <table:table-cell table:style-name="ce13" office:value-type="float" office:value="3356" calcext:value-type="float">
            <text:p>3356</text:p>
          </table:table-cell>
          <table:table-cell table:style-name="ce7" table:formula="of:=IF(ISEVEN([.A13]);[.H13]-1528225516;[.H13]-1528225516+0.5)" office:value-type="float" office:value="1.5" calcext:value-type="float">
            <text:p>1,5</text:p>
          </table:table-cell>
          <table:table-cell office:value-type="float" office:value="1528225517" calcext:value-type="float">
            <text:p>1528225517</text:p>
          </table:table-cell>
          <table:table-cell office:value-type="string" calcext:value-type="string">
            <text:p>vif147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table:style-name="ce3" table:formula="of:=TRUNC((ROW([.A14])-3)/3)" office:value-type="float" office:value="3" calcext:value-type="float">
            <text:p>3</text:p>
          </table:table-cell>
          <table:table-cell table:style-name="ce7" table:formula="of:=IF(ISODD([.A14]);[.C14]-1528225457;[.C14]-1528225457+0.5)" office:value-type="float" office:value="2" calcext:value-type="float">
            <text:p>2</text:p>
          </table:table-cell>
          <table:table-cell office:value-type="float" office:value="1528225459" calcext:value-type="float">
            <text:p>1528225459</text:p>
          </table:table-cell>
          <table:table-cell office:value-type="string" calcext:value-type="string">
            <text:p>vif147.1</text:p>
          </table:table-cell>
          <table:table-cell office:value-type="float" office:value="3356" calcext:value-type="float">
            <text:p>3356</text:p>
          </table:table-cell>
          <table:table-cell table:style-name="ce13" office:value-type="float" office:value="3372" calcext:value-type="float">
            <text:p>3372</text:p>
          </table:table-cell>
          <table:table-cell table:style-name="ce7" table:formula="of:=IF(ISEVEN([.A14]);[.H14]-1528225516;[.H14]-1528225516+0.5)" office:value-type="float" office:value="1.5" calcext:value-type="float">
            <text:p>1,5</text:p>
          </table:table-cell>
          <table:table-cell office:value-type="float" office:value="1528225517" calcext:value-type="float">
            <text:p>1528225517</text:p>
          </table:table-cell>
          <table:table-cell office:value-type="string" calcext:value-type="string">
            <text:p>vif147.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15])-3)/3)" office:value-type="float" office:value="4" calcext:value-type="float">
            <text:p>4</text:p>
          </table:table-cell>
          <table:table-cell table:style-name="ce7" table:formula="of:=IF(ISODD([.A15]);[.C15]-1528225457;[.C15]-1528225457+0.5)" office:value-type="float" office:value="2.5" calcext:value-type="float">
            <text:p>2,5</text:p>
          </table:table-cell>
          <table:table-cell office:value-type="float" office:value="1528225459" calcext:value-type="float">
            <text:p>1528225459</text:p>
          </table:table-cell>
          <table:table-cell office:value-type="string" calcext:value-type="string">
            <text:p>vif139.0</text:p>
          </table:table-cell>
          <table:table-cell office:value-type="float" office:value="3339" calcext:value-type="float">
            <text:p>3339</text:p>
          </table:table-cell>
          <table:table-cell table:style-name="ce13" office:value-type="float" office:value="3339" calcext:value-type="float">
            <text:p>3339</text:p>
          </table:table-cell>
          <table:table-cell table:style-name="ce7" table:formula="of:=IF(ISEVEN([.A15]);[.H15]-1528225516;[.H15]-1528225516+0.5)" office:value-type="float" office:value="2" calcext:value-type="float">
            <text:p>2</text:p>
          </table:table-cell>
          <table:table-cell office:value-type="float" office:value="1528225518" calcext:value-type="float">
            <text:p>1528225518</text:p>
          </table:table-cell>
          <table:table-cell office:value-type="string" calcext:value-type="string">
            <text:p>vif139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16])-3)/3)" office:value-type="float" office:value="4" calcext:value-type="float">
            <text:p>4</text:p>
          </table:table-cell>
          <table:table-cell table:style-name="ce7" table:formula="of:=IF(ISODD([.A16]);[.C16]-1528225457;[.C16]-1528225457+0.5)" office:value-type="float" office:value="2.5" calcext:value-type="float">
            <text:p>2,5</text:p>
          </table:table-cell>
          <table:table-cell office:value-type="float" office:value="1528225459" calcext:value-type="float">
            <text:p>1528225459</text:p>
          </table:table-cell>
          <table:table-cell office:value-type="string" calcext:value-type="string">
            <text:p>vif147.0</text:p>
          </table:table-cell>
          <table:table-cell office:value-type="float" office:value="3321" calcext:value-type="float">
            <text:p>3321</text:p>
          </table:table-cell>
          <table:table-cell table:style-name="ce13" office:value-type="float" office:value="3356" calcext:value-type="float">
            <text:p>3356</text:p>
          </table:table-cell>
          <table:table-cell table:style-name="ce7" table:formula="of:=IF(ISEVEN([.A16]);[.H16]-1528225516;[.H16]-1528225516+0.5)" office:value-type="float" office:value="2" calcext:value-type="float">
            <text:p>2</text:p>
          </table:table-cell>
          <table:table-cell office:value-type="float" office:value="1528225518" calcext:value-type="float">
            <text:p>1528225518</text:p>
          </table:table-cell>
          <table:table-cell office:value-type="string" calcext:value-type="string">
            <text:p>vif147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17])-3)/3)" office:value-type="float" office:value="4" calcext:value-type="float">
            <text:p>4</text:p>
          </table:table-cell>
          <table:table-cell table:style-name="ce7" table:formula="of:=IF(ISODD([.A17]);[.C17]-1528225457;[.C17]-1528225457+0.5)" office:value-type="float" office:value="2.5" calcext:value-type="float">
            <text:p>2,5</text:p>
          </table:table-cell>
          <table:table-cell office:value-type="float" office:value="1528225459" calcext:value-type="float">
            <text:p>1528225459</text:p>
          </table:table-cell>
          <table:table-cell office:value-type="string" calcext:value-type="string">
            <text:p>vif147.1</text:p>
          </table:table-cell>
          <table:table-cell office:value-type="float" office:value="3356" calcext:value-type="float">
            <text:p>3356</text:p>
          </table:table-cell>
          <table:table-cell table:style-name="ce13" office:value-type="float" office:value="3321" calcext:value-type="float">
            <text:p>3321</text:p>
          </table:table-cell>
          <table:table-cell table:style-name="ce7" table:formula="of:=IF(ISEVEN([.A17]);[.H17]-1528225516;[.H17]-1528225516+0.5)" office:value-type="float" office:value="2" calcext:value-type="float">
            <text:p>2</text:p>
          </table:table-cell>
          <table:table-cell office:value-type="float" office:value="1528225518" calcext:value-type="float">
            <text:p>1528225518</text:p>
          </table:table-cell>
          <table:table-cell office:value-type="string" calcext:value-type="string">
            <text:p>vif147.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18])-3)/3)" office:value-type="float" office:value="5" calcext:value-type="float">
            <text:p>5</text:p>
          </table:table-cell>
          <table:table-cell table:style-name="ce7" table:formula="of:=IF(ISODD([.A18]);[.C18]-1528225457;[.C18]-1528225457+0.5)" office:value-type="float" office:value="3" calcext:value-type="float">
            <text:p>3</text:p>
          </table:table-cell>
          <table:table-cell office:value-type="float" office:value="1528225460" calcext:value-type="float">
            <text:p>1528225460</text:p>
          </table:table-cell>
          <table:table-cell office:value-type="string" calcext:value-type="string">
            <text:p>vif139.0</text:p>
          </table:table-cell>
          <table:table-cell office:value-type="float" office:value="3105" calcext:value-type="float">
            <text:p>3105</text:p>
          </table:table-cell>
          <table:table-cell table:style-name="ce13" office:value-type="float" office:value="3077" calcext:value-type="float">
            <text:p>3077</text:p>
          </table:table-cell>
          <table:table-cell table:style-name="ce7" table:formula="of:=IF(ISEVEN([.A18]);[.H18]-1528225516;[.H18]-1528225516+0.5)" office:value-type="float" office:value="2.5" calcext:value-type="float">
            <text:p>2,5</text:p>
          </table:table-cell>
          <table:table-cell office:value-type="float" office:value="1528225518" calcext:value-type="float">
            <text:p>1528225518</text:p>
          </table:table-cell>
          <table:table-cell office:value-type="string" calcext:value-type="string">
            <text:p>vif139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19])-3)/3)" office:value-type="float" office:value="5" calcext:value-type="float">
            <text:p>5</text:p>
          </table:table-cell>
          <table:table-cell table:style-name="ce7" table:formula="of:=IF(ISODD([.A19]);[.C19]-1528225457;[.C19]-1528225457+0.5)" office:value-type="float" office:value="3" calcext:value-type="float">
            <text:p>3</text:p>
          </table:table-cell>
          <table:table-cell office:value-type="float" office:value="1528225460" calcext:value-type="float">
            <text:p>1528225460</text:p>
          </table:table-cell>
          <table:table-cell office:value-type="string" calcext:value-type="string">
            <text:p>vif147.0</text:p>
          </table:table-cell>
          <table:table-cell office:value-type="float" office:value="3077" calcext:value-type="float">
            <text:p>3077</text:p>
          </table:table-cell>
          <table:table-cell table:style-name="ce13" office:value-type="float" office:value="3105" calcext:value-type="float">
            <text:p>3105</text:p>
          </table:table-cell>
          <table:table-cell table:style-name="ce7" table:formula="of:=IF(ISEVEN([.A19]);[.H19]-1528225516;[.H19]-1528225516+0.5)" office:value-type="float" office:value="2.5" calcext:value-type="float">
            <text:p>2,5</text:p>
          </table:table-cell>
          <table:table-cell office:value-type="float" office:value="1528225518" calcext:value-type="float">
            <text:p>1528225518</text:p>
          </table:table-cell>
          <table:table-cell office:value-type="string" calcext:value-type="string">
            <text:p>vif147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20])-3)/3)" office:value-type="float" office:value="5" calcext:value-type="float">
            <text:p>5</text:p>
          </table:table-cell>
          <table:table-cell table:style-name="ce7" table:formula="of:=IF(ISODD([.A20]);[.C20]-1528225457;[.C20]-1528225457+0.5)" office:value-type="float" office:value="3" calcext:value-type="float">
            <text:p>3</text:p>
          </table:table-cell>
          <table:table-cell office:value-type="float" office:value="1528225460" calcext:value-type="float">
            <text:p>1528225460</text:p>
          </table:table-cell>
          <table:table-cell office:value-type="string" calcext:value-type="string">
            <text:p>vif147.1</text:p>
          </table:table-cell>
          <table:table-cell office:value-type="float" office:value="3105" calcext:value-type="float">
            <text:p>3105</text:p>
          </table:table-cell>
          <table:table-cell table:style-name="ce13" office:value-type="float" office:value="3077" calcext:value-type="float">
            <text:p>3077</text:p>
          </table:table-cell>
          <table:table-cell table:style-name="ce7" table:formula="of:=IF(ISEVEN([.A20]);[.H20]-1528225516;[.H20]-1528225516+0.5)" office:value-type="float" office:value="2.5" calcext:value-type="float">
            <text:p>2,5</text:p>
          </table:table-cell>
          <table:table-cell office:value-type="float" office:value="1528225518" calcext:value-type="float">
            <text:p>1528225518</text:p>
          </table:table-cell>
          <table:table-cell office:value-type="string" calcext:value-type="string">
            <text:p>vif147.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21])-3)/3)" office:value-type="float" office:value="6" calcext:value-type="float">
            <text:p>6</text:p>
          </table:table-cell>
          <table:table-cell table:style-name="ce7" table:formula="of:=IF(ISODD([.A21]);[.C21]-1528225457;[.C21]-1528225457+0.5)" office:value-type="float" office:value="3.5" calcext:value-type="float">
            <text:p>3,5</text:p>
          </table:table-cell>
          <table:table-cell office:value-type="float" office:value="1528225460" calcext:value-type="float">
            <text:p>1528225460</text:p>
          </table:table-cell>
          <table:table-cell office:value-type="string" calcext:value-type="string">
            <text:p>vif139.0</text:p>
          </table:table-cell>
          <table:table-cell office:value-type="float" office:value="3399" calcext:value-type="float">
            <text:p>3399</text:p>
          </table:table-cell>
          <table:table-cell table:style-name="ce13" office:value-type="float" office:value="3381" calcext:value-type="float">
            <text:p>3381</text:p>
          </table:table-cell>
          <table:table-cell table:style-name="ce7" table:formula="of:=IF(ISEVEN([.A21]);[.H21]-1528225516;[.H21]-1528225516+0.5)" office:value-type="float" office:value="3" calcext:value-type="float">
            <text:p>3</text:p>
          </table:table-cell>
          <table:table-cell office:value-type="float" office:value="1528225519" calcext:value-type="float">
            <text:p>1528225519</text:p>
          </table:table-cell>
          <table:table-cell office:value-type="string" calcext:value-type="string">
            <text:p>vif139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22])-3)/3)" office:value-type="float" office:value="6" calcext:value-type="float">
            <text:p>6</text:p>
          </table:table-cell>
          <table:table-cell table:style-name="ce7" table:formula="of:=IF(ISODD([.A22]);[.C22]-1528225457;[.C22]-1528225457+0.5)" office:value-type="float" office:value="3.5" calcext:value-type="float">
            <text:p>3,5</text:p>
          </table:table-cell>
          <table:table-cell office:value-type="float" office:value="1528225460" calcext:value-type="float">
            <text:p>1528225460</text:p>
          </table:table-cell>
          <table:table-cell office:value-type="string" calcext:value-type="string">
            <text:p>vif147.0</text:p>
          </table:table-cell>
          <table:table-cell office:value-type="float" office:value="3381" calcext:value-type="float">
            <text:p>3381</text:p>
          </table:table-cell>
          <table:table-cell table:style-name="ce13" office:value-type="float" office:value="3388" calcext:value-type="float">
            <text:p>3388</text:p>
          </table:table-cell>
          <table:table-cell table:style-name="ce7" table:formula="of:=IF(ISEVEN([.A22]);[.H22]-1528225516;[.H22]-1528225516+0.5)" office:value-type="float" office:value="3" calcext:value-type="float">
            <text:p>3</text:p>
          </table:table-cell>
          <table:table-cell office:value-type="float" office:value="1528225519" calcext:value-type="float">
            <text:p>1528225519</text:p>
          </table:table-cell>
          <table:table-cell office:value-type="string" calcext:value-type="string">
            <text:p>vif147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23])-3)/3)" office:value-type="float" office:value="6" calcext:value-type="float">
            <text:p>6</text:p>
          </table:table-cell>
          <table:table-cell table:style-name="ce7" table:formula="of:=IF(ISODD([.A23]);[.C23]-1528225457;[.C23]-1528225457+0.5)" office:value-type="float" office:value="3.5" calcext:value-type="float">
            <text:p>3,5</text:p>
          </table:table-cell>
          <table:table-cell office:value-type="float" office:value="1528225460" calcext:value-type="float">
            <text:p>1528225460</text:p>
          </table:table-cell>
          <table:table-cell office:value-type="string" calcext:value-type="string">
            <text:p>vif147.1</text:p>
          </table:table-cell>
          <table:table-cell office:value-type="float" office:value="3388" calcext:value-type="float">
            <text:p>3388</text:p>
          </table:table-cell>
          <table:table-cell table:style-name="ce13" office:value-type="float" office:value="3381" calcext:value-type="float">
            <text:p>3381</text:p>
          </table:table-cell>
          <table:table-cell table:style-name="ce7" table:formula="of:=IF(ISEVEN([.A23]);[.H23]-1528225516;[.H23]-1528225516+0.5)" office:value-type="float" office:value="3" calcext:value-type="float">
            <text:p>3</text:p>
          </table:table-cell>
          <table:table-cell office:value-type="float" office:value="1528225519" calcext:value-type="float">
            <text:p>1528225519</text:p>
          </table:table-cell>
          <table:table-cell office:value-type="string" calcext:value-type="string">
            <text:p>vif147.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24])-3)/3)" office:value-type="float" office:value="7" calcext:value-type="float">
            <text:p>7</text:p>
          </table:table-cell>
          <table:table-cell table:style-name="ce7" table:formula="of:=IF(ISODD([.A24]);[.C24]-1528225457;[.C24]-1528225457+0.5)" office:value-type="float" office:value="4" calcext:value-type="float">
            <text:p>4</text:p>
          </table:table-cell>
          <table:table-cell office:value-type="float" office:value="1528225461" calcext:value-type="float">
            <text:p>1528225461</text:p>
          </table:table-cell>
          <table:table-cell office:value-type="string" calcext:value-type="string">
            <text:p>vif139.0</text:p>
          </table:table-cell>
          <table:table-cell office:value-type="float" office:value="3152" calcext:value-type="float">
            <text:p>3152</text:p>
          </table:table-cell>
          <table:table-cell table:style-name="ce13" office:value-type="float" office:value="3123" calcext:value-type="float">
            <text:p>3123</text:p>
          </table:table-cell>
          <table:table-cell table:style-name="ce7" table:formula="of:=IF(ISEVEN([.A24]);[.H24]-1528225516;[.H24]-1528225516+0.5)" office:value-type="float" office:value="3.5" calcext:value-type="float">
            <text:p>3,5</text:p>
          </table:table-cell>
          <table:table-cell office:value-type="float" office:value="1528225519" calcext:value-type="float">
            <text:p>1528225519</text:p>
          </table:table-cell>
          <table:table-cell office:value-type="string" calcext:value-type="string">
            <text:p>vif139.0</text:p>
          </table:table-cell>
          <table:table-cell office:value-type="float" office:value="100" calcext:value-type="float">
            <text:p>10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25])-3)/3)" office:value-type="float" office:value="7" calcext:value-type="float">
            <text:p>7</text:p>
          </table:table-cell>
          <table:table-cell table:style-name="ce7" table:formula="of:=IF(ISODD([.A25]);[.C25]-1528225457;[.C25]-1528225457+0.5)" office:value-type="float" office:value="4" calcext:value-type="float">
            <text:p>4</text:p>
          </table:table-cell>
          <table:table-cell office:value-type="float" office:value="1528225461" calcext:value-type="float">
            <text:p>1528225461</text:p>
          </table:table-cell>
          <table:table-cell office:value-type="string" calcext:value-type="string">
            <text:p>vif147.0</text:p>
          </table:table-cell>
          <table:table-cell office:value-type="float" office:value="3168" calcext:value-type="float">
            <text:p>3168</text:p>
          </table:table-cell>
          <table:table-cell table:style-name="ce13" office:value-type="float" office:value="3163" calcext:value-type="float">
            <text:p>3163</text:p>
          </table:table-cell>
          <table:table-cell table:style-name="ce7" table:formula="of:=IF(ISEVEN([.A25]);[.H25]-1528225516;[.H25]-1528225516+0.5)" office:value-type="float" office:value="3.5" calcext:value-type="float">
            <text:p>3,5</text:p>
          </table:table-cell>
          <table:table-cell office:value-type="float" office:value="1528225519" calcext:value-type="float">
            <text:p>1528225519</text:p>
          </table:table-cell>
          <table:table-cell office:value-type="string" calcext:value-type="string">
            <text:p>vif147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table:style-name="ce3" table:formula="of:=TRUNC((ROW([.A26])-3)/3)" office:value-type="float" office:value="7" calcext:value-type="float">
            <text:p>7</text:p>
          </table:table-cell>
          <table:table-cell table:style-name="ce7" table:formula="of:=IF(ISODD([.A26]);[.C26]-1528225457;[.C26]-1528225457+0.5)" office:value-type="float" office:value="4" calcext:value-type="float">
            <text:p>4</text:p>
          </table:table-cell>
          <table:table-cell office:value-type="float" office:value="1528225461" calcext:value-type="float">
            <text:p>1528225461</text:p>
          </table:table-cell>
          <table:table-cell office:value-type="string" calcext:value-type="string">
            <text:p>vif147.1</text:p>
          </table:table-cell>
          <table:table-cell office:value-type="float" office:value="3163" calcext:value-type="float">
            <text:p>3163</text:p>
          </table:table-cell>
          <table:table-cell table:style-name="ce13" office:value-type="float" office:value="3168" calcext:value-type="float">
            <text:p>3168</text:p>
          </table:table-cell>
          <table:table-cell table:style-name="ce7" table:formula="of:=IF(ISEVEN([.A26]);[.H26]-1528225516;[.H26]-1528225516+0.5)" office:value-type="float" office:value="3.5" calcext:value-type="float">
            <text:p>3,5</text:p>
          </table:table-cell>
          <table:table-cell office:value-type="float" office:value="1528225519" calcext:value-type="float">
            <text:p>1528225519</text:p>
          </table:table-cell>
          <table:table-cell office:value-type="string" calcext:value-type="string">
            <text:p>vif147.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27])-3)/3)" office:value-type="float" office:value="8" calcext:value-type="float">
            <text:p>8</text:p>
          </table:table-cell>
          <table:table-cell table:style-name="ce7" table:formula="of:=IF(ISODD([.A27]);[.C27]-1528225457;[.C27]-1528225457+0.5)" office:value-type="float" office:value="4.5" calcext:value-type="float">
            <text:p>4,5</text:p>
          </table:table-cell>
          <table:table-cell office:value-type="float" office:value="1528225461" calcext:value-type="float">
            <text:p>1528225461</text:p>
          </table:table-cell>
          <table:table-cell office:value-type="string" calcext:value-type="string">
            <text:p>vif139.0</text:p>
          </table:table-cell>
          <table:table-cell office:value-type="float" office:value="3664" calcext:value-type="float">
            <text:p>3664</text:p>
          </table:table-cell>
          <table:table-cell table:style-name="ce13" office:value-type="float" office:value="3657" calcext:value-type="float">
            <text:p>3657</text:p>
          </table:table-cell>
          <table:table-cell table:style-name="ce7" table:formula="of:=IF(ISEVEN([.A27]);[.H27]-1528225516;[.H27]-1528225516+0.5)" office:value-type="float" office:value="4" calcext:value-type="float">
            <text:p>4</text:p>
          </table:table-cell>
          <table:table-cell office:value-type="float" office:value="1528225520" calcext:value-type="float">
            <text:p>1528225520</text:p>
          </table:table-cell>
          <table:table-cell office:value-type="string" calcext:value-type="string">
            <text:p>vif139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28])-3)/3)" office:value-type="float" office:value="8" calcext:value-type="float">
            <text:p>8</text:p>
          </table:table-cell>
          <table:table-cell table:style-name="ce7" table:formula="of:=IF(ISODD([.A28]);[.C28]-1528225457;[.C28]-1528225457+0.5)" office:value-type="float" office:value="4.5" calcext:value-type="float">
            <text:p>4,5</text:p>
          </table:table-cell>
          <table:table-cell office:value-type="float" office:value="1528225461" calcext:value-type="float">
            <text:p>1528225461</text:p>
          </table:table-cell>
          <table:table-cell office:value-type="string" calcext:value-type="string">
            <text:p>vif147.0</text:p>
          </table:table-cell>
          <table:table-cell office:value-type="float" office:value="3612" calcext:value-type="float">
            <text:p>3612</text:p>
          </table:table-cell>
          <table:table-cell table:style-name="ce13" office:value-type="float" office:value="3657" calcext:value-type="float">
            <text:p>3657</text:p>
          </table:table-cell>
          <table:table-cell table:style-name="ce7" table:formula="of:=IF(ISEVEN([.A28]);[.H28]-1528225516;[.H28]-1528225516+0.5)" office:value-type="float" office:value="4" calcext:value-type="float">
            <text:p>4</text:p>
          </table:table-cell>
          <table:table-cell office:value-type="float" office:value="1528225520" calcext:value-type="float">
            <text:p>1528225520</text:p>
          </table:table-cell>
          <table:table-cell office:value-type="string" calcext:value-type="string">
            <text:p>vif147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29])-3)/3)" office:value-type="float" office:value="8" calcext:value-type="float">
            <text:p>8</text:p>
          </table:table-cell>
          <table:table-cell table:style-name="ce7" table:formula="of:=IF(ISODD([.A29]);[.C29]-1528225457;[.C29]-1528225457+0.5)" office:value-type="float" office:value="4.5" calcext:value-type="float">
            <text:p>4,5</text:p>
          </table:table-cell>
          <table:table-cell office:value-type="float" office:value="1528225461" calcext:value-type="float">
            <text:p>1528225461</text:p>
          </table:table-cell>
          <table:table-cell office:value-type="string" calcext:value-type="string">
            <text:p>vif147.1</text:p>
          </table:table-cell>
          <table:table-cell office:value-type="float" office:value="3657" calcext:value-type="float">
            <text:p>3657</text:p>
          </table:table-cell>
          <table:table-cell table:style-name="ce13" office:value-type="float" office:value="3612" calcext:value-type="float">
            <text:p>3612</text:p>
          </table:table-cell>
          <table:table-cell table:style-name="ce7" table:formula="of:=IF(ISEVEN([.A29]);[.H29]-1528225516;[.H29]-1528225516+0.5)" office:value-type="float" office:value="4" calcext:value-type="float">
            <text:p>4</text:p>
          </table:table-cell>
          <table:table-cell office:value-type="float" office:value="1528225520" calcext:value-type="float">
            <text:p>1528225520</text:p>
          </table:table-cell>
          <table:table-cell office:value-type="string" calcext:value-type="string">
            <text:p>vif147.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30])-3)/3)" office:value-type="float" office:value="9" calcext:value-type="float">
            <text:p>9</text:p>
          </table:table-cell>
          <table:table-cell table:style-name="ce7" table:formula="of:=IF(ISODD([.A30]);[.C30]-1528225457;[.C30]-1528225457+0.5)" office:value-type="float" office:value="5" calcext:value-type="float">
            <text:p>5</text:p>
          </table:table-cell>
          <table:table-cell office:value-type="float" office:value="1528225462" calcext:value-type="float">
            <text:p>1528225462</text:p>
          </table:table-cell>
          <table:table-cell office:value-type="string" calcext:value-type="string">
            <text:p>vif139.0</text:p>
          </table:table-cell>
          <table:table-cell office:value-type="float" office:value="3679" calcext:value-type="float">
            <text:p>3679</text:p>
          </table:table-cell>
          <table:table-cell table:style-name="ce13" office:value-type="float" office:value="3676" calcext:value-type="float">
            <text:p>3676</text:p>
          </table:table-cell>
          <table:table-cell table:style-name="ce7" table:formula="of:=IF(ISEVEN([.A30]);[.H30]-1528225516;[.H30]-1528225516+0.5)" office:value-type="float" office:value="4.5" calcext:value-type="float">
            <text:p>4,5</text:p>
          </table:table-cell>
          <table:table-cell office:value-type="float" office:value="1528225520" calcext:value-type="float">
            <text:p>1528225520</text:p>
          </table:table-cell>
          <table:table-cell office:value-type="string" calcext:value-type="string">
            <text:p>vif139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31])-3)/3)" office:value-type="float" office:value="9" calcext:value-type="float">
            <text:p>9</text:p>
          </table:table-cell>
          <table:table-cell table:style-name="ce7" table:formula="of:=IF(ISODD([.A31]);[.C31]-1528225457;[.C31]-1528225457+0.5)" office:value-type="float" office:value="5" calcext:value-type="float">
            <text:p>5</text:p>
          </table:table-cell>
          <table:table-cell office:value-type="float" office:value="1528225462" calcext:value-type="float">
            <text:p>1528225462</text:p>
          </table:table-cell>
          <table:table-cell office:value-type="string" calcext:value-type="string">
            <text:p>vif147.0</text:p>
          </table:table-cell>
          <table:table-cell office:value-type="float" office:value="3677" calcext:value-type="float">
            <text:p>3677</text:p>
          </table:table-cell>
          <table:table-cell table:style-name="ce13" office:value-type="float" office:value="3686" calcext:value-type="float">
            <text:p>3686</text:p>
          </table:table-cell>
          <table:table-cell table:style-name="ce7" table:formula="of:=IF(ISEVEN([.A31]);[.H31]-1528225516;[.H31]-1528225516+0.5)" office:value-type="float" office:value="4.5" calcext:value-type="float">
            <text:p>4,5</text:p>
          </table:table-cell>
          <table:table-cell office:value-type="float" office:value="1528225520" calcext:value-type="float">
            <text:p>1528225520</text:p>
          </table:table-cell>
          <table:table-cell office:value-type="string" calcext:value-type="string">
            <text:p>vif147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32])-3)/3)" office:value-type="float" office:value="9" calcext:value-type="float">
            <text:p>9</text:p>
          </table:table-cell>
          <table:table-cell table:style-name="ce7" table:formula="of:=IF(ISODD([.A32]);[.C32]-1528225457;[.C32]-1528225457+0.5)" office:value-type="float" office:value="5" calcext:value-type="float">
            <text:p>5</text:p>
          </table:table-cell>
          <table:table-cell office:value-type="float" office:value="1528225462" calcext:value-type="float">
            <text:p>1528225462</text:p>
          </table:table-cell>
          <table:table-cell office:value-type="string" calcext:value-type="string">
            <text:p>vif147.1</text:p>
          </table:table-cell>
          <table:table-cell office:value-type="float" office:value="3686" calcext:value-type="float">
            <text:p>3686</text:p>
          </table:table-cell>
          <table:table-cell table:style-name="ce13" office:value-type="float" office:value="3677" calcext:value-type="float">
            <text:p>3677</text:p>
          </table:table-cell>
          <table:table-cell table:style-name="ce7" table:formula="of:=IF(ISEVEN([.A32]);[.H32]-1528225516;[.H32]-1528225516+0.5)" office:value-type="float" office:value="4.5" calcext:value-type="float">
            <text:p>4,5</text:p>
          </table:table-cell>
          <table:table-cell office:value-type="float" office:value="1528225520" calcext:value-type="float">
            <text:p>1528225520</text:p>
          </table:table-cell>
          <table:table-cell office:value-type="string" calcext:value-type="string">
            <text:p>vif147.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33])-3)/3)" office:value-type="float" office:value="10" calcext:value-type="float">
            <text:p>10</text:p>
          </table:table-cell>
          <table:table-cell table:style-name="ce7" table:formula="of:=IF(ISODD([.A33]);[.C33]-1528225457;[.C33]-1528225457+0.5)" office:value-type="float" office:value="5.5" calcext:value-type="float">
            <text:p>5,5</text:p>
          </table:table-cell>
          <table:table-cell office:value-type="float" office:value="1528225462" calcext:value-type="float">
            <text:p>1528225462</text:p>
          </table:table-cell>
          <table:table-cell office:value-type="string" calcext:value-type="string">
            <text:p>vif139.0</text:p>
          </table:table-cell>
          <table:table-cell office:value-type="float" office:value="3344" calcext:value-type="float">
            <text:p>3344</text:p>
          </table:table-cell>
          <table:table-cell table:style-name="ce13" office:value-type="float" office:value="3326" calcext:value-type="float">
            <text:p>3326</text:p>
          </table:table-cell>
          <table:table-cell table:style-name="ce7" table:formula="of:=IF(ISEVEN([.A33]);[.H33]-1528225516;[.H33]-1528225516+0.5)" office:value-type="float" office:value="5" calcext:value-type="float">
            <text:p>5</text:p>
          </table:table-cell>
          <table:table-cell office:value-type="float" office:value="1528225521" calcext:value-type="float">
            <text:p>1528225521</text:p>
          </table:table-cell>
          <table:table-cell office:value-type="string" calcext:value-type="string">
            <text:p>vif139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34])-3)/3)" office:value-type="float" office:value="10" calcext:value-type="float">
            <text:p>10</text:p>
          </table:table-cell>
          <table:table-cell table:style-name="ce7" table:formula="of:=IF(ISODD([.A34]);[.C34]-1528225457;[.C34]-1528225457+0.5)" office:value-type="float" office:value="5.5" calcext:value-type="float">
            <text:p>5,5</text:p>
          </table:table-cell>
          <table:table-cell office:value-type="float" office:value="1528225462" calcext:value-type="float">
            <text:p>1528225462</text:p>
          </table:table-cell>
          <table:table-cell office:value-type="string" calcext:value-type="string">
            <text:p>vif147.0</text:p>
          </table:table-cell>
          <table:table-cell office:value-type="float" office:value="3334" calcext:value-type="float">
            <text:p>3334</text:p>
          </table:table-cell>
          <table:table-cell table:style-name="ce13" office:value-type="float" office:value="3344" calcext:value-type="float">
            <text:p>3344</text:p>
          </table:table-cell>
          <table:table-cell table:style-name="ce7" table:formula="of:=IF(ISEVEN([.A34]);[.H34]-1528225516;[.H34]-1528225516+0.5)" office:value-type="float" office:value="5" calcext:value-type="float">
            <text:p>5</text:p>
          </table:table-cell>
          <table:table-cell office:value-type="float" office:value="1528225521" calcext:value-type="float">
            <text:p>1528225521</text:p>
          </table:table-cell>
          <table:table-cell office:value-type="string" calcext:value-type="string">
            <text:p>vif147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35])-3)/3)" office:value-type="float" office:value="10" calcext:value-type="float">
            <text:p>10</text:p>
          </table:table-cell>
          <table:table-cell table:style-name="ce7" table:formula="of:=IF(ISODD([.A35]);[.C35]-1528225457;[.C35]-1528225457+0.5)" office:value-type="float" office:value="5.5" calcext:value-type="float">
            <text:p>5,5</text:p>
          </table:table-cell>
          <table:table-cell office:value-type="float" office:value="1528225462" calcext:value-type="float">
            <text:p>1528225462</text:p>
          </table:table-cell>
          <table:table-cell office:value-type="string" calcext:value-type="string">
            <text:p>vif147.1</text:p>
          </table:table-cell>
          <table:table-cell office:value-type="float" office:value="3344" calcext:value-type="float">
            <text:p>3344</text:p>
          </table:table-cell>
          <table:table-cell table:style-name="ce13" office:value-type="float" office:value="3334" calcext:value-type="float">
            <text:p>3334</text:p>
          </table:table-cell>
          <table:table-cell table:style-name="ce7" table:formula="of:=IF(ISEVEN([.A35]);[.H35]-1528225516;[.H35]-1528225516+0.5)" office:value-type="float" office:value="5" calcext:value-type="float">
            <text:p>5</text:p>
          </table:table-cell>
          <table:table-cell office:value-type="float" office:value="1528225521" calcext:value-type="float">
            <text:p>1528225521</text:p>
          </table:table-cell>
          <table:table-cell office:value-type="string" calcext:value-type="string">
            <text:p>vif147.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36])-3)/3)" office:value-type="float" office:value="11" calcext:value-type="float">
            <text:p>11</text:p>
          </table:table-cell>
          <table:table-cell table:style-name="ce7" table:formula="of:=IF(ISODD([.A36]);[.C36]-1528225457;[.C36]-1528225457+0.5)" office:value-type="float" office:value="6" calcext:value-type="float">
            <text:p>6</text:p>
          </table:table-cell>
          <table:table-cell office:value-type="float" office:value="1528225463" calcext:value-type="float">
            <text:p>1528225463</text:p>
          </table:table-cell>
          <table:table-cell office:value-type="string" calcext:value-type="string">
            <text:p>vif139.0</text:p>
          </table:table-cell>
          <table:table-cell office:value-type="float" office:value="3720" calcext:value-type="float">
            <text:p>3720</text:p>
          </table:table-cell>
          <table:table-cell table:style-name="ce13" office:value-type="float" office:value="3836" calcext:value-type="float">
            <text:p>3836</text:p>
          </table:table-cell>
          <table:table-cell table:style-name="ce7" table:formula="of:=IF(ISEVEN([.A36]);[.H36]-1528225516;[.H36]-1528225516+0.5)" office:value-type="float" office:value="5.5" calcext:value-type="float">
            <text:p>5,5</text:p>
          </table:table-cell>
          <table:table-cell office:value-type="float" office:value="1528225521" calcext:value-type="float">
            <text:p>1528225521</text:p>
          </table:table-cell>
          <table:table-cell office:value-type="string" calcext:value-type="string">
            <text:p>vif139.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style-name="ce3" table:formula="of:=TRUNC((ROW([.A37])-3)/3)" office:value-type="float" office:value="11" calcext:value-type="float">
            <text:p>11</text:p>
          </table:table-cell>
          <table:table-cell table:style-name="ce7" table:formula="of:=IF(ISODD([.A37]);[.C37]-1528225457;[.C37]-1528225457+0.5)" office:value-type="float" office:value="6" calcext:value-type="float">
            <text:p>6</text:p>
          </table:table-cell>
          <table:table-cell office:value-type="float" office:value="1528225463" calcext:value-type="float">
            <text:p>1528225463</text:p>
          </table:table-cell>
          <table:table-cell office:value-type="string" calcext:value-type="string">
            <text:p>vif147.0</text:p>
          </table:table-cell>
          <table:table-cell office:value-type="float" office:value="3865" calcext:value-type="float">
            <text:p>3865</text:p>
          </table:table-cell>
          <table:table-cell table:style-name="ce13" office:value-type="float" office:value="3720" calcext:value-type="float">
            <text:p>3720</text:p>
          </table:table-cell>
          <table:table-cell table:style-name="ce7" table:formula="of:=IF(ISEVEN([.A37]);[.H37]-1528225516;[.H37]-1528225516+0.5)" office:value-type="float" office:value="5.5" calcext:value-type="float">
            <text:p>5,5</text:p>
          </table:table-cell>
          <table:table-cell office:value-type="float" office:value="1528225521" calcext:value-type="float">
            <text:p>1528225521</text:p>
          </table:table-cell>
          <table:table-cell office:value-type="string" calcext:value-type="string">
            <text:p>vif147.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style-name="ce3" table:formula="of:=TRUNC((ROW([.A38])-3)/3)" office:value-type="float" office:value="11" calcext:value-type="float">
            <text:p>11</text:p>
          </table:table-cell>
          <table:table-cell table:style-name="ce7" table:formula="of:=IF(ISODD([.A38]);[.C38]-1528225457;[.C38]-1528225457+0.5)" office:value-type="float" office:value="6" calcext:value-type="float">
            <text:p>6</text:p>
          </table:table-cell>
          <table:table-cell office:value-type="float" office:value="1528225463" calcext:value-type="float">
            <text:p>1528225463</text:p>
          </table:table-cell>
          <table:table-cell office:value-type="string" calcext:value-type="string">
            <text:p>vif147.1</text:p>
          </table:table-cell>
          <table:table-cell office:value-type="float" office:value="3720" calcext:value-type="float">
            <text:p>3720</text:p>
          </table:table-cell>
          <table:table-cell table:style-name="ce13" office:value-type="float" office:value="3865" calcext:value-type="float">
            <text:p>3865</text:p>
          </table:table-cell>
          <table:table-cell table:style-name="ce7" table:formula="of:=IF(ISEVEN([.A38]);[.H38]-1528225516;[.H38]-1528225516+0.5)" office:value-type="float" office:value="5.5" calcext:value-type="float">
            <text:p>5,5</text:p>
          </table:table-cell>
          <table:table-cell office:value-type="float" office:value="1528225521" calcext:value-type="float">
            <text:p>1528225521</text:p>
          </table:table-cell>
          <table:table-cell office:value-type="string" calcext:value-type="string">
            <text:p>vif147.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39])-3)/3)" office:value-type="float" office:value="12" calcext:value-type="float">
            <text:p>12</text:p>
          </table:table-cell>
          <table:table-cell table:style-name="ce7" table:formula="of:=IF(ISODD([.A39]);[.C39]-1528225457;[.C39]-1528225457+0.5)" office:value-type="float" office:value="6.5" calcext:value-type="float">
            <text:p>6,5</text:p>
          </table:table-cell>
          <table:table-cell office:value-type="float" office:value="1528225463" calcext:value-type="float">
            <text:p>1528225463</text:p>
          </table:table-cell>
          <table:table-cell office:value-type="string" calcext:value-type="string">
            <text:p>vif139.0</text:p>
          </table:table-cell>
          <table:table-cell office:value-type="float" office:value="3888" calcext:value-type="float">
            <text:p>3888</text:p>
          </table:table-cell>
          <table:table-cell table:style-name="ce13" office:value-type="float" office:value="3833" calcext:value-type="float">
            <text:p>3833</text:p>
          </table:table-cell>
          <table:table-cell table:style-name="ce7" table:formula="of:=IF(ISEVEN([.A39]);[.H39]-1528225516;[.H39]-1528225516+0.5)" office:value-type="float" office:value="6" calcext:value-type="float">
            <text:p>6</text:p>
          </table:table-cell>
          <table:table-cell office:value-type="float" office:value="1528225522" calcext:value-type="float">
            <text:p>1528225522</text:p>
          </table:table-cell>
          <table:table-cell office:value-type="string" calcext:value-type="string">
            <text:p>vif139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40])-3)/3)" office:value-type="float" office:value="12" calcext:value-type="float">
            <text:p>12</text:p>
          </table:table-cell>
          <table:table-cell table:style-name="ce7" table:formula="of:=IF(ISODD([.A40]);[.C40]-1528225457;[.C40]-1528225457+0.5)" office:value-type="float" office:value="6.5" calcext:value-type="float">
            <text:p>6,5</text:p>
          </table:table-cell>
          <table:table-cell office:value-type="float" office:value="1528225463" calcext:value-type="float">
            <text:p>1528225463</text:p>
          </table:table-cell>
          <table:table-cell office:value-type="string" calcext:value-type="string">
            <text:p>vif147.0</text:p>
          </table:table-cell>
          <table:table-cell office:value-type="float" office:value="3795" calcext:value-type="float">
            <text:p>3795</text:p>
          </table:table-cell>
          <table:table-cell table:style-name="ce13" office:value-type="float" office:value="3888" calcext:value-type="float">
            <text:p>3888</text:p>
          </table:table-cell>
          <table:table-cell table:style-name="ce7" table:formula="of:=IF(ISEVEN([.A40]);[.H40]-1528225516;[.H40]-1528225516+0.5)" office:value-type="float" office:value="6" calcext:value-type="float">
            <text:p>6</text:p>
          </table:table-cell>
          <table:table-cell office:value-type="float" office:value="1528225522" calcext:value-type="float">
            <text:p>1528225522</text:p>
          </table:table-cell>
          <table:table-cell office:value-type="string" calcext:value-type="string">
            <text:p>vif147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41])-3)/3)" office:value-type="float" office:value="12" calcext:value-type="float">
            <text:p>12</text:p>
          </table:table-cell>
          <table:table-cell table:style-name="ce7" table:formula="of:=IF(ISODD([.A41]);[.C41]-1528225457;[.C41]-1528225457+0.5)" office:value-type="float" office:value="6.5" calcext:value-type="float">
            <text:p>6,5</text:p>
          </table:table-cell>
          <table:table-cell office:value-type="float" office:value="1528225463" calcext:value-type="float">
            <text:p>1528225463</text:p>
          </table:table-cell>
          <table:table-cell office:value-type="string" calcext:value-type="string">
            <text:p>vif147.1</text:p>
          </table:table-cell>
          <table:table-cell office:value-type="float" office:value="3888" calcext:value-type="float">
            <text:p>3888</text:p>
          </table:table-cell>
          <table:table-cell table:style-name="ce13" office:value-type="float" office:value="3795" calcext:value-type="float">
            <text:p>3795</text:p>
          </table:table-cell>
          <table:table-cell table:style-name="ce7" table:formula="of:=IF(ISEVEN([.A41]);[.H41]-1528225516;[.H41]-1528225516+0.5)" office:value-type="float" office:value="6" calcext:value-type="float">
            <text:p>6</text:p>
          </table:table-cell>
          <table:table-cell office:value-type="float" office:value="1528225522" calcext:value-type="float">
            <text:p>1528225522</text:p>
          </table:table-cell>
          <table:table-cell office:value-type="string" calcext:value-type="string">
            <text:p>vif147.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42])-3)/3)" office:value-type="float" office:value="13" calcext:value-type="float">
            <text:p>13</text:p>
          </table:table-cell>
          <table:table-cell table:style-name="ce7" table:formula="of:=IF(ISODD([.A42]);[.C42]-1528225457;[.C42]-1528225457+0.5)" office:value-type="float" office:value="7" calcext:value-type="float">
            <text:p>7</text:p>
          </table:table-cell>
          <table:table-cell office:value-type="float" office:value="1528225464" calcext:value-type="float">
            <text:p>1528225464</text:p>
          </table:table-cell>
          <table:table-cell office:value-type="string" calcext:value-type="string">
            <text:p>vif139.0</text:p>
          </table:table-cell>
          <table:table-cell office:value-type="float" office:value="3182" calcext:value-type="float">
            <text:p>3182</text:p>
          </table:table-cell>
          <table:table-cell table:style-name="ce13" office:value-type="float" office:value="3155" calcext:value-type="float">
            <text:p>3155</text:p>
          </table:table-cell>
          <table:table-cell table:style-name="ce7" table:formula="of:=IF(ISEVEN([.A42]);[.H42]-1528225516;[.H42]-1528225516+0.5)" office:value-type="float" office:value="6.5" calcext:value-type="float">
            <text:p>6,5</text:p>
          </table:table-cell>
          <table:table-cell office:value-type="float" office:value="1528225522" calcext:value-type="float">
            <text:p>1528225522</text:p>
          </table:table-cell>
          <table:table-cell office:value-type="string" calcext:value-type="string">
            <text:p>vif139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43])-3)/3)" office:value-type="float" office:value="13" calcext:value-type="float">
            <text:p>13</text:p>
          </table:table-cell>
          <table:table-cell table:style-name="ce7" table:formula="of:=IF(ISODD([.A43]);[.C43]-1528225457;[.C43]-1528225457+0.5)" office:value-type="float" office:value="7" calcext:value-type="float">
            <text:p>7</text:p>
          </table:table-cell>
          <table:table-cell office:value-type="float" office:value="1528225464" calcext:value-type="float">
            <text:p>1528225464</text:p>
          </table:table-cell>
          <table:table-cell office:value-type="string" calcext:value-type="string">
            <text:p>vif147.0</text:p>
          </table:table-cell>
          <table:table-cell office:value-type="float" office:value="3155" calcext:value-type="float">
            <text:p>3155</text:p>
          </table:table-cell>
          <table:table-cell table:style-name="ce13" office:value-type="float" office:value="3166" calcext:value-type="float">
            <text:p>3166</text:p>
          </table:table-cell>
          <table:table-cell table:style-name="ce7" table:formula="of:=IF(ISEVEN([.A43]);[.H43]-1528225516;[.H43]-1528225516+0.5)" office:value-type="float" office:value="6.5" calcext:value-type="float">
            <text:p>6,5</text:p>
          </table:table-cell>
          <table:table-cell office:value-type="float" office:value="1528225522" calcext:value-type="float">
            <text:p>1528225522</text:p>
          </table:table-cell>
          <table:table-cell office:value-type="string" calcext:value-type="string">
            <text:p>vif147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44])-3)/3)" office:value-type="float" office:value="13" calcext:value-type="float">
            <text:p>13</text:p>
          </table:table-cell>
          <table:table-cell table:style-name="ce7" table:formula="of:=IF(ISODD([.A44]);[.C44]-1528225457;[.C44]-1528225457+0.5)" office:value-type="float" office:value="7" calcext:value-type="float">
            <text:p>7</text:p>
          </table:table-cell>
          <table:table-cell office:value-type="float" office:value="1528225464" calcext:value-type="float">
            <text:p>1528225464</text:p>
          </table:table-cell>
          <table:table-cell office:value-type="string" calcext:value-type="string">
            <text:p>vif147.1</text:p>
          </table:table-cell>
          <table:table-cell office:value-type="float" office:value="3166" calcext:value-type="float">
            <text:p>3166</text:p>
          </table:table-cell>
          <table:table-cell table:style-name="ce13" office:value-type="float" office:value="3155" calcext:value-type="float">
            <text:p>3155</text:p>
          </table:table-cell>
          <table:table-cell table:style-name="ce7" table:formula="of:=IF(ISEVEN([.A44]);[.H44]-1528225516;[.H44]-1528225516+0.5)" office:value-type="float" office:value="6.5" calcext:value-type="float">
            <text:p>6,5</text:p>
          </table:table-cell>
          <table:table-cell office:value-type="float" office:value="1528225522" calcext:value-type="float">
            <text:p>1528225522</text:p>
          </table:table-cell>
          <table:table-cell office:value-type="string" calcext:value-type="string">
            <text:p>vif147.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45])-3)/3)" office:value-type="float" office:value="14" calcext:value-type="float">
            <text:p>14</text:p>
          </table:table-cell>
          <table:table-cell table:style-name="ce7" table:formula="of:=IF(ISODD([.A45]);[.C45]-1528225457;[.C45]-1528225457+0.5)" office:value-type="float" office:value="7.5" calcext:value-type="float">
            <text:p>7,5</text:p>
          </table:table-cell>
          <table:table-cell office:value-type="float" office:value="1528225464" calcext:value-type="float">
            <text:p>1528225464</text:p>
          </table:table-cell>
          <table:table-cell office:value-type="string" calcext:value-type="string">
            <text:p>vif139.0</text:p>
          </table:table-cell>
          <table:table-cell office:value-type="float" office:value="3660" calcext:value-type="float">
            <text:p>3660</text:p>
          </table:table-cell>
          <table:table-cell table:style-name="ce13" office:value-type="float" office:value="3650" calcext:value-type="float">
            <text:p>3650</text:p>
          </table:table-cell>
          <table:table-cell table:style-name="ce7" table:formula="of:=IF(ISEVEN([.A45]);[.H45]-1528225516;[.H45]-1528225516+0.5)" office:value-type="float" office:value="7" calcext:value-type="float">
            <text:p>7</text:p>
          </table:table-cell>
          <table:table-cell office:value-type="float" office:value="1528225523" calcext:value-type="float">
            <text:p>1528225523</text:p>
          </table:table-cell>
          <table:table-cell office:value-type="string" calcext:value-type="string">
            <text:p>vif139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46])-3)/3)" office:value-type="float" office:value="14" calcext:value-type="float">
            <text:p>14</text:p>
          </table:table-cell>
          <table:table-cell table:style-name="ce7" table:formula="of:=IF(ISODD([.A46]);[.C46]-1528225457;[.C46]-1528225457+0.5)" office:value-type="float" office:value="7.5" calcext:value-type="float">
            <text:p>7,5</text:p>
          </table:table-cell>
          <table:table-cell office:value-type="float" office:value="1528225464" calcext:value-type="float">
            <text:p>1528225464</text:p>
          </table:table-cell>
          <table:table-cell office:value-type="string" calcext:value-type="string">
            <text:p>vif147.0</text:p>
          </table:table-cell>
          <table:table-cell office:value-type="float" office:value="3650" calcext:value-type="float">
            <text:p>3650</text:p>
          </table:table-cell>
          <table:table-cell table:style-name="ce13" office:value-type="float" office:value="3676" calcext:value-type="float">
            <text:p>3676</text:p>
          </table:table-cell>
          <table:table-cell table:style-name="ce7" table:formula="of:=IF(ISEVEN([.A46]);[.H46]-1528225516;[.H46]-1528225516+0.5)" office:value-type="float" office:value="7" calcext:value-type="float">
            <text:p>7</text:p>
          </table:table-cell>
          <table:table-cell office:value-type="float" office:value="1528225523" calcext:value-type="float">
            <text:p>1528225523</text:p>
          </table:table-cell>
          <table:table-cell office:value-type="string" calcext:value-type="string">
            <text:p>vif147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47])-3)/3)" office:value-type="float" office:value="14" calcext:value-type="float">
            <text:p>14</text:p>
          </table:table-cell>
          <table:table-cell table:style-name="ce7" table:formula="of:=IF(ISODD([.A47]);[.C47]-1528225457;[.C47]-1528225457+0.5)" office:value-type="float" office:value="7.5" calcext:value-type="float">
            <text:p>7,5</text:p>
          </table:table-cell>
          <table:table-cell office:value-type="float" office:value="1528225464" calcext:value-type="float">
            <text:p>1528225464</text:p>
          </table:table-cell>
          <table:table-cell office:value-type="string" calcext:value-type="string">
            <text:p>vif147.1</text:p>
          </table:table-cell>
          <table:table-cell office:value-type="float" office:value="3676" calcext:value-type="float">
            <text:p>3676</text:p>
          </table:table-cell>
          <table:table-cell table:style-name="ce13" office:value-type="float" office:value="3650" calcext:value-type="float">
            <text:p>3650</text:p>
          </table:table-cell>
          <table:table-cell table:style-name="ce7" table:formula="of:=IF(ISEVEN([.A47]);[.H47]-1528225516;[.H47]-1528225516+0.5)" office:value-type="float" office:value="7" calcext:value-type="float">
            <text:p>7</text:p>
          </table:table-cell>
          <table:table-cell office:value-type="float" office:value="1528225523" calcext:value-type="float">
            <text:p>1528225523</text:p>
          </table:table-cell>
          <table:table-cell office:value-type="string" calcext:value-type="string">
            <text:p>vif147.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48])-3)/3)" office:value-type="float" office:value="15" calcext:value-type="float">
            <text:p>15</text:p>
          </table:table-cell>
          <table:table-cell table:style-name="ce7" table:formula="of:=IF(ISODD([.A48]);[.C48]-1528225457;[.C48]-1528225457+0.5)" office:value-type="float" office:value="8" calcext:value-type="float">
            <text:p>8</text:p>
          </table:table-cell>
          <table:table-cell office:value-type="float" office:value="1528225465" calcext:value-type="float">
            <text:p>1528225465</text:p>
          </table:table-cell>
          <table:table-cell office:value-type="string" calcext:value-type="string">
            <text:p>vif139.0</text:p>
          </table:table-cell>
          <table:table-cell office:value-type="float" office:value="3479" calcext:value-type="float">
            <text:p>3479</text:p>
          </table:table-cell>
          <table:table-cell table:style-name="ce13" office:value-type="float" office:value="3458" calcext:value-type="float">
            <text:p>3458</text:p>
          </table:table-cell>
          <table:table-cell table:style-name="ce7" table:formula="of:=IF(ISEVEN([.A48]);[.H48]-1528225516;[.H48]-1528225516+0.5)" office:value-type="float" office:value="7.5" calcext:value-type="float">
            <text:p>7,5</text:p>
          </table:table-cell>
          <table:table-cell office:value-type="float" office:value="1528225523" calcext:value-type="float">
            <text:p>1528225523</text:p>
          </table:table-cell>
          <table:table-cell office:value-type="string" calcext:value-type="string">
            <text:p>vif139.0</text:p>
          </table:table-cell>
          <table:table-cell office:value-type="float" office:value="100" calcext:value-type="float">
            <text:p>10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49])-3)/3)" office:value-type="float" office:value="15" calcext:value-type="float">
            <text:p>15</text:p>
          </table:table-cell>
          <table:table-cell table:style-name="ce7" table:formula="of:=IF(ISODD([.A49]);[.C49]-1528225457;[.C49]-1528225457+0.5)" office:value-type="float" office:value="8" calcext:value-type="float">
            <text:p>8</text:p>
          </table:table-cell>
          <table:table-cell office:value-type="float" office:value="1528225465" calcext:value-type="float">
            <text:p>1528225465</text:p>
          </table:table-cell>
          <table:table-cell office:value-type="string" calcext:value-type="string">
            <text:p>vif147.0</text:p>
          </table:table-cell>
          <table:table-cell office:value-type="float" office:value="3458" calcext:value-type="float">
            <text:p>3458</text:p>
          </table:table-cell>
          <table:table-cell table:style-name="ce13" office:value-type="float" office:value="3479" calcext:value-type="float">
            <text:p>3479</text:p>
          </table:table-cell>
          <table:table-cell table:style-name="ce7" table:formula="of:=IF(ISEVEN([.A49]);[.H49]-1528225516;[.H49]-1528225516+0.5)" office:value-type="float" office:value="7.5" calcext:value-type="float">
            <text:p>7,5</text:p>
          </table:table-cell>
          <table:table-cell office:value-type="float" office:value="1528225523" calcext:value-type="float">
            <text:p>1528225523</text:p>
          </table:table-cell>
          <table:table-cell office:value-type="string" calcext:value-type="string">
            <text:p>vif147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table:style-name="ce3" table:formula="of:=TRUNC((ROW([.A50])-3)/3)" office:value-type="float" office:value="15" calcext:value-type="float">
            <text:p>15</text:p>
          </table:table-cell>
          <table:table-cell table:style-name="ce7" table:formula="of:=IF(ISODD([.A50]);[.C50]-1528225457;[.C50]-1528225457+0.5)" office:value-type="float" office:value="8" calcext:value-type="float">
            <text:p>8</text:p>
          </table:table-cell>
          <table:table-cell office:value-type="float" office:value="1528225465" calcext:value-type="float">
            <text:p>1528225465</text:p>
          </table:table-cell>
          <table:table-cell office:value-type="string" calcext:value-type="string">
            <text:p>vif147.1</text:p>
          </table:table-cell>
          <table:table-cell office:value-type="float" office:value="3479" calcext:value-type="float">
            <text:p>3479</text:p>
          </table:table-cell>
          <table:table-cell table:style-name="ce13" office:value-type="float" office:value="3458" calcext:value-type="float">
            <text:p>3458</text:p>
          </table:table-cell>
          <table:table-cell table:style-name="ce7" table:formula="of:=IF(ISEVEN([.A50]);[.H50]-1528225516;[.H50]-1528225516+0.5)" office:value-type="float" office:value="7.5" calcext:value-type="float">
            <text:p>7,5</text:p>
          </table:table-cell>
          <table:table-cell office:value-type="float" office:value="1528225523" calcext:value-type="float">
            <text:p>1528225523</text:p>
          </table:table-cell>
          <table:table-cell office:value-type="string" calcext:value-type="string">
            <text:p>vif147.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51])-3)/3)" office:value-type="float" office:value="16" calcext:value-type="float">
            <text:p>16</text:p>
          </table:table-cell>
          <table:table-cell table:style-name="ce7" table:formula="of:=IF(ISODD([.A51]);[.C51]-1528225457;[.C51]-1528225457+0.5)" office:value-type="float" office:value="8.5" calcext:value-type="float">
            <text:p>8,5</text:p>
          </table:table-cell>
          <table:table-cell office:value-type="float" office:value="1528225465" calcext:value-type="float">
            <text:p>1528225465</text:p>
          </table:table-cell>
          <table:table-cell office:value-type="string" calcext:value-type="string">
            <text:p>vif139.0</text:p>
          </table:table-cell>
          <table:table-cell office:value-type="float" office:value="3357" calcext:value-type="float">
            <text:p>3357</text:p>
          </table:table-cell>
          <table:table-cell table:style-name="ce13" office:value-type="float" office:value="3339" calcext:value-type="float">
            <text:p>3339</text:p>
          </table:table-cell>
          <table:table-cell table:style-name="ce7" table:formula="of:=IF(ISEVEN([.A51]);[.H51]-1528225516;[.H51]-1528225516+0.5)" office:value-type="float" office:value="8" calcext:value-type="float">
            <text:p>8</text:p>
          </table:table-cell>
          <table:table-cell office:value-type="float" office:value="1528225524" calcext:value-type="float">
            <text:p>1528225524</text:p>
          </table:table-cell>
          <table:table-cell office:value-type="string" calcext:value-type="string">
            <text:p>vif139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52])-3)/3)" office:value-type="float" office:value="16" calcext:value-type="float">
            <text:p>16</text:p>
          </table:table-cell>
          <table:table-cell table:style-name="ce7" table:formula="of:=IF(ISODD([.A52]);[.C52]-1528225457;[.C52]-1528225457+0.5)" office:value-type="float" office:value="8.5" calcext:value-type="float">
            <text:p>8,5</text:p>
          </table:table-cell>
          <table:table-cell office:value-type="float" office:value="1528225465" calcext:value-type="float">
            <text:p>1528225465</text:p>
          </table:table-cell>
          <table:table-cell office:value-type="string" calcext:value-type="string">
            <text:p>vif147.0</text:p>
          </table:table-cell>
          <table:table-cell office:value-type="float" office:value="3344" calcext:value-type="float">
            <text:p>3344</text:p>
          </table:table-cell>
          <table:table-cell table:style-name="ce13" office:value-type="float" office:value="3314" calcext:value-type="float">
            <text:p>3314</text:p>
          </table:table-cell>
          <table:table-cell table:style-name="ce7" table:formula="of:=IF(ISEVEN([.A52]);[.H52]-1528225516;[.H52]-1528225516+0.5)" office:value-type="float" office:value="8" calcext:value-type="float">
            <text:p>8</text:p>
          </table:table-cell>
          <table:table-cell office:value-type="float" office:value="1528225524" calcext:value-type="float">
            <text:p>1528225524</text:p>
          </table:table-cell>
          <table:table-cell office:value-type="string" calcext:value-type="string">
            <text:p>vif147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53])-3)/3)" office:value-type="float" office:value="16" calcext:value-type="float">
            <text:p>16</text:p>
          </table:table-cell>
          <table:table-cell table:style-name="ce7" table:formula="of:=IF(ISODD([.A53]);[.C53]-1528225457;[.C53]-1528225457+0.5)" office:value-type="float" office:value="8.5" calcext:value-type="float">
            <text:p>8,5</text:p>
          </table:table-cell>
          <table:table-cell office:value-type="float" office:value="1528225465" calcext:value-type="float">
            <text:p>1528225465</text:p>
          </table:table-cell>
          <table:table-cell office:value-type="string" calcext:value-type="string">
            <text:p>vif147.1</text:p>
          </table:table-cell>
          <table:table-cell office:value-type="float" office:value="3314" calcext:value-type="float">
            <text:p>3314</text:p>
          </table:table-cell>
          <table:table-cell table:style-name="ce13" office:value-type="float" office:value="3344" calcext:value-type="float">
            <text:p>3344</text:p>
          </table:table-cell>
          <table:table-cell table:style-name="ce7" table:formula="of:=IF(ISEVEN([.A53]);[.H53]-1528225516;[.H53]-1528225516+0.5)" office:value-type="float" office:value="8" calcext:value-type="float">
            <text:p>8</text:p>
          </table:table-cell>
          <table:table-cell office:value-type="float" office:value="1528225524" calcext:value-type="float">
            <text:p>1528225524</text:p>
          </table:table-cell>
          <table:table-cell office:value-type="string" calcext:value-type="string">
            <text:p>vif147.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54])-3)/3)" office:value-type="float" office:value="17" calcext:value-type="float">
            <text:p>17</text:p>
          </table:table-cell>
          <table:table-cell table:style-name="ce7" table:formula="of:=IF(ISODD([.A54]);[.C54]-1528225457;[.C54]-1528225457+0.5)" office:value-type="float" office:value="9" calcext:value-type="float">
            <text:p>9</text:p>
          </table:table-cell>
          <table:table-cell office:value-type="float" office:value="1528225466" calcext:value-type="float">
            <text:p>1528225466</text:p>
          </table:table-cell>
          <table:table-cell office:value-type="string" calcext:value-type="string">
            <text:p>vif139.0</text:p>
          </table:table-cell>
          <table:table-cell office:value-type="float" office:value="3123" calcext:value-type="float">
            <text:p>3123</text:p>
          </table:table-cell>
          <table:table-cell table:style-name="ce13" office:value-type="float" office:value="3078" calcext:value-type="float">
            <text:p>3078</text:p>
          </table:table-cell>
          <table:table-cell table:style-name="ce7" table:formula="of:=IF(ISEVEN([.A54]);[.H54]-1528225516;[.H54]-1528225516+0.5)" office:value-type="float" office:value="8.5" calcext:value-type="float">
            <text:p>8,5</text:p>
          </table:table-cell>
          <table:table-cell office:value-type="float" office:value="1528225524" calcext:value-type="float">
            <text:p>1528225524</text:p>
          </table:table-cell>
          <table:table-cell office:value-type="string" calcext:value-type="string">
            <text:p>vif139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55])-3)/3)" office:value-type="float" office:value="17" calcext:value-type="float">
            <text:p>17</text:p>
          </table:table-cell>
          <table:table-cell table:style-name="ce7" table:formula="of:=IF(ISODD([.A55]);[.C55]-1528225457;[.C55]-1528225457+0.5)" office:value-type="float" office:value="9" calcext:value-type="float">
            <text:p>9</text:p>
          </table:table-cell>
          <table:table-cell office:value-type="float" office:value="1528225466" calcext:value-type="float">
            <text:p>1528225466</text:p>
          </table:table-cell>
          <table:table-cell office:value-type="string" calcext:value-type="string">
            <text:p>vif147.0</text:p>
          </table:table-cell>
          <table:table-cell office:value-type="float" office:value="3073" calcext:value-type="float">
            <text:p>3073</text:p>
          </table:table-cell>
          <table:table-cell table:style-name="ce13" office:value-type="float" office:value="3155" calcext:value-type="float">
            <text:p>3155</text:p>
          </table:table-cell>
          <table:table-cell table:style-name="ce7" table:formula="of:=IF(ISEVEN([.A55]);[.H55]-1528225516;[.H55]-1528225516+0.5)" office:value-type="float" office:value="8.5" calcext:value-type="float">
            <text:p>8,5</text:p>
          </table:table-cell>
          <table:table-cell office:value-type="float" office:value="1528225524" calcext:value-type="float">
            <text:p>1528225524</text:p>
          </table:table-cell>
          <table:table-cell office:value-type="string" calcext:value-type="string">
            <text:p>vif147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56])-3)/3)" office:value-type="float" office:value="17" calcext:value-type="float">
            <text:p>17</text:p>
          </table:table-cell>
          <table:table-cell table:style-name="ce7" table:formula="of:=IF(ISODD([.A56]);[.C56]-1528225457;[.C56]-1528225457+0.5)" office:value-type="float" office:value="9" calcext:value-type="float">
            <text:p>9</text:p>
          </table:table-cell>
          <table:table-cell office:value-type="float" office:value="1528225466" calcext:value-type="float">
            <text:p>1528225466</text:p>
          </table:table-cell>
          <table:table-cell office:value-type="string" calcext:value-type="string">
            <text:p>vif147.1</text:p>
          </table:table-cell>
          <table:table-cell office:value-type="float" office:value="3155" calcext:value-type="float">
            <text:p>3155</text:p>
          </table:table-cell>
          <table:table-cell table:style-name="ce13" office:value-type="float" office:value="3073" calcext:value-type="float">
            <text:p>3073</text:p>
          </table:table-cell>
          <table:table-cell table:style-name="ce7" table:formula="of:=IF(ISEVEN([.A56]);[.H56]-1528225516;[.H56]-1528225516+0.5)" office:value-type="float" office:value="8.5" calcext:value-type="float">
            <text:p>8,5</text:p>
          </table:table-cell>
          <table:table-cell office:value-type="float" office:value="1528225524" calcext:value-type="float">
            <text:p>1528225524</text:p>
          </table:table-cell>
          <table:table-cell office:value-type="string" calcext:value-type="string">
            <text:p>vif147.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57])-3)/3)" office:value-type="float" office:value="18" calcext:value-type="float">
            <text:p>18</text:p>
          </table:table-cell>
          <table:table-cell table:style-name="ce7" table:formula="of:=IF(ISODD([.A57]);[.C57]-1528225457;[.C57]-1528225457+0.5)" office:value-type="float" office:value="9.5" calcext:value-type="float">
            <text:p>9,5</text:p>
          </table:table-cell>
          <table:table-cell office:value-type="float" office:value="1528225466" calcext:value-type="float">
            <text:p>1528225466</text:p>
          </table:table-cell>
          <table:table-cell office:value-type="string" calcext:value-type="string">
            <text:p>vif139.0</text:p>
          </table:table-cell>
          <table:table-cell office:value-type="float" office:value="3293" calcext:value-type="float">
            <text:p>3293</text:p>
          </table:table-cell>
          <table:table-cell table:style-name="ce13" office:value-type="float" office:value="3363" calcext:value-type="float">
            <text:p>3363</text:p>
          </table:table-cell>
          <table:table-cell table:style-name="ce7" table:formula="of:=IF(ISEVEN([.A57]);[.H57]-1528225516;[.H57]-1528225516+0.5)" office:value-type="float" office:value="9" calcext:value-type="float">
            <text:p>9</text:p>
          </table:table-cell>
          <table:table-cell office:value-type="float" office:value="1528225525" calcext:value-type="float">
            <text:p>1528225525</text:p>
          </table:table-cell>
          <table:table-cell office:value-type="string" calcext:value-type="string">
            <text:p>vif139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58])-3)/3)" office:value-type="float" office:value="18" calcext:value-type="float">
            <text:p>18</text:p>
          </table:table-cell>
          <table:table-cell table:style-name="ce7" table:formula="of:=IF(ISODD([.A58]);[.C58]-1528225457;[.C58]-1528225457+0.5)" office:value-type="float" office:value="9.5" calcext:value-type="float">
            <text:p>9,5</text:p>
          </table:table-cell>
          <table:table-cell office:value-type="float" office:value="1528225466" calcext:value-type="float">
            <text:p>1528225466</text:p>
          </table:table-cell>
          <table:table-cell office:value-type="string" calcext:value-type="string">
            <text:p>vif147.0</text:p>
          </table:table-cell>
          <table:table-cell office:value-type="float" office:value="3363" calcext:value-type="float">
            <text:p>3363</text:p>
          </table:table-cell>
          <table:table-cell table:style-name="ce13" office:value-type="float" office:value="3304" calcext:value-type="float">
            <text:p>3304</text:p>
          </table:table-cell>
          <table:table-cell table:style-name="ce7" table:formula="of:=IF(ISEVEN([.A58]);[.H58]-1528225516;[.H58]-1528225516+0.5)" office:value-type="float" office:value="9" calcext:value-type="float">
            <text:p>9</text:p>
          </table:table-cell>
          <table:table-cell office:value-type="float" office:value="1528225525" calcext:value-type="float">
            <text:p>1528225525</text:p>
          </table:table-cell>
          <table:table-cell office:value-type="string" calcext:value-type="string">
            <text:p>vif147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59])-3)/3)" office:value-type="float" office:value="18" calcext:value-type="float">
            <text:p>18</text:p>
          </table:table-cell>
          <table:table-cell table:style-name="ce7" table:formula="of:=IF(ISODD([.A59]);[.C59]-1528225457;[.C59]-1528225457+0.5)" office:value-type="float" office:value="9.5" calcext:value-type="float">
            <text:p>9,5</text:p>
          </table:table-cell>
          <table:table-cell office:value-type="float" office:value="1528225466" calcext:value-type="float">
            <text:p>1528225466</text:p>
          </table:table-cell>
          <table:table-cell office:value-type="string" calcext:value-type="string">
            <text:p>vif147.1</text:p>
          </table:table-cell>
          <table:table-cell office:value-type="float" office:value="3304" calcext:value-type="float">
            <text:p>3304</text:p>
          </table:table-cell>
          <table:table-cell table:style-name="ce13" office:value-type="float" office:value="3363" calcext:value-type="float">
            <text:p>3363</text:p>
          </table:table-cell>
          <table:table-cell table:style-name="ce7" table:formula="of:=IF(ISEVEN([.A59]);[.H59]-1528225516;[.H59]-1528225516+0.5)" office:value-type="float" office:value="9" calcext:value-type="float">
            <text:p>9</text:p>
          </table:table-cell>
          <table:table-cell office:value-type="float" office:value="1528225525" calcext:value-type="float">
            <text:p>1528225525</text:p>
          </table:table-cell>
          <table:table-cell office:value-type="string" calcext:value-type="string">
            <text:p>vif147.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60])-3)/3)" office:value-type="float" office:value="19" calcext:value-type="float">
            <text:p>19</text:p>
          </table:table-cell>
          <table:table-cell table:style-name="ce7" table:formula="of:=IF(ISODD([.A60]);[.C60]-1528225457;[.C60]-1528225457+0.5)" office:value-type="float" office:value="10" calcext:value-type="float">
            <text:p>10</text:p>
          </table:table-cell>
          <table:table-cell office:value-type="float" office:value="1528225467" calcext:value-type="float">
            <text:p>1528225467</text:p>
          </table:table-cell>
          <table:table-cell office:value-type="string" calcext:value-type="string">
            <text:p>vif139.0</text:p>
          </table:table-cell>
          <table:table-cell office:value-type="float" office:value="1529" calcext:value-type="float">
            <text:p>1529</text:p>
          </table:table-cell>
          <table:table-cell table:style-name="ce13" office:value-type="float" office:value="1544" calcext:value-type="float">
            <text:p>1544</text:p>
          </table:table-cell>
          <table:table-cell table:style-name="ce7" table:formula="of:=IF(ISEVEN([.A60]);[.H60]-1528225516;[.H60]-1528225516+0.5)" office:value-type="float" office:value="9.5" calcext:value-type="float">
            <text:p>9,5</text:p>
          </table:table-cell>
          <table:table-cell office:value-type="float" office:value="1528225525" calcext:value-type="float">
            <text:p>1528225525</text:p>
          </table:table-cell>
          <table:table-cell office:value-type="string" calcext:value-type="string">
            <text:p>vif139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61])-3)/3)" office:value-type="float" office:value="19" calcext:value-type="float">
            <text:p>19</text:p>
          </table:table-cell>
          <table:table-cell table:style-name="ce7" table:formula="of:=IF(ISODD([.A61]);[.C61]-1528225457;[.C61]-1528225457+0.5)" office:value-type="float" office:value="10" calcext:value-type="float">
            <text:p>10</text:p>
          </table:table-cell>
          <table:table-cell office:value-type="float" office:value="1528225467" calcext:value-type="float">
            <text:p>1528225467</text:p>
          </table:table-cell>
          <table:table-cell office:value-type="string" calcext:value-type="string">
            <text:p>vif147.0</text:p>
          </table:table-cell>
          <table:table-cell office:value-type="float" office:value="1544" calcext:value-type="float">
            <text:p>1544</text:p>
          </table:table-cell>
          <table:table-cell table:style-name="ce13" office:value-type="float" office:value="1524" calcext:value-type="float">
            <text:p>1524</text:p>
          </table:table-cell>
          <table:table-cell table:style-name="ce7" table:formula="of:=IF(ISEVEN([.A61]);[.H61]-1528225516;[.H61]-1528225516+0.5)" office:value-type="float" office:value="9.5" calcext:value-type="float">
            <text:p>9,5</text:p>
          </table:table-cell>
          <table:table-cell office:value-type="float" office:value="1528225525" calcext:value-type="float">
            <text:p>1528225525</text:p>
          </table:table-cell>
          <table:table-cell office:value-type="string" calcext:value-type="string">
            <text:p>vif147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62])-3)/3)" office:value-type="float" office:value="19" calcext:value-type="float">
            <text:p>19</text:p>
          </table:table-cell>
          <table:table-cell table:style-name="ce7" table:formula="of:=IF(ISODD([.A62]);[.C62]-1528225457;[.C62]-1528225457+0.5)" office:value-type="float" office:value="10" calcext:value-type="float">
            <text:p>10</text:p>
          </table:table-cell>
          <table:table-cell office:value-type="float" office:value="1528225467" calcext:value-type="float">
            <text:p>1528225467</text:p>
          </table:table-cell>
          <table:table-cell office:value-type="string" calcext:value-type="string">
            <text:p>vif147.1</text:p>
          </table:table-cell>
          <table:table-cell office:value-type="float" office:value="1524" calcext:value-type="float">
            <text:p>1524</text:p>
          </table:table-cell>
          <table:table-cell table:style-name="ce13" office:value-type="float" office:value="1544" calcext:value-type="float">
            <text:p>1544</text:p>
          </table:table-cell>
          <table:table-cell table:style-name="ce7" table:formula="of:=IF(ISEVEN([.A62]);[.H62]-1528225516;[.H62]-1528225516+0.5)" office:value-type="float" office:value="9.5" calcext:value-type="float">
            <text:p>9,5</text:p>
          </table:table-cell>
          <table:table-cell office:value-type="float" office:value="1528225525" calcext:value-type="float">
            <text:p>1528225525</text:p>
          </table:table-cell>
          <table:table-cell office:value-type="string" calcext:value-type="string">
            <text:p>vif147.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63])-3)/3)" office:value-type="float" office:value="20" calcext:value-type="float">
            <text:p>20</text:p>
          </table:table-cell>
          <table:table-cell table:style-name="ce7" table:formula="of:=IF(ISODD([.A63]);[.C63]-1528225457;[.C63]-1528225457+0.5)" office:value-type="float" office:value="10.5" calcext:value-type="float">
            <text:p>10,5</text:p>
          </table:table-cell>
          <table:table-cell office:value-type="float" office:value="1528225467" calcext:value-type="float">
            <text:p>1528225467</text:p>
          </table:table-cell>
          <table:table-cell office:value-type="string" calcext:value-type="string">
            <text:p>vif139.0</text:p>
          </table:table-cell>
          <table:table-cell office:value-type="float" office:value="1022" calcext:value-type="float">
            <text:p>1022</text:p>
          </table:table-cell>
          <table:table-cell table:style-name="ce13" office:value-type="float" office:value="967" calcext:value-type="float">
            <text:p>967</text:p>
          </table:table-cell>
          <table:table-cell table:style-name="ce7" table:formula="of:=IF(ISEVEN([.A63]);[.H63]-1528225516;[.H63]-1528225516+0.5)" office:value-type="float" office:value="10" calcext:value-type="float">
            <text:p>10</text:p>
          </table:table-cell>
          <table:table-cell office:value-type="float" office:value="1528225526" calcext:value-type="float">
            <text:p>1528225526</text:p>
          </table:table-cell>
          <table:table-cell office:value-type="string" calcext:value-type="string">
            <text:p>vif139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64])-3)/3)" office:value-type="float" office:value="20" calcext:value-type="float">
            <text:p>20</text:p>
          </table:table-cell>
          <table:table-cell table:style-name="ce7" table:formula="of:=IF(ISODD([.A64]);[.C64]-1528225457;[.C64]-1528225457+0.5)" office:value-type="float" office:value="10.5" calcext:value-type="float">
            <text:p>10,5</text:p>
          </table:table-cell>
          <table:table-cell office:value-type="float" office:value="1528225467" calcext:value-type="float">
            <text:p>1528225467</text:p>
          </table:table-cell>
          <table:table-cell office:value-type="string" calcext:value-type="string">
            <text:p>vif147.0</text:p>
          </table:table-cell>
          <table:table-cell office:value-type="float" office:value="967" calcext:value-type="float">
            <text:p>967</text:p>
          </table:table-cell>
          <table:table-cell table:style-name="ce13" office:value-type="float" office:value="1027" calcext:value-type="float">
            <text:p>1027</text:p>
          </table:table-cell>
          <table:table-cell table:style-name="ce7" table:formula="of:=IF(ISEVEN([.A64]);[.H64]-1528225516;[.H64]-1528225516+0.5)" office:value-type="float" office:value="10" calcext:value-type="float">
            <text:p>10</text:p>
          </table:table-cell>
          <table:table-cell office:value-type="float" office:value="1528225526" calcext:value-type="float">
            <text:p>1528225526</text:p>
          </table:table-cell>
          <table:table-cell office:value-type="string" calcext:value-type="string">
            <text:p>vif147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65])-3)/3)" office:value-type="float" office:value="20" calcext:value-type="float">
            <text:p>20</text:p>
          </table:table-cell>
          <table:table-cell table:style-name="ce7" table:formula="of:=IF(ISODD([.A65]);[.C65]-1528225457;[.C65]-1528225457+0.5)" office:value-type="float" office:value="10.5" calcext:value-type="float">
            <text:p>10,5</text:p>
          </table:table-cell>
          <table:table-cell office:value-type="float" office:value="1528225467" calcext:value-type="float">
            <text:p>1528225467</text:p>
          </table:table-cell>
          <table:table-cell office:value-type="string" calcext:value-type="string">
            <text:p>vif147.1</text:p>
          </table:table-cell>
          <table:table-cell office:value-type="float" office:value="1027" calcext:value-type="float">
            <text:p>1027</text:p>
          </table:table-cell>
          <table:table-cell table:style-name="ce13" office:value-type="float" office:value="969" calcext:value-type="float">
            <text:p>969</text:p>
          </table:table-cell>
          <table:table-cell table:style-name="ce7" table:formula="of:=IF(ISEVEN([.A65]);[.H65]-1528225516;[.H65]-1528225516+0.5)" office:value-type="float" office:value="10" calcext:value-type="float">
            <text:p>10</text:p>
          </table:table-cell>
          <table:table-cell office:value-type="float" office:value="1528225526" calcext:value-type="float">
            <text:p>1528225526</text:p>
          </table:table-cell>
          <table:table-cell office:value-type="string" calcext:value-type="string">
            <text:p>vif147.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66])-3)/3)" office:value-type="float" office:value="21" calcext:value-type="float">
            <text:p>21</text:p>
          </table:table-cell>
          <table:table-cell table:style-name="ce7" table:formula="of:=IF(ISODD([.A66]);[.C66]-1528225457;[.C66]-1528225457+0.5)" office:value-type="float" office:value="11" calcext:value-type="float">
            <text:p>11</text:p>
          </table:table-cell>
          <table:table-cell office:value-type="float" office:value="1528225468" calcext:value-type="float">
            <text:p>1528225468</text:p>
          </table:table-cell>
          <table:table-cell office:value-type="string" calcext:value-type="string">
            <text:p>vif139.0</text:p>
          </table:table-cell>
          <table:table-cell office:value-type="float" office:value="1438" calcext:value-type="float">
            <text:p>1438</text:p>
          </table:table-cell>
          <table:table-cell table:style-name="ce13" office:value-type="float" office:value="1431" calcext:value-type="float">
            <text:p>1431</text:p>
          </table:table-cell>
          <table:table-cell table:style-name="ce7" table:formula="of:=IF(ISEVEN([.A66]);[.H66]-1528225516;[.H66]-1528225516+0.5)" office:value-type="float" office:value="10.5" calcext:value-type="float">
            <text:p>10,5</text:p>
          </table:table-cell>
          <table:table-cell office:value-type="float" office:value="1528225526" calcext:value-type="float">
            <text:p>1528225526</text:p>
          </table:table-cell>
          <table:table-cell office:value-type="string" calcext:value-type="string">
            <text:p>vif139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67])-3)/3)" office:value-type="float" office:value="21" calcext:value-type="float">
            <text:p>21</text:p>
          </table:table-cell>
          <table:table-cell table:style-name="ce7" table:formula="of:=IF(ISODD([.A67]);[.C67]-1528225457;[.C67]-1528225457+0.5)" office:value-type="float" office:value="11" calcext:value-type="float">
            <text:p>11</text:p>
          </table:table-cell>
          <table:table-cell office:value-type="float" office:value="1528225468" calcext:value-type="float">
            <text:p>1528225468</text:p>
          </table:table-cell>
          <table:table-cell office:value-type="string" calcext:value-type="string">
            <text:p>vif147.0</text:p>
          </table:table-cell>
          <table:table-cell office:value-type="float" office:value="1442" calcext:value-type="float">
            <text:p>1442</text:p>
          </table:table-cell>
          <table:table-cell table:style-name="ce13" office:value-type="float" office:value="1424" calcext:value-type="float">
            <text:p>1424</text:p>
          </table:table-cell>
          <table:table-cell table:style-name="ce7" table:formula="of:=IF(ISEVEN([.A67]);[.H67]-1528225516;[.H67]-1528225516+0.5)" office:value-type="float" office:value="10.5" calcext:value-type="float">
            <text:p>10,5</text:p>
          </table:table-cell>
          <table:table-cell office:value-type="float" office:value="1528225526" calcext:value-type="float">
            <text:p>1528225526</text:p>
          </table:table-cell>
          <table:table-cell office:value-type="string" calcext:value-type="string">
            <text:p>vif147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68])-3)/3)" office:value-type="float" office:value="21" calcext:value-type="float">
            <text:p>21</text:p>
          </table:table-cell>
          <table:table-cell table:style-name="ce7" table:formula="of:=IF(ISODD([.A68]);[.C68]-1528225457;[.C68]-1528225457+0.5)" office:value-type="float" office:value="11" calcext:value-type="float">
            <text:p>11</text:p>
          </table:table-cell>
          <table:table-cell office:value-type="float" office:value="1528225468" calcext:value-type="float">
            <text:p>1528225468</text:p>
          </table:table-cell>
          <table:table-cell office:value-type="string" calcext:value-type="string">
            <text:p>vif147.1</text:p>
          </table:table-cell>
          <table:table-cell office:value-type="float" office:value="1424" calcext:value-type="float">
            <text:p>1424</text:p>
          </table:table-cell>
          <table:table-cell table:style-name="ce13" office:value-type="float" office:value="1440" calcext:value-type="float">
            <text:p>1440</text:p>
          </table:table-cell>
          <table:table-cell table:style-name="ce7" table:formula="of:=IF(ISEVEN([.A68]);[.H68]-1528225516;[.H68]-1528225516+0.5)" office:value-type="float" office:value="10.5" calcext:value-type="float">
            <text:p>10,5</text:p>
          </table:table-cell>
          <table:table-cell office:value-type="float" office:value="1528225526" calcext:value-type="float">
            <text:p>1528225526</text:p>
          </table:table-cell>
          <table:table-cell office:value-type="string" calcext:value-type="string">
            <text:p>vif147.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69])-3)/3)" office:value-type="float" office:value="22" calcext:value-type="float">
            <text:p>22</text:p>
          </table:table-cell>
          <table:table-cell table:style-name="ce7" table:formula="of:=IF(ISODD([.A69]);[.C69]-1528225457;[.C69]-1528225457+0.5)" office:value-type="float" office:value="11.5" calcext:value-type="float">
            <text:p>11,5</text:p>
          </table:table-cell>
          <table:table-cell office:value-type="float" office:value="1528225468" calcext:value-type="float">
            <text:p>1528225468</text:p>
          </table:table-cell>
          <table:table-cell office:value-type="string" calcext:value-type="string">
            <text:p>vif139.0</text:p>
          </table:table-cell>
          <table:table-cell office:value-type="float" office:value="1373" calcext:value-type="float">
            <text:p>1373</text:p>
          </table:table-cell>
          <table:table-cell table:style-name="ce13" office:value-type="float" office:value="1395" calcext:value-type="float">
            <text:p>1395</text:p>
          </table:table-cell>
          <table:table-cell table:style-name="ce7" table:formula="of:=IF(ISEVEN([.A69]);[.H69]-1528225516;[.H69]-1528225516+0.5)" office:value-type="float" office:value="11" calcext:value-type="float">
            <text:p>11</text:p>
          </table:table-cell>
          <table:table-cell office:value-type="float" office:value="1528225527" calcext:value-type="float">
            <text:p>1528225527</text:p>
          </table:table-cell>
          <table:table-cell office:value-type="string" calcext:value-type="string">
            <text:p>vif139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70])-3)/3)" office:value-type="float" office:value="22" calcext:value-type="float">
            <text:p>22</text:p>
          </table:table-cell>
          <table:table-cell table:style-name="ce7" table:formula="of:=IF(ISODD([.A70]);[.C70]-1528225457;[.C70]-1528225457+0.5)" office:value-type="float" office:value="11.5" calcext:value-type="float">
            <text:p>11,5</text:p>
          </table:table-cell>
          <table:table-cell office:value-type="float" office:value="1528225468" calcext:value-type="float">
            <text:p>1528225468</text:p>
          </table:table-cell>
          <table:table-cell office:value-type="string" calcext:value-type="string">
            <text:p>vif147.0</text:p>
          </table:table-cell>
          <table:table-cell office:value-type="float" office:value="1409" calcext:value-type="float">
            <text:p>1409</text:p>
          </table:table-cell>
          <table:table-cell table:style-name="ce13" office:value-type="float" office:value="1382" calcext:value-type="float">
            <text:p>1382</text:p>
          </table:table-cell>
          <table:table-cell table:style-name="ce7" table:formula="of:=IF(ISEVEN([.A70]);[.H70]-1528225516;[.H70]-1528225516+0.5)" office:value-type="float" office:value="11" calcext:value-type="float">
            <text:p>11</text:p>
          </table:table-cell>
          <table:table-cell office:value-type="float" office:value="1528225527" calcext:value-type="float">
            <text:p>1528225527</text:p>
          </table:table-cell>
          <table:table-cell office:value-type="string" calcext:value-type="string">
            <text:p>vif147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71])-3)/3)" office:value-type="float" office:value="22" calcext:value-type="float">
            <text:p>22</text:p>
          </table:table-cell>
          <table:table-cell table:style-name="ce7" table:formula="of:=IF(ISODD([.A71]);[.C71]-1528225457;[.C71]-1528225457+0.5)" office:value-type="float" office:value="11.5" calcext:value-type="float">
            <text:p>11,5</text:p>
          </table:table-cell>
          <table:table-cell office:value-type="float" office:value="1528225468" calcext:value-type="float">
            <text:p>1528225468</text:p>
          </table:table-cell>
          <table:table-cell office:value-type="string" calcext:value-type="string">
            <text:p>vif147.1</text:p>
          </table:table-cell>
          <table:table-cell office:value-type="float" office:value="1382" calcext:value-type="float">
            <text:p>1382</text:p>
          </table:table-cell>
          <table:table-cell table:style-name="ce13" office:value-type="float" office:value="1409" calcext:value-type="float">
            <text:p>1409</text:p>
          </table:table-cell>
          <table:table-cell table:style-name="ce7" table:formula="of:=IF(ISEVEN([.A71]);[.H71]-1528225516;[.H71]-1528225516+0.5)" office:value-type="float" office:value="11" calcext:value-type="float">
            <text:p>11</text:p>
          </table:table-cell>
          <table:table-cell office:value-type="float" office:value="1528225527" calcext:value-type="float">
            <text:p>1528225527</text:p>
          </table:table-cell>
          <table:table-cell office:value-type="string" calcext:value-type="string">
            <text:p>vif147.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72])-3)/3)" office:value-type="float" office:value="23" calcext:value-type="float">
            <text:p>23</text:p>
          </table:table-cell>
          <table:table-cell table:style-name="ce7" table:formula="of:=IF(ISODD([.A72]);[.C72]-1528225457;[.C72]-1528225457+0.5)" office:value-type="float" office:value="12" calcext:value-type="float">
            <text:p>12</text:p>
          </table:table-cell>
          <table:table-cell office:value-type="float" office:value="1528225469" calcext:value-type="float">
            <text:p>1528225469</text:p>
          </table:table-cell>
          <table:table-cell office:value-type="string" calcext:value-type="string">
            <text:p>vif139.0</text:p>
          </table:table-cell>
          <table:table-cell office:value-type="float" office:value="2324" calcext:value-type="float">
            <text:p>2324</text:p>
          </table:table-cell>
          <table:table-cell table:style-name="ce13" office:value-type="float" office:value="2204" calcext:value-type="float">
            <text:p>2204</text:p>
          </table:table-cell>
          <table:table-cell table:style-name="ce7" table:formula="of:=IF(ISEVEN([.A72]);[.H72]-1528225516;[.H72]-1528225516+0.5)" office:value-type="float" office:value="11.5" calcext:value-type="float">
            <text:p>11,5</text:p>
          </table:table-cell>
          <table:table-cell office:value-type="float" office:value="1528225527" calcext:value-type="float">
            <text:p>1528225527</text:p>
          </table:table-cell>
          <table:table-cell office:value-type="string" calcext:value-type="string">
            <text:p>vif139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73])-3)/3)" office:value-type="float" office:value="23" calcext:value-type="float">
            <text:p>23</text:p>
          </table:table-cell>
          <table:table-cell table:style-name="ce7" table:formula="of:=IF(ISODD([.A73]);[.C73]-1528225457;[.C73]-1528225457+0.5)" office:value-type="float" office:value="12" calcext:value-type="float">
            <text:p>12</text:p>
          </table:table-cell>
          <table:table-cell office:value-type="float" office:value="1528225469" calcext:value-type="float">
            <text:p>1528225469</text:p>
          </table:table-cell>
          <table:table-cell office:value-type="string" calcext:value-type="string">
            <text:p>vif147.0</text:p>
          </table:table-cell>
          <table:table-cell office:value-type="float" office:value="2179" calcext:value-type="float">
            <text:p>2179</text:p>
          </table:table-cell>
          <table:table-cell table:style-name="ce13" office:value-type="float" office:value="2325" calcext:value-type="float">
            <text:p>2325</text:p>
          </table:table-cell>
          <table:table-cell table:style-name="ce7" table:formula="of:=IF(ISEVEN([.A73]);[.H73]-1528225516;[.H73]-1528225516+0.5)" office:value-type="float" office:value="11.5" calcext:value-type="float">
            <text:p>11,5</text:p>
          </table:table-cell>
          <table:table-cell office:value-type="float" office:value="1528225527" calcext:value-type="float">
            <text:p>1528225527</text:p>
          </table:table-cell>
          <table:table-cell office:value-type="string" calcext:value-type="string">
            <text:p>vif147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74])-3)/3)" office:value-type="float" office:value="23" calcext:value-type="float">
            <text:p>23</text:p>
          </table:table-cell>
          <table:table-cell table:style-name="ce7" table:formula="of:=IF(ISODD([.A74]);[.C74]-1528225457;[.C74]-1528225457+0.5)" office:value-type="float" office:value="12" calcext:value-type="float">
            <text:p>12</text:p>
          </table:table-cell>
          <table:table-cell office:value-type="float" office:value="1528225469" calcext:value-type="float">
            <text:p>1528225469</text:p>
          </table:table-cell>
          <table:table-cell office:value-type="string" calcext:value-type="string">
            <text:p>vif147.1</text:p>
          </table:table-cell>
          <table:table-cell office:value-type="float" office:value="2325" calcext:value-type="float">
            <text:p>2325</text:p>
          </table:table-cell>
          <table:table-cell table:style-name="ce13" office:value-type="float" office:value="2179" calcext:value-type="float">
            <text:p>2179</text:p>
          </table:table-cell>
          <table:table-cell table:style-name="ce7" table:formula="of:=IF(ISEVEN([.A74]);[.H74]-1528225516;[.H74]-1528225516+0.5)" office:value-type="float" office:value="11.5" calcext:value-type="float">
            <text:p>11,5</text:p>
          </table:table-cell>
          <table:table-cell office:value-type="float" office:value="1528225527" calcext:value-type="float">
            <text:p>1528225527</text:p>
          </table:table-cell>
          <table:table-cell office:value-type="string" calcext:value-type="string">
            <text:p>vif147.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75])-3)/3)" office:value-type="float" office:value="24" calcext:value-type="float">
            <text:p>24</text:p>
          </table:table-cell>
          <table:table-cell table:style-name="ce7" table:formula="of:=IF(ISODD([.A75]);[.C75]-1528225457;[.C75]-1528225457+0.5)" office:value-type="float" office:value="12.5" calcext:value-type="float">
            <text:p>12,5</text:p>
          </table:table-cell>
          <table:table-cell office:value-type="float" office:value="1528225469" calcext:value-type="float">
            <text:p>1528225469</text:p>
          </table:table-cell>
          <table:table-cell office:value-type="string" calcext:value-type="string">
            <text:p>vif139.0</text:p>
          </table:table-cell>
          <table:table-cell office:value-type="float" office:value="1935" calcext:value-type="float">
            <text:p>1935</text:p>
          </table:table-cell>
          <table:table-cell table:style-name="ce13" office:value-type="float" office:value="1893" calcext:value-type="float">
            <text:p>1893</text:p>
          </table:table-cell>
          <table:table-cell table:style-name="ce7" table:formula="of:=IF(ISEVEN([.A75]);[.H75]-1528225516;[.H75]-1528225516+0.5)" office:value-type="float" office:value="12" calcext:value-type="float">
            <text:p>12</text:p>
          </table:table-cell>
          <table:table-cell office:value-type="float" office:value="1528225528" calcext:value-type="float">
            <text:p>1528225528</text:p>
          </table:table-cell>
          <table:table-cell office:value-type="string" calcext:value-type="string">
            <text:p>vif139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76])-3)/3)" office:value-type="float" office:value="24" calcext:value-type="float">
            <text:p>24</text:p>
          </table:table-cell>
          <table:table-cell table:style-name="ce7" table:formula="of:=IF(ISODD([.A76]);[.C76]-1528225457;[.C76]-1528225457+0.5)" office:value-type="float" office:value="12.5" calcext:value-type="float">
            <text:p>12,5</text:p>
          </table:table-cell>
          <table:table-cell office:value-type="float" office:value="1528225469" calcext:value-type="float">
            <text:p>1528225469</text:p>
          </table:table-cell>
          <table:table-cell office:value-type="string" calcext:value-type="string">
            <text:p>vif147.0</text:p>
          </table:table-cell>
          <table:table-cell office:value-type="float" office:value="1893" calcext:value-type="float">
            <text:p>1893</text:p>
          </table:table-cell>
          <table:table-cell table:style-name="ce13" office:value-type="float" office:value="1931" calcext:value-type="float">
            <text:p>1931</text:p>
          </table:table-cell>
          <table:table-cell table:style-name="ce7" table:formula="of:=IF(ISEVEN([.A76]);[.H76]-1528225516;[.H76]-1528225516+0.5)" office:value-type="float" office:value="12" calcext:value-type="float">
            <text:p>12</text:p>
          </table:table-cell>
          <table:table-cell office:value-type="float" office:value="1528225528" calcext:value-type="float">
            <text:p>1528225528</text:p>
          </table:table-cell>
          <table:table-cell office:value-type="string" calcext:value-type="string">
            <text:p>vif147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77])-3)/3)" office:value-type="float" office:value="24" calcext:value-type="float">
            <text:p>24</text:p>
          </table:table-cell>
          <table:table-cell table:style-name="ce7" table:formula="of:=IF(ISODD([.A77]);[.C77]-1528225457;[.C77]-1528225457+0.5)" office:value-type="float" office:value="12.5" calcext:value-type="float">
            <text:p>12,5</text:p>
          </table:table-cell>
          <table:table-cell office:value-type="float" office:value="1528225469" calcext:value-type="float">
            <text:p>1528225469</text:p>
          </table:table-cell>
          <table:table-cell office:value-type="string" calcext:value-type="string">
            <text:p>vif147.1</text:p>
          </table:table-cell>
          <table:table-cell office:value-type="float" office:value="1931" calcext:value-type="float">
            <text:p>1931</text:p>
          </table:table-cell>
          <table:table-cell table:style-name="ce13" office:value-type="float" office:value="1893" calcext:value-type="float">
            <text:p>1893</text:p>
          </table:table-cell>
          <table:table-cell table:style-name="ce7" table:formula="of:=IF(ISEVEN([.A77]);[.H77]-1528225516;[.H77]-1528225516+0.5)" office:value-type="float" office:value="12" calcext:value-type="float">
            <text:p>12</text:p>
          </table:table-cell>
          <table:table-cell office:value-type="float" office:value="1528225528" calcext:value-type="float">
            <text:p>1528225528</text:p>
          </table:table-cell>
          <table:table-cell office:value-type="string" calcext:value-type="string">
            <text:p>vif147.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78])-3)/3)" office:value-type="float" office:value="25" calcext:value-type="float">
            <text:p>25</text:p>
          </table:table-cell>
          <table:table-cell table:style-name="ce7" table:formula="of:=IF(ISODD([.A78]);[.C78]-1528225457;[.C78]-1528225457+0.5)" office:value-type="float" office:value="13" calcext:value-type="float">
            <text:p>13</text:p>
          </table:table-cell>
          <table:table-cell office:value-type="float" office:value="1528225470" calcext:value-type="float">
            <text:p>1528225470</text:p>
          </table:table-cell>
          <table:table-cell office:value-type="string" calcext:value-type="string">
            <text:p>vif139.0</text:p>
          </table:table-cell>
          <table:table-cell office:value-type="float" office:value="1712" calcext:value-type="float">
            <text:p>1712</text:p>
          </table:table-cell>
          <table:table-cell table:style-name="ce13" office:value-type="float" office:value="1668" calcext:value-type="float">
            <text:p>1668</text:p>
          </table:table-cell>
          <table:table-cell table:style-name="ce7" table:formula="of:=IF(ISEVEN([.A78]);[.H78]-1528225516;[.H78]-1528225516+0.5)" office:value-type="float" office:value="12.5" calcext:value-type="float">
            <text:p>12,5</text:p>
          </table:table-cell>
          <table:table-cell office:value-type="float" office:value="1528225528" calcext:value-type="float">
            <text:p>1528225528</text:p>
          </table:table-cell>
          <table:table-cell office:value-type="string" calcext:value-type="string">
            <text:p>vif139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79])-3)/3)" office:value-type="float" office:value="25" calcext:value-type="float">
            <text:p>25</text:p>
          </table:table-cell>
          <table:table-cell table:style-name="ce7" table:formula="of:=IF(ISODD([.A79]);[.C79]-1528225457;[.C79]-1528225457+0.5)" office:value-type="float" office:value="13" calcext:value-type="float">
            <text:p>13</text:p>
          </table:table-cell>
          <table:table-cell office:value-type="float" office:value="1528225470" calcext:value-type="float">
            <text:p>1528225470</text:p>
          </table:table-cell>
          <table:table-cell office:value-type="string" calcext:value-type="string">
            <text:p>vif147.0</text:p>
          </table:table-cell>
          <table:table-cell office:value-type="float" office:value="1700" calcext:value-type="float">
            <text:p>1700</text:p>
          </table:table-cell>
          <table:table-cell table:style-name="ce13" office:value-type="float" office:value="1720" calcext:value-type="float">
            <text:p>1720</text:p>
          </table:table-cell>
          <table:table-cell table:style-name="ce7" table:formula="of:=IF(ISEVEN([.A79]);[.H79]-1528225516;[.H79]-1528225516+0.5)" office:value-type="float" office:value="12.5" calcext:value-type="float">
            <text:p>12,5</text:p>
          </table:table-cell>
          <table:table-cell office:value-type="float" office:value="1528225528" calcext:value-type="float">
            <text:p>1528225528</text:p>
          </table:table-cell>
          <table:table-cell office:value-type="string" calcext:value-type="string">
            <text:p>vif147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80])-3)/3)" office:value-type="float" office:value="25" calcext:value-type="float">
            <text:p>25</text:p>
          </table:table-cell>
          <table:table-cell table:style-name="ce7" table:formula="of:=IF(ISODD([.A80]);[.C80]-1528225457;[.C80]-1528225457+0.5)" office:value-type="float" office:value="13" calcext:value-type="float">
            <text:p>13</text:p>
          </table:table-cell>
          <table:table-cell office:value-type="float" office:value="1528225470" calcext:value-type="float">
            <text:p>1528225470</text:p>
          </table:table-cell>
          <table:table-cell office:value-type="string" calcext:value-type="string">
            <text:p>vif147.1</text:p>
          </table:table-cell>
          <table:table-cell office:value-type="float" office:value="1720" calcext:value-type="float">
            <text:p>1720</text:p>
          </table:table-cell>
          <table:table-cell table:style-name="ce13" office:value-type="float" office:value="1700" calcext:value-type="float">
            <text:p>1700</text:p>
          </table:table-cell>
          <table:table-cell table:style-name="ce7" table:formula="of:=IF(ISEVEN([.A80]);[.H80]-1528225516;[.H80]-1528225516+0.5)" office:value-type="float" office:value="12.5" calcext:value-type="float">
            <text:p>12,5</text:p>
          </table:table-cell>
          <table:table-cell office:value-type="float" office:value="1528225528" calcext:value-type="float">
            <text:p>1528225528</text:p>
          </table:table-cell>
          <table:table-cell office:value-type="string" calcext:value-type="string">
            <text:p>vif147.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81])-3)/3)" office:value-type="float" office:value="26" calcext:value-type="float">
            <text:p>26</text:p>
          </table:table-cell>
          <table:table-cell table:style-name="ce7" table:formula="of:=IF(ISODD([.A81]);[.C81]-1528225457;[.C81]-1528225457+0.5)" office:value-type="float" office:value="13.5" calcext:value-type="float">
            <text:p>13,5</text:p>
          </table:table-cell>
          <table:table-cell office:value-type="float" office:value="1528225470" calcext:value-type="float">
            <text:p>1528225470</text:p>
          </table:table-cell>
          <table:table-cell office:value-type="string" calcext:value-type="string">
            <text:p>vif139.0</text:p>
          </table:table-cell>
          <table:table-cell office:value-type="float" office:value="1175" calcext:value-type="float">
            <text:p>1175</text:p>
          </table:table-cell>
          <table:table-cell table:style-name="ce13" office:value-type="float" office:value="1229" calcext:value-type="float">
            <text:p>1229</text:p>
          </table:table-cell>
          <table:table-cell table:style-name="ce7" table:formula="of:=IF(ISEVEN([.A81]);[.H81]-1528225516;[.H81]-1528225516+0.5)" office:value-type="float" office:value="13" calcext:value-type="float">
            <text:p>13</text:p>
          </table:table-cell>
          <table:table-cell office:value-type="float" office:value="1528225529" calcext:value-type="float">
            <text:p>1528225529</text:p>
          </table:table-cell>
          <table:table-cell office:value-type="string" calcext:value-type="string">
            <text:p>vif139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82])-3)/3)" office:value-type="float" office:value="26" calcext:value-type="float">
            <text:p>26</text:p>
          </table:table-cell>
          <table:table-cell table:style-name="ce7" table:formula="of:=IF(ISODD([.A82]);[.C82]-1528225457;[.C82]-1528225457+0.5)" office:value-type="float" office:value="13.5" calcext:value-type="float">
            <text:p>13,5</text:p>
          </table:table-cell>
          <table:table-cell office:value-type="float" office:value="1528225470" calcext:value-type="float">
            <text:p>1528225470</text:p>
          </table:table-cell>
          <table:table-cell office:value-type="string" calcext:value-type="string">
            <text:p>vif147.0</text:p>
          </table:table-cell>
          <table:table-cell office:value-type="float" office:value="1197" calcext:value-type="float">
            <text:p>1197</text:p>
          </table:table-cell>
          <table:table-cell table:style-name="ce13" office:value-type="float" office:value="1175" calcext:value-type="float">
            <text:p>1175</text:p>
          </table:table-cell>
          <table:table-cell table:style-name="ce7" table:formula="of:=IF(ISEVEN([.A82]);[.H82]-1528225516;[.H82]-1528225516+0.5)" office:value-type="float" office:value="13" calcext:value-type="float">
            <text:p>13</text:p>
          </table:table-cell>
          <table:table-cell office:value-type="float" office:value="1528225529" calcext:value-type="float">
            <text:p>1528225529</text:p>
          </table:table-cell>
          <table:table-cell office:value-type="string" calcext:value-type="string">
            <text:p>vif147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83])-3)/3)" office:value-type="float" office:value="26" calcext:value-type="float">
            <text:p>26</text:p>
          </table:table-cell>
          <table:table-cell table:style-name="ce7" table:formula="of:=IF(ISODD([.A83]);[.C83]-1528225457;[.C83]-1528225457+0.5)" office:value-type="float" office:value="13.5" calcext:value-type="float">
            <text:p>13,5</text:p>
          </table:table-cell>
          <table:table-cell office:value-type="float" office:value="1528225470" calcext:value-type="float">
            <text:p>1528225470</text:p>
          </table:table-cell>
          <table:table-cell office:value-type="string" calcext:value-type="string">
            <text:p>vif147.1</text:p>
          </table:table-cell>
          <table:table-cell office:value-type="float" office:value="1175" calcext:value-type="float">
            <text:p>1175</text:p>
          </table:table-cell>
          <table:table-cell table:style-name="ce13" office:value-type="float" office:value="1197" calcext:value-type="float">
            <text:p>1197</text:p>
          </table:table-cell>
          <table:table-cell table:style-name="ce7" table:formula="of:=IF(ISEVEN([.A83]);[.H83]-1528225516;[.H83]-1528225516+0.5)" office:value-type="float" office:value="13" calcext:value-type="float">
            <text:p>13</text:p>
          </table:table-cell>
          <table:table-cell office:value-type="float" office:value="1528225529" calcext:value-type="float">
            <text:p>1528225529</text:p>
          </table:table-cell>
          <table:table-cell office:value-type="string" calcext:value-type="string">
            <text:p>vif147.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84])-3)/3)" office:value-type="float" office:value="27" calcext:value-type="float">
            <text:p>27</text:p>
          </table:table-cell>
          <table:table-cell table:style-name="ce7" table:formula="of:=IF(ISODD([.A84]);[.C84]-1528225457;[.C84]-1528225457+0.5)" office:value-type="float" office:value="14" calcext:value-type="float">
            <text:p>14</text:p>
          </table:table-cell>
          <table:table-cell office:value-type="float" office:value="1528225471" calcext:value-type="float">
            <text:p>1528225471</text:p>
          </table:table-cell>
          <table:table-cell office:value-type="string" calcext:value-type="string">
            <text:p>vif139.0</text:p>
          </table:table-cell>
          <table:table-cell office:value-type="float" office:value="1504" calcext:value-type="float">
            <text:p>1504</text:p>
          </table:table-cell>
          <table:table-cell table:style-name="ce13" office:value-type="float" office:value="1544" calcext:value-type="float">
            <text:p>1544</text:p>
          </table:table-cell>
          <table:table-cell table:style-name="ce7" table:formula="of:=IF(ISEVEN([.A84]);[.H84]-1528225516;[.H84]-1528225516+0.5)" office:value-type="float" office:value="13.5" calcext:value-type="float">
            <text:p>13,5</text:p>
          </table:table-cell>
          <table:table-cell office:value-type="float" office:value="1528225529" calcext:value-type="float">
            <text:p>1528225529</text:p>
          </table:table-cell>
          <table:table-cell office:value-type="string" calcext:value-type="string">
            <text:p>vif139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85])-3)/3)" office:value-type="float" office:value="27" calcext:value-type="float">
            <text:p>27</text:p>
          </table:table-cell>
          <table:table-cell table:style-name="ce7" table:formula="of:=IF(ISODD([.A85]);[.C85]-1528225457;[.C85]-1528225457+0.5)" office:value-type="float" office:value="14" calcext:value-type="float">
            <text:p>14</text:p>
          </table:table-cell>
          <table:table-cell office:value-type="float" office:value="1528225471" calcext:value-type="float">
            <text:p>1528225471</text:p>
          </table:table-cell>
          <table:table-cell office:value-type="string" calcext:value-type="string">
            <text:p>vif147.0</text:p>
          </table:table-cell>
          <table:table-cell office:value-type="float" office:value="1544" calcext:value-type="float">
            <text:p>1544</text:p>
          </table:table-cell>
          <table:table-cell table:style-name="ce13" office:value-type="float" office:value="1504" calcext:value-type="float">
            <text:p>1504</text:p>
          </table:table-cell>
          <table:table-cell table:style-name="ce7" table:formula="of:=IF(ISEVEN([.A85]);[.H85]-1528225516;[.H85]-1528225516+0.5)" office:value-type="float" office:value="13.5" calcext:value-type="float">
            <text:p>13,5</text:p>
          </table:table-cell>
          <table:table-cell office:value-type="float" office:value="1528225529" calcext:value-type="float">
            <text:p>1528225529</text:p>
          </table:table-cell>
          <table:table-cell office:value-type="string" calcext:value-type="string">
            <text:p>vif147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86])-3)/3)" office:value-type="float" office:value="27" calcext:value-type="float">
            <text:p>27</text:p>
          </table:table-cell>
          <table:table-cell table:style-name="ce7" table:formula="of:=IF(ISODD([.A86]);[.C86]-1528225457;[.C86]-1528225457+0.5)" office:value-type="float" office:value="14" calcext:value-type="float">
            <text:p>14</text:p>
          </table:table-cell>
          <table:table-cell office:value-type="float" office:value="1528225471" calcext:value-type="float">
            <text:p>1528225471</text:p>
          </table:table-cell>
          <table:table-cell office:value-type="string" calcext:value-type="string">
            <text:p>vif147.1</text:p>
          </table:table-cell>
          <table:table-cell office:value-type="float" office:value="1504" calcext:value-type="float">
            <text:p>1504</text:p>
          </table:table-cell>
          <table:table-cell table:style-name="ce13" office:value-type="float" office:value="1544" calcext:value-type="float">
            <text:p>1544</text:p>
          </table:table-cell>
          <table:table-cell table:style-name="ce7" table:formula="of:=IF(ISEVEN([.A86]);[.H86]-1528225516;[.H86]-1528225516+0.5)" office:value-type="float" office:value="13.5" calcext:value-type="float">
            <text:p>13,5</text:p>
          </table:table-cell>
          <table:table-cell office:value-type="float" office:value="1528225529" calcext:value-type="float">
            <text:p>1528225529</text:p>
          </table:table-cell>
          <table:table-cell office:value-type="string" calcext:value-type="string">
            <text:p>vif147.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87])-3)/3)" office:value-type="float" office:value="28" calcext:value-type="float">
            <text:p>28</text:p>
          </table:table-cell>
          <table:table-cell table:style-name="ce7" table:formula="of:=IF(ISODD([.A87]);[.C87]-1528225457;[.C87]-1528225457+0.5)" office:value-type="float" office:value="14.5" calcext:value-type="float">
            <text:p>14,5</text:p>
          </table:table-cell>
          <table:table-cell office:value-type="float" office:value="1528225471" calcext:value-type="float">
            <text:p>1528225471</text:p>
          </table:table-cell>
          <table:table-cell office:value-type="string" calcext:value-type="string">
            <text:p>vif139.0</text:p>
          </table:table-cell>
          <table:table-cell office:value-type="float" office:value="1545" calcext:value-type="float">
            <text:p>1545</text:p>
          </table:table-cell>
          <table:table-cell table:style-name="ce13" office:value-type="float" office:value="1546" calcext:value-type="float">
            <text:p>1546</text:p>
          </table:table-cell>
          <table:table-cell table:style-name="ce7" table:formula="of:=IF(ISEVEN([.A87]);[.H87]-1528225516;[.H87]-1528225516+0.5)" office:value-type="float" office:value="14" calcext:value-type="float">
            <text:p>14</text:p>
          </table:table-cell>
          <table:table-cell office:value-type="float" office:value="1528225530" calcext:value-type="float">
            <text:p>1528225530</text:p>
          </table:table-cell>
          <table:table-cell office:value-type="string" calcext:value-type="string">
            <text:p>vif139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88])-3)/3)" office:value-type="float" office:value="28" calcext:value-type="float">
            <text:p>28</text:p>
          </table:table-cell>
          <table:table-cell table:style-name="ce7" table:formula="of:=IF(ISODD([.A88]);[.C88]-1528225457;[.C88]-1528225457+0.5)" office:value-type="float" office:value="14.5" calcext:value-type="float">
            <text:p>14,5</text:p>
          </table:table-cell>
          <table:table-cell office:value-type="float" office:value="1528225471" calcext:value-type="float">
            <text:p>1528225471</text:p>
          </table:table-cell>
          <table:table-cell office:value-type="string" calcext:value-type="string">
            <text:p>vif147.0</text:p>
          </table:table-cell>
          <table:table-cell office:value-type="float" office:value="1546" calcext:value-type="float">
            <text:p>1546</text:p>
          </table:table-cell>
          <table:table-cell table:style-name="ce13" office:value-type="float" office:value="1446" calcext:value-type="float">
            <text:p>1446</text:p>
          </table:table-cell>
          <table:table-cell table:style-name="ce7" table:formula="of:=IF(ISEVEN([.A88]);[.H88]-1528225516;[.H88]-1528225516+0.5)" office:value-type="float" office:value="14" calcext:value-type="float">
            <text:p>14</text:p>
          </table:table-cell>
          <table:table-cell office:value-type="float" office:value="1528225530" calcext:value-type="float">
            <text:p>1528225530</text:p>
          </table:table-cell>
          <table:table-cell office:value-type="string" calcext:value-type="string">
            <text:p>vif147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89])-3)/3)" office:value-type="float" office:value="28" calcext:value-type="float">
            <text:p>28</text:p>
          </table:table-cell>
          <table:table-cell table:style-name="ce7" table:formula="of:=IF(ISODD([.A89]);[.C89]-1528225457;[.C89]-1528225457+0.5)" office:value-type="float" office:value="14.5" calcext:value-type="float">
            <text:p>14,5</text:p>
          </table:table-cell>
          <table:table-cell office:value-type="float" office:value="1528225471" calcext:value-type="float">
            <text:p>1528225471</text:p>
          </table:table-cell>
          <table:table-cell office:value-type="string" calcext:value-type="string">
            <text:p>vif147.1</text:p>
          </table:table-cell>
          <table:table-cell office:value-type="float" office:value="1446" calcext:value-type="float">
            <text:p>1446</text:p>
          </table:table-cell>
          <table:table-cell table:style-name="ce13" office:value-type="float" office:value="1546" calcext:value-type="float">
            <text:p>1546</text:p>
          </table:table-cell>
          <table:table-cell table:style-name="ce7" table:formula="of:=IF(ISEVEN([.A89]);[.H89]-1528225516;[.H89]-1528225516+0.5)" office:value-type="float" office:value="14" calcext:value-type="float">
            <text:p>14</text:p>
          </table:table-cell>
          <table:table-cell office:value-type="float" office:value="1528225530" calcext:value-type="float">
            <text:p>1528225530</text:p>
          </table:table-cell>
          <table:table-cell office:value-type="string" calcext:value-type="string">
            <text:p>vif147.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90])-3)/3)" office:value-type="float" office:value="29" calcext:value-type="float">
            <text:p>29</text:p>
          </table:table-cell>
          <table:table-cell table:style-name="ce7" table:formula="of:=IF(ISODD([.A90]);[.C90]-1528225457;[.C90]-1528225457+0.5)" office:value-type="float" office:value="15" calcext:value-type="float">
            <text:p>15</text:p>
          </table:table-cell>
          <table:table-cell office:value-type="float" office:value="1528225472" calcext:value-type="float">
            <text:p>1528225472</text:p>
          </table:table-cell>
          <table:table-cell office:value-type="string" calcext:value-type="string">
            <text:p>vif139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 table:formula="of:=IF(ISEVEN([.A90]);[.H90]-1528225516;[.H90]-1528225516+0.5)" office:value-type="float" office:value="14.5" calcext:value-type="float">
            <text:p>14,5</text:p>
          </table:table-cell>
          <table:table-cell office:value-type="float" office:value="1528225530" calcext:value-type="float">
            <text:p>1528225530</text:p>
          </table:table-cell>
          <table:table-cell office:value-type="string" calcext:value-type="string">
            <text:p>vif139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91])-3)/3)" office:value-type="float" office:value="29" calcext:value-type="float">
            <text:p>29</text:p>
          </table:table-cell>
          <table:table-cell table:style-name="ce7" table:formula="of:=IF(ISODD([.A91]);[.C91]-1528225457;[.C91]-1528225457+0.5)" office:value-type="float" office:value="15" calcext:value-type="float">
            <text:p>15</text:p>
          </table:table-cell>
          <table:table-cell office:value-type="float" office:value="1528225472" calcext:value-type="float">
            <text:p>1528225472</text:p>
          </table:table-cell>
          <table:table-cell office:value-type="string" calcext:value-type="string">
            <text:p>vif147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 table:formula="of:=IF(ISEVEN([.A91]);[.H91]-1528225516;[.H91]-1528225516+0.5)" office:value-type="float" office:value="14.5" calcext:value-type="float">
            <text:p>14,5</text:p>
          </table:table-cell>
          <table:table-cell office:value-type="float" office:value="1528225530" calcext:value-type="float">
            <text:p>1528225530</text:p>
          </table:table-cell>
          <table:table-cell office:value-type="string" calcext:value-type="string">
            <text:p>vif147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92])-3)/3)" office:value-type="float" office:value="29" calcext:value-type="float">
            <text:p>29</text:p>
          </table:table-cell>
          <table:table-cell table:style-name="ce7" table:formula="of:=IF(ISODD([.A92]);[.C92]-1528225457;[.C92]-1528225457+0.5)" office:value-type="float" office:value="15" calcext:value-type="float">
            <text:p>15</text:p>
          </table:table-cell>
          <table:table-cell office:value-type="float" office:value="1528225472" calcext:value-type="float">
            <text:p>1528225472</text:p>
          </table:table-cell>
          <table:table-cell office:value-type="string" calcext:value-type="string">
            <text:p>vif147.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 table:formula="of:=IF(ISEVEN([.A92]);[.H92]-1528225516;[.H92]-1528225516+0.5)" office:value-type="float" office:value="14.5" calcext:value-type="float">
            <text:p>14,5</text:p>
          </table:table-cell>
          <table:table-cell office:value-type="float" office:value="1528225530" calcext:value-type="float">
            <text:p>1528225530</text:p>
          </table:table-cell>
          <table:table-cell office:value-type="string" calcext:value-type="string">
            <text:p>vif147.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93])-3)/3)" office:value-type="float" office:value="30" calcext:value-type="float">
            <text:p>30</text:p>
          </table:table-cell>
          <table:table-cell table:style-name="Default"/>
          <table:table-cell table:number-columns-repeated="3"/>
          <table:table-cell table:style-name="ce13"/>
          <table:table-cell table:style-name="ce7" table:formula="of:=IF(ISEVEN([.A93]);[.H93]-1528225516;[.H93]-1528225516+0.5)" office:value-type="float" office:value="15" calcext:value-type="float">
            <text:p>15</text:p>
          </table:table-cell>
          <table:table-cell office:value-type="float" office:value="1528225531" calcext:value-type="float">
            <text:p>1528225531</text:p>
          </table:table-cell>
          <table:table-cell office:value-type="string" calcext:value-type="string">
            <text:p>vif139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94])-3)/3)" office:value-type="float" office:value="30" calcext:value-type="float">
            <text:p>30</text:p>
          </table:table-cell>
          <table:table-cell table:style-name="Default"/>
          <table:table-cell table:number-columns-repeated="3"/>
          <table:table-cell table:style-name="ce13"/>
          <table:table-cell table:style-name="ce7" table:formula="of:=IF(ISEVEN([.A94]);[.H94]-1528225516;[.H94]-1528225516+0.5)" office:value-type="float" office:value="15" calcext:value-type="float">
            <text:p>15</text:p>
          </table:table-cell>
          <table:table-cell office:value-type="float" office:value="1528225531" calcext:value-type="float">
            <text:p>1528225531</text:p>
          </table:table-cell>
          <table:table-cell office:value-type="string" calcext:value-type="string">
            <text:p>vif147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95])-3)/3)" office:value-type="float" office:value="30" calcext:value-type="float">
            <text:p>30</text:p>
          </table:table-cell>
          <table:table-cell table:style-name="Default"/>
          <table:table-cell table:number-columns-repeated="3"/>
          <table:table-cell table:style-name="ce13"/>
          <table:table-cell table:style-name="ce7" table:formula="of:=IF(ISEVEN([.A95]);[.H95]-1528225516;[.H95]-1528225516+0.5)" office:value-type="float" office:value="15" calcext:value-type="float">
            <text:p>15</text:p>
          </table:table-cell>
          <table:table-cell office:value-type="float" office:value="1528225531" calcext:value-type="float">
            <text:p>1528225531</text:p>
          </table:table-cell>
          <table:table-cell office:value-type="string" calcext:value-type="string">
            <text:p>vif147.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96])-3)/3)" office:value-type="float" office:value="31" calcext:value-type="float">
            <text:p>31</text:p>
          </table:table-cell>
          <table:table-cell table:style-name="Default"/>
          <table:table-cell table:number-columns-repeated="3"/>
          <table:table-cell table:style-name="ce13"/>
          <table:table-cell table:style-name="ce7" table:formula="of:=IF(ISEVEN([.A96]);[.H96]-1528225516;[.H96]-1528225516+0.5)" office:value-type="float" office:value="15.5" calcext:value-type="float">
            <text:p>15,5</text:p>
          </table:table-cell>
          <table:table-cell office:value-type="float" office:value="1528225531" calcext:value-type="float">
            <text:p>1528225531</text:p>
          </table:table-cell>
          <table:table-cell office:value-type="string" calcext:value-type="string">
            <text:p>vif139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table:formula="of:=TRUNC((ROW([.A97])-3)/3)" office:value-type="float" office:value="31" calcext:value-type="float">
            <text:p>31</text:p>
          </table:table-cell>
          <table:table-cell table:style-name="Default"/>
          <table:table-cell table:number-columns-repeated="3"/>
          <table:table-cell table:style-name="ce13"/>
          <table:table-cell table:style-name="ce7" table:formula="of:=IF(ISEVEN([.A97]);[.H97]-1528225516;[.H97]-1528225516+0.5)" office:value-type="float" office:value="15.5" calcext:value-type="float">
            <text:p>15,5</text:p>
          </table:table-cell>
          <table:table-cell office:value-type="float" office:value="1528225531" calcext:value-type="float">
            <text:p>1528225531</text:p>
          </table:table-cell>
          <table:table-cell office:value-type="string" calcext:value-type="string">
            <text:p>vif147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4" table:formula="of:=TRUNC((ROW([.A98])-3)/3)" office:value-type="float" office:value="31" calcext:value-type="float">
            <text:p>31</text:p>
          </table:table-cell>
          <table:table-cell table:style-name="ce8" table:number-columns-repeated="4"/>
          <table:table-cell table:style-name="ce14"/>
          <table:table-cell table:style-name="ce16" table:formula="of:=IF(ISEVEN([.A98]);[.H98]-1528225516;[.H98]-1528225516+0.5)" office:value-type="float" office:value="15.5" calcext:value-type="float">
            <text:p>15,5</text:p>
          </table:table-cell>
          <table:table-cell table:style-name="ce8" office:value-type="float" office:value="1528225531" calcext:value-type="float">
            <text:p>1528225531</text:p>
          </table:table-cell>
          <table:table-cell table:style-name="ce8" office:value-type="string" calcext:value-type="string">
            <text:p>vif147.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0"/>
        </table:table-row>
        <table:table-row table:style-name="ro1" table:number-rows-repeated="93">
          <table:table-cell/>
          <table:table-cell table:style-name="Default"/>
          <table:table-cell table:number-columns-repeated="1009"/>
        </table:table-row>
        <table:table-row table:style-name="ro1" table:number-rows-repeated="1048384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p80_pctsIN" table:style-name="ta1">
        <table:table-column table:style-name="co1" table:default-cell-style-name="ce22"/>
        <table:table-column table:style-name="co1" table:default-cell-style-name="ce27"/>
        <table:table-column table:style-name="co1" table:default-cell-style-name="ce32"/>
        <table:table-column table:style-name="co1" table:default-cell-style-name="ce37"/>
        <table:table-row table:style-name="ro1">
          <table:table-cell table:style-name="ce19" office:value-type="string" calcext:value-type="string">
            <text:p>Soma - packets_in</text:p>
          </table:table-cell>
          <table:table-cell table:style-name="ce24" office:value-type="string" calcext:value-type="string">
            <text:p>Dados</text:p>
          </table:table-cell>
          <table:table-cell table:style-name="ce29"/>
          <table:table-cell table:style-name="ce34"/>
        </table:table-row>
        <table:table-row table:style-name="ro1">
          <table:table-cell table:style-name="ce20" office:value-type="string" calcext:value-type="string">
            <text:p>timestamp</text:p>
          </table:table-cell>
          <table:table-cell table:style-name="ce25" office:value-type="string" calcext:value-type="string">
            <text:p>vif139.0</text:p>
          </table:table-cell>
          <table:table-cell table:style-name="ce30" office:value-type="string" calcext:value-type="string">
            <text:p>vif147.0</text:p>
          </table:table-cell>
          <table:table-cell table:style-name="ce35" office:value-type="string" calcext:value-type="string">
            <text:p>vif147.1</text:p>
          </table:table-cell>
        </table:table-row>
        <table:table-row table:style-name="ro1">
          <table:table-cell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57" calcext:value-type="float">
            <text:p>2357</text:p>
          </table:table-cell>
          <table:table-cell office:value-type="float" office:value="2235" calcext:value-type="float">
            <text:p>2235</text:p>
          </table:table-cell>
          <table:table-cell office:value-type="float" office:value="2333" calcext:value-type="float">
            <text:p>2333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3305" calcext:value-type="float">
            <text:p>3305</text:p>
          </table:table-cell>
          <table:table-cell office:value-type="float" office:value="3273" calcext:value-type="float">
            <text:p>3273</text:p>
          </table:table-cell>
          <table:table-cell office:value-type="float" office:value="3327" calcext:value-type="float">
            <text:p>33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70" calcext:value-type="float">
            <text:p>3370</text:p>
          </table:table-cell>
          <table:table-cell office:value-type="float" office:value="3372" calcext:value-type="float">
            <text:p>3372</text:p>
          </table:table-cell>
          <table:table-cell office:value-type="float" office:value="3356" calcext:value-type="float">
            <text:p>3356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3339" calcext:value-type="float">
            <text:p>3339</text:p>
          </table:table-cell>
          <table:table-cell office:value-type="float" office:value="3321" calcext:value-type="float">
            <text:p>3321</text:p>
          </table:table-cell>
          <table:table-cell office:value-type="float" office:value="3356" calcext:value-type="float">
            <text:p>33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05" calcext:value-type="float">
            <text:p>3105</text:p>
          </table:table-cell>
          <table:table-cell office:value-type="float" office:value="3077" calcext:value-type="float">
            <text:p>3077</text:p>
          </table:table-cell>
          <table:table-cell office:value-type="float" office:value="3105" calcext:value-type="float">
            <text:p>3105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3399" calcext:value-type="float">
            <text:p>3399</text:p>
          </table:table-cell>
          <table:table-cell office:value-type="float" office:value="3381" calcext:value-type="float">
            <text:p>3381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52" calcext:value-type="float">
            <text:p>3152</text:p>
          </table:table-cell>
          <table:table-cell office:value-type="float" office:value="3168" calcext:value-type="float">
            <text:p>3168</text:p>
          </table:table-cell>
          <table:table-cell office:value-type="float" office:value="3163" calcext:value-type="float">
            <text:p>3163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3664" calcext:value-type="float">
            <text:p>3664</text:p>
          </table:table-cell>
          <table:table-cell office:value-type="float" office:value="3612" calcext:value-type="float">
            <text:p>3612</text:p>
          </table:table-cell>
          <table:table-cell office:value-type="float" office:value="3657" calcext:value-type="float">
            <text:p>36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79" calcext:value-type="float">
            <text:p>3679</text:p>
          </table:table-cell>
          <table:table-cell office:value-type="float" office:value="3677" calcext:value-type="float">
            <text:p>3677</text:p>
          </table:table-cell>
          <table:table-cell office:value-type="float" office:value="3686" calcext:value-type="float">
            <text:p>3686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3344" calcext:value-type="float">
            <text:p>3344</text:p>
          </table:table-cell>
          <table:table-cell office:value-type="float" office:value="3334" calcext:value-type="float">
            <text:p>3334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20" calcext:value-type="float">
            <text:p>3720</text:p>
          </table:table-cell>
          <table:table-cell office:value-type="float" office:value="3865" calcext:value-type="float">
            <text:p>3865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3888" calcext:value-type="float">
            <text:p>3888</text:p>
          </table:table-cell>
          <table:table-cell office:value-type="float" office:value="3795" calcext:value-type="float">
            <text:p>3795</text:p>
          </table:table-cell>
          <table:table-cell office:value-type="float" office:value="3888" calcext:value-type="float">
            <text:p>38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82" calcext:value-type="float">
            <text:p>3182</text:p>
          </table:table-cell>
          <table:table-cell office:value-type="float" office:value="3155" calcext:value-type="float">
            <text:p>3155</text:p>
          </table:table-cell>
          <table:table-cell office:value-type="float" office:value="3166" calcext:value-type="float">
            <text:p>316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660" calcext:value-type="float">
            <text:p>3660</text:p>
          </table:table-cell>
          <table:table-cell office:value-type="float" office:value="3650" calcext:value-type="float">
            <text:p>3650</text:p>
          </table:table-cell>
          <table:table-cell office:value-type="float" office:value="3676" calcext:value-type="float">
            <text:p>36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79" calcext:value-type="float">
            <text:p>3479</text:p>
          </table:table-cell>
          <table:table-cell office:value-type="float" office:value="3458" calcext:value-type="float">
            <text:p>3458</text:p>
          </table:table-cell>
          <table:table-cell office:value-type="float" office:value="3479" calcext:value-type="float">
            <text:p>3479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3357" calcext:value-type="float">
            <text:p>3357</text:p>
          </table:table-cell>
          <table:table-cell office:value-type="float" office:value="3344" calcext:value-type="float">
            <text:p>3344</text:p>
          </table:table-cell>
          <table:table-cell office:value-type="float" office:value="3314" calcext:value-type="float">
            <text:p>33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23" calcext:value-type="float">
            <text:p>3123</text:p>
          </table:table-cell>
          <table:table-cell office:value-type="float" office:value="3073" calcext:value-type="float">
            <text:p>3073</text:p>
          </table:table-cell>
          <table:table-cell office:value-type="float" office:value="3155" calcext:value-type="float">
            <text:p>3155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3293" calcext:value-type="float">
            <text:p>3293</text:p>
          </table:table-cell>
          <table:table-cell office:value-type="float" office:value="3363" calcext:value-type="float">
            <text:p>3363</text:p>
          </table:table-cell>
          <table:table-cell office:value-type="float" office:value="3304" calcext:value-type="float">
            <text:p>33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29" calcext:value-type="float">
            <text:p>1529</text:p>
          </table:table-cell>
          <table:table-cell office:value-type="float" office:value="1544" calcext:value-type="float">
            <text:p>1544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1022" calcext:value-type="float">
            <text:p>1022</text:p>
          </table:table-cell>
          <table:table-cell office:value-type="float" office:value="967" calcext:value-type="float">
            <text:p>967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38" calcext:value-type="float">
            <text:p>1438</text:p>
          </table:table-cell>
          <table:table-cell office:value-type="float" office:value="1442" calcext:value-type="float">
            <text:p>1442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1373" calcext:value-type="float">
            <text:p>1373</text:p>
          </table:table-cell>
          <table:table-cell office:value-type="float" office:value="1409" calcext:value-type="float">
            <text:p>1409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24" calcext:value-type="float">
            <text:p>2324</text:p>
          </table:table-cell>
          <table:table-cell office:value-type="float" office:value="2179" calcext:value-type="float">
            <text:p>2179</text:p>
          </table:table-cell>
          <table:table-cell office:value-type="float" office:value="2325" calcext:value-type="float">
            <text:p>2325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1935" calcext:value-type="float">
            <text:p>1935</text:p>
          </table:table-cell>
          <table:table-cell office:value-type="float" office:value="1893" calcext:value-type="float">
            <text:p>1893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12" calcext:value-type="float">
            <text:p>1712</text:p>
          </table:table-cell>
          <table:table-cell office:value-type="float" office:value="1700" calcext:value-type="float">
            <text:p>1700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1175" calcext:value-type="float">
            <text:p>1175</text:p>
          </table:table-cell>
          <table:table-cell office:value-type="float" office:value="1197" calcext:value-type="float">
            <text:p>1197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04" calcext:value-type="float">
            <text:p>1504</text:p>
          </table:table-cell>
          <table:table-cell office:value-type="float" office:value="1544" calcext:value-type="float">
            <text:p>1544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1545" calcext:value-type="float">
            <text:p>1545</text:p>
          </table:table-cell>
          <table:table-cell office:value-type="float" office:value="1546" calcext:value-type="float">
            <text:p>1546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table:style-name="ce23" office:value-type="float" office:value="15" calcext:value-type="float">
            <text:p>15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</table:table-row>
      </table:table>
      <table:table table:name="p80_pctsOUT" table:style-name="ta1">
        <table:table-column table:style-name="co1" table:default-cell-style-name="ce22"/>
        <table:table-column table:style-name="co1" table:default-cell-style-name="ce27"/>
        <table:table-column table:style-name="co1" table:default-cell-style-name="ce32"/>
        <table:table-column table:style-name="co1" table:default-cell-style-name="ce37"/>
        <table:table-row table:style-name="ro1">
          <table:table-cell table:style-name="ce19" office:value-type="string" calcext:value-type="string">
            <text:p>Soma - packets_out</text:p>
          </table:table-cell>
          <table:table-cell table:style-name="ce24" office:value-type="string" calcext:value-type="string">
            <text:p>Dados</text:p>
          </table:table-cell>
          <table:table-cell table:style-name="ce29"/>
          <table:table-cell table:style-name="ce34"/>
        </table:table-row>
        <table:table-row table:style-name="ro1">
          <table:table-cell table:style-name="ce20" office:value-type="string" calcext:value-type="string">
            <text:p>timestamp</text:p>
          </table:table-cell>
          <table:table-cell table:style-name="ce25" office:value-type="string" calcext:value-type="string">
            <text:p>vif139.0</text:p>
          </table:table-cell>
          <table:table-cell table:style-name="ce30" office:value-type="string" calcext:value-type="string">
            <text:p>vif147.0</text:p>
          </table:table-cell>
          <table:table-cell table:style-name="ce35" office:value-type="string" calcext:value-type="string">
            <text:p>vif147.1</text:p>
          </table:table-cell>
        </table:table-row>
        <table:table-row table:style-name="ro1">
          <table:table-cell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30" calcext:value-type="float">
            <text:p>2230</text:p>
          </table:table-cell>
          <table:table-cell office:value-type="float" office:value="2332" calcext:value-type="float">
            <text:p>2332</text:p>
          </table:table-cell>
          <table:table-cell office:value-type="float" office:value="2236" calcext:value-type="float">
            <text:p>2236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3277" calcext:value-type="float">
            <text:p>3277</text:p>
          </table:table-cell>
          <table:table-cell office:value-type="float" office:value="3327" calcext:value-type="float">
            <text:p>3327</text:p>
          </table:table-cell>
          <table:table-cell office:value-type="float" office:value="3273" calcext:value-type="float">
            <text:p>32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55" calcext:value-type="float">
            <text:p>3355</text:p>
          </table:table-cell>
          <table:table-cell office:value-type="float" office:value="3356" calcext:value-type="float">
            <text:p>3356</text:p>
          </table:table-cell>
          <table:table-cell office:value-type="float" office:value="3372" calcext:value-type="float">
            <text:p>3372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3339" calcext:value-type="float">
            <text:p>3339</text:p>
          </table:table-cell>
          <table:table-cell office:value-type="float" office:value="3356" calcext:value-type="float">
            <text:p>3356</text:p>
          </table:table-cell>
          <table:table-cell office:value-type="float" office:value="3321" calcext:value-type="float">
            <text:p>33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77" calcext:value-type="float">
            <text:p>3077</text:p>
          </table:table-cell>
          <table:table-cell office:value-type="float" office:value="3105" calcext:value-type="float">
            <text:p>3105</text:p>
          </table:table-cell>
          <table:table-cell office:value-type="float" office:value="3077" calcext:value-type="float">
            <text:p>3077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3381" calcext:value-type="float">
            <text:p>3381</text:p>
          </table:table-cell>
          <table:table-cell office:value-type="float" office:value="3388" calcext:value-type="float">
            <text:p>3388</text:p>
          </table:table-cell>
          <table:table-cell office:value-type="float" office:value="3381" calcext:value-type="float">
            <text:p>33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23" calcext:value-type="float">
            <text:p>3123</text:p>
          </table:table-cell>
          <table:table-cell office:value-type="float" office:value="3163" calcext:value-type="float">
            <text:p>3163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table:number-columns-repeated="2" office:value-type="float" office:value="3657" calcext:value-type="float">
            <text:p>3657</text:p>
          </table:table-cell>
          <table:table-cell office:value-type="float" office:value="3612" calcext:value-type="float">
            <text:p>36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76" calcext:value-type="float">
            <text:p>3676</text:p>
          </table:table-cell>
          <table:table-cell office:value-type="float" office:value="3686" calcext:value-type="float">
            <text:p>3686</text:p>
          </table:table-cell>
          <table:table-cell office:value-type="float" office:value="3677" calcext:value-type="float">
            <text:p>3677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3326" calcext:value-type="float">
            <text:p>3326</text:p>
          </table:table-cell>
          <table:table-cell office:value-type="float" office:value="3344" calcext:value-type="float">
            <text:p>334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36" calcext:value-type="float">
            <text:p>3836</text:p>
          </table:table-cell>
          <table:table-cell office:value-type="float" office:value="3720" calcext:value-type="float">
            <text:p>3720</text:p>
          </table:table-cell>
          <table:table-cell office:value-type="float" office:value="3865" calcext:value-type="float">
            <text:p>3865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3833" calcext:value-type="float">
            <text:p>3833</text:p>
          </table:table-cell>
          <table:table-cell office:value-type="float" office:value="3888" calcext:value-type="float">
            <text:p>3888</text:p>
          </table:table-cell>
          <table:table-cell office:value-type="float" office:value="3795" calcext:value-type="float">
            <text:p>37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55" calcext:value-type="float">
            <text:p>3155</text:p>
          </table:table-cell>
          <table:table-cell office:value-type="float" office:value="3166" calcext:value-type="float">
            <text:p>3166</text:p>
          </table:table-cell>
          <table:table-cell office:value-type="float" office:value="3155" calcext:value-type="float">
            <text:p>315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650" calcext:value-type="float">
            <text:p>3650</text:p>
          </table:table-cell>
          <table:table-cell office:value-type="float" office:value="3676" calcext:value-type="float">
            <text:p>3676</text:p>
          </table:table-cell>
          <table:table-cell office:value-type="float" office:value="3650" calcext:value-type="float">
            <text:p>36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58" calcext:value-type="float">
            <text:p>3458</text:p>
          </table:table-cell>
          <table:table-cell office:value-type="float" office:value="3479" calcext:value-type="float">
            <text:p>3479</text:p>
          </table:table-cell>
          <table:table-cell office:value-type="float" office:value="3458" calcext:value-type="float">
            <text:p>3458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3339" calcext:value-type="float">
            <text:p>3339</text:p>
          </table:table-cell>
          <table:table-cell office:value-type="float" office:value="3314" calcext:value-type="float">
            <text:p>3314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78" calcext:value-type="float">
            <text:p>3078</text:p>
          </table:table-cell>
          <table:table-cell office:value-type="float" office:value="3155" calcext:value-type="float">
            <text:p>3155</text:p>
          </table:table-cell>
          <table:table-cell office:value-type="float" office:value="3073" calcext:value-type="float">
            <text:p>3073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3363" calcext:value-type="float">
            <text:p>3363</text:p>
          </table:table-cell>
          <table:table-cell office:value-type="float" office:value="3304" calcext:value-type="float">
            <text:p>3304</text:p>
          </table:table-cell>
          <table:table-cell office:value-type="float" office:value="3363" calcext:value-type="float">
            <text:p>33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44" calcext:value-type="float">
            <text:p>1544</text:p>
          </table:table-cell>
          <table:table-cell office:value-type="float" office:value="1524" calcext:value-type="float">
            <text:p>1524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967" calcext:value-type="float">
            <text:p>967</text:p>
          </table:table-cell>
          <table:table-cell office:value-type="float" office:value="1027" calcext:value-type="float">
            <text:p>1027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31" calcext:value-type="float">
            <text:p>1431</text:p>
          </table:table-cell>
          <table:table-cell office:value-type="float" office:value="1424" calcext:value-type="float">
            <text:p>1424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1395" calcext:value-type="float">
            <text:p>1395</text:p>
          </table:table-cell>
          <table:table-cell office:value-type="float" office:value="1382" calcext:value-type="float">
            <text:p>1382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04" calcext:value-type="float">
            <text:p>2204</text:p>
          </table:table-cell>
          <table:table-cell office:value-type="float" office:value="2325" calcext:value-type="float">
            <text:p>2325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1893" calcext:value-type="float">
            <text:p>1893</text:p>
          </table:table-cell>
          <table:table-cell office:value-type="float" office:value="1931" calcext:value-type="float">
            <text:p>1931</text:p>
          </table:table-cell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68" calcext:value-type="float">
            <text:p>1668</text:p>
          </table:table-cell>
          <table:table-cell office:value-type="float" office:value="1720" calcext:value-type="float">
            <text:p>172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1229" calcext:value-type="float">
            <text:p>1229</text:p>
          </table:table-cell>
          <table:table-cell office:value-type="float" office:value="1175" calcext:value-type="float">
            <text:p>1175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4" calcext:value-type="float">
            <text:p>1544</text:p>
          </table:table-cell>
          <table:table-cell office:value-type="float" office:value="1504" calcext:value-type="float">
            <text:p>1504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1546" calcext:value-type="float">
            <text:p>1546</text:p>
          </table:table-cell>
          <table:table-cell office:value-type="float" office:value="1446" calcext:value-type="float">
            <text:p>1446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table:style-name="ce23" office:value-type="float" office:value="15" calcext:value-type="float">
            <text:p>15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</table:table-row>
      </table:table>
      <table:table table:name="p80_pctsOUTGOING" table:style-name="ta1">
        <table:shapes>
          <draw:frame draw:z-index="0" draw:style-name="gr1" draw:text-style-name="P1" svg:width="297.06mm" svg:height="166.65mm" svg:x="90.6mm" svg:y="3.71mm">
            <loext:p draw:notify-on-update-of-ranges="p80_pctsOUTGOING.A3:p80_pctsOUTGOING.A32 p80_pctsOUTGOING.B3:p80_pctsOUTGOING.B32 p80_pctsOUTGOING.A3:p80_pctsOUTGOING.A32 p80_pctsOUTGOING.C3:p80_pctsOUTGOING.C32 p80_pctsOUTGOING.A3:p80_pctsOUTGOING.A32 p80_pctsOUTGOING.D3:p80_pctsOUTGOING.D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40"/>
        <table:table-column table:style-name="co1" table:default-cell-style-name="ce43"/>
        <table:table-column table:style-name="co1" table:default-cell-style-name="ce46"/>
        <table:table-column table:style-name="co1" table:default-cell-style-name="ce50"/>
        <table:table-row table:style-name="ro1">
          <table:table-cell table:style-name="ce39"/>
          <table:table-cell table:style-name="ce42" office:value-type="string" calcext:value-type="string">
            <text:p>packets_in</text:p>
          </table:table-cell>
          <table:table-cell table:style-name="ce45" office:value-type="string" calcext:value-type="string">
            <text:p>packets_out</text:p>
          </table:table-cell>
          <table:table-cell table:style-name="ce48" office:value-type="string" calcext:value-type="string">
            <text:p>packets_in</text:p>
          </table:table-cell>
        </table:table-row>
        <table:table-row table:style-name="ro1">
          <table:table-cell table:style-name="ce20" office:value-type="string" calcext:value-type="string">
            <text:p>timestamp</text:p>
          </table:table-cell>
          <table:table-cell table:style-name="ce25" table:formula="of:=[p80_pctsIN.B2]" office:value-type="string" office:string-value="vif139.0" calcext:value-type="string">
            <text:p>vif139.0</text:p>
          </table:table-cell>
          <table:table-cell table:style-name="ce25" table:formula="of:=[p80_pctsOUT.C2]" office:value-type="string" office:string-value="vif147.0" calcext:value-type="string">
            <text:p>vif147.0</text:p>
          </table:table-cell>
          <table:table-cell table:style-name="ce49" table:formula="of:=[p80_pctsIN.D2]" office:value-type="string" office:string-value="vif147.1" calcext:value-type="string">
            <text:p>vif147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p80_pctsIN.B3]" office:value-type="float" office:value="0" calcext:value-type="float">
            <text:p>0</text:p>
          </table:table-cell>
          <table:table-cell table:formula="of:=[p80_pctsOUT.C3]" office:value-type="float" office:value="0" calcext:value-type="float">
            <text:p>0</text:p>
          </table:table-cell>
          <table:table-cell table:formula="of:=[p80_pctsIN.D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p80_pctsIN.B4]" office:value-type="float" office:value="2357" calcext:value-type="float">
            <text:p>2357</text:p>
          </table:table-cell>
          <table:table-cell table:formula="of:=[p80_pctsOUT.C4]" office:value-type="float" office:value="2332" calcext:value-type="float">
            <text:p>2332</text:p>
          </table:table-cell>
          <table:table-cell table:formula="of:=[p80_pctsIN.D4]" office:value-type="float" office:value="2333" calcext:value-type="float">
            <text:p>2333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[p80_pctsIN.B5]" office:value-type="float" office:value="3305" calcext:value-type="float">
            <text:p>3305</text:p>
          </table:table-cell>
          <table:table-cell table:formula="of:=[p80_pctsOUT.C5]" office:value-type="float" office:value="3327" calcext:value-type="float">
            <text:p>3327</text:p>
          </table:table-cell>
          <table:table-cell table:formula="of:=[p80_pctsIN.D5]" office:value-type="float" office:value="3327" calcext:value-type="float">
            <text:p>33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p80_pctsIN.B6]" office:value-type="float" office:value="3370" calcext:value-type="float">
            <text:p>3370</text:p>
          </table:table-cell>
          <table:table-cell table:formula="of:=[p80_pctsOUT.C6]" office:value-type="float" office:value="3356" calcext:value-type="float">
            <text:p>3356</text:p>
          </table:table-cell>
          <table:table-cell table:formula="of:=[p80_pctsIN.D6]" office:value-type="float" office:value="3356" calcext:value-type="float">
            <text:p>3356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table:formula="of:=[p80_pctsIN.B7]" office:value-type="float" office:value="3339" calcext:value-type="float">
            <text:p>3339</text:p>
          </table:table-cell>
          <table:table-cell table:formula="of:=[p80_pctsOUT.C7]" office:value-type="float" office:value="3356" calcext:value-type="float">
            <text:p>3356</text:p>
          </table:table-cell>
          <table:table-cell table:formula="of:=[p80_pctsIN.D7]" office:value-type="float" office:value="3356" calcext:value-type="float">
            <text:p>33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p80_pctsIN.B8]" office:value-type="float" office:value="3105" calcext:value-type="float">
            <text:p>3105</text:p>
          </table:table-cell>
          <table:table-cell table:formula="of:=[p80_pctsOUT.C8]" office:value-type="float" office:value="3105" calcext:value-type="float">
            <text:p>3105</text:p>
          </table:table-cell>
          <table:table-cell table:formula="of:=[p80_pctsIN.D8]" office:value-type="float" office:value="3105" calcext:value-type="float">
            <text:p>3105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table:formula="of:=[p80_pctsIN.B9]" office:value-type="float" office:value="3399" calcext:value-type="float">
            <text:p>3399</text:p>
          </table:table-cell>
          <table:table-cell table:formula="of:=[p80_pctsOUT.C9]" office:value-type="float" office:value="3388" calcext:value-type="float">
            <text:p>3388</text:p>
          </table:table-cell>
          <table:table-cell table:formula="of:=[p80_pctsIN.D9]"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p80_pctsIN.B10]" office:value-type="float" office:value="3152" calcext:value-type="float">
            <text:p>3152</text:p>
          </table:table-cell>
          <table:table-cell table:formula="of:=[p80_pctsOUT.C10]" office:value-type="float" office:value="3163" calcext:value-type="float">
            <text:p>3163</text:p>
          </table:table-cell>
          <table:table-cell table:formula="of:=[p80_pctsIN.D10]" office:value-type="float" office:value="3163" calcext:value-type="float">
            <text:p>3163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table:formula="of:=[p80_pctsIN.B11]" office:value-type="float" office:value="3664" calcext:value-type="float">
            <text:p>3664</text:p>
          </table:table-cell>
          <table:table-cell table:formula="of:=[p80_pctsOUT.C11]" office:value-type="float" office:value="3657" calcext:value-type="float">
            <text:p>3657</text:p>
          </table:table-cell>
          <table:table-cell table:formula="of:=[p80_pctsIN.D11]" office:value-type="float" office:value="3657" calcext:value-type="float">
            <text:p>36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p80_pctsIN.B12]" office:value-type="float" office:value="3679" calcext:value-type="float">
            <text:p>3679</text:p>
          </table:table-cell>
          <table:table-cell table:formula="of:=[p80_pctsOUT.C12]" office:value-type="float" office:value="3686" calcext:value-type="float">
            <text:p>3686</text:p>
          </table:table-cell>
          <table:table-cell table:formula="of:=[p80_pctsIN.D12]" office:value-type="float" office:value="3686" calcext:value-type="float">
            <text:p>3686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table:formula="of:=[p80_pctsIN.B13]" office:value-type="float" office:value="3344" calcext:value-type="float">
            <text:p>3344</text:p>
          </table:table-cell>
          <table:table-cell table:formula="of:=[p80_pctsOUT.C13]" office:value-type="float" office:value="3344" calcext:value-type="float">
            <text:p>3344</text:p>
          </table:table-cell>
          <table:table-cell table:formula="of:=[p80_pctsIN.D13]" office:value-type="float" office:value="3344" calcext:value-type="float">
            <text:p>33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p80_pctsIN.B14]" office:value-type="float" office:value="3720" calcext:value-type="float">
            <text:p>3720</text:p>
          </table:table-cell>
          <table:table-cell table:formula="of:=[p80_pctsOUT.C14]" office:value-type="float" office:value="3720" calcext:value-type="float">
            <text:p>3720</text:p>
          </table:table-cell>
          <table:table-cell table:formula="of:=[p80_pctsIN.D14]" office:value-type="float" office:value="3720" calcext:value-type="float">
            <text:p>3720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table:formula="of:=[p80_pctsIN.B15]" office:value-type="float" office:value="3888" calcext:value-type="float">
            <text:p>3888</text:p>
          </table:table-cell>
          <table:table-cell table:formula="of:=[p80_pctsOUT.C15]" office:value-type="float" office:value="3888" calcext:value-type="float">
            <text:p>3888</text:p>
          </table:table-cell>
          <table:table-cell table:formula="of:=[p80_pctsIN.D15]" office:value-type="float" office:value="3888" calcext:value-type="float">
            <text:p>38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p80_pctsIN.B16]" office:value-type="float" office:value="3182" calcext:value-type="float">
            <text:p>3182</text:p>
          </table:table-cell>
          <table:table-cell table:formula="of:=[p80_pctsOUT.C16]" office:value-type="float" office:value="3166" calcext:value-type="float">
            <text:p>3166</text:p>
          </table:table-cell>
          <table:table-cell table:formula="of:=[p80_pctsIN.D16]" office:value-type="float" office:value="3166" calcext:value-type="float">
            <text:p>316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table:formula="of:=[p80_pctsIN.B17]" office:value-type="float" office:value="3660" calcext:value-type="float">
            <text:p>3660</text:p>
          </table:table-cell>
          <table:table-cell table:formula="of:=[p80_pctsOUT.C17]" office:value-type="float" office:value="3676" calcext:value-type="float">
            <text:p>3676</text:p>
          </table:table-cell>
          <table:table-cell table:formula="of:=[p80_pctsIN.D17]" office:value-type="float" office:value="3676" calcext:value-type="float">
            <text:p>36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p80_pctsIN.B18]" office:value-type="float" office:value="3479" calcext:value-type="float">
            <text:p>3479</text:p>
          </table:table-cell>
          <table:table-cell table:formula="of:=[p80_pctsOUT.C18]" office:value-type="float" office:value="3479" calcext:value-type="float">
            <text:p>3479</text:p>
          </table:table-cell>
          <table:table-cell table:formula="of:=[p80_pctsIN.D18]" office:value-type="float" office:value="3479" calcext:value-type="float">
            <text:p>3479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table:formula="of:=[p80_pctsIN.B19]" office:value-type="float" office:value="3357" calcext:value-type="float">
            <text:p>3357</text:p>
          </table:table-cell>
          <table:table-cell table:formula="of:=[p80_pctsOUT.C19]" office:value-type="float" office:value="3314" calcext:value-type="float">
            <text:p>3314</text:p>
          </table:table-cell>
          <table:table-cell table:formula="of:=[p80_pctsIN.D19]" office:value-type="float" office:value="3314" calcext:value-type="float">
            <text:p>33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p80_pctsIN.B20]" office:value-type="float" office:value="3123" calcext:value-type="float">
            <text:p>3123</text:p>
          </table:table-cell>
          <table:table-cell table:formula="of:=[p80_pctsOUT.C20]" office:value-type="float" office:value="3155" calcext:value-type="float">
            <text:p>3155</text:p>
          </table:table-cell>
          <table:table-cell table:formula="of:=[p80_pctsIN.D20]" office:value-type="float" office:value="3155" calcext:value-type="float">
            <text:p>3155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table:formula="of:=[p80_pctsIN.B21]" office:value-type="float" office:value="3293" calcext:value-type="float">
            <text:p>3293</text:p>
          </table:table-cell>
          <table:table-cell table:formula="of:=[p80_pctsOUT.C21]" office:value-type="float" office:value="3304" calcext:value-type="float">
            <text:p>3304</text:p>
          </table:table-cell>
          <table:table-cell table:formula="of:=[p80_pctsIN.D21]" office:value-type="float" office:value="3304" calcext:value-type="float">
            <text:p>33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p80_pctsIN.B22]" office:value-type="float" office:value="1529" calcext:value-type="float">
            <text:p>1529</text:p>
          </table:table-cell>
          <table:table-cell table:formula="of:=[p80_pctsOUT.C22]" office:value-type="float" office:value="1524" calcext:value-type="float">
            <text:p>1524</text:p>
          </table:table-cell>
          <table:table-cell table:formula="of:=[p80_pctsIN.D22]" office:value-type="float" office:value="1524" calcext:value-type="float">
            <text:p>1524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table:formula="of:=[p80_pctsIN.B23]" office:value-type="float" office:value="1022" calcext:value-type="float">
            <text:p>1022</text:p>
          </table:table-cell>
          <table:table-cell table:formula="of:=[p80_pctsOUT.C23]" office:value-type="float" office:value="1027" calcext:value-type="float">
            <text:p>1027</text:p>
          </table:table-cell>
          <table:table-cell table:formula="of:=[p80_pctsIN.D23]"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p80_pctsIN.B24]" office:value-type="float" office:value="1438" calcext:value-type="float">
            <text:p>1438</text:p>
          </table:table-cell>
          <table:table-cell table:formula="of:=[p80_pctsOUT.C24]" office:value-type="float" office:value="1424" calcext:value-type="float">
            <text:p>1424</text:p>
          </table:table-cell>
          <table:table-cell table:formula="of:=[p80_pctsIN.D24]" office:value-type="float" office:value="1424" calcext:value-type="float">
            <text:p>1424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table:formula="of:=[p80_pctsIN.B25]" office:value-type="float" office:value="1373" calcext:value-type="float">
            <text:p>1373</text:p>
          </table:table-cell>
          <table:table-cell table:formula="of:=[p80_pctsOUT.C25]" office:value-type="float" office:value="1382" calcext:value-type="float">
            <text:p>1382</text:p>
          </table:table-cell>
          <table:table-cell table:formula="of:=[p80_pctsIN.D25]"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p80_pctsIN.B26]" office:value-type="float" office:value="2324" calcext:value-type="float">
            <text:p>2324</text:p>
          </table:table-cell>
          <table:table-cell table:formula="of:=[p80_pctsOUT.C26]" office:value-type="float" office:value="2325" calcext:value-type="float">
            <text:p>2325</text:p>
          </table:table-cell>
          <table:table-cell table:formula="of:=[p80_pctsIN.D26]" office:value-type="float" office:value="2325" calcext:value-type="float">
            <text:p>2325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table:formula="of:=[p80_pctsIN.B27]" office:value-type="float" office:value="1935" calcext:value-type="float">
            <text:p>1935</text:p>
          </table:table-cell>
          <table:table-cell table:formula="of:=[p80_pctsOUT.C27]" office:value-type="float" office:value="1931" calcext:value-type="float">
            <text:p>1931</text:p>
          </table:table-cell>
          <table:table-cell table:formula="of:=[p80_pctsIN.D27]" office:value-type="float" office:value="1931" calcext:value-type="float">
            <text:p>19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p80_pctsIN.B28]" office:value-type="float" office:value="1712" calcext:value-type="float">
            <text:p>1712</text:p>
          </table:table-cell>
          <table:table-cell table:formula="of:=[p80_pctsOUT.C28]" office:value-type="float" office:value="1720" calcext:value-type="float">
            <text:p>1720</text:p>
          </table:table-cell>
          <table:table-cell table:formula="of:=[p80_pctsIN.D28]"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table:formula="of:=[p80_pctsIN.B29]" office:value-type="float" office:value="1175" calcext:value-type="float">
            <text:p>1175</text:p>
          </table:table-cell>
          <table:table-cell table:formula="of:=[p80_pctsOUT.C29]" office:value-type="float" office:value="1175" calcext:value-type="float">
            <text:p>1175</text:p>
          </table:table-cell>
          <table:table-cell table:formula="of:=[p80_pctsIN.D29]"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p80_pctsIN.B30]" office:value-type="float" office:value="1504" calcext:value-type="float">
            <text:p>1504</text:p>
          </table:table-cell>
          <table:table-cell table:formula="of:=[p80_pctsOUT.C30]" office:value-type="float" office:value="1504" calcext:value-type="float">
            <text:p>1504</text:p>
          </table:table-cell>
          <table:table-cell table:formula="of:=[p80_pctsIN.D30]"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table:formula="of:=[p80_pctsIN.B31]" office:value-type="float" office:value="1545" calcext:value-type="float">
            <text:p>1545</text:p>
          </table:table-cell>
          <table:table-cell table:formula="of:=[p80_pctsOUT.C31]" office:value-type="float" office:value="1446" calcext:value-type="float">
            <text:p>1446</text:p>
          </table:table-cell>
          <table:table-cell table:formula="of:=[p80_pctsIN.D31]" office:value-type="float" office:value="1446" calcext:value-type="float">
            <text:p>1446</text:p>
          </table:table-cell>
        </table:table-row>
        <table:table-row table:style-name="ro1">
          <table:table-cell table:style-name="ce41" office:value-type="float" office:value="15" calcext:value-type="float">
            <text:p>15</text:p>
          </table:table-cell>
          <table:table-cell table:style-name="ce44" table:formula="of:=[p80_pctsIN.B32]" office:value-type="float" office:value="0" calcext:value-type="float">
            <text:p>0</text:p>
          </table:table-cell>
          <table:table-cell table:style-name="ce47" table:formula="of:=[p80_pctsOUT.C32]" office:value-type="float" office:value="0" calcext:value-type="float">
            <text:p>0</text:p>
          </table:table-cell>
          <table:table-cell table:style-name="ce51" table:formula="of:=[p80_pctsIN.D32]" office:value-type="float" office:value="0" calcext:value-type="float">
            <text:p>0</text:p>
          </table:table-cell>
        </table:table-row>
      </table:table>
      <table:table table:name="p80_pctsINCOMING" table:style-name="ta1">
        <table:shapes>
          <draw:frame draw:z-index="0" draw:style-name="gr1" draw:text-style-name="P1" svg:width="297.06mm" svg:height="166.65mm" svg:x="90.98mm" svg:y="3.93mm">
            <loext:p draw:notify-on-update-of-ranges="p80_pctsINCOMING.A3:p80_pctsINCOMING.A32 p80_pctsINCOMING.B3:p80_pctsINCOMING.B32 p80_pctsINCOMING.A3:p80_pctsINCOMING.A32 p80_pctsINCOMING.C3:p80_pctsINCOMING.C32 p80_pctsINCOMING.A3:p80_pctsINCOMING.A32 p80_pctsINCOMING.D3:p80_pctsINCOMING.D3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22"/>
        <table:table-column table:style-name="co1" table:default-cell-style-name="ce43"/>
        <table:table-column table:style-name="co1" table:default-cell-style-name="ce46"/>
        <table:table-column table:style-name="co1" table:default-cell-style-name="ce52"/>
        <table:table-row table:style-name="ro1">
          <table:table-cell table:style-name="ce39"/>
          <table:table-cell table:style-name="ce42" office:value-type="string" calcext:value-type="string">
            <text:p>packets_out</text:p>
          </table:table-cell>
          <table:table-cell table:style-name="ce45" office:value-type="string" calcext:value-type="string">
            <text:p>packets_in</text:p>
          </table:table-cell>
          <table:table-cell table:style-name="ce48" office:value-type="string" calcext:value-type="string">
            <text:p>packets_out</text:p>
          </table:table-cell>
        </table:table-row>
        <table:table-row table:style-name="ro1">
          <table:table-cell table:style-name="ce20" office:value-type="string" calcext:value-type="string">
            <text:p>timestamp</text:p>
          </table:table-cell>
          <table:table-cell table:formula="of:=[p80_pctsOUT.B2]" office:value-type="string" office:string-value="vif139.0" calcext:value-type="string">
            <text:p>vif139.0</text:p>
          </table:table-cell>
          <table:table-cell table:formula="of:=[p80_pctsIN.C2]" office:value-type="string" office:string-value="vif147.0" calcext:value-type="string">
            <text:p>vif147.0</text:p>
          </table:table-cell>
          <table:table-cell table:formula="of:=[p80_pctsOUT.D2]" office:value-type="string" office:string-value="vif147.1" calcext:value-type="string">
            <text:p>vif147.1</text:p>
          </table:table-cell>
        </table:table-row>
        <table:table-row table:style-name="ro1">
          <table:table-cell table:style-name="ce21" office:value-type="float" office:value="0" calcext:value-type="float">
            <text:p>0</text:p>
          </table:table-cell>
          <table:table-cell table:formula="of:=[p80_pctsOUT.B3]" office:value-type="float" office:value="0" calcext:value-type="float">
            <text:p>0</text:p>
          </table:table-cell>
          <table:table-cell table:formula="of:=[p80_pctsOUT.C3]" office:value-type="float" office:value="0" calcext:value-type="float">
            <text:p>0</text:p>
          </table:table-cell>
          <table:table-cell table:formula="of:=[p80_pctsOUT.D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p80_pctsOUT.B4]" office:value-type="float" office:value="2230" calcext:value-type="float">
            <text:p>2230</text:p>
          </table:table-cell>
          <table:table-cell table:formula="of:=[p80_pctsOUT.C4]" office:value-type="float" office:value="2332" calcext:value-type="float">
            <text:p>2332</text:p>
          </table:table-cell>
          <table:table-cell table:formula="of:=[p80_pctsOUT.D4]" office:value-type="float" office:value="2236" calcext:value-type="float">
            <text:p>2236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[p80_pctsOUT.B5]" office:value-type="float" office:value="3277" calcext:value-type="float">
            <text:p>3277</text:p>
          </table:table-cell>
          <table:table-cell table:formula="of:=[p80_pctsOUT.C5]" office:value-type="float" office:value="3327" calcext:value-type="float">
            <text:p>3327</text:p>
          </table:table-cell>
          <table:table-cell table:formula="of:=[p80_pctsOUT.D5]" office:value-type="float" office:value="3273" calcext:value-type="float">
            <text:p>32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p80_pctsOUT.B6]" office:value-type="float" office:value="3355" calcext:value-type="float">
            <text:p>3355</text:p>
          </table:table-cell>
          <table:table-cell table:formula="of:=[p80_pctsOUT.C6]" office:value-type="float" office:value="3356" calcext:value-type="float">
            <text:p>3356</text:p>
          </table:table-cell>
          <table:table-cell table:formula="of:=[p80_pctsOUT.D6]" office:value-type="float" office:value="3372" calcext:value-type="float">
            <text:p>3372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table:formula="of:=[p80_pctsOUT.B7]" office:value-type="float" office:value="3339" calcext:value-type="float">
            <text:p>3339</text:p>
          </table:table-cell>
          <table:table-cell table:formula="of:=[p80_pctsOUT.C7]" office:value-type="float" office:value="3356" calcext:value-type="float">
            <text:p>3356</text:p>
          </table:table-cell>
          <table:table-cell table:formula="of:=[p80_pctsOUT.D7]" office:value-type="float" office:value="3321" calcext:value-type="float">
            <text:p>33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p80_pctsOUT.B8]" office:value-type="float" office:value="3077" calcext:value-type="float">
            <text:p>3077</text:p>
          </table:table-cell>
          <table:table-cell table:formula="of:=[p80_pctsOUT.C8]" office:value-type="float" office:value="3105" calcext:value-type="float">
            <text:p>3105</text:p>
          </table:table-cell>
          <table:table-cell table:formula="of:=[p80_pctsOUT.D8]" office:value-type="float" office:value="3077" calcext:value-type="float">
            <text:p>3077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table:formula="of:=[p80_pctsOUT.B9]" office:value-type="float" office:value="3381" calcext:value-type="float">
            <text:p>3381</text:p>
          </table:table-cell>
          <table:table-cell table:formula="of:=[p80_pctsOUT.C9]" office:value-type="float" office:value="3388" calcext:value-type="float">
            <text:p>3388</text:p>
          </table:table-cell>
          <table:table-cell table:formula="of:=[p80_pctsOUT.D9]" office:value-type="float" office:value="3381" calcext:value-type="float">
            <text:p>33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p80_pctsOUT.B10]" office:value-type="float" office:value="3123" calcext:value-type="float">
            <text:p>3123</text:p>
          </table:table-cell>
          <table:table-cell table:formula="of:=[p80_pctsOUT.C10]" office:value-type="float" office:value="3163" calcext:value-type="float">
            <text:p>3163</text:p>
          </table:table-cell>
          <table:table-cell table:formula="of:=[p80_pctsOUT.D10]"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table:formula="of:=[p80_pctsOUT.B11]" office:value-type="float" office:value="3657" calcext:value-type="float">
            <text:p>3657</text:p>
          </table:table-cell>
          <table:table-cell table:formula="of:=[p80_pctsOUT.C11]" office:value-type="float" office:value="3657" calcext:value-type="float">
            <text:p>3657</text:p>
          </table:table-cell>
          <table:table-cell table:formula="of:=[p80_pctsOUT.D11]" office:value-type="float" office:value="3612" calcext:value-type="float">
            <text:p>36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p80_pctsOUT.B12]" office:value-type="float" office:value="3676" calcext:value-type="float">
            <text:p>3676</text:p>
          </table:table-cell>
          <table:table-cell table:formula="of:=[p80_pctsOUT.C12]" office:value-type="float" office:value="3686" calcext:value-type="float">
            <text:p>3686</text:p>
          </table:table-cell>
          <table:table-cell table:formula="of:=[p80_pctsOUT.D12]" office:value-type="float" office:value="3677" calcext:value-type="float">
            <text:p>3677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table:formula="of:=[p80_pctsOUT.B13]" office:value-type="float" office:value="3326" calcext:value-type="float">
            <text:p>3326</text:p>
          </table:table-cell>
          <table:table-cell table:formula="of:=[p80_pctsOUT.C13]" office:value-type="float" office:value="3344" calcext:value-type="float">
            <text:p>3344</text:p>
          </table:table-cell>
          <table:table-cell table:formula="of:=[p80_pctsOUT.D13]"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p80_pctsOUT.B14]" office:value-type="float" office:value="3836" calcext:value-type="float">
            <text:p>3836</text:p>
          </table:table-cell>
          <table:table-cell table:formula="of:=[p80_pctsOUT.C14]" office:value-type="float" office:value="3720" calcext:value-type="float">
            <text:p>3720</text:p>
          </table:table-cell>
          <table:table-cell table:formula="of:=[p80_pctsOUT.D14]" office:value-type="float" office:value="3865" calcext:value-type="float">
            <text:p>3865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table:formula="of:=[p80_pctsOUT.B15]" office:value-type="float" office:value="3833" calcext:value-type="float">
            <text:p>3833</text:p>
          </table:table-cell>
          <table:table-cell table:formula="of:=[p80_pctsOUT.C15]" office:value-type="float" office:value="3888" calcext:value-type="float">
            <text:p>3888</text:p>
          </table:table-cell>
          <table:table-cell table:formula="of:=[p80_pctsOUT.D15]" office:value-type="float" office:value="3795" calcext:value-type="float">
            <text:p>37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p80_pctsOUT.B16]" office:value-type="float" office:value="3155" calcext:value-type="float">
            <text:p>3155</text:p>
          </table:table-cell>
          <table:table-cell table:formula="of:=[p80_pctsOUT.C16]" office:value-type="float" office:value="3166" calcext:value-type="float">
            <text:p>3166</text:p>
          </table:table-cell>
          <table:table-cell table:formula="of:=[p80_pctsOUT.D16]" office:value-type="float" office:value="3155" calcext:value-type="float">
            <text:p>315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table:formula="of:=[p80_pctsOUT.B17]" office:value-type="float" office:value="3650" calcext:value-type="float">
            <text:p>3650</text:p>
          </table:table-cell>
          <table:table-cell table:formula="of:=[p80_pctsOUT.C17]" office:value-type="float" office:value="3676" calcext:value-type="float">
            <text:p>3676</text:p>
          </table:table-cell>
          <table:table-cell table:formula="of:=[p80_pctsOUT.D17]" office:value-type="float" office:value="3650" calcext:value-type="float">
            <text:p>36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p80_pctsOUT.B18]" office:value-type="float" office:value="3458" calcext:value-type="float">
            <text:p>3458</text:p>
          </table:table-cell>
          <table:table-cell table:formula="of:=[p80_pctsOUT.C18]" office:value-type="float" office:value="3479" calcext:value-type="float">
            <text:p>3479</text:p>
          </table:table-cell>
          <table:table-cell table:formula="of:=[p80_pctsOUT.D18]" office:value-type="float" office:value="3458" calcext:value-type="float">
            <text:p>3458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table:formula="of:=[p80_pctsOUT.B19]" office:value-type="float" office:value="3339" calcext:value-type="float">
            <text:p>3339</text:p>
          </table:table-cell>
          <table:table-cell table:formula="of:=[p80_pctsOUT.C19]" office:value-type="float" office:value="3314" calcext:value-type="float">
            <text:p>3314</text:p>
          </table:table-cell>
          <table:table-cell table:formula="of:=[p80_pctsOUT.D19]" office:value-type="float" office:value="3344" calcext:value-type="float">
            <text:p>33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p80_pctsOUT.B20]" office:value-type="float" office:value="3078" calcext:value-type="float">
            <text:p>3078</text:p>
          </table:table-cell>
          <table:table-cell table:formula="of:=[p80_pctsOUT.C20]" office:value-type="float" office:value="3155" calcext:value-type="float">
            <text:p>3155</text:p>
          </table:table-cell>
          <table:table-cell table:formula="of:=[p80_pctsOUT.D20]" office:value-type="float" office:value="3073" calcext:value-type="float">
            <text:p>3073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table:formula="of:=[p80_pctsOUT.B21]" office:value-type="float" office:value="3363" calcext:value-type="float">
            <text:p>3363</text:p>
          </table:table-cell>
          <table:table-cell table:formula="of:=[p80_pctsOUT.C21]" office:value-type="float" office:value="3304" calcext:value-type="float">
            <text:p>3304</text:p>
          </table:table-cell>
          <table:table-cell table:formula="of:=[p80_pctsOUT.D21]" office:value-type="float" office:value="3363" calcext:value-type="float">
            <text:p>33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p80_pctsOUT.B22]" office:value-type="float" office:value="1544" calcext:value-type="float">
            <text:p>1544</text:p>
          </table:table-cell>
          <table:table-cell table:formula="of:=[p80_pctsOUT.C22]" office:value-type="float" office:value="1524" calcext:value-type="float">
            <text:p>1524</text:p>
          </table:table-cell>
          <table:table-cell table:formula="of:=[p80_pctsOUT.D22]" office:value-type="float" office:value="1544" calcext:value-type="float">
            <text:p>1544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table:formula="of:=[p80_pctsOUT.B23]" office:value-type="float" office:value="967" calcext:value-type="float">
            <text:p>967</text:p>
          </table:table-cell>
          <table:table-cell table:formula="of:=[p80_pctsOUT.C23]" office:value-type="float" office:value="1027" calcext:value-type="float">
            <text:p>1027</text:p>
          </table:table-cell>
          <table:table-cell table:formula="of:=[p80_pctsOUT.D23]"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p80_pctsOUT.B24]" office:value-type="float" office:value="1431" calcext:value-type="float">
            <text:p>1431</text:p>
          </table:table-cell>
          <table:table-cell table:formula="of:=[p80_pctsOUT.C24]" office:value-type="float" office:value="1424" calcext:value-type="float">
            <text:p>1424</text:p>
          </table:table-cell>
          <table:table-cell table:formula="of:=[p80_pctsOUT.D24]"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table:formula="of:=[p80_pctsOUT.B25]" office:value-type="float" office:value="1395" calcext:value-type="float">
            <text:p>1395</text:p>
          </table:table-cell>
          <table:table-cell table:formula="of:=[p80_pctsOUT.C25]" office:value-type="float" office:value="1382" calcext:value-type="float">
            <text:p>1382</text:p>
          </table:table-cell>
          <table:table-cell table:formula="of:=[p80_pctsOUT.D25]" office:value-type="float" office:value="1409" calcext:value-type="float">
            <text:p>14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p80_pctsOUT.B26]" office:value-type="float" office:value="2204" calcext:value-type="float">
            <text:p>2204</text:p>
          </table:table-cell>
          <table:table-cell table:formula="of:=[p80_pctsOUT.C26]" office:value-type="float" office:value="2325" calcext:value-type="float">
            <text:p>2325</text:p>
          </table:table-cell>
          <table:table-cell table:formula="of:=[p80_pctsOUT.D26]" office:value-type="float" office:value="2179" calcext:value-type="float">
            <text:p>2179</text:p>
          </table:table-cell>
        </table:table-row>
        <table:table-row table:style-name="ro1">
          <table:table-cell table:style-name="Categoria_20_da_20_tabela_20_dinâmica" office:value-type="float" office:value="12.5" calcext:value-type="float">
            <text:p>12,5</text:p>
          </table:table-cell>
          <table:table-cell table:formula="of:=[p80_pctsOUT.B27]" office:value-type="float" office:value="1893" calcext:value-type="float">
            <text:p>1893</text:p>
          </table:table-cell>
          <table:table-cell table:formula="of:=[p80_pctsOUT.C27]" office:value-type="float" office:value="1931" calcext:value-type="float">
            <text:p>1931</text:p>
          </table:table-cell>
          <table:table-cell table:formula="of:=[p80_pctsOUT.D27]" office:value-type="float" office:value="1893" calcext:value-type="float">
            <text:p>1893</text:p>
          </table:table-cell>
        </table:table-row>
        <table:table-row table:style-name="ro1">
          <table:table-cell table:style-name="Categoria_20_da_20_tabela_20_dinâmica" office:value-type="float" office:value="13" calcext:value-type="float">
            <text:p>13</text:p>
          </table:table-cell>
          <table:table-cell table:formula="of:=[p80_pctsOUT.B28]" office:value-type="float" office:value="1668" calcext:value-type="float">
            <text:p>1668</text:p>
          </table:table-cell>
          <table:table-cell table:formula="of:=[p80_pctsOUT.C28]" office:value-type="float" office:value="1720" calcext:value-type="float">
            <text:p>1720</text:p>
          </table:table-cell>
          <table:table-cell table:formula="of:=[p80_pctsOUT.D28]" office:value-type="float" office:value="1700" calcext:value-type="float">
            <text:p>1700</text:p>
          </table:table-cell>
        </table:table-row>
        <table:table-row table:style-name="ro1">
          <table:table-cell table:style-name="Categoria_20_da_20_tabela_20_dinâmica" office:value-type="float" office:value="13.5" calcext:value-type="float">
            <text:p>13,5</text:p>
          </table:table-cell>
          <table:table-cell table:formula="of:=[p80_pctsOUT.B29]" office:value-type="float" office:value="1229" calcext:value-type="float">
            <text:p>1229</text:p>
          </table:table-cell>
          <table:table-cell table:formula="of:=[p80_pctsOUT.C29]" office:value-type="float" office:value="1175" calcext:value-type="float">
            <text:p>1175</text:p>
          </table:table-cell>
          <table:table-cell table:formula="of:=[p80_pctsOUT.D29]" office:value-type="float" office:value="1197" calcext:value-type="float">
            <text:p>1197</text:p>
          </table:table-cell>
        </table:table-row>
        <table:table-row table:style-name="ro1">
          <table:table-cell table:style-name="Categoria_20_da_20_tabela_20_dinâmica" office:value-type="float" office:value="14" calcext:value-type="float">
            <text:p>14</text:p>
          </table:table-cell>
          <table:table-cell table:formula="of:=[p80_pctsOUT.B30]" office:value-type="float" office:value="1544" calcext:value-type="float">
            <text:p>1544</text:p>
          </table:table-cell>
          <table:table-cell table:formula="of:=[p80_pctsOUT.C30]" office:value-type="float" office:value="1504" calcext:value-type="float">
            <text:p>1504</text:p>
          </table:table-cell>
          <table:table-cell table:formula="of:=[p80_pctsOUT.D30]" office:value-type="float" office:value="1544" calcext:value-type="float">
            <text:p>1544</text:p>
          </table:table-cell>
        </table:table-row>
        <table:table-row table:style-name="ro1">
          <table:table-cell table:style-name="Categoria_20_da_20_tabela_20_dinâmica" office:value-type="float" office:value="14.5" calcext:value-type="float">
            <text:p>14,5</text:p>
          </table:table-cell>
          <table:table-cell table:formula="of:=[p80_pctsOUT.B31]" office:value-type="float" office:value="1546" calcext:value-type="float">
            <text:p>1546</text:p>
          </table:table-cell>
          <table:table-cell table:formula="of:=[p80_pctsOUT.C31]" office:value-type="float" office:value="1446" calcext:value-type="float">
            <text:p>1446</text:p>
          </table:table-cell>
          <table:table-cell table:formula="of:=[p80_pctsOUT.D31]" office:value-type="float" office:value="1546" calcext:value-type="float">
            <text:p>1546</text:p>
          </table:table-cell>
        </table:table-row>
        <table:table-row table:style-name="ro1">
          <table:table-cell table:style-name="ce23" office:value-type="float" office:value="15" calcext:value-type="float">
            <text:p>15</text:p>
          </table:table-cell>
          <table:table-cell table:style-name="ce44" table:formula="of:=[p80_pctsOUT.B32]" office:value-type="float" office:value="0" calcext:value-type="float">
            <text:p>0</text:p>
          </table:table-cell>
          <table:table-cell table:style-name="ce47" table:formula="of:=[p80_pctsOUT.C32]" office:value-type="float" office:value="0" calcext:value-type="float">
            <text:p>0</text:p>
          </table:table-cell>
          <table:table-cell table:style-name="ce53" table:formula="of:=[p80_pctsOUT.D32]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Valor_20_da_20_tabela_20_dinâmica"/>
          <table:table-cell table:style-name="Default" table:number-columns-repeated="2"/>
        </table:table-row>
      </table:table>
      <table:table table:name="p8080_pctsIN" table:style-name="ta1">
        <table:table-column table:style-name="co1" table:default-cell-style-name="ce22"/>
        <table:table-column table:style-name="co1" table:default-cell-style-name="ce27"/>
        <table:table-column table:style-name="co1" table:default-cell-style-name="ce32"/>
        <table:table-column table:style-name="co1" table:default-cell-style-name="ce37"/>
        <table:table-row table:style-name="ro1">
          <table:table-cell table:style-name="ce19" office:value-type="string" calcext:value-type="string">
            <text:p>Soma - packets_in</text:p>
          </table:table-cell>
          <table:table-cell table:style-name="ce24" office:value-type="string" calcext:value-type="string">
            <text:p>Dados</text:p>
          </table:table-cell>
          <table:table-cell table:style-name="ce29"/>
          <table:table-cell table:style-name="ce34"/>
        </table:table-row>
        <table:table-row table:style-name="ro1">
          <table:table-cell table:style-name="ce20" office:value-type="string" calcext:value-type="string">
            <text:p>timestamp</text:p>
          </table:table-cell>
          <table:table-cell table:style-name="ce25" office:value-type="string" calcext:value-type="string">
            <text:p>vif139.0</text:p>
          </table:table-cell>
          <table:table-cell table:style-name="ce30" office:value-type="string" calcext:value-type="string">
            <text:p>vif147.0</text:p>
          </table:table-cell>
          <table:table-cell table:style-name="ce35" office:value-type="string" calcext:value-type="string">
            <text:p>vif147.1</text:p>
          </table:table-cell>
        </table:table-row>
        <table:table-row table:style-name="ro1">
          <table:table-cell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float" office:value="15.5" calcext:value-type="float">
            <text:p>15,5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</table:table-row>
      </table:table>
      <table:table table:name="p8080_pctsOUT" table:style-name="ta1">
        <table:table-column table:style-name="co1" table:default-cell-style-name="ce22"/>
        <table:table-column table:style-name="co1" table:default-cell-style-name="ce27"/>
        <table:table-column table:style-name="co1" table:default-cell-style-name="ce32"/>
        <table:table-column table:style-name="co1" table:default-cell-style-name="ce37"/>
        <table:table-row table:style-name="ro1">
          <table:table-cell table:style-name="ce19" office:value-type="string" calcext:value-type="string">
            <text:p>Soma - packets_out</text:p>
          </table:table-cell>
          <table:table-cell table:style-name="ce24" office:value-type="string" calcext:value-type="string">
            <text:p>Dados</text:p>
          </table:table-cell>
          <table:table-cell table:style-name="ce29"/>
          <table:table-cell table:style-name="ce34"/>
        </table:table-row>
        <table:table-row table:style-name="ro1">
          <table:table-cell table:style-name="ce20" office:value-type="string" calcext:value-type="string">
            <text:p>timestamp</text:p>
          </table:table-cell>
          <table:table-cell table:style-name="ce25" office:value-type="string" calcext:value-type="string">
            <text:p>vif139.0</text:p>
          </table:table-cell>
          <table:table-cell table:style-name="ce30" office:value-type="string" calcext:value-type="string">
            <text:p>vif147.0</text:p>
          </table:table-cell>
          <table:table-cell table:style-name="ce35" office:value-type="string" calcext:value-type="string">
            <text:p>vif147.1</text:p>
          </table:table-cell>
        </table:table-row>
        <table:table-row table:style-name="ro1">
          <table:table-cell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float" office:value="15.5" calcext:value-type="float">
            <text:p>15,5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</table:table-row>
      </table:table>
      <table:table table:name="p8080_pctsOUTGOING" table:style-name="ta1">
        <table:shapes>
          <draw:frame draw:z-index="0" draw:style-name="gr1" draw:text-style-name="P1" svg:width="297.06mm" svg:height="166.65mm" svg:x="91.6mm" svg:y="5.71mm">
            <loext:p draw:notify-on-update-of-ranges="p8080_pctsOUTGOING.A3:p8080_pctsOUTGOING.A33 p8080_pctsOUTGOING.B3:p8080_pctsOUTGOING.B33 p8080_pctsOUTGOING.A3:p8080_pctsOUTGOING.A33 p8080_pctsOUTGOING.C3:p8080_pctsOUTGOING.C33 p8080_pctsOUTGOING.A3:p8080_pctsOUTGOING.A33 p8080_pctsOUTGOING.D3:p8080_pctsOUTGOING.D3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2"/>
        <table:table-column table:style-name="co1" table:number-columns-repeated="2" table:default-cell-style-name="ce43"/>
        <table:table-column table:style-name="co1" table:default-cell-style-name="ce50"/>
        <table:table-row table:style-name="ro1">
          <table:table-cell table:style-name="ce39"/>
          <table:table-cell table:style-name="ce42" office:value-type="string" calcext:value-type="string">
            <text:p>packets_in</text:p>
          </table:table-cell>
          <table:table-cell table:style-name="ce45" office:value-type="string" calcext:value-type="string">
            <text:p>packets_out</text:p>
          </table:table-cell>
          <table:table-cell table:style-name="ce48" office:value-type="string" calcext:value-type="string">
            <text:p>packets_in</text:p>
          </table:table-cell>
        </table:table-row>
        <table:table-row table:style-name="ro1">
          <table:table-cell table:style-name="ce20" office:value-type="string" calcext:value-type="string">
            <text:p>timestamp</text:p>
          </table:table-cell>
          <table:table-cell table:formula="of:=[p8080_pctsIN.B2]" office:value-type="string" office:string-value="vif139.0" calcext:value-type="string">
            <text:p>vif139.0</text:p>
          </table:table-cell>
          <table:table-cell table:formula="of:=[p8080_pctsOUT.C2]" office:value-type="string" office:string-value="vif147.0" calcext:value-type="string">
            <text:p>vif147.0</text:p>
          </table:table-cell>
          <table:table-cell table:formula="of:=[p8080_pctsIN.D2]" office:value-type="string" office:string-value="vif147.1" calcext:value-type="string">
            <text:p>vif147.1</text:p>
          </table:table-cell>
        </table:table-row>
        <table:table-row table:style-name="ro1">
          <table:table-cell table:style-name="ce21" office:value-type="float" office:value="0" calcext:value-type="float">
            <text:p>0</text:p>
          </table:table-cell>
          <table:table-cell table:formula="of:=[p8080_pctsIN.B3]" office:value-type="float" office:value="0" calcext:value-type="float">
            <text:p>0</text:p>
          </table:table-cell>
          <table:table-cell table:formula="of:=[p8080_pctsOUT.C3]" office:value-type="float" office:value="0" calcext:value-type="float">
            <text:p>0</text:p>
          </table:table-cell>
          <table:table-cell table:formula="of:=[p8080_pctsIN.D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p8080_pctsIN.B4]" office:value-type="float" office:value="100" calcext:value-type="float">
            <text:p>100</text:p>
          </table:table-cell>
          <table:table-cell table:formula="of:=[p8080_pctsOUT.C4]" office:value-type="float" office:value="100" calcext:value-type="float">
            <text:p>100</text:p>
          </table:table-cell>
          <table:table-cell table:formula="of:=[p8080_pctsIN.D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[p8080_pctsIN.B5]" office:value-type="float" office:value="0" calcext:value-type="float">
            <text:p>0</text:p>
          </table:table-cell>
          <table:table-cell table:formula="of:=[p8080_pctsOUT.C5]" office:value-type="float" office:value="0" calcext:value-type="float">
            <text:p>0</text:p>
          </table:table-cell>
          <table:table-cell table:formula="of:=[p8080_pctsIN.D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p8080_pctsIN.B6]" office:value-type="float" office:value="100" calcext:value-type="float">
            <text:p>100</text:p>
          </table:table-cell>
          <table:table-cell table:formula="of:=[p8080_pctsOUT.C6]" office:value-type="float" office:value="100" calcext:value-type="float">
            <text:p>100</text:p>
          </table:table-cell>
          <table:table-cell table:formula="of:=[p8080_pctsIN.D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table:formula="of:=[p8080_pctsIN.B7]" office:value-type="float" office:value="0" calcext:value-type="float">
            <text:p>0</text:p>
          </table:table-cell>
          <table:table-cell table:formula="of:=[p8080_pctsOUT.C7]" office:value-type="float" office:value="0" calcext:value-type="float">
            <text:p>0</text:p>
          </table:table-cell>
          <table:table-cell table:formula="of:=[p8080_pctsIN.D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p8080_pctsIN.B8]" office:value-type="float" office:value="0" calcext:value-type="float">
            <text:p>0</text:p>
          </table:table-cell>
          <table:table-cell table:formula="of:=[p8080_pctsOUT.C8]" office:value-type="float" office:value="0" calcext:value-type="float">
            <text:p>0</text:p>
          </table:table-cell>
          <table:table-cell table:formula="of:=[p8080_pctsIN.D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table:formula="of:=[p8080_pctsIN.B9]" office:value-type="float" office:value="0" calcext:value-type="float">
            <text:p>0</text:p>
          </table:table-cell>
          <table:table-cell table:formula="of:=[p8080_pctsOUT.C9]" office:value-type="float" office:value="0" calcext:value-type="float">
            <text:p>0</text:p>
          </table:table-cell>
          <table:table-cell table:formula="of:=[p8080_pctsIN.D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p8080_pctsIN.B10]" office:value-type="float" office:value="100" calcext:value-type="float">
            <text:p>100</text:p>
          </table:table-cell>
          <table:table-cell table:formula="of:=[p8080_pctsOUT.C10]" office:value-type="float" office:value="100" calcext:value-type="float">
            <text:p>100</text:p>
          </table:table-cell>
          <table:table-cell table:formula="of:=[p8080_pctsIN.D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table:formula="of:=[p8080_pctsIN.B11]" office:value-type="float" office:value="0" calcext:value-type="float">
            <text:p>0</text:p>
          </table:table-cell>
          <table:table-cell table:formula="of:=[p8080_pctsOUT.C11]" office:value-type="float" office:value="0" calcext:value-type="float">
            <text:p>0</text:p>
          </table:table-cell>
          <table:table-cell table:formula="of:=[p8080_pctsIN.D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p8080_pctsIN.B12]" office:value-type="float" office:value="0" calcext:value-type="float">
            <text:p>0</text:p>
          </table:table-cell>
          <table:table-cell table:formula="of:=[p8080_pctsOUT.C12]" office:value-type="float" office:value="0" calcext:value-type="float">
            <text:p>0</text:p>
          </table:table-cell>
          <table:table-cell table:formula="of:=[p8080_pctsIN.D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table:formula="of:=[p8080_pctsIN.B13]" office:value-type="float" office:value="0" calcext:value-type="float">
            <text:p>0</text:p>
          </table:table-cell>
          <table:table-cell table:formula="of:=[p8080_pctsOUT.C13]" office:value-type="float" office:value="0" calcext:value-type="float">
            <text:p>0</text:p>
          </table:table-cell>
          <table:table-cell table:formula="of:=[p8080_pctsIN.D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p8080_pctsIN.B14]" office:value-type="float" office:value="1" calcext:value-type="float">
            <text:p>1</text:p>
          </table:table-cell>
          <table:table-cell table:formula="of:=[p8080_pctsOUT.C14]" office:value-type="float" office:value="1" calcext:value-type="float">
            <text:p>1</text:p>
          </table:table-cell>
          <table:table-cell table:formula="of:=[p8080_pctsIN.D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table:formula="of:=[p8080_pctsIN.B15]" office:value-type="float" office:value="0" calcext:value-type="float">
            <text:p>0</text:p>
          </table:table-cell>
          <table:table-cell table:formula="of:=[p8080_pctsOUT.C15]" office:value-type="float" office:value="0" calcext:value-type="float">
            <text:p>0</text:p>
          </table:table-cell>
          <table:table-cell table:formula="of:=[p8080_pctsIN.D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p8080_pctsIN.B16]" office:value-type="float" office:value="0" calcext:value-type="float">
            <text:p>0</text:p>
          </table:table-cell>
          <table:table-cell table:formula="of:=[p8080_pctsOUT.C16]" office:value-type="float" office:value="0" calcext:value-type="float">
            <text:p>0</text:p>
          </table:table-cell>
          <table:table-cell table:formula="of:=[p8080_pctsIN.D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table:formula="of:=[p8080_pctsIN.B17]" office:value-type="float" office:value="0" calcext:value-type="float">
            <text:p>0</text:p>
          </table:table-cell>
          <table:table-cell table:formula="of:=[p8080_pctsOUT.C17]" office:value-type="float" office:value="0" calcext:value-type="float">
            <text:p>0</text:p>
          </table:table-cell>
          <table:table-cell table:formula="of:=[p8080_pctsIN.D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p8080_pctsIN.B18]" office:value-type="float" office:value="100" calcext:value-type="float">
            <text:p>100</text:p>
          </table:table-cell>
          <table:table-cell table:formula="of:=[p8080_pctsOUT.C18]" office:value-type="float" office:value="100" calcext:value-type="float">
            <text:p>100</text:p>
          </table:table-cell>
          <table:table-cell table:formula="of:=[p8080_pctsIN.D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table:formula="of:=[p8080_pctsIN.B19]" office:value-type="float" office:value="0" calcext:value-type="float">
            <text:p>0</text:p>
          </table:table-cell>
          <table:table-cell table:formula="of:=[p8080_pctsOUT.C19]" office:value-type="float" office:value="0" calcext:value-type="float">
            <text:p>0</text:p>
          </table:table-cell>
          <table:table-cell table:formula="of:=[p8080_pctsIN.D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p8080_pctsIN.B20]" office:value-type="float" office:value="0" calcext:value-type="float">
            <text:p>0</text:p>
          </table:table-cell>
          <table:table-cell table:formula="of:=[p8080_pctsOUT.C20]" office:value-type="float" office:value="0" calcext:value-type="float">
            <text:p>0</text:p>
          </table:table-cell>
          <table:table-cell table:formula="of:=[p8080_pctsIN.D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table:formula="of:=[p8080_pctsIN.B21]" office:value-type="float" office:value="0" calcext:value-type="float">
            <text:p>0</text:p>
          </table:table-cell>
          <table:table-cell table:formula="of:=[p8080_pctsOUT.C21]" office:value-type="float" office:value="0" calcext:value-type="float">
            <text:p>0</text:p>
          </table:table-cell>
          <table:table-cell table:formula="of:=[p8080_pctsIN.D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p8080_pctsIN.B22]" office:value-type="float" office:value="0" calcext:value-type="float">
            <text:p>0</text:p>
          </table:table-cell>
          <table:table-cell table:formula="of:=[p8080_pctsOUT.C22]" office:value-type="float" office:value="0" calcext:value-type="float">
            <text:p>0</text:p>
          </table:table-cell>
          <table:table-cell table:formula="of:=[p8080_pctsIN.D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table:formula="of:=[p8080_pctsIN.B23]" office:value-type="float" office:value="0" calcext:value-type="float">
            <text:p>0</text:p>
          </table:table-cell>
          <table:table-cell table:formula="of:=[p8080_pctsOUT.C23]" office:value-type="float" office:value="0" calcext:value-type="float">
            <text:p>0</text:p>
          </table:table-cell>
          <table:table-cell table:formula="of:=[p8080_pctsIN.D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p8080_pctsIN.B24]" office:value-type="float" office:value="0" calcext:value-type="float">
            <text:p>0</text:p>
          </table:table-cell>
          <table:table-cell table:formula="of:=[p8080_pctsOUT.C24]" office:value-type="float" office:value="0" calcext:value-type="float">
            <text:p>0</text:p>
          </table:table-cell>
          <table:table-cell table:formula="of:=[p8080_pctsIN.D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table:formula="of:=[p8080_pctsIN.B25]" office:value-type="float" office:value="0" calcext:value-type="float">
            <text:p>0</text:p>
          </table:table-cell>
          <table:table-cell table:formula="of:=[p8080_pctsOUT.C25]" office:value-type="float" office:value="0" calcext:value-type="float">
            <text:p>0</text:p>
          </table:table-cell>
          <table:table-cell table:formula="of:=[p8080_pctsIN.D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p8080_pctsIN.B26]" office:value-type="float" office:value="0" calcext:value-type="float">
            <text:p>0</text:p>
          </table:table-cell>
          <table:table-cell table:formula="of:=[p8080_pctsOUT.C26]" office:value-type="float" office:value="0" calcext:value-type="float">
            <text:p>0</text:p>
          </table:table-cell>
          <table:table-cell table:formula="of:=[p8080_pctsIN.D26]" office:value-type="float" office:value="0" calcext:value-type="float">
            <text:p>0</text:p>
          </table:table-cell>
        </table:table-row>
        <table:table-row table:style-name="ro1">
          <table:table-cell table:style-name="ce40" office:value-type="float" office:value="12.5" calcext:value-type="float">
            <text:p>12,5</text:p>
          </table:table-cell>
          <table:table-cell table:formula="of:=[p8080_pctsIN.B27]" office:value-type="float" office:value="0" calcext:value-type="float">
            <text:p>0</text:p>
          </table:table-cell>
          <table:table-cell table:formula="of:=[p8080_pctsOUT.C27]" office:value-type="float" office:value="0" calcext:value-type="float">
            <text:p>0</text:p>
          </table:table-cell>
          <table:table-cell table:formula="of:=[p8080_pctsIN.D27]" office:value-type="float" office:value="0" calcext:value-type="float">
            <text:p>0</text:p>
          </table:table-cell>
        </table:table-row>
        <table:table-row table:style-name="ro1">
          <table:table-cell table:style-name="ce40" office:value-type="float" office:value="13" calcext:value-type="float">
            <text:p>13</text:p>
          </table:table-cell>
          <table:table-cell table:formula="of:=[p8080_pctsIN.B28]" office:value-type="float" office:value="0" calcext:value-type="float">
            <text:p>0</text:p>
          </table:table-cell>
          <table:table-cell table:formula="of:=[p8080_pctsOUT.C28]" office:value-type="float" office:value="0" calcext:value-type="float">
            <text:p>0</text:p>
          </table:table-cell>
          <table:table-cell table:formula="of:=[p8080_pctsIN.D28]" office:value-type="float" office:value="0" calcext:value-type="float">
            <text:p>0</text:p>
          </table:table-cell>
        </table:table-row>
        <table:table-row table:style-name="ro1">
          <table:table-cell table:style-name="ce40" office:value-type="float" office:value="13.5" calcext:value-type="float">
            <text:p>13,5</text:p>
          </table:table-cell>
          <table:table-cell table:formula="of:=[p8080_pctsIN.B29]" office:value-type="float" office:value="0" calcext:value-type="float">
            <text:p>0</text:p>
          </table:table-cell>
          <table:table-cell table:formula="of:=[p8080_pctsOUT.C29]" office:value-type="float" office:value="0" calcext:value-type="float">
            <text:p>0</text:p>
          </table:table-cell>
          <table:table-cell table:formula="of:=[p8080_pctsIN.D29]" office:value-type="float" office:value="0" calcext:value-type="float">
            <text:p>0</text:p>
          </table:table-cell>
        </table:table-row>
        <table:table-row table:style-name="ro1">
          <table:table-cell table:style-name="ce40" office:value-type="float" office:value="14" calcext:value-type="float">
            <text:p>14</text:p>
          </table:table-cell>
          <table:table-cell table:formula="of:=[p8080_pctsIN.B30]" office:value-type="float" office:value="0" calcext:value-type="float">
            <text:p>0</text:p>
          </table:table-cell>
          <table:table-cell table:formula="of:=[p8080_pctsOUT.C30]" office:value-type="float" office:value="0" calcext:value-type="float">
            <text:p>0</text:p>
          </table:table-cell>
          <table:table-cell table:formula="of:=[p8080_pctsIN.D30]" office:value-type="float" office:value="0" calcext:value-type="float">
            <text:p>0</text:p>
          </table:table-cell>
        </table:table-row>
        <table:table-row table:style-name="ro1">
          <table:table-cell table:style-name="ce40" office:value-type="float" office:value="14.5" calcext:value-type="float">
            <text:p>14,5</text:p>
          </table:table-cell>
          <table:table-cell table:formula="of:=[p8080_pctsIN.B31]" office:value-type="float" office:value="0" calcext:value-type="float">
            <text:p>0</text:p>
          </table:table-cell>
          <table:table-cell table:formula="of:=[p8080_pctsOUT.C31]" office:value-type="float" office:value="0" calcext:value-type="float">
            <text:p>0</text:p>
          </table:table-cell>
          <table:table-cell table:formula="of:=[p8080_pctsIN.D31]" office:value-type="float" office:value="0" calcext:value-type="float">
            <text:p>0</text:p>
          </table:table-cell>
        </table:table-row>
        <table:table-row table:style-name="ro1">
          <table:table-cell table:style-name="ce40" office:value-type="float" office:value="15" calcext:value-type="float">
            <text:p>15</text:p>
          </table:table-cell>
          <table:table-cell table:formula="of:=[p8080_pctsIN.B32]" office:value-type="float" office:value="0" calcext:value-type="float">
            <text:p>0</text:p>
          </table:table-cell>
          <table:table-cell table:formula="of:=[p8080_pctsOUT.C32]" office:value-type="float" office:value="0" calcext:value-type="float">
            <text:p>0</text:p>
          </table:table-cell>
          <table:table-cell table:formula="of:=[p8080_pctsIN.D32]" office:value-type="float" office:value="0" calcext:value-type="float">
            <text:p>0</text:p>
          </table:table-cell>
        </table:table-row>
        <table:table-row table:style-name="ro1">
          <table:table-cell table:style-name="ce41" office:value-type="float" office:value="15.5" calcext:value-type="float">
            <text:p>15,5</text:p>
          </table:table-cell>
          <table:table-cell table:style-name="ce44" table:formula="of:=[p8080_pctsIN.B33]" office:value-type="float" office:value="0" calcext:value-type="float">
            <text:p>0</text:p>
          </table:table-cell>
          <table:table-cell table:style-name="ce44" table:formula="of:=[p8080_pctsOUT.C33]" office:value-type="float" office:value="0" calcext:value-type="float">
            <text:p>0</text:p>
          </table:table-cell>
          <table:table-cell table:style-name="ce51" table:formula="of:=[p8080_pctsIN.D33]" office:value-type="float" office:value="0" calcext:value-type="float">
            <text:p>0</text:p>
          </table:table-cell>
        </table:table-row>
      </table:table>
      <table:table table:name="p8080_pctsINCOMING" table:style-name="ta1">
        <table:shapes>
          <draw:frame draw:z-index="0" draw:style-name="gr1" draw:text-style-name="P1" svg:width="297.06mm" svg:height="166.65mm" svg:x="90.99mm" svg:y="3.93mm">
            <loext:p draw:notify-on-update-of-ranges="p8080_pctsINCOMING.A3:p8080_pctsINCOMING.A33 p8080_pctsINCOMING.B3:p8080_pctsINCOMING.B33 p8080_pctsINCOMING.A3:p8080_pctsINCOMING.A33 p8080_pctsINCOMING.C3:p8080_pctsINCOMING.C33 p8080_pctsINCOMING.A3:p8080_pctsINCOMING.A33 p8080_pctsINCOMING.D3:p8080_pctsINCOMING.D3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2"/>
        <table:table-column table:style-name="co1" table:number-columns-repeated="2" table:default-cell-style-name="ce43"/>
        <table:table-column table:style-name="co1" table:default-cell-style-name="ce50"/>
        <table:table-row table:style-name="ro1">
          <table:table-cell table:style-name="ce39"/>
          <table:table-cell table:style-name="ce42" office:value-type="string" calcext:value-type="string">
            <text:p>packets_out</text:p>
          </table:table-cell>
          <table:table-cell table:style-name="ce45" office:value-type="string" calcext:value-type="string">
            <text:p>packets_in</text:p>
          </table:table-cell>
          <table:table-cell table:style-name="ce48" office:value-type="string" calcext:value-type="string">
            <text:p>packets_out</text:p>
          </table:table-cell>
        </table:table-row>
        <table:table-row table:style-name="ro1">
          <table:table-cell table:style-name="ce20" office:value-type="string" calcext:value-type="string">
            <text:p>timestamp</text:p>
          </table:table-cell>
          <table:table-cell table:formula="of:=[p8080_pctsOUT.B2]" office:value-type="string" office:string-value="vif139.0" calcext:value-type="string">
            <text:p>vif139.0</text:p>
          </table:table-cell>
          <table:table-cell table:formula="of:=[p8080_pctsIN.C2]" office:value-type="string" office:string-value="vif147.0" calcext:value-type="string">
            <text:p>vif147.0</text:p>
          </table:table-cell>
          <table:table-cell table:formula="of:=[p8080_pctsOUT.D2]" office:value-type="string" office:string-value="vif147.1" calcext:value-type="string">
            <text:p>vif147.1</text:p>
          </table:table-cell>
        </table:table-row>
        <table:table-row table:style-name="ro1">
          <table:table-cell table:style-name="ce21" office:value-type="float" office:value="0" calcext:value-type="float">
            <text:p>0</text:p>
          </table:table-cell>
          <table:table-cell table:formula="of:=[p8080_pctsOUT.B3]" office:value-type="float" office:value="0" calcext:value-type="float">
            <text:p>0</text:p>
          </table:table-cell>
          <table:table-cell table:formula="of:=[p8080_pctsIN.C3]" office:value-type="float" office:value="0" calcext:value-type="float">
            <text:p>0</text:p>
          </table:table-cell>
          <table:table-cell table:formula="of:=[p8080_pctsOUT.D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p8080_pctsOUT.B4]" office:value-type="float" office:value="0" calcext:value-type="float">
            <text:p>0</text:p>
          </table:table-cell>
          <table:table-cell table:formula="of:=[p8080_pctsIN.C4]" office:value-type="float" office:value="0" calcext:value-type="float">
            <text:p>0</text:p>
          </table:table-cell>
          <table:table-cell table:formula="of:=[p8080_pctsOUT.D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[p8080_pctsOUT.B5]" office:value-type="float" office:value="0" calcext:value-type="float">
            <text:p>0</text:p>
          </table:table-cell>
          <table:table-cell table:formula="of:=[p8080_pctsIN.C5]" office:value-type="float" office:value="0" calcext:value-type="float">
            <text:p>0</text:p>
          </table:table-cell>
          <table:table-cell table:formula="of:=[p8080_pctsOUT.D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p8080_pctsOUT.B6]" office:value-type="float" office:value="0" calcext:value-type="float">
            <text:p>0</text:p>
          </table:table-cell>
          <table:table-cell table:formula="of:=[p8080_pctsIN.C6]" office:value-type="float" office:value="0" calcext:value-type="float">
            <text:p>0</text:p>
          </table:table-cell>
          <table:table-cell table:formula="of:=[p8080_pctsOUT.D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table:formula="of:=[p8080_pctsOUT.B7]" office:value-type="float" office:value="0" calcext:value-type="float">
            <text:p>0</text:p>
          </table:table-cell>
          <table:table-cell table:formula="of:=[p8080_pctsIN.C7]" office:value-type="float" office:value="0" calcext:value-type="float">
            <text:p>0</text:p>
          </table:table-cell>
          <table:table-cell table:formula="of:=[p8080_pctsOUT.D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p8080_pctsOUT.B8]" office:value-type="float" office:value="0" calcext:value-type="float">
            <text:p>0</text:p>
          </table:table-cell>
          <table:table-cell table:formula="of:=[p8080_pctsIN.C8]" office:value-type="float" office:value="0" calcext:value-type="float">
            <text:p>0</text:p>
          </table:table-cell>
          <table:table-cell table:formula="of:=[p8080_pctsOUT.D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table:formula="of:=[p8080_pctsOUT.B9]" office:value-type="float" office:value="0" calcext:value-type="float">
            <text:p>0</text:p>
          </table:table-cell>
          <table:table-cell table:formula="of:=[p8080_pctsIN.C9]" office:value-type="float" office:value="0" calcext:value-type="float">
            <text:p>0</text:p>
          </table:table-cell>
          <table:table-cell table:formula="of:=[p8080_pctsOUT.D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p8080_pctsOUT.B10]" office:value-type="float" office:value="0" calcext:value-type="float">
            <text:p>0</text:p>
          </table:table-cell>
          <table:table-cell table:formula="of:=[p8080_pctsIN.C10]" office:value-type="float" office:value="0" calcext:value-type="float">
            <text:p>0</text:p>
          </table:table-cell>
          <table:table-cell table:formula="of:=[p8080_pctsOUT.D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table:formula="of:=[p8080_pctsOUT.B11]" office:value-type="float" office:value="0" calcext:value-type="float">
            <text:p>0</text:p>
          </table:table-cell>
          <table:table-cell table:formula="of:=[p8080_pctsIN.C11]" office:value-type="float" office:value="0" calcext:value-type="float">
            <text:p>0</text:p>
          </table:table-cell>
          <table:table-cell table:formula="of:=[p8080_pctsOUT.D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p8080_pctsOUT.B12]" office:value-type="float" office:value="0" calcext:value-type="float">
            <text:p>0</text:p>
          </table:table-cell>
          <table:table-cell table:formula="of:=[p8080_pctsIN.C12]" office:value-type="float" office:value="0" calcext:value-type="float">
            <text:p>0</text:p>
          </table:table-cell>
          <table:table-cell table:formula="of:=[p8080_pctsOUT.D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table:formula="of:=[p8080_pctsOUT.B13]" office:value-type="float" office:value="0" calcext:value-type="float">
            <text:p>0</text:p>
          </table:table-cell>
          <table:table-cell table:formula="of:=[p8080_pctsIN.C13]" office:value-type="float" office:value="0" calcext:value-type="float">
            <text:p>0</text:p>
          </table:table-cell>
          <table:table-cell table:formula="of:=[p8080_pctsOUT.D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p8080_pctsOUT.B14]" office:value-type="float" office:value="1" calcext:value-type="float">
            <text:p>1</text:p>
          </table:table-cell>
          <table:table-cell table:formula="of:=[p8080_pctsIN.C14]" office:value-type="float" office:value="1" calcext:value-type="float">
            <text:p>1</text:p>
          </table:table-cell>
          <table:table-cell table:formula="of:=[p8080_pctsOUT.D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table:formula="of:=[p8080_pctsOUT.B15]" office:value-type="float" office:value="0" calcext:value-type="float">
            <text:p>0</text:p>
          </table:table-cell>
          <table:table-cell table:formula="of:=[p8080_pctsIN.C15]" office:value-type="float" office:value="0" calcext:value-type="float">
            <text:p>0</text:p>
          </table:table-cell>
          <table:table-cell table:formula="of:=[p8080_pctsOUT.D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p8080_pctsOUT.B16]" office:value-type="float" office:value="0" calcext:value-type="float">
            <text:p>0</text:p>
          </table:table-cell>
          <table:table-cell table:formula="of:=[p8080_pctsIN.C16]" office:value-type="float" office:value="0" calcext:value-type="float">
            <text:p>0</text:p>
          </table:table-cell>
          <table:table-cell table:formula="of:=[p8080_pctsOUT.D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table:formula="of:=[p8080_pctsOUT.B17]" office:value-type="float" office:value="0" calcext:value-type="float">
            <text:p>0</text:p>
          </table:table-cell>
          <table:table-cell table:formula="of:=[p8080_pctsIN.C17]" office:value-type="float" office:value="0" calcext:value-type="float">
            <text:p>0</text:p>
          </table:table-cell>
          <table:table-cell table:formula="of:=[p8080_pctsOUT.D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p8080_pctsOUT.B18]" office:value-type="float" office:value="0" calcext:value-type="float">
            <text:p>0</text:p>
          </table:table-cell>
          <table:table-cell table:formula="of:=[p8080_pctsIN.C18]" office:value-type="float" office:value="0" calcext:value-type="float">
            <text:p>0</text:p>
          </table:table-cell>
          <table:table-cell table:formula="of:=[p8080_pctsOUT.D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table:formula="of:=[p8080_pctsOUT.B19]" office:value-type="float" office:value="0" calcext:value-type="float">
            <text:p>0</text:p>
          </table:table-cell>
          <table:table-cell table:formula="of:=[p8080_pctsIN.C19]" office:value-type="float" office:value="0" calcext:value-type="float">
            <text:p>0</text:p>
          </table:table-cell>
          <table:table-cell table:formula="of:=[p8080_pctsOUT.D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p8080_pctsOUT.B20]" office:value-type="float" office:value="0" calcext:value-type="float">
            <text:p>0</text:p>
          </table:table-cell>
          <table:table-cell table:formula="of:=[p8080_pctsIN.C20]" office:value-type="float" office:value="0" calcext:value-type="float">
            <text:p>0</text:p>
          </table:table-cell>
          <table:table-cell table:formula="of:=[p8080_pctsOUT.D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table:formula="of:=[p8080_pctsOUT.B21]" office:value-type="float" office:value="0" calcext:value-type="float">
            <text:p>0</text:p>
          </table:table-cell>
          <table:table-cell table:formula="of:=[p8080_pctsIN.C21]" office:value-type="float" office:value="0" calcext:value-type="float">
            <text:p>0</text:p>
          </table:table-cell>
          <table:table-cell table:formula="of:=[p8080_pctsOUT.D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p8080_pctsOUT.B22]" office:value-type="float" office:value="0" calcext:value-type="float">
            <text:p>0</text:p>
          </table:table-cell>
          <table:table-cell table:formula="of:=[p8080_pctsIN.C22]" office:value-type="float" office:value="0" calcext:value-type="float">
            <text:p>0</text:p>
          </table:table-cell>
          <table:table-cell table:formula="of:=[p8080_pctsOUT.D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table:formula="of:=[p8080_pctsOUT.B23]" office:value-type="float" office:value="0" calcext:value-type="float">
            <text:p>0</text:p>
          </table:table-cell>
          <table:table-cell table:formula="of:=[p8080_pctsIN.C23]" office:value-type="float" office:value="0" calcext:value-type="float">
            <text:p>0</text:p>
          </table:table-cell>
          <table:table-cell table:formula="of:=[p8080_pctsOUT.D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p8080_pctsOUT.B24]" office:value-type="float" office:value="0" calcext:value-type="float">
            <text:p>0</text:p>
          </table:table-cell>
          <table:table-cell table:formula="of:=[p8080_pctsIN.C24]" office:value-type="float" office:value="0" calcext:value-type="float">
            <text:p>0</text:p>
          </table:table-cell>
          <table:table-cell table:formula="of:=[p8080_pctsOUT.D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table:formula="of:=[p8080_pctsOUT.B25]" office:value-type="float" office:value="0" calcext:value-type="float">
            <text:p>0</text:p>
          </table:table-cell>
          <table:table-cell table:formula="of:=[p8080_pctsIN.C25]" office:value-type="float" office:value="0" calcext:value-type="float">
            <text:p>0</text:p>
          </table:table-cell>
          <table:table-cell table:formula="of:=[p8080_pctsOUT.D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p8080_pctsOUT.B26]" office:value-type="float" office:value="0" calcext:value-type="float">
            <text:p>0</text:p>
          </table:table-cell>
          <table:table-cell table:formula="of:=[p8080_pctsIN.C26]" office:value-type="float" office:value="0" calcext:value-type="float">
            <text:p>0</text:p>
          </table:table-cell>
          <table:table-cell table:formula="of:=[p8080_pctsOUT.D26]" office:value-type="float" office:value="0" calcext:value-type="float">
            <text:p>0</text:p>
          </table:table-cell>
        </table:table-row>
        <table:table-row table:style-name="ro1">
          <table:table-cell table:style-name="ce40" office:value-type="float" office:value="12.5" calcext:value-type="float">
            <text:p>12,5</text:p>
          </table:table-cell>
          <table:table-cell table:formula="of:=[p8080_pctsOUT.B27]" office:value-type="float" office:value="0" calcext:value-type="float">
            <text:p>0</text:p>
          </table:table-cell>
          <table:table-cell table:formula="of:=[p8080_pctsIN.C27]" office:value-type="float" office:value="0" calcext:value-type="float">
            <text:p>0</text:p>
          </table:table-cell>
          <table:table-cell table:formula="of:=[p8080_pctsOUT.D27]" office:value-type="float" office:value="0" calcext:value-type="float">
            <text:p>0</text:p>
          </table:table-cell>
        </table:table-row>
        <table:table-row table:style-name="ro1">
          <table:table-cell table:style-name="ce40" office:value-type="float" office:value="13" calcext:value-type="float">
            <text:p>13</text:p>
          </table:table-cell>
          <table:table-cell table:formula="of:=[p8080_pctsOUT.B28]" office:value-type="float" office:value="0" calcext:value-type="float">
            <text:p>0</text:p>
          </table:table-cell>
          <table:table-cell table:formula="of:=[p8080_pctsIN.C28]" office:value-type="float" office:value="0" calcext:value-type="float">
            <text:p>0</text:p>
          </table:table-cell>
          <table:table-cell table:formula="of:=[p8080_pctsOUT.D28]" office:value-type="float" office:value="0" calcext:value-type="float">
            <text:p>0</text:p>
          </table:table-cell>
        </table:table-row>
        <table:table-row table:style-name="ro1">
          <table:table-cell table:style-name="ce40" office:value-type="float" office:value="13.5" calcext:value-type="float">
            <text:p>13,5</text:p>
          </table:table-cell>
          <table:table-cell table:formula="of:=[p8080_pctsOUT.B29]" office:value-type="float" office:value="0" calcext:value-type="float">
            <text:p>0</text:p>
          </table:table-cell>
          <table:table-cell table:formula="of:=[p8080_pctsIN.C29]" office:value-type="float" office:value="0" calcext:value-type="float">
            <text:p>0</text:p>
          </table:table-cell>
          <table:table-cell table:formula="of:=[p8080_pctsOUT.D29]" office:value-type="float" office:value="0" calcext:value-type="float">
            <text:p>0</text:p>
          </table:table-cell>
        </table:table-row>
        <table:table-row table:style-name="ro1">
          <table:table-cell table:style-name="ce40" office:value-type="float" office:value="14" calcext:value-type="float">
            <text:p>14</text:p>
          </table:table-cell>
          <table:table-cell table:formula="of:=[p8080_pctsOUT.B30]" office:value-type="float" office:value="0" calcext:value-type="float">
            <text:p>0</text:p>
          </table:table-cell>
          <table:table-cell table:formula="of:=[p8080_pctsIN.C30]" office:value-type="float" office:value="0" calcext:value-type="float">
            <text:p>0</text:p>
          </table:table-cell>
          <table:table-cell table:formula="of:=[p8080_pctsOUT.D30]" office:value-type="float" office:value="0" calcext:value-type="float">
            <text:p>0</text:p>
          </table:table-cell>
        </table:table-row>
        <table:table-row table:style-name="ro1">
          <table:table-cell table:style-name="ce40" office:value-type="float" office:value="14.5" calcext:value-type="float">
            <text:p>14,5</text:p>
          </table:table-cell>
          <table:table-cell table:formula="of:=[p8080_pctsOUT.B31]" office:value-type="float" office:value="0" calcext:value-type="float">
            <text:p>0</text:p>
          </table:table-cell>
          <table:table-cell table:formula="of:=[p8080_pctsIN.C31]" office:value-type="float" office:value="0" calcext:value-type="float">
            <text:p>0</text:p>
          </table:table-cell>
          <table:table-cell table:formula="of:=[p8080_pctsOUT.D31]" office:value-type="float" office:value="0" calcext:value-type="float">
            <text:p>0</text:p>
          </table:table-cell>
        </table:table-row>
        <table:table-row table:style-name="ro1">
          <table:table-cell table:style-name="ce40" office:value-type="float" office:value="15" calcext:value-type="float">
            <text:p>15</text:p>
          </table:table-cell>
          <table:table-cell table:formula="of:=[p8080_pctsOUT.B32]" office:value-type="float" office:value="0" calcext:value-type="float">
            <text:p>0</text:p>
          </table:table-cell>
          <table:table-cell table:formula="of:=[p8080_pctsIN.C32]" office:value-type="float" office:value="0" calcext:value-type="float">
            <text:p>0</text:p>
          </table:table-cell>
          <table:table-cell table:formula="of:=[p8080_pctsOUT.D32]" office:value-type="float" office:value="0" calcext:value-type="float">
            <text:p>0</text:p>
          </table:table-cell>
        </table:table-row>
        <table:table-row table:style-name="ro1">
          <table:table-cell table:style-name="ce41" office:value-type="float" office:value="15.5" calcext:value-type="float">
            <text:p>15,5</text:p>
          </table:table-cell>
          <table:table-cell table:style-name="ce44" table:formula="of:=[p8080_pctsOUT.B33]" office:value-type="float" office:value="0" calcext:value-type="float">
            <text:p>0</text:p>
          </table:table-cell>
          <table:table-cell table:style-name="ce44" table:formula="of:=[p8080_pctsIN.C33]" office:value-type="float" office:value="0" calcext:value-type="float">
            <text:p>0</text:p>
          </table:table-cell>
          <table:table-cell table:style-name="ce51" table:formula="of:=[p8080_pctsOUT.D33]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2" table:target-range-address="filtered.A95:filtered.P191"/>
      </table:database-ranges>
      <table:data-pilot-tables>
        <table:data-pilot-table table:name="DataPilot5" table:application-data="" table:target-range-address="p80_pctsIN.A1:p80_pctsIN.D32" table:buttons="p80_pctsIN.A2 p80_pctsIN.B1" table:grand-total="none" table:show-filter-button="false" table:drill-down-on-double-click="false">
          <table:source-cell-range table:cell-range-address="filtered.B2:filtered.F9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face_name" table:orientation="column" table:used-hierarchy="0" table:function="auto">
            <table:data-pilot-level table:show-empty="false" calcext:repeat-item-labels="false">
              <table:data-pilot-members>
                <table:data-pilot-member table:name="vif139.0" table:display="true" table:show-details="true"/>
                <table:data-pilot-member table:name="vif147.0" table:display="true" table:show-details="true"/>
                <table:data-pilot-member table:name="vif147.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stamp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,5" table:display="true" table:show-details="true"/>
                <table:data-pilot-member table:name="2" table:display="true" table:show-details="true"/>
                <table:data-pilot-member table:name="2,5" table:display="true" table:show-details="true"/>
                <table:data-pilot-member table:name="3" table:display="true" table:show-details="true"/>
                <table:data-pilot-member table:name="3,5" table:display="true" table:show-details="true"/>
                <table:data-pilot-member table:name="4" table:display="true" table:show-details="true"/>
                <table:data-pilot-member table:name="4,5" table:display="true" table:show-details="true"/>
                <table:data-pilot-member table:name="5" table:display="true" table:show-details="true"/>
                <table:data-pilot-member table:name="5,5" table:display="true" table:show-details="true"/>
                <table:data-pilot-member table:name="6" table:display="true" table:show-details="true"/>
                <table:data-pilot-member table:name="6,5" table:display="true" table:show-details="true"/>
                <table:data-pilot-member table:name="7" table:display="true" table:show-details="true"/>
                <table:data-pilot-member table:name="7,5" table:display="true" table:show-details="true"/>
                <table:data-pilot-member table:name="8" table:display="true" table:show-details="true"/>
                <table:data-pilot-member table:name="8,5" table:display="true" table:show-details="true"/>
                <table:data-pilot-member table:name="9" table:display="true" table:show-details="true"/>
                <table:data-pilot-member table:name="9,5" table:display="true" table:show-details="true"/>
                <table:data-pilot-member table:name="10" table:display="true" table:show-details="true"/>
                <table:data-pilot-member table:name="10,5" table:display="true" table:show-details="true"/>
                <table:data-pilot-member table:name="11" table:display="true" table:show-details="true"/>
                <table:data-pilot-member table:name="11,5" table:display="true" table:show-details="true"/>
                <table:data-pilot-member table:name="12" table:display="true" table:show-details="true"/>
                <table:data-pilot-member table:name="12,5" table:display="true" table:show-details="true"/>
                <table:data-pilot-member table:name="13" table:display="true" table:show-details="true"/>
                <table:data-pilot-member table:name="13,5" table:display="true" table:show-details="true"/>
                <table:data-pilot-member table:name="14" table:display="true" table:show-details="true"/>
                <table:data-pilot-member table:name="14,5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ckets_in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967" table:display="true" table:show-details="true"/>
                <table:data-pilot-member table:name="1022" table:display="true" table:show-details="true"/>
                <table:data-pilot-member table:name="1027" table:display="true" table:show-details="true"/>
                <table:data-pilot-member table:name="1175" table:display="true" table:show-details="true"/>
                <table:data-pilot-member table:name="1197" table:display="true" table:show-details="true"/>
                <table:data-pilot-member table:name="1373" table:display="true" table:show-details="true"/>
                <table:data-pilot-member table:name="1382" table:display="true" table:show-details="true"/>
                <table:data-pilot-member table:name="1409" table:display="true" table:show-details="true"/>
                <table:data-pilot-member table:name="1424" table:display="true" table:show-details="true"/>
                <table:data-pilot-member table:name="1438" table:display="true" table:show-details="true"/>
                <table:data-pilot-member table:name="1442" table:display="true" table:show-details="true"/>
                <table:data-pilot-member table:name="1446" table:display="true" table:show-details="true"/>
                <table:data-pilot-member table:name="1504" table:display="true" table:show-details="true"/>
                <table:data-pilot-member table:name="1524" table:display="true" table:show-details="true"/>
                <table:data-pilot-member table:name="1529" table:display="true" table:show-details="true"/>
                <table:data-pilot-member table:name="1544" table:display="true" table:show-details="true"/>
                <table:data-pilot-member table:name="1545" table:display="true" table:show-details="true"/>
                <table:data-pilot-member table:name="1546" table:display="true" table:show-details="true"/>
                <table:data-pilot-member table:name="1700" table:display="true" table:show-details="true"/>
                <table:data-pilot-member table:name="1712" table:display="true" table:show-details="true"/>
                <table:data-pilot-member table:name="1720" table:display="true" table:show-details="true"/>
                <table:data-pilot-member table:name="1893" table:display="true" table:show-details="true"/>
                <table:data-pilot-member table:name="1931" table:display="true" table:show-details="true"/>
                <table:data-pilot-member table:name="1935" table:display="true" table:show-details="true"/>
                <table:data-pilot-member table:name="2179" table:display="true" table:show-details="true"/>
                <table:data-pilot-member table:name="2235" table:display="true" table:show-details="true"/>
                <table:data-pilot-member table:name="2324" table:display="true" table:show-details="true"/>
                <table:data-pilot-member table:name="2325" table:display="true" table:show-details="true"/>
                <table:data-pilot-member table:name="2333" table:display="true" table:show-details="true"/>
                <table:data-pilot-member table:name="2357" table:display="true" table:show-details="true"/>
                <table:data-pilot-member table:name="3073" table:display="true" table:show-details="true"/>
                <table:data-pilot-member table:name="3077" table:display="true" table:show-details="true"/>
                <table:data-pilot-member table:name="3105" table:display="true" table:show-details="true"/>
                <table:data-pilot-member table:name="3123" table:display="true" table:show-details="true"/>
                <table:data-pilot-member table:name="3152" table:display="true" table:show-details="true"/>
                <table:data-pilot-member table:name="3155" table:display="true" table:show-details="true"/>
                <table:data-pilot-member table:name="3163" table:display="true" table:show-details="true"/>
                <table:data-pilot-member table:name="3166" table:display="true" table:show-details="true"/>
                <table:data-pilot-member table:name="3168" table:display="true" table:show-details="true"/>
                <table:data-pilot-member table:name="3182" table:display="true" table:show-details="true"/>
                <table:data-pilot-member table:name="3273" table:display="true" table:show-details="true"/>
                <table:data-pilot-member table:name="3293" table:display="true" table:show-details="true"/>
                <table:data-pilot-member table:name="3304" table:display="true" table:show-details="true"/>
                <table:data-pilot-member table:name="3305" table:display="true" table:show-details="true"/>
                <table:data-pilot-member table:name="3314" table:display="true" table:show-details="true"/>
                <table:data-pilot-member table:name="3321" table:display="true" table:show-details="true"/>
                <table:data-pilot-member table:name="3327" table:display="true" table:show-details="true"/>
                <table:data-pilot-member table:name="3334" table:display="true" table:show-details="true"/>
                <table:data-pilot-member table:name="3339" table:display="true" table:show-details="true"/>
                <table:data-pilot-member table:name="3344" table:display="true" table:show-details="true"/>
                <table:data-pilot-member table:name="3356" table:display="true" table:show-details="true"/>
                <table:data-pilot-member table:name="3357" table:display="true" table:show-details="true"/>
                <table:data-pilot-member table:name="3363" table:display="true" table:show-details="true"/>
                <table:data-pilot-member table:name="3370" table:display="true" table:show-details="true"/>
                <table:data-pilot-member table:name="3372" table:display="true" table:show-details="true"/>
                <table:data-pilot-member table:name="3381" table:display="true" table:show-details="true"/>
                <table:data-pilot-member table:name="3388" table:display="true" table:show-details="true"/>
                <table:data-pilot-member table:name="3399" table:display="true" table:show-details="true"/>
                <table:data-pilot-member table:name="3458" table:display="true" table:show-details="true"/>
                <table:data-pilot-member table:name="3479" table:display="true" table:show-details="true"/>
                <table:data-pilot-member table:name="3612" table:display="true" table:show-details="true"/>
                <table:data-pilot-member table:name="3650" table:display="true" table:show-details="true"/>
                <table:data-pilot-member table:name="3657" table:display="true" table:show-details="true"/>
                <table:data-pilot-member table:name="3660" table:display="true" table:show-details="true"/>
                <table:data-pilot-member table:name="3664" table:display="true" table:show-details="true"/>
                <table:data-pilot-member table:name="3676" table:display="true" table:show-details="true"/>
                <table:data-pilot-member table:name="3677" table:display="true" table:show-details="true"/>
                <table:data-pilot-member table:name="3679" table:display="true" table:show-details="true"/>
                <table:data-pilot-member table:name="3686" table:display="true" table:show-details="true"/>
                <table:data-pilot-member table:name="3720" table:display="true" table:show-details="true"/>
                <table:data-pilot-member table:name="3795" table:display="true" table:show-details="true"/>
                <table:data-pilot-member table:name="3865" table:display="true" table:show-details="true"/>
                <table:data-pilot-member table:name="38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p80_pctsOUT.A1:p80_pctsOUT.D32" table:buttons="p80_pctsOUT.A2 p80_pctsOUT.B1" table:grand-total="none" table:show-filter-button="false" table:drill-down-on-double-click="false">
          <table:source-cell-range table:cell-range-address="filtered.B2:filtered.F9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face_name" table:orientation="column" table:used-hierarchy="0" table:function="auto">
            <table:data-pilot-level table:show-empty="false" calcext:repeat-item-labels="false">
              <table:data-pilot-members>
                <table:data-pilot-member table:name="vif139.0" table:display="true" table:show-details="true"/>
                <table:data-pilot-member table:name="vif147.0" table:display="true" table:show-details="true"/>
                <table:data-pilot-member table:name="vif147.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stamp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,5" table:display="true" table:show-details="true"/>
                <table:data-pilot-member table:name="2" table:display="true" table:show-details="true"/>
                <table:data-pilot-member table:name="2,5" table:display="true" table:show-details="true"/>
                <table:data-pilot-member table:name="3" table:display="true" table:show-details="true"/>
                <table:data-pilot-member table:name="3,5" table:display="true" table:show-details="true"/>
                <table:data-pilot-member table:name="4" table:display="true" table:show-details="true"/>
                <table:data-pilot-member table:name="4,5" table:display="true" table:show-details="true"/>
                <table:data-pilot-member table:name="5" table:display="true" table:show-details="true"/>
                <table:data-pilot-member table:name="5,5" table:display="true" table:show-details="true"/>
                <table:data-pilot-member table:name="6" table:display="true" table:show-details="true"/>
                <table:data-pilot-member table:name="6,5" table:display="true" table:show-details="true"/>
                <table:data-pilot-member table:name="7" table:display="true" table:show-details="true"/>
                <table:data-pilot-member table:name="7,5" table:display="true" table:show-details="true"/>
                <table:data-pilot-member table:name="8" table:display="true" table:show-details="true"/>
                <table:data-pilot-member table:name="8,5" table:display="true" table:show-details="true"/>
                <table:data-pilot-member table:name="9" table:display="true" table:show-details="true"/>
                <table:data-pilot-member table:name="9,5" table:display="true" table:show-details="true"/>
                <table:data-pilot-member table:name="10" table:display="true" table:show-details="true"/>
                <table:data-pilot-member table:name="10,5" table:display="true" table:show-details="true"/>
                <table:data-pilot-member table:name="11" table:display="true" table:show-details="true"/>
                <table:data-pilot-member table:name="11,5" table:display="true" table:show-details="true"/>
                <table:data-pilot-member table:name="12" table:display="true" table:show-details="true"/>
                <table:data-pilot-member table:name="12,5" table:display="true" table:show-details="true"/>
                <table:data-pilot-member table:name="13" table:display="true" table:show-details="true"/>
                <table:data-pilot-member table:name="13,5" table:display="true" table:show-details="true"/>
                <table:data-pilot-member table:name="14" table:display="true" table:show-details="true"/>
                <table:data-pilot-member table:name="14,5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ckets_out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967" table:display="true" table:show-details="true"/>
                <table:data-pilot-member table:name="969" table:display="true" table:show-details="true"/>
                <table:data-pilot-member table:name="1027" table:display="true" table:show-details="true"/>
                <table:data-pilot-member table:name="1175" table:display="true" table:show-details="true"/>
                <table:data-pilot-member table:name="1197" table:display="true" table:show-details="true"/>
                <table:data-pilot-member table:name="1229" table:display="true" table:show-details="true"/>
                <table:data-pilot-member table:name="1382" table:display="true" table:show-details="true"/>
                <table:data-pilot-member table:name="1395" table:display="true" table:show-details="true"/>
                <table:data-pilot-member table:name="1409" table:display="true" table:show-details="true"/>
                <table:data-pilot-member table:name="1424" table:display="true" table:show-details="true"/>
                <table:data-pilot-member table:name="1431" table:display="true" table:show-details="true"/>
                <table:data-pilot-member table:name="1440" table:display="true" table:show-details="true"/>
                <table:data-pilot-member table:name="1446" table:display="true" table:show-details="true"/>
                <table:data-pilot-member table:name="1504" table:display="true" table:show-details="true"/>
                <table:data-pilot-member table:name="1524" table:display="true" table:show-details="true"/>
                <table:data-pilot-member table:name="1544" table:display="true" table:show-details="true"/>
                <table:data-pilot-member table:name="1546" table:display="true" table:show-details="true"/>
                <table:data-pilot-member table:name="1668" table:display="true" table:show-details="true"/>
                <table:data-pilot-member table:name="1700" table:display="true" table:show-details="true"/>
                <table:data-pilot-member table:name="1720" table:display="true" table:show-details="true"/>
                <table:data-pilot-member table:name="1893" table:display="true" table:show-details="true"/>
                <table:data-pilot-member table:name="1931" table:display="true" table:show-details="true"/>
                <table:data-pilot-member table:name="2179" table:display="true" table:show-details="true"/>
                <table:data-pilot-member table:name="2204" table:display="true" table:show-details="true"/>
                <table:data-pilot-member table:name="2230" table:display="true" table:show-details="true"/>
                <table:data-pilot-member table:name="2236" table:display="true" table:show-details="true"/>
                <table:data-pilot-member table:name="2325" table:display="true" table:show-details="true"/>
                <table:data-pilot-member table:name="2332" table:display="true" table:show-details="true"/>
                <table:data-pilot-member table:name="3073" table:display="true" table:show-details="true"/>
                <table:data-pilot-member table:name="3077" table:display="true" table:show-details="true"/>
                <table:data-pilot-member table:name="3078" table:display="true" table:show-details="true"/>
                <table:data-pilot-member table:name="3105" table:display="true" table:show-details="true"/>
                <table:data-pilot-member table:name="3123" table:display="true" table:show-details="true"/>
                <table:data-pilot-member table:name="3155" table:display="true" table:show-details="true"/>
                <table:data-pilot-member table:name="3163" table:display="true" table:show-details="true"/>
                <table:data-pilot-member table:name="3166" table:display="true" table:show-details="true"/>
                <table:data-pilot-member table:name="3168" table:display="true" table:show-details="true"/>
                <table:data-pilot-member table:name="3273" table:display="true" table:show-details="true"/>
                <table:data-pilot-member table:name="3277" table:display="true" table:show-details="true"/>
                <table:data-pilot-member table:name="3304" table:display="true" table:show-details="true"/>
                <table:data-pilot-member table:name="3314" table:display="true" table:show-details="true"/>
                <table:data-pilot-member table:name="3321" table:display="true" table:show-details="true"/>
                <table:data-pilot-member table:name="3326" table:display="true" table:show-details="true"/>
                <table:data-pilot-member table:name="3327" table:display="true" table:show-details="true"/>
                <table:data-pilot-member table:name="3334" table:display="true" table:show-details="true"/>
                <table:data-pilot-member table:name="3339" table:display="true" table:show-details="true"/>
                <table:data-pilot-member table:name="3344" table:display="true" table:show-details="true"/>
                <table:data-pilot-member table:name="3355" table:display="true" table:show-details="true"/>
                <table:data-pilot-member table:name="3356" table:display="true" table:show-details="true"/>
                <table:data-pilot-member table:name="3363" table:display="true" table:show-details="true"/>
                <table:data-pilot-member table:name="3372" table:display="true" table:show-details="true"/>
                <table:data-pilot-member table:name="3381" table:display="true" table:show-details="true"/>
                <table:data-pilot-member table:name="3388" table:display="true" table:show-details="true"/>
                <table:data-pilot-member table:name="3458" table:display="true" table:show-details="true"/>
                <table:data-pilot-member table:name="3479" table:display="true" table:show-details="true"/>
                <table:data-pilot-member table:name="3612" table:display="true" table:show-details="true"/>
                <table:data-pilot-member table:name="3650" table:display="true" table:show-details="true"/>
                <table:data-pilot-member table:name="3657" table:display="true" table:show-details="true"/>
                <table:data-pilot-member table:name="3676" table:display="true" table:show-details="true"/>
                <table:data-pilot-member table:name="3677" table:display="true" table:show-details="true"/>
                <table:data-pilot-member table:name="3686" table:display="true" table:show-details="true"/>
                <table:data-pilot-member table:name="3720" table:display="true" table:show-details="true"/>
                <table:data-pilot-member table:name="3795" table:display="true" table:show-details="true"/>
                <table:data-pilot-member table:name="3833" table:display="true" table:show-details="true"/>
                <table:data-pilot-member table:name="3836" table:display="true" table:show-details="true"/>
                <table:data-pilot-member table:name="3865" table:display="true" table:show-details="true"/>
                <table:data-pilot-member table:name="38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p8080_pctsIN.A1:p8080_pctsIN.D34" table:buttons="p8080_pctsIN.A2 p8080_pctsIN.B1" table:grand-total="none" table:show-filter-button="false" table:drill-down-on-double-click="false">
          <table:source-cell-range table:cell-range-address="filtered.G2:filtered.K9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face_name" table:orientation="column" table:used-hierarchy="0" table:function="auto">
            <table:data-pilot-level table:show-empty="false" calcext:repeat-item-labels="false">
              <table:data-pilot-members>
                <table:data-pilot-member table:name="vif139.0" table:display="true" table:show-details="true"/>
                <table:data-pilot-member table:name="vif147.0" table:display="true" table:show-details="true"/>
                <table:data-pilot-member table:name="vif147.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stamp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,5" table:display="true" table:show-details="true"/>
                <table:data-pilot-member table:name="1" table:display="true" table:show-details="true"/>
                <table:data-pilot-member table:name="1,5" table:display="true" table:show-details="true"/>
                <table:data-pilot-member table:name="2" table:display="true" table:show-details="true"/>
                <table:data-pilot-member table:name="2,5" table:display="true" table:show-details="true"/>
                <table:data-pilot-member table:name="3" table:display="true" table:show-details="true"/>
                <table:data-pilot-member table:name="3,5" table:display="true" table:show-details="true"/>
                <table:data-pilot-member table:name="4" table:display="true" table:show-details="true"/>
                <table:data-pilot-member table:name="4,5" table:display="true" table:show-details="true"/>
                <table:data-pilot-member table:name="5" table:display="true" table:show-details="true"/>
                <table:data-pilot-member table:name="5,5" table:display="true" table:show-details="true"/>
                <table:data-pilot-member table:name="6" table:display="true" table:show-details="true"/>
                <table:data-pilot-member table:name="6,5" table:display="true" table:show-details="true"/>
                <table:data-pilot-member table:name="7" table:display="true" table:show-details="true"/>
                <table:data-pilot-member table:name="7,5" table:display="true" table:show-details="true"/>
                <table:data-pilot-member table:name="8" table:display="true" table:show-details="true"/>
                <table:data-pilot-member table:name="8,5" table:display="true" table:show-details="true"/>
                <table:data-pilot-member table:name="9" table:display="true" table:show-details="true"/>
                <table:data-pilot-member table:name="9,5" table:display="true" table:show-details="true"/>
                <table:data-pilot-member table:name="10" table:display="true" table:show-details="true"/>
                <table:data-pilot-member table:name="10,5" table:display="true" table:show-details="true"/>
                <table:data-pilot-member table:name="11" table:display="true" table:show-details="true"/>
                <table:data-pilot-member table:name="11,5" table:display="true" table:show-details="true"/>
                <table:data-pilot-member table:name="12" table:display="true" table:show-details="true"/>
                <table:data-pilot-member table:name="12,5" table:display="true" table:show-details="true"/>
                <table:data-pilot-member table:name="13" table:display="true" table:show-details="true"/>
                <table:data-pilot-member table:name="13,5" table:display="true" table:show-details="true"/>
                <table:data-pilot-member table:name="14" table:display="true" table:show-details="true"/>
                <table:data-pilot-member table:name="14,5" table:display="true" table:show-details="true"/>
                <table:data-pilot-member table:name="15" table:display="true" table:show-details="true"/>
                <table:data-pilot-member table:name="15,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ckets_in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p8080_pctsOUT.A1:p8080_pctsOUT.D34" table:buttons="p8080_pctsOUT.A2 p8080_pctsOUT.B1" table:grand-total="none" table:show-filter-button="false" table:drill-down-on-double-click="false">
          <table:source-cell-range table:cell-range-address="filtered.G2:filtered.K9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face_name" table:orientation="column" table:used-hierarchy="0" table:function="auto">
            <table:data-pilot-level table:show-empty="false" calcext:repeat-item-labels="false">
              <table:data-pilot-members>
                <table:data-pilot-member table:name="vif139.0" table:display="true" table:show-details="true"/>
                <table:data-pilot-member table:name="vif147.0" table:display="true" table:show-details="true"/>
                <table:data-pilot-member table:name="vif147.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stamp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,5" table:display="true" table:show-details="true"/>
                <table:data-pilot-member table:name="1" table:display="true" table:show-details="true"/>
                <table:data-pilot-member table:name="1,5" table:display="true" table:show-details="true"/>
                <table:data-pilot-member table:name="2" table:display="true" table:show-details="true"/>
                <table:data-pilot-member table:name="2,5" table:display="true" table:show-details="true"/>
                <table:data-pilot-member table:name="3" table:display="true" table:show-details="true"/>
                <table:data-pilot-member table:name="3,5" table:display="true" table:show-details="true"/>
                <table:data-pilot-member table:name="4" table:display="true" table:show-details="true"/>
                <table:data-pilot-member table:name="4,5" table:display="true" table:show-details="true"/>
                <table:data-pilot-member table:name="5" table:display="true" table:show-details="true"/>
                <table:data-pilot-member table:name="5,5" table:display="true" table:show-details="true"/>
                <table:data-pilot-member table:name="6" table:display="true" table:show-details="true"/>
                <table:data-pilot-member table:name="6,5" table:display="true" table:show-details="true"/>
                <table:data-pilot-member table:name="7" table:display="true" table:show-details="true"/>
                <table:data-pilot-member table:name="7,5" table:display="true" table:show-details="true"/>
                <table:data-pilot-member table:name="8" table:display="true" table:show-details="true"/>
                <table:data-pilot-member table:name="8,5" table:display="true" table:show-details="true"/>
                <table:data-pilot-member table:name="9" table:display="true" table:show-details="true"/>
                <table:data-pilot-member table:name="9,5" table:display="true" table:show-details="true"/>
                <table:data-pilot-member table:name="10" table:display="true" table:show-details="true"/>
                <table:data-pilot-member table:name="10,5" table:display="true" table:show-details="true"/>
                <table:data-pilot-member table:name="11" table:display="true" table:show-details="true"/>
                <table:data-pilot-member table:name="11,5" table:display="true" table:show-details="true"/>
                <table:data-pilot-member table:name="12" table:display="true" table:show-details="true"/>
                <table:data-pilot-member table:name="12,5" table:display="true" table:show-details="true"/>
                <table:data-pilot-member table:name="13" table:display="true" table:show-details="true"/>
                <table:data-pilot-member table:name="13,5" table:display="true" table:show-details="true"/>
                <table:data-pilot-member table:name="14" table:display="true" table:show-details="true"/>
                <table:data-pilot-member table:name="14,5" table:display="true" table:show-details="true"/>
                <table:data-pilot-member table:name="15" table:display="true" table:show-details="true"/>
                <table:data-pilot-member table:name="15,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ckets_out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nto_20_da_20_tabela_20_dinâmica" style:display-name="Canto da tabela dinâmica" style:family="table-cell" style:parent-style-name="Default"/>
    <style:style style:name="Valor_20_da_20_tabela_20_dinâmica" style:display-name="Valor da tabela dinâmica" style:family="table-cell" style:parent-style-name="Default"/>
    <style:style style:name="Campo_20_da_20_tabela_20_dinâmica" style:display-name="Campo da tabela dinâmica" style:family="table-cell" style:parent-style-name="Default"/>
    <style:style style:name="Categoria_20_da_20_tabela_20_dinâmica" style:display-name="Categoria da tabela dinâ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a_20_tabela_20_dinâmica" style:display-name="Título da tabela dinâ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a_20_tabela_20_dinâmica" style:display-name="Resultado da tabela dinâ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/00/0000</text:date>, <text:time style:data-style-name="N2" text:time-value="19:34:30.06522332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6:09:20.235307853</meta:creation-date>
    <meta:generator>LibreOffice/5.2.7.2$Linux_X86_64 LibreOffice_project/20m0$Build-2</meta:generator>
    <dc:date>2018-06-05T21:25:27.588283886</dc:date>
    <meta:editing-duration>PT1H38M22S</meta:editing-duration>
    <meta:editing-cycles>17</meta:editing-cycles>
    <meta:document-statistic meta:table-count="11" meta:cell-count="1741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15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0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0pt" style:font-size-asian="9pt" style:font-size-complex="9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draw:stroke-dash="Dashed_20__28_var_29_" svg:stroke-width="0.05cm" svg:stroke-color="#c5000b" draw:fill-color="#c5000b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3cm" chart:symbol-height="0.3cm" chart:link-data-style-to-source="true"/>
      <style:graphic-properties draw:stroke-dash="Ultrafine_20_2_20_Dots_20_3_20_Dashes"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4cm" chart:symbol-height="0.4cm" chart:link-data-style-to-source="true"/>
      <style:graphic-properties draw:stroke-dash="Line_20_with_20_Fine_20_Dots" svg:stroke-width="0.05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707cm" svg:height="16.666cm" xlink:href=".." xlink:type="simple" chart:class="chart:scatter" chart:style-name="ch1">
        <chart:legend svg:x="11.063cm" svg:y="0.006cm" style:legend-expansion="custom" chartooo:width="7.579cm" chartooo:height="0.734cm" style:legend-expansion-aspect-ratio="10.3256130790191" chart:style-name="ch2"/>
        <chart:plot-area chart:style-name="ch3" table:cell-range-address="p80_pctsOUTGOING.A3:p80_pctsOUTGOING.D32" chart:data-source-has-labels="row" svg:x="0.314cm" svg:y="0.473cm" svg:width="29.118cm" svg:height="15.948cm">
          <chartooo:coordinate-region svg:x="1.367cm" svg:y="0.691cm" svg:width="27.863cm" svg:height="15.046cm"/>
          <chart:axis chart:dimension="x" chart:name="primary-x" chart:style-name="ch4">
            <chart:title svg:x="28.612cm" svg:y="16.018cm" chart:style-name="ch5">
              <text:p>t</text:p>
            </chart:title>
            <chart:grid chart:style-name="ch6" chart:class="major"/>
          </chart:axis>
          <chart:axis chart:dimension="y" chart:name="primary-y" chart:style-name="ch7">
            <chart:title svg:x="0.003cm" svg:y="1.884cm" chart:style-name="ch8">
              <text:p>pct</text:p>
            </chart:title>
            <chart:grid chart:style-name="ch6" chart:class="major"/>
          </chart:axis>
          <chart:series chart:style-name="ch9" chart:values-cell-range-address="p80_pctsOUTGOING.B3:p80_pctsOUTGOING.B32" loext:label-string="cli1_out" chart:class="chart:scatter">
            <chart:domain table:cell-range-address="p80_pctsOUTGOING.A3:p80_pctsOUTGOING.A32"/>
            <chart:data-point chart:repeated="30"/>
          </chart:series>
          <chart:series chart:style-name="ch10" chart:values-cell-range-address="p80_pctsOUTGOING.C3:p80_pctsOUTGOING.C32" loext:label-string="fw_in" chart:class="chart:scatter">
            <chart:data-point chart:repeated="30"/>
          </chart:series>
          <chart:series chart:style-name="ch11" chart:values-cell-range-address="p80_pctsOUTGOING.D3:p80_pctsOUTGOING.D32" loext:label-string="fw_out" chart:class="chart:scatte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li1_out</text:p>
              </table:table-cell>
              <table:table-cell office:value-type="string">
                <text:p>fw_in</text:p>
              </table:table-cell>
              <table:table-cell office:value-type="string">
                <text:p>fw_ou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80_pctsOUTGOING.A3:p80_pctsOUTGOING.A32</svg:desc>
                </draw:g>
              </table:table-cell>
              <table:table-cell office:value-type="float" office:value="0">
                <text:p>0</text:p>
                <draw:g>
                  <svg:desc>p80_pctsOUTGOING.B3:p80_pctsOUTGOING.B32</svg:desc>
                </draw:g>
              </table:table-cell>
              <table:table-cell office:value-type="float" office:value="0">
                <text:p>0</text:p>
                <draw:g>
                  <svg:desc>p80_pctsOUTGOING.C3:p80_pctsOUTGOING.C32</svg:desc>
                </draw:g>
              </table:table-cell>
              <table:table-cell office:value-type="float" office:value="0">
                <text:p>0</text:p>
                <draw:g>
                  <svg:desc>p80_pctsOUTGOING.D3:p80_pctsOUTGOING.D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57">
                <text:p>2357</text:p>
              </table:table-cell>
              <table:table-cell office:value-type="float" office:value="2332">
                <text:p>2332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3305">
                <text:p>3305</text:p>
              </table:table-cell>
              <table:table-cell office:value-type="float" office:value="3327">
                <text:p>3327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370">
                <text:p>3370</text:p>
              </table:table-cell>
              <table:table-cell office:value-type="float" office:value="3356">
                <text:p>3356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3339">
                <text:p>3339</text:p>
              </table:table-cell>
              <table:table-cell office:value-type="float" office:value="3356">
                <text:p>3356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105">
                <text:p>3105</text:p>
              </table:table-cell>
              <table:table-cell office:value-type="float" office:value="3105">
                <text:p>3105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3399">
                <text:p>3399</text:p>
              </table:table-cell>
              <table:table-cell office:value-type="float" office:value="3388">
                <text:p>3388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152">
                <text:p>3152</text:p>
              </table:table-cell>
              <table:table-cell office:value-type="float" office:value="3163">
                <text:p>3163</text:p>
              </table:table-cell>
              <table:table-cell office:value-type="float" office:value="3163">
                <text:p>31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3664">
                <text:p>3664</text:p>
              </table:table-cell>
              <table:table-cell office:value-type="float" office:value="3657">
                <text:p>3657</text:p>
              </table:table-cell>
              <table:table-cell office:value-type="float" office:value="3657">
                <text:p>36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679">
                <text:p>3679</text:p>
              </table:table-cell>
              <table:table-cell office:value-type="float" office:value="3686">
                <text:p>3686</text:p>
              </table:table-cell>
              <table:table-cell office:value-type="float" office:value="3686">
                <text:p>36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3344">
                <text:p>3344</text:p>
              </table:table-cell>
              <table:table-cell office:value-type="float" office:value="3344">
                <text:p>3344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3720">
                <text:p>3720</text:p>
              </table:table-cell>
              <table:table-cell office:value-type="float" office:value="3720">
                <text:p>3720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3888">
                <text:p>3888</text:p>
              </table:table-cell>
              <table:table-cell office:value-type="float" office:value="3888">
                <text:p>3888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3182">
                <text:p>3182</text:p>
              </table:table-cell>
              <table:table-cell office:value-type="float" office:value="3166">
                <text:p>3166</text:p>
              </table:table-cell>
              <table:table-cell office:value-type="float" office:value="3166">
                <text:p>31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3660">
                <text:p>3660</text:p>
              </table:table-cell>
              <table:table-cell office:value-type="float" office:value="3676">
                <text:p>3676</text:p>
              </table:table-cell>
              <table:table-cell office:value-type="float" office:value="3676">
                <text:p>36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3479">
                <text:p>3479</text:p>
              </table:table-cell>
              <table:table-cell office:value-type="float" office:value="3479">
                <text:p>3479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">
                <text:p>8.5</text:p>
              </table:table-cell>
              <table:table-cell office:value-type="float" office:value="3357">
                <text:p>3357</text:p>
              </table:table-cell>
              <table:table-cell office:value-type="float" office:value="3314">
                <text:p>3314</text:p>
              </table:table-cell>
              <table:table-cell office:value-type="float" office:value="3314">
                <text:p>33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3123">
                <text:p>3123</text:p>
              </table:table-cell>
              <table:table-cell office:value-type="float" office:value="3155">
                <text:p>3155</text:p>
              </table:table-cell>
              <table:table-cell office:value-type="float" office:value="3155">
                <text:p>31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5">
                <text:p>9.5</text:p>
              </table:table-cell>
              <table:table-cell office:value-type="float" office:value="3293">
                <text:p>3293</text:p>
              </table:table-cell>
              <table:table-cell office:value-type="float" office:value="3304">
                <text:p>3304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529">
                <text:p>1529</text:p>
              </table:table-cell>
              <table:table-cell office:value-type="float" office:value="1524">
                <text:p>1524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5">
                <text:p>10.5</text:p>
              </table:table-cell>
              <table:table-cell office:value-type="float" office:value="1022">
                <text:p>1022</text:p>
              </table:table-cell>
              <table:table-cell office:value-type="float" office:value="1027">
                <text:p>1027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438">
                <text:p>1438</text:p>
              </table:table-cell>
              <table:table-cell office:value-type="float" office:value="1424">
                <text:p>1424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">
                <text:p>11.5</text:p>
              </table:table-cell>
              <table:table-cell office:value-type="float" office:value="1373">
                <text:p>1373</text:p>
              </table:table-cell>
              <table:table-cell office:value-type="float" office:value="1382">
                <text:p>1382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2324">
                <text:p>2324</text:p>
              </table:table-cell>
              <table:table-cell office:value-type="float" office:value="2325">
                <text:p>2325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5">
                <text:p>12.5</text:p>
              </table:table-cell>
              <table:table-cell office:value-type="float" office:value="1935">
                <text:p>1935</text:p>
              </table:table-cell>
              <table:table-cell office:value-type="float" office:value="1931">
                <text:p>1931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1712">
                <text:p>1712</text:p>
              </table:table-cell>
              <table:table-cell office:value-type="float" office:value="1720">
                <text:p>1720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5">
                <text:p>13.5</text:p>
              </table:table-cell>
              <table:table-cell office:value-type="float" office:value="1175">
                <text:p>1175</text:p>
              </table:table-cell>
              <table:table-cell office:value-type="float" office:value="1175">
                <text:p>1175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1504">
                <text:p>1504</text:p>
              </table:table-cell>
              <table:table-cell office:value-type="float" office:value="1504">
                <text:p>1504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5">
                <text:p>14.5</text:p>
              </table:table-cell>
              <table:table-cell office:value-type="float" office:value="1545">
                <text:p>1545</text:p>
              </table:table-cell>
              <table:table-cell office:value-type="float" office:value="1446">
                <text:p>1446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5.5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0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0pt" style:font-size-asian="9pt" style:font-size-complex="9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draw:stroke-dash="Dashed_20__28_var_29_" svg:stroke-width="0.05cm" svg:stroke-color="#c5000b" draw:fill-color="#c5000b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circle" chart:symbol-width="0.1cm" chart:symbol-height="0.1cm"/>
    </style:style>
    <style:style style:name="ch11" style:family="chart" style:data-style-name="N0">
      <style:chart-properties chart:symbol-type="named-symbol" chart:symbol-name="arrow-up" chart:symbol-width="0.3cm" chart:symbol-height="0.3cm" chart:link-data-style-to-source="true"/>
      <style:graphic-properties draw:stroke-dash="Ultrafine_20_2_20_Dots_20_3_20_Dashes" svg:stroke-width="0.05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4cm" chart:symbol-height="0.4cm" chart:link-data-style-to-source="true"/>
      <style:graphic-properties draw:stroke-dash="Line_20_with_20_Fine_20_Dots" svg:stroke-width="0.05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707cm" svg:height="16.666cm" xlink:href=".." xlink:type="simple" chart:class="chart:scatter" chart:style-name="ch1">
        <chart:legend svg:x="11.063cm" svg:y="0.006cm" style:legend-expansion="custom" chartooo:width="7.579cm" chartooo:height="0.734cm" style:legend-expansion-aspect-ratio="10.3256130790191" chart:style-name="ch2"/>
        <chart:plot-area chart:style-name="ch3" table:cell-range-address="p8080_pctsINCOMING.A3:p8080_pctsINCOMING.D33" chart:data-source-has-labels="row" svg:x="0.615cm" svg:y="0.472cm" svg:width="28.615cm" svg:height="15.949cm">
          <chartooo:coordinate-region svg:x="1.367cm" svg:y="0.691cm" svg:width="27.863cm" svg:height="15.046cm"/>
          <chart:axis chart:dimension="x" chart:name="primary-x" chart:style-name="ch4">
            <chart:title svg:x="28.616cm" svg:y="16.018cm" chart:style-name="ch5">
              <text:p>t</text:p>
            </chart:title>
            <chart:grid chart:style-name="ch6" chart:class="major"/>
          </chart:axis>
          <chart:axis chart:dimension="y" chart:name="primary-y" chart:style-name="ch7">
            <chart:title svg:x="0.003cm" svg:y="1.884cm" chart:style-name="ch8">
              <text:p>pct</text:p>
            </chart:title>
            <chart:grid chart:style-name="ch6" chart:class="major"/>
          </chart:axis>
          <chart:series chart:style-name="ch9" chart:values-cell-range-address="p8080_pctsINCOMING.B3:p8080_pctsINCOMING.B33" loext:label-string="cli_in" chart:class="chart:scatter">
            <chart:domain table:cell-range-address="p8080_pctsINCOMING.A3:p8080_pctsINCOMING.A33"/>
            <chart:data-point chart:repeated="8"/>
            <chart:data-point chart:style-name="ch10"/>
            <chart:data-point chart:repeated="22"/>
          </chart:series>
          <chart:series chart:style-name="ch11" chart:values-cell-range-address="p8080_pctsINCOMING.C3:p8080_pctsINCOMING.C33" loext:label-string="fw_out" chart:class="chart:scatter">
            <chart:data-point chart:repeated="31"/>
          </chart:series>
          <chart:series chart:style-name="ch12" chart:values-cell-range-address="p8080_pctsINCOMING.D3:p8080_pctsINCOMING.D33" loext:label-string="fw_in" chart:class="chart:scatter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li_in</text:p>
              </table:table-cell>
              <table:table-cell office:value-type="string">
                <text:p>fw_out</text:p>
              </table:table-cell>
              <table:table-cell office:value-type="string">
                <text:p>fw_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8080_pctsINCOMING.A3:p8080_pctsINCOMING.A33</svg:desc>
                </draw:g>
              </table:table-cell>
              <table:table-cell office:value-type="float" office:value="0">
                <text:p>0</text:p>
                <draw:g>
                  <svg:desc>p8080_pctsINCOMING.B3:p8080_pctsINCOMING.B33</svg:desc>
                </draw:g>
              </table:table-cell>
              <table:table-cell office:value-type="float" office:value="0">
                <text:p>0</text:p>
                <draw:g>
                  <svg:desc>p8080_pctsINCOMING.C3:p8080_pctsINCOMING.C33</svg:desc>
                </draw:g>
              </table:table-cell>
              <table:table-cell office:value-type="float" office:value="0">
                <text:p>0</text:p>
                <draw:g>
                  <svg:desc>p8080_pctsINCOMING.D3:p8080_pctsINCOMING.D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5">
                <text:p>1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5">
                <text:p>1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5.5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0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0pt" style:font-size-asian="9pt" style:font-size-complex="9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draw:stroke-dash="Dashed_20__28_var_29_" svg:stroke-width="0.05cm" svg:stroke-color="#c5000b" draw:fill-color="#c5000b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3cm" chart:symbol-height="0.3cm" chart:link-data-style-to-source="true"/>
      <style:graphic-properties draw:stroke-dash="Ultrafine_20_2_20_Dots_20_3_20_Dashes"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4cm" chart:symbol-height="0.4cm" chart:link-data-style-to-source="true"/>
      <style:graphic-properties draw:stroke-dash="Line_20_with_20_Fine_20_Dots" svg:stroke-width="0.05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707cm" svg:height="16.666cm" xlink:href=".." xlink:type="simple" chart:class="chart:scatter" chart:style-name="ch1">
        <chart:legend svg:x="11.063cm" svg:y="0.006cm" style:legend-expansion="custom" chartooo:width="7.579cm" chartooo:height="0.734cm" style:legend-expansion-aspect-ratio="10.3256130790191" chart:style-name="ch2"/>
        <chart:plot-area chart:style-name="ch3" table:cell-range-address="p8080_pctsOUTGOING.A3:p8080_pctsOUTGOING.D33" chart:data-source-has-labels="row" svg:x="0.514cm" svg:y="0.473cm" svg:width="28.716cm" svg:height="15.948cm">
          <chartooo:coordinate-region svg:x="1.367cm" svg:y="0.691cm" svg:width="27.863cm" svg:height="15.046cm"/>
          <chart:axis chart:dimension="x" chart:name="primary-x" chart:style-name="ch4">
            <chart:title svg:x="28.614cm" svg:y="16.018cm" chart:style-name="ch5">
              <text:p>t</text:p>
            </chart:title>
            <chart:grid chart:style-name="ch6" chart:class="major"/>
          </chart:axis>
          <chart:axis chart:dimension="y" chart:name="primary-y" chart:style-name="ch7">
            <chart:title svg:x="0.003cm" svg:y="1.884cm" chart:style-name="ch8">
              <text:p>pct</text:p>
            </chart:title>
            <chart:grid chart:style-name="ch6" chart:class="major"/>
          </chart:axis>
          <chart:series chart:style-name="ch9" chart:values-cell-range-address="p8080_pctsOUTGOING.B3:p8080_pctsOUTGOING.B33" loext:label-string="cli_out" chart:class="chart:scatter">
            <chart:domain table:cell-range-address="p8080_pctsOUTGOING.A3:p8080_pctsOUTGOING.A33"/>
            <chart:data-point chart:repeated="31"/>
          </chart:series>
          <chart:series chart:style-name="ch10" chart:values-cell-range-address="p8080_pctsOUTGOING.C3:p8080_pctsOUTGOING.C33" loext:label-string="fw_in" chart:class="chart:scatter">
            <chart:data-point chart:repeated="31"/>
          </chart:series>
          <chart:series chart:style-name="ch11" chart:values-cell-range-address="p8080_pctsOUTGOING.D3:p8080_pctsOUTGOING.D33" loext:label-string="fw_out" chart:class="chart:scatter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li_out</text:p>
              </table:table-cell>
              <table:table-cell office:value-type="string">
                <text:p>fw_in</text:p>
              </table:table-cell>
              <table:table-cell office:value-type="string">
                <text:p>fw_ou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8080_pctsOUTGOING.A3:p8080_pctsOUTGOING.A33</svg:desc>
                </draw:g>
              </table:table-cell>
              <table:table-cell office:value-type="float" office:value="0">
                <text:p>0</text:p>
                <draw:g>
                  <svg:desc>p8080_pctsOUTGOING.B3:p8080_pctsOUTGOING.B33</svg:desc>
                </draw:g>
              </table:table-cell>
              <table:table-cell office:value-type="float" office:value="0">
                <text:p>0</text:p>
                <draw:g>
                  <svg:desc>p8080_pctsOUTGOING.C3:p8080_pctsOUTGOING.C33</svg:desc>
                </draw:g>
              </table:table-cell>
              <table:table-cell office:value-type="float" office:value="0">
                <text:p>0</text:p>
                <draw:g>
                  <svg:desc>p8080_pctsOUTGOING.D3:p8080_pctsOUTGOING.D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5">
                <text:p>1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5">
                <text:p>1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15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0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0pt" style:font-size-asian="9pt" style:font-size-complex="9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draw:stroke-dash="Dashed_20__28_var_29_" svg:stroke-width="0.05cm" svg:stroke-color="#c5000b" draw:fill-color="#c5000b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circle" chart:symbol-width="0.1cm" chart:symbol-height="0.1cm"/>
    </style:style>
    <style:style style:name="ch11" style:family="chart" style:data-style-name="N0">
      <style:chart-properties chart:symbol-type="named-symbol" chart:symbol-name="arrow-up" chart:symbol-width="0.3cm" chart:symbol-height="0.3cm" chart:link-data-style-to-source="true"/>
      <style:graphic-properties draw:stroke-dash="Ultrafine_20_2_20_Dots_20_3_20_Dashes" svg:stroke-width="0.05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4cm" chart:symbol-height="0.4cm" chart:link-data-style-to-source="true"/>
      <style:graphic-properties draw:stroke-dash="Line_20_with_20_Fine_20_Dots" svg:stroke-width="0.05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707cm" svg:height="16.666cm" xlink:href=".." xlink:type="simple" chart:class="chart:scatter" chart:style-name="ch1">
        <chart:legend svg:x="11.063cm" svg:y="0.006cm" style:legend-expansion="custom" chartooo:width="7.579cm" chartooo:height="0.734cm" style:legend-expansion-aspect-ratio="10.3256130790191" chart:style-name="ch2"/>
        <chart:plot-area chart:style-name="ch3" table:cell-range-address="p80_pctsINCOMING.A3:p80_pctsINCOMING.D32" chart:data-source-has-labels="row" svg:x="0.314cm" svg:y="0.473cm" svg:width="29.118cm" svg:height="15.948cm">
          <chartooo:coordinate-region svg:x="1.367cm" svg:y="0.691cm" svg:width="27.863cm" svg:height="15.046cm"/>
          <chart:axis chart:dimension="x" chart:name="primary-x" chart:style-name="ch4">
            <chart:title svg:x="28.614cm" svg:y="16.018cm" chart:style-name="ch5">
              <text:p>t</text:p>
            </chart:title>
            <chart:grid chart:style-name="ch6" chart:class="major"/>
          </chart:axis>
          <chart:axis chart:dimension="y" chart:name="primary-y" chart:style-name="ch7">
            <chart:title svg:x="0.003cm" svg:y="1.884cm" chart:style-name="ch8">
              <text:p>pct</text:p>
            </chart:title>
            <chart:grid chart:style-name="ch6" chart:class="major"/>
          </chart:axis>
          <chart:series chart:style-name="ch9" chart:values-cell-range-address="p80_pctsINCOMING.B3:p80_pctsINCOMING.B32" loext:label-string="cli1_in" chart:class="chart:scatter">
            <chart:domain table:cell-range-address="p80_pctsINCOMING.A3:p80_pctsINCOMING.A32"/>
            <chart:data-point chart:repeated="8"/>
            <chart:data-point chart:style-name="ch10"/>
            <chart:data-point chart:repeated="21"/>
          </chart:series>
          <chart:series chart:style-name="ch11" chart:values-cell-range-address="p80_pctsINCOMING.C3:p80_pctsINCOMING.C32" loext:label-string="fw_out" chart:class="chart:scatter">
            <chart:data-point chart:repeated="30"/>
          </chart:series>
          <chart:series chart:style-name="ch12" chart:values-cell-range-address="p80_pctsINCOMING.D3:p80_pctsINCOMING.D32" loext:label-string="fw_in" chart:class="chart:scatter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li1_in</text:p>
              </table:table-cell>
              <table:table-cell office:value-type="string">
                <text:p>fw_out</text:p>
              </table:table-cell>
              <table:table-cell office:value-type="string">
                <text:p>fw_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80_pctsINCOMING.A3:p80_pctsINCOMING.A32</svg:desc>
                </draw:g>
              </table:table-cell>
              <table:table-cell office:value-type="float" office:value="0">
                <text:p>0</text:p>
                <draw:g>
                  <svg:desc>p80_pctsINCOMING.B3:p80_pctsINCOMING.B32</svg:desc>
                </draw:g>
              </table:table-cell>
              <table:table-cell office:value-type="float" office:value="0">
                <text:p>0</text:p>
                <draw:g>
                  <svg:desc>p80_pctsINCOMING.C3:p80_pctsINCOMING.C32</svg:desc>
                </draw:g>
              </table:table-cell>
              <table:table-cell office:value-type="float" office:value="0">
                <text:p>0</text:p>
                <draw:g>
                  <svg:desc>p80_pctsINCOMING.D3:p80_pctsINCOMING.D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230">
                <text:p>2230</text:p>
              </table:table-cell>
              <table:table-cell office:value-type="float" office:value="2332">
                <text:p>2332</text:p>
              </table:table-cell>
              <table:table-cell office:value-type="float" office:value="2236">
                <text:p>2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3277">
                <text:p>3277</text:p>
              </table:table-cell>
              <table:table-cell office:value-type="float" office:value="3327">
                <text:p>3327</text:p>
              </table:table-cell>
              <table:table-cell office:value-type="float" office:value="3273">
                <text:p>3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355">
                <text:p>3355</text:p>
              </table:table-cell>
              <table:table-cell office:value-type="float" office:value="3356">
                <text:p>3356</text:p>
              </table:table-cell>
              <table:table-cell office:value-type="float" office:value="3372">
                <text:p>33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3339">
                <text:p>3339</text:p>
              </table:table-cell>
              <table:table-cell office:value-type="float" office:value="3356">
                <text:p>3356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077">
                <text:p>3077</text:p>
              </table:table-cell>
              <table:table-cell office:value-type="float" office:value="3105">
                <text:p>3105</text:p>
              </table:table-cell>
              <table:table-cell office:value-type="float" office:value="3077">
                <text:p>30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3381">
                <text:p>3381</text:p>
              </table:table-cell>
              <table:table-cell office:value-type="float" office:value="3388">
                <text:p>3388</text:p>
              </table:table-cell>
              <table:table-cell office:value-type="float" office:value="3381">
                <text:p>33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123">
                <text:p>3123</text:p>
              </table:table-cell>
              <table:table-cell office:value-type="float" office:value="3163">
                <text:p>3163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3657">
                <text:p>3657</text:p>
              </table:table-cell>
              <table:table-cell office:value-type="float" office:value="3657">
                <text:p>3657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676">
                <text:p>3676</text:p>
              </table:table-cell>
              <table:table-cell office:value-type="float" office:value="3686">
                <text:p>3686</text:p>
              </table:table-cell>
              <table:table-cell office:value-type="float" office:value="3677">
                <text:p>36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3326">
                <text:p>3326</text:p>
              </table:table-cell>
              <table:table-cell office:value-type="float" office:value="3344">
                <text:p>334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3836">
                <text:p>3836</text:p>
              </table:table-cell>
              <table:table-cell office:value-type="float" office:value="3720">
                <text:p>3720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3833">
                <text:p>3833</text:p>
              </table:table-cell>
              <table:table-cell office:value-type="float" office:value="3888">
                <text:p>3888</text:p>
              </table:table-cell>
              <table:table-cell office:value-type="float" office:value="3795">
                <text:p>37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3155">
                <text:p>3155</text:p>
              </table:table-cell>
              <table:table-cell office:value-type="float" office:value="3166">
                <text:p>3166</text:p>
              </table:table-cell>
              <table:table-cell office:value-type="float" office:value="3155">
                <text:p>31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3650">
                <text:p>3650</text:p>
              </table:table-cell>
              <table:table-cell office:value-type="float" office:value="3676">
                <text:p>3676</text:p>
              </table:table-cell>
              <table:table-cell office:value-type="float" office:value="3650">
                <text:p>36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3458">
                <text:p>3458</text:p>
              </table:table-cell>
              <table:table-cell office:value-type="float" office:value="3479">
                <text:p>3479</text:p>
              </table:table-cell>
              <table:table-cell office:value-type="float" office:value="3458">
                <text:p>34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">
                <text:p>8.5</text:p>
              </table:table-cell>
              <table:table-cell office:value-type="float" office:value="3339">
                <text:p>3339</text:p>
              </table:table-cell>
              <table:table-cell office:value-type="float" office:value="3314">
                <text:p>3314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3078">
                <text:p>3078</text:p>
              </table:table-cell>
              <table:table-cell office:value-type="float" office:value="3155">
                <text:p>3155</text:p>
              </table:table-cell>
              <table:table-cell office:value-type="float" office:value="3073">
                <text:p>30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5">
                <text:p>9.5</text:p>
              </table:table-cell>
              <table:table-cell office:value-type="float" office:value="3363">
                <text:p>3363</text:p>
              </table:table-cell>
              <table:table-cell office:value-type="float" office:value="3304">
                <text:p>3304</text:p>
              </table:table-cell>
              <table:table-cell office:value-type="float" office:value="3363">
                <text:p>33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544">
                <text:p>1544</text:p>
              </table:table-cell>
              <table:table-cell office:value-type="float" office:value="1524">
                <text:p>1524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5">
                <text:p>10.5</text:p>
              </table:table-cell>
              <table:table-cell office:value-type="float" office:value="967">
                <text:p>967</text:p>
              </table:table-cell>
              <table:table-cell office:value-type="float" office:value="1027">
                <text:p>1027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431">
                <text:p>1431</text:p>
              </table:table-cell>
              <table:table-cell office:value-type="float" office:value="1424">
                <text:p>1424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">
                <text:p>11.5</text:p>
              </table:table-cell>
              <table:table-cell office:value-type="float" office:value="1395">
                <text:p>1395</text:p>
              </table:table-cell>
              <table:table-cell office:value-type="float" office:value="1382">
                <text:p>1382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2204">
                <text:p>2204</text:p>
              </table:table-cell>
              <table:table-cell office:value-type="float" office:value="2325">
                <text:p>2325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5">
                <text:p>12.5</text:p>
              </table:table-cell>
              <table:table-cell office:value-type="float" office:value="1893">
                <text:p>1893</text:p>
              </table:table-cell>
              <table:table-cell office:value-type="float" office:value="1931">
                <text:p>1931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1668">
                <text:p>1668</text:p>
              </table:table-cell>
              <table:table-cell office:value-type="float" office:value="1720">
                <text:p>172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5">
                <text:p>13.5</text:p>
              </table:table-cell>
              <table:table-cell office:value-type="float" office:value="1229">
                <text:p>1229</text:p>
              </table:table-cell>
              <table:table-cell office:value-type="float" office:value="1175">
                <text:p>1175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1544">
                <text:p>1544</text:p>
              </table:table-cell>
              <table:table-cell office:value-type="float" office:value="1504">
                <text:p>1504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5">
                <text:p>14.5</text:p>
              </table:table-cell>
              <table:table-cell office:value-type="float" office:value="1546">
                <text:p>1546</text:p>
              </table:table-cell>
              <table:table-cell office:value-type="float" office:value="1446">
                <text:p>1446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